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Cyr" svg:font-family="'Arial Cyr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ru" number:country="RU">
      <number:number number:min-integer-digits="1"/>
    </number:number-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ru" number:country="RU">
      <number:text-content/>
    </number:text-style>
    <style:style style:name="ce1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2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Default" style:data-style-name="N51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5" style:family="table-cell" style:parent-style-name="Default" style:data-style-name="N50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51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Default" style:data-style-name="N5036">
      <style:table-cell-properties style:diagonal-bl-tr="none" style:diagonal-tl-br="none" fo:background-color="transparent" fo:border="0.035cm solid #000000" style:rotation-align="none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9" style:family="table-cell" style:parent-style-name="Default" style:data-style-name="N5100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99ccff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гусеница 5ти каткова, с закрытым шарниром, для песченых грунтов (для работы в абразивной среде)</text:p>
          </table:table-cell>
          <table:table-cell office:value-type="string">
            <text:p>ГМ-10СП</text:p>
          </table:table-cell>
          <table:table-cell table:number-columns-repeated="2"/>
          <table:table-cell office:value-type="string">
            <text:p>ГМ-10СП</text:p>
          </table:table-cell>
          <table:table-cell office:value-type="string">
            <text:p>Гусеница ГМ-10СП ТУ 22-1ГМ-20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А24-22-1СБ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ольца уплотнительные</text:p>
          </table:table-cell>
          <table:table-cell office:value-type="float" office:value="40843">
            <text:p>40843</text:p>
          </table:table-cell>
          <table:table-cell table:number-columns-repeated="2"/>
          <table:table-cell office:value-type="float" office:value="40843">
            <text:p>40843</text:p>
          </table:table-cell>
          <table:table-cell office:value-type="string">
            <text:p>КОЛЬЦО 40843</text:p>
          </table:table-cell>
        </table:table-row>
        <table:table-row table:style-name="ro1">
          <table:table-cell office:value-type="string">
            <text:p>Кольца уплотнительные</text:p>
          </table:table-cell>
          <table:table-cell office:value-type="string">
            <text:p>740.1002024 (40210)</text:p>
          </table:table-cell>
          <table:table-cell table:number-columns-repeated="4"/>
        </table:table-row>
        <table:table-row table:style-name="ro1">
          <table:table-cell office:value-type="string">
            <text:p>Поршневая группа</text:p>
          </table:table-cell>
          <table:table-cell office:value-type="string">
            <text:p>Д-160-01-1101(ф150)</text:p>
          </table:table-cell>
          <table:table-cell table:number-columns-repeated="4"/>
        </table:table-row>
        <table:table-row table:style-name="ro1">
          <table:table-cell office:value-type="string">
            <text:p>Поршневые кольца МТЗ</text:p>
          </table:table-cell>
          <table:table-cell office:value-type="string">
            <text:p>51-03-115СП</text:p>
          </table:table-cell>
          <table:table-cell table:number-columns-repeated="2"/>
          <table:table-cell office:value-type="string">
            <text:p>51-03-115СП</text:p>
          </table:table-cell>
          <table:table-cell office:value-type="string">
            <text:p>КОЛЬЦО ПОРШНЕВОЕ СТ-51-03-115СП</text:p>
          </table:table-cell>
        </table:table-row>
        <table:table-row table:style-name="ro1">
          <table:table-cell office:value-type="string">
            <text:p>Прокладка головки блока</text:p>
          </table:table-cell>
          <table:table-cell office:value-type="string">
            <text:p>Д-160 ф150 <text:s text:c="2"/>40201</text:p>
          </table:table-cell>
          <table:table-cell/>
          <table:table-cell table:number-columns-repeated="2" office:value-type="float" office:value="40201">
            <text:p>40201</text:p>
          </table:table-cell>
          <table:table-cell office:value-type="string">
            <text:p>ПРОКЛАДКА 40201</text:p>
          </table:table-cell>
        </table:table-row>
        <table:table-row table:style-name="ro1">
          <table:table-cell office:value-type="string">
            <text:p>Прокладка головки блока</text:p>
          </table:table-cell>
          <table:table-cell office:value-type="string">
            <text:p>Д-160 ф150 51.02.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трубка</text:p>
          </table:table-cell>
          <table:table-cell office:value-type="float" office:value="2218">
            <text:p>2218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4-23</text:p>
          </table:table-cell>
          <table:table-cell/>
          <table:table-cell office:value-type="string">
            <text:p>18-14-7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4-26</text:p>
          </table:table-cell>
          <table:table-cell/>
          <table:table-cell office:value-type="string">
            <text:p>18-14-12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4-140-1СП</text:p>
          </table:table-cell>
          <table:table-cell table:number-columns-repeated="2"/>
          <table:table-cell office:value-type="string">
            <text:p>18-14-140-1СП</text:p>
          </table:table-cell>
          <table:table-cell office:value-type="string">
            <text:p>Тормозок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5259-1</text:p>
          </table:table-cell>
          <table:table-cell table:number-columns-repeated="2"/>
          <table:table-cell office:value-type="string">
            <text:p>700-40-5259-1</text:p>
          </table:table-cell>
          <table:table-cell office:value-type="string">
            <text:p>ПРОКЛАДКА 700-40-5259-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363">
            <text:p>21363</text:p>
          </table:table-cell>
          <table:table-cell table:number-columns-repeated="2"/>
          <table:table-cell office:value-type="float" office:value="21363">
            <text:p>21363</text:p>
          </table:table-cell>
          <table:table-cell office:value-type="string">
            <text:p>КОЛЬЦО 21363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42314К</text:p>
          </table:table-cell>
          <table:table-cell/>
          <table:table-cell office:value-type="string">
            <text:p>70-42314К</text:p>
          </table:table-cell>
          <table:table-cell table:number-columns-repeated="2"/>
        </table:table-row>
        <table:table-row table:style-name="ro1">
          <table:table-cell office:value-type="string">
            <text:p>шестерня больша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двойняш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р/к вод насоса</text:p>
          </table:table-cell>
          <table:table-cell office:value-type="string">
            <text:p>Р/К 16-08-140СП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416СП</text:p>
          </table:table-cell>
          <table:table-cell table:number-columns-repeated="2"/>
          <table:table-cell office:value-type="string">
            <text:p>50-21-416СП</text:p>
          </table:table-cell>
          <table:table-cell office:value-type="string">
            <text:p>Каток поддерживающи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157">
            <text:p>40157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2-642</text:p>
          </table:table-cell>
          <table:table-cell table:number-columns-repeated="2"/>
          <table:table-cell office:value-type="string">
            <text:p>50-12-642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2-321</text:p>
          </table:table-cell>
          <table:table-cell table:number-columns-repeated="2"/>
          <table:table-cell office:value-type="string">
            <text:p>18-12-32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2-323</text:p>
          </table:table-cell>
          <table:table-cell table:number-columns-repeated="2"/>
          <table:table-cell office:value-type="string">
            <text:p>18-12-323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РВД гайка+гайка 3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08-156-02СП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</table:table-row>
        <table:table-row table:style-name="ro1">
          <table:table-cell office:value-type="string">
            <text:p>болт М20*1,5*62+гайка (башмачный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+30326</text:p>
          </table:table-cell>
          <table:table-cell table:number-columns-repeated="2"/>
        </table:table-row>
        <table:table-row table:style-name="ro1">
          <table:table-cell office:value-type="string">
            <text:p>болт М16*1,5*62+гай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6Х1,5Х60.58.019</text:p>
          </table:table-cell>
          <table:table-cell office:value-type="string">
            <text:p>БОЛТ М16Х1,5Х60.58.019</text:p>
          </table:table-cell>
        </table:table-row>
        <table:table-row table:style-name="ro1">
          <table:table-cell office:value-type="string">
            <text:p>нож боковой правый 80-52-60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0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нож боковой левый 80-52-59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нож средний 80-52-6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</table:table-row>
        <table:table-row table:style-name="ro1">
          <table:table-cell office:value-type="string">
            <text:p>ЭФМ-011-1 элемент фильтру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-635-1.06</text:p>
          </table:table-cell>
          <table:table-cell table:number-columns-repeated="2"/>
        </table:table-row>
        <table:table-row table:style-name="ro1">
          <table:table-cell office:value-type="string">
            <text:p>А41.10.000-02 ФП207.1-01 фильтр патрон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А41.20.000-01 ФП207.1-01 фильтр патрон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2"/>
        </table:table-row>
        <table:table-row table:style-name="ro1">
          <table:table-cell office:value-type="string">
            <text:p>50-50-83 наконечник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83</text:p>
          </table:table-cell>
          <table:table-cell office:value-type="string">
            <text:p>Наконечник</text:p>
          </table:table-cell>
        </table:table-row>
        <table:table-row table:style-name="ro1">
          <table:table-cell office:value-type="string">
            <text:p>50-50-60 протектор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50-60</text:p>
          </table:table-cell>
          <table:table-cell office:value-type="string">
            <text:p>Протектор</text:p>
          </table:table-cell>
        </table:table-row>
        <table:table-row table:style-name="ro1">
          <table:table-cell office:value-type="string">
            <text:p>50-18-116СП лента тормоз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string">
            <text:p>50-18-117СП лента тормоз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2-1СП</text:p>
          </table:table-cell>
          <table:table-cell/>
          <table:table-cell office:value-type="string">
            <text:p>24-22-9СП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138СП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</table:table-row>
        <table:table-row table:style-name="ro1">
          <table:table-cell office:value-type="string">
            <text:p>1.НШ-100а-зл(левый)-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2.Болт 16137 <text:s text:c="13"/>2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3.Фильтр воздушный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2"/>
        </table:table-row>
        <table:table-row table:style-name="ro1">
          <table:table-cell office:value-type="string">
            <text:p>4.Колесо натяжное (правое) 50-21-306-0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5.Фрикцион 24-16-101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5.Фрикцион 24-16-102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6.Насос топливоподкачивающий АВ10м.80.16.085. 3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71-4СП</text:p>
          </table:table-cell>
          <table:table-cell office:value-type="string">
            <text:p>Насос топливоподкачивающий</text:p>
          </table:table-cell>
        </table:table-row>
        <table:table-row table:style-name="ro1">
          <table:table-cell office:value-type="string">
            <text:p>7.Муфта сцепления 18-14-4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8.Радиатор системы охлаждения дизеля 130у.13.010.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</table:table-row>
        <table:table-row table:style-name="ro1">
          <table:table-cell office:value-type="string">
            <text:p>9.Вал карданный 18-1477-1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office:value-type="string">
            <text:p>10.Муфта 18-14-126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4-26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11.Шестерня двойная 50-19-144сп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12.Шестерня 60-19-1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13.Венец 60-19-2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14.Подшипник 70-324-17м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</table:table-row>
        <table:table-row table:style-name="ro1">
          <table:table-cell office:value-type="string">
            <text:p>15.Подшипник 70-326-12к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string">
            <text:p>16.Подшипник 213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</table:table-row>
        <table:table-row table:style-name="ro1">
          <table:table-cell office:value-type="string">
            <text:p>17.Шестерня 50-19-150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18.Ступица 50-19-14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19.Фланец на фрикцион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4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string">
            <text:p>Болт 16137 – 20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Фильтр воздушный – 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СП</text:p>
          </table:table-cell>
          <table:table-cell table:number-columns-repeated="2"/>
        </table:table-row>
        <table:table-row table:style-name="ro1">
          <table:table-cell office:value-type="string">
            <text:p>Колесо натяжное (правое) 50-21-306-05сп – 1 шт.</text:p>
          </table:table-cell>
          <table:table-cell office:value-type="string">
            <text:p>50-21-306-05сп</text:p>
          </table:table-cell>
          <table:table-cell table:number-columns-repeated="2"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Фрикцион 24-16-101сп – 1 шт.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Фрикцион 24-16-102сп – 1 шт.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Радиатор системы охлаждения дизеля 130у.13.010.1 – 1 шт.</text:p>
          </table:table-cell>
          <table:table-cell office:value-type="string">
            <text:p>130у.13.010.1 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</table:table-row>
        <table:table-row table:style-name="ro1">
          <table:table-cell office:value-type="string">
            <text:p>Муфта 18-14-126 – 1 шт.</text:p>
          </table:table-cell>
          <table:table-cell office:value-type="string">
            <text:p>18-14-126</text:p>
          </table:table-cell>
          <table:table-cell/>
          <table:table-cell table:number-columns-repeated="2" office:value-type="string">
            <text:p>50-14-26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Шестерня двойная 50-19-144сп – 2 шт.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Шестерня 60-19-1 – 2 шт.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Венец 60-19-2 – 2 шт.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Подшипник 70-324-17м – 2 шт.</text:p>
          </table:table-cell>
          <table:table-cell office:value-type="string">
            <text:p>70-324-17м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</table:table-row>
        <table:table-row table:style-name="ro1">
          <table:table-cell office:value-type="string">
            <text:p>Подшипник 70-32612к – 2 шт.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string">
            <text:p>Подшипник 213 – 2 шт.</text:p>
          </table:table-cell>
          <table:table-cell office:value-type="float" office:value="213">
            <text:p>213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</table:table-row>
        <table:table-row table:style-name="ro1">
          <table:table-cell office:value-type="string">
            <text:p>Шестерня 50-19-150 – 2 шт.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-21-64</text:p>
          </table:table-cell>
          <table:table-cell/>
          <table:table-cell office:value-type="string">
            <text:p>50-21-21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Генератор 14V Г1000В.10.1</text:p>
          </table:table-cell>
          <table:table-cell office:value-type="string">
            <text:p>Г1000В.10.1</text:p>
          </table:table-cell>
          <table:table-cell table:number-columns-repeated="4"/>
        </table:table-row>
        <table:table-row table:style-name="ro1">
          <table:table-cell office:value-type="string">
            <text:p>Стартер (ПД-23) СТ62.3708</text:p>
          </table:table-cell>
          <table:table-cell office:value-type="string">
            <text:p>СТ62.3708</text:p>
          </table:table-cell>
          <table:table-cell/>
          <table:table-cell office:value-type="string">
            <text:p>СТ230Е</text:p>
          </table:table-cell>
          <table:table-cell table:number-columns-repeated="2"/>
        </table:table-row>
        <table:table-row table:style-name="ro1">
          <table:table-cell office:value-type="string">
            <text:p>Кожух левый 24-19-35</text:p>
          </table:table-cell>
          <table:table-cell office:value-type="string">
            <text:p>24-19-35</text:p>
          </table:table-cell>
          <table:table-cell table:number-columns-repeated="2"/>
          <table:table-cell office:value-type="string">
            <text:p>24-19-35</text:p>
          </table:table-cell>
          <table:table-cell office:value-type="string">
            <text:p>Кожух левый</text:p>
          </table:table-cell>
        </table:table-row>
        <table:table-row table:style-name="ro1">
          <table:table-cell office:value-type="string">
            <text:p>Кожух правый 24-19-36</text:p>
          </table:table-cell>
          <table:table-cell office:value-type="string">
            <text:p>24-19-36</text:p>
          </table:table-cell>
          <table:table-cell table:number-columns-repeated="2"/>
          <table:table-cell office:value-type="string">
            <text:p>24-19-36</text:p>
          </table:table-cell>
          <table:table-cell office:value-type="string">
            <text:p>Кожух правый</text:p>
          </table:table-cell>
        </table:table-row>
        <table:table-row table:style-name="ro1">
          <table:table-cell office:value-type="string">
            <text:p>Корпус подшипника 28-16-11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string">
            <text:p>Мультициклон 51-05-216СП</text:p>
          </table:table-cell>
          <table:table-cell office:value-type="string">
            <text:p>51-05-216СП</text:p>
          </table:table-cell>
          <table:table-cell table:number-columns-repeated="2"/>
          <table:table-cell office:value-type="string">
            <text:p>51-05-216СП</text:p>
          </table:table-cell>
          <table:table-cell office:value-type="string">
            <text:p>Мультициклон</text:p>
          </table:table-cell>
        </table:table-row>
        <table:table-row table:style-name="ro1">
          <table:table-cell office:value-type="string">
            <text:p>Опора правая 24-21-124</text:p>
          </table:table-cell>
          <table:table-cell office:value-type="string">
            <text:p>24-21-124</text:p>
          </table:table-cell>
          <table:table-cell/>
          <table:table-cell table:number-columns-repeated="2" office:value-type="string">
            <text:p>24-21-148СП</text:p>
          </table:table-cell>
          <table:table-cell office:value-type="string">
            <text:p>Опора</text:p>
          </table:table-cell>
        </table:table-row>
        <table:table-row table:style-name="ro1">
          <table:table-cell office:value-type="string">
            <text:p>Опора левая 24-21-125</text:p>
          </table:table-cell>
          <table:table-cell office:value-type="string">
            <text:p>24-21-125</text:p>
          </table:table-cell>
          <table:table-cell/>
          <table:table-cell table:number-columns-repeated="2" office:value-type="string">
            <text:p>24-21-149СП</text:p>
          </table:table-cell>
          <table:table-cell office:value-type="string">
            <text:p>Опора</text:p>
          </table:table-cell>
        </table:table-row>
        <table:table-row table:style-name="ro1">
          <table:table-cell office:value-type="string">
            <text:p>Упор 24-21-сб119</text:p>
          </table:table-cell>
          <table:table-cell office:value-type="string">
            <text:p>24-21-сб119</text:p>
          </table:table-cell>
          <table:table-cell/>
          <table:table-cell table:number-columns-repeated="2" office:value-type="string">
            <text:p>24-21-119СП</text:p>
          </table:table-cell>
          <table:table-cell office:value-type="string">
            <text:p>Упор</text:p>
          </table:table-cell>
        </table:table-row>
        <table:table-row table:style-name="ro1">
          <table:table-cell office:value-type="string">
            <text:p>Плита 24-21-сб120</text:p>
          </table:table-cell>
          <table:table-cell office:value-type="string">
            <text:p>24-21-сб120</text:p>
          </table:table-cell>
          <table:table-cell/>
          <table:table-cell office:value-type="string">
            <text:p>50-21-123СП</text:p>
          </table:table-cell>
          <table:table-cell table:number-columns-repeated="2"/>
        </table:table-row>
        <table:table-row table:style-name="ro1">
          <table:table-cell office:value-type="string">
            <text:p>Стопор 18-21-45</text:p>
          </table:table-cell>
          <table:table-cell office:value-type="string">
            <text:p>18-21-45</text:p>
          </table:table-cell>
          <table:table-cell table:number-columns-repeated="2"/>
          <table:table-cell office:value-type="string">
            <text:p>18-21-45</text:p>
          </table:table-cell>
          <table:table-cell office:value-type="string">
            <text:p>Стопор</text:p>
          </table:table-cell>
        </table:table-row>
        <table:table-row table:style-name="ro1">
          <table:table-cell office:value-type="string">
            <text:p>Вал карданный 18-14-77-1</text:p>
          </table:table-cell>
          <table:table-cell office:value-type="string">
            <text:p>18-14-77-1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office:value-type="string">
            <text:p>Муфта 18-14-78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</table:table-row>
        <table:table-row table:style-name="ro1">
          <table:table-cell office:value-type="string">
            <text:p>Уплотнение 20-19-123СП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24-19-119СП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Пластина 18-14-143</text:p>
          </table:table-cell>
          <table:table-cell office:value-type="string">
            <text:p>18-14-143</text:p>
          </table:table-cell>
          <table:table-cell table:number-columns-repeated="4"/>
        </table:table-row>
        <table:table-row table:style-name="ro1">
          <table:table-cell office:value-type="string">
            <text:p>Пластина 18-14-144</text:p>
          </table:table-cell>
          <table:table-cell office:value-type="string">
            <text:p>18-14-144</text:p>
          </table:table-cell>
          <table:table-cell table:number-columns-repeated="4"/>
        </table:table-row>
        <table:table-row table:style-name="ro1">
          <table:table-cell office:value-type="string">
            <text:p>Шайба 3170</text:p>
          </table:table-cell>
          <table:table-cell office:value-type="float" office:value="3170">
            <text:p>3170</text:p>
          </table:table-cell>
          <table:table-cell table:number-columns-repeated="2"/>
          <table:table-cell office:value-type="float" office:value="3170">
            <text:p>3170</text:p>
          </table:table-cell>
          <table:table-cell office:value-type="string">
            <text:p>ШАЙБА 3170</text:p>
          </table:table-cell>
        </table:table-row>
        <table:table-row table:style-name="ro1">
          <table:table-cell office:value-type="string">
            <text:p>Полуось 20-19-37-1</text:p>
          </table:table-cell>
          <table:table-cell office:value-type="string">
            <text:p>20-19-37-1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string">
            <text:p>Прокладка 700-40-3047</text:p>
          </table:table-cell>
          <table:table-cell office:value-type="string">
            <text:p>700-40-3047</text:p>
          </table:table-cell>
          <table:table-cell table:number-columns-repeated="2"/>
          <table:table-cell office:value-type="string">
            <text:p>700-40-3047</text:p>
          </table:table-cell>
          <table:table-cell office:value-type="string">
            <text:p>ПРОКЛАДКА 700-40-3047</text:p>
          </table:table-cell>
        </table:table-row>
        <table:table-row table:style-name="ro1">
          <table:table-cell office:value-type="string">
            <text:p>Пружина 38441</text:p>
          </table:table-cell>
          <table:table-cell office:value-type="float" office:value="38441">
            <text:p>38441</text:p>
          </table:table-cell>
          <table:table-cell table:number-columns-repeated="2"/>
          <table:table-cell office:value-type="float" office:value="38441">
            <text:p>38441</text:p>
          </table:table-cell>
          <table:table-cell office:value-type="string">
            <text:p>ПРУЖИНА 38441</text:p>
          </table:table-cell>
        </table:table-row>
        <table:table-row table:style-name="ro1">
          <table:table-cell office:value-type="string">
            <text:p>Пружина 700-38-2778</text:p>
          </table:table-cell>
          <table:table-cell office:value-type="string">
            <text:p>700-38-2778</text:p>
          </table:table-cell>
          <table:table-cell table:number-columns-repeated="2"/>
          <table:table-cell office:value-type="string">
            <text:p>700-38-2778</text:p>
          </table:table-cell>
          <table:table-cell office:value-type="string">
            <text:p>Пружина</text:p>
          </table:table-cell>
        </table:table-row>
        <table:table-row table:style-name="ro1">
          <table:table-cell office:value-type="string">
            <text:p>Пружина 38333</text:p>
          </table:table-cell>
          <table:table-cell office:value-type="float" office:value="38333">
            <text:p>38333</text:p>
          </table:table-cell>
          <table:table-cell table:number-columns-repeated="2"/>
          <table:table-cell office:value-type="float" office:value="38333">
            <text:p>38333</text:p>
          </table:table-cell>
          <table:table-cell office:value-type="string">
            <text:p>Пружина</text:p>
          </table:table-cell>
        </table:table-row>
        <table:table-row table:style-name="ro1">
          <table:table-cell office:value-type="string">
            <text:p>Пружина 700-38-2777</text:p>
          </table:table-cell>
          <table:table-cell office:value-type="string">
            <text:p>700-38-2777</text:p>
          </table:table-cell>
          <table:table-cell table:number-columns-repeated="2"/>
          <table:table-cell office:value-type="string">
            <text:p>700-38-2777</text:p>
          </table:table-cell>
          <table:table-cell office:value-type="string">
            <text:p>Пружина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наименование заказчика</text:p>
          </table:table-cell>
          <table:table-cell table:style-name="ce2" office:value-type="string">
            <text:p>чод заказчика</text:p>
          </table:table-cell>
          <table:table-cell table:style-name="ce12" table:number-columns-repeated="2"/>
          <table:table-cell table:style-name="ce2" office:value-type="string">
            <text:p>Ч. О. Д. ЧТЗ</text:p>
          </table:table-cell>
          <table:table-cell table:style-name="ce2"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ПОДШИПНИК 92.255 (украина)</text:p>
          </table:table-cell>
          <table:table-cell office:value-type="string">
            <text:p>92.25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ОДШИПНИК 92.256 (турбодизель)</text:p>
          </table:table-cell>
          <table:table-cell office:value-type="string">
            <text:p>92.25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РОТОР 92.550 (украина)</text:p>
          </table:table-cell>
          <table:table-cell office:value-type="string">
            <text:p>92.55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РОТОР 92.550 (турбодизель)</text:p>
          </table:table-cell>
          <table:table-cell office:value-type="string">
            <text:p>92.55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ЛЬЦО УПЛОТНИТЕЛЬНОЕ ПОД ТКР-8,5 <text:s/>51-54-30</text:p>
          </table:table-cell>
          <table:table-cell office:value-type="string">
            <text:p>51-54-30</text:p>
          </table:table-cell>
          <table:table-cell table:style-name="Default" table:number-columns-repeated="2"/>
          <table:table-cell office:value-type="string">
            <text:p>51-54-30</text:p>
          </table:table-cell>
          <table:table-cell office:value-type="string">
            <text:p>Кольцо уплотнительное</text:p>
          </table:table-cell>
        </table:table-row>
        <table:table-row table:style-name="ro1">
          <table:table-cell office:value-type="string">
            <text:p>ШТУЦЕР 50-26-661</text:p>
          </table:table-cell>
          <table:table-cell office:value-type="string">
            <text:p>50-26-661</text:p>
          </table:table-cell>
          <table:table-cell table:style-name="Default" table:number-columns-repeated="2"/>
          <table:table-cell office:value-type="string">
            <text:p>50-26-661</text:p>
          </table:table-cell>
          <table:table-cell office:value-type="string">
            <text:p>Штуцер</text:p>
          </table:table-cell>
        </table:table-row>
        <table:table-row table:style-name="ro1">
          <table:table-cell office:value-type="string">
            <text:p>МАНЖЕТА 75Х100</text:p>
          </table:table-cell>
          <table:table-cell office:value-type="string">
            <text:p>75Х1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КЛАДКА 700-40-4456</text:p>
          </table:table-cell>
          <table:table-cell office:value-type="string">
            <text:p>700-40-4456</text:p>
          </table:table-cell>
          <table:table-cell table:style-name="Default" table:number-columns-repeated="2"/>
          <table:table-cell office:value-type="string">
            <text:p>700-40-4456</text:p>
          </table:table-cell>
          <table:table-cell office:value-type="string">
            <text:p>ПРОКЛАДКА 700-40-4456</text:p>
          </table:table-cell>
        </table:table-row>
        <table:table-row table:style-name="ro1">
          <table:table-cell office:value-type="string">
            <text:p>ПРОКЛАДКА 700-40-2195</text:p>
          </table:table-cell>
          <table:table-cell office:value-type="string">
            <text:p>700-40-2195</text:p>
          </table:table-cell>
          <table:table-cell table:style-name="Default" table:number-columns-repeated="2"/>
          <table:table-cell office:value-type="string">
            <text:p>700-40-2195</text:p>
          </table:table-cell>
          <table:table-cell office:value-type="string">
            <text:p>ПРОКЛАДКА 700-40-2195</text:p>
          </table:table-cell>
        </table:table-row>
        <table:table-row table:style-name="ro1">
          <table:table-cell office:value-type="string">
            <text:p>ПРОКЛАДКА 700-40-7399СП</text:p>
          </table:table-cell>
          <table:table-cell office:value-type="string">
            <text:p>700-40-7399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КЛАДКА ПОД ГОЛОВКУ БЛОКА 51-02-107-01СП</text:p>
          </table:table-cell>
          <table:table-cell office:value-type="string">
            <text:p>51-02-107-01СП( медная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КЛАДКА <text:s/>ПОДДОНА 700-40-4947</text:p>
          </table:table-cell>
          <table:table-cell office:value-type="string">
            <text:p>700-40-4947</text:p>
          </table:table-cell>
          <table:table-cell table:style-name="Default" table:number-columns-repeated="2"/>
          <table:table-cell office:value-type="string">
            <text:p>700-40-4947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ПОД ТКР-11 700-40-2754СП</text:p>
          </table:table-cell>
          <table:table-cell office:value-type="string">
            <text:p>700-40-2754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КЛАДКА КОЛЛЕКТОРА <text:s/>700-40-3880СП</text:p>
          </table:table-cell>
          <table:table-cell office:value-type="string">
            <text:p>700-40-3880СП</text:p>
          </table:table-cell>
          <table:table-cell table:style-name="Default"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ШПИЛЬКА 29311</text:p>
          </table:table-cell>
          <table:table-cell office:value-type="float" office:value="29311">
            <text:p>29311</text:p>
          </table:table-cell>
          <table:table-cell table:style-name="Default" table:number-columns-repeated="2"/>
          <table:table-cell office:value-type="float" office:value="29311">
            <text:p>29311</text:p>
          </table:table-cell>
          <table:table-cell office:value-type="string">
            <text:p>Шпилька М12х1,75-3n/1,25-6gх38.66.016 ГОСТ 22034-76</text:p>
          </table:table-cell>
        </table:table-row>
        <table:table-row table:style-name="ro1">
          <table:table-cell office:value-type="string">
            <text:p>РЕМЕНЬ ВЕНТИЛЯТОРА 11-16*11-1650</text:p>
          </table:table-cell>
          <table:table-cell office:value-type="string">
            <text:p>11-16*11-1650</text:p>
          </table:table-cell>
          <table:table-cell table:style-name="Default"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string">
            <text:p>РАДИАТОР ВОДЯНОЙ 130У.13.010-1СП</text:p>
          </table:table-cell>
          <table:table-cell office:value-type="string">
            <text:p>130У.13.010-1СП</text:p>
          </table:table-cell>
          <table:table-cell table:style-name="Default" table:number-columns-repeated="2"/>
          <table:table-cell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</table:table-row>
        <table:table-row table:style-name="ro1">
          <table:table-cell office:value-type="string">
            <text:p>ПАТРУБОК 50-08-52</text:p>
          </table:table-cell>
          <table:table-cell office:value-type="string">
            <text:p>50-08-52</text:p>
          </table:table-cell>
          <table:table-cell table:style-name="Default" table:number-columns-repeated="2"/>
          <table:table-cell office:value-type="string">
            <text:p>50-08-52</text:p>
          </table:table-cell>
          <table:table-cell office:value-type="string">
            <text:p>Патрубок</text:p>
          </table:table-cell>
        </table:table-row>
        <table:table-row table:style-name="ro1">
          <table:table-cell office:value-type="string">
            <text:p>КАРБЮРАТОР <text:s/>К125Л(Вебер)</text:p>
          </table:table-cell>
          <table:table-cell office:value-type="string">
            <text:p>К125Л(Вебер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ФАРА ФГ-318 (ФГ761.3711)</text:p>
          </table:table-cell>
          <table:table-cell office:value-type="string">
            <text:p>ФГ-318 (ФГ761.3711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ЛАСТИНА 18-14-122</text:p>
          </table:table-cell>
          <table:table-cell office:value-type="string">
            <text:p>18-14-12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ТУЛКА 14355</text:p>
          </table:table-cell>
          <table:table-cell office:value-type="float" office:value="14355">
            <text:p>14355</text:p>
          </table:table-cell>
          <table:table-cell table:style-name="Default" table:number-columns-repeated="2"/>
          <table:table-cell office:value-type="float" office:value="14355">
            <text:p>14355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КРЫШКА (18-12-183) 18-12-150СП</text:p>
          </table:table-cell>
          <table:table-cell office:value-type="string">
            <text:p>18-12-150СП</text:p>
          </table:table-cell>
          <table:table-cell table:style-name="Default" table:number-columns-repeated="2"/>
          <table:table-cell office:value-type="string">
            <text:p>18-12-150СП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ПЛАСТИНА СТОПОРНАЯ 31364</text:p>
          </table:table-cell>
          <table:table-cell office:value-type="float" office:value="31364">
            <text:p>31364</text:p>
          </table:table-cell>
          <table:table-cell table:style-name="Default" table:number-columns-repeated="2"/>
          <table:table-cell office:value-type="float" office:value="31364">
            <text:p>31364</text:p>
          </table:table-cell>
          <table:table-cell office:value-type="string">
            <text:p>ПЛАСТИНА СТОПОРНАЯ</text:p>
          </table:table-cell>
        </table:table-row>
        <table:table-row table:style-name="ro1">
          <table:table-cell office:value-type="string">
            <text:p>КОЛЕСО ЗУБЧАТОЕ 16-01-166СП</text:p>
          </table:table-cell>
          <table:table-cell office:value-type="string">
            <text:p>16-01-166СП</text:p>
          </table:table-cell>
          <table:table-cell table:style-name="Default" table:number-columns-repeated="2"/>
          <table:table-cell office:value-type="string">
            <text:p>16-01-166СП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КОЛЕСО ЗУБЧАТОЕ 16-01-102</text:p>
          </table:table-cell>
          <table:table-cell office:value-type="string">
            <text:p>16-01-102</text:p>
          </table:table-cell>
          <table:table-cell table:style-name="Default" table:number-columns-repeated="2"/>
          <table:table-cell office:value-type="string">
            <text:p>16-01-102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КОЛЬЦО 700-58-2112</text:p>
          </table:table-cell>
          <table:table-cell office:value-type="string">
            <text:p>700-58-2112</text:p>
          </table:table-cell>
          <table:table-cell table:style-name="Default" table:number-columns-repeated="2"/>
          <table:table-cell office:value-type="string">
            <text:p>700-58-2112</text:p>
          </table:table-cell>
          <table:table-cell office:value-type="string">
            <text:p>Кольцо пружинное</text:p>
          </table:table-cell>
        </table:table-row>
        <table:table-row table:style-name="ro1">
          <table:table-cell office:value-type="string">
            <text:p>ОСЬ ШЕСТЕРНИ 16-01-142</text:p>
          </table:table-cell>
          <table:table-cell office:value-type="string">
            <text:p>16-01-142</text:p>
          </table:table-cell>
          <table:table-cell table:style-name="Default" table:number-columns-repeated="2"/>
          <table:table-cell office:value-type="string">
            <text:p>16-01-142</text:p>
          </table:table-cell>
          <table:table-cell office:value-type="string">
            <text:p>Ось шестерни</text:p>
          </table:table-cell>
        </table:table-row>
        <table:table-row table:style-name="ro1">
          <table:table-cell office:value-type="string">
            <text:p>ОСЬ ШЕСТЕРНИ 01463</text:p>
          </table:table-cell>
          <table:table-cell office:value-type="float" office:value="1463">
            <text:p>1463</text:p>
          </table:table-cell>
          <table:table-cell table:style-name="Default" table:number-columns-repeated="2"/>
          <table:table-cell office:value-type="float" office:value="1463">
            <text:p>1463</text:p>
          </table:table-cell>
          <table:table-cell office:value-type="string">
            <text:p>Ось шестерни</text:p>
          </table:table-cell>
        </table:table-row>
        <table:table-row table:style-name="ro1">
          <table:table-cell office:value-type="string">
            <text:p>КОЛЕСО ЗУБЧАТОЕ 16-01-167СП</text:p>
          </table:table-cell>
          <table:table-cell office:value-type="string">
            <text:p>16-01-167СП</text:p>
          </table:table-cell>
          <table:table-cell table:style-name="Default" table:number-columns-repeated="2"/>
          <table:table-cell office:value-type="string">
            <text:p>16-01-167СП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ШЕСТЕРНЯ 51-66-23</text:p>
          </table:table-cell>
          <table:table-cell office:value-type="string">
            <text:p>51-66-23</text:p>
          </table:table-cell>
          <table:table-cell table:style-name="Default" table:number-columns-repeated="2"/>
          <table:table-cell office:value-type="string">
            <text:p>51-66-23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ВТУЛКА БР04Ц7С5 51-66-19</text:p>
          </table:table-cell>
          <table:table-cell office:value-type="string">
            <text:p>51-66-19</text:p>
          </table:table-cell>
          <table:table-cell table:style-name="Default" table:number-columns-repeated="2"/>
          <table:table-cell office:value-type="string">
            <text:p>51-66-19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ШПОНКА СЕГМЕНТНАЯ СТ45-В-Н 700-34-2051</text:p>
          </table:table-cell>
          <table:table-cell office:value-type="string">
            <text:p>700-34-2051</text:p>
          </table:table-cell>
          <table:table-cell table:style-name="Default" table:number-columns-repeated="2"/>
          <table:table-cell office:value-type="string">
            <text:p>700-34-2051</text:p>
          </table:table-cell>
          <table:table-cell office:value-type="string">
            <text:p>Шпонка сегментная</text:p>
          </table:table-cell>
        </table:table-row>
        <table:table-row table:style-name="ro1">
          <table:table-cell office:value-type="string">
            <text:p>ШТИФТ 700-32-2186</text:p>
          </table:table-cell>
          <table:table-cell office:value-type="string">
            <text:p>700-32-2186</text:p>
          </table:table-cell>
          <table:table-cell table:style-name="Default" table:number-columns-repeated="2"/>
          <table:table-cell office:value-type="string">
            <text:p>700-32-2186</text:p>
          </table:table-cell>
          <table:table-cell office:value-type="string">
            <text:p>Штифт</text:p>
          </table:table-cell>
        </table:table-row>
        <table:table-row table:style-name="ro1">
          <table:table-cell office:value-type="string">
            <text:p>БОЛТ 700-28-2509 (16137)</text:p>
          </table:table-cell>
          <table:table-cell office:value-type="string">
            <text:p>700-28-2509 (16137)</text:p>
          </table:table-cell>
          <table:table-cell table:style-name="Default" table:number-columns-repeated="2"/>
          <table:table-cell/>
          <table:table-cell office:value-type="string">
            <text:p>некондиция!!!</text:p>
          </table:table-cell>
        </table:table-row>
        <table:table-row table:style-name="ro1">
          <table:table-cell office:value-type="string">
            <text:p>ШПИЛЬКА 700-29-2369</text:p>
          </table:table-cell>
          <table:table-cell office:value-type="string">
            <text:p>700-29-2369</text:p>
          </table:table-cell>
          <table:table-cell table:style-name="Default" table:number-columns-repeated="2"/>
          <table:table-cell office:value-type="string">
            <text:p>700-29-2369</text:p>
          </table:table-cell>
          <table:table-cell office:value-type="string">
            <text:p>Шпилька, завод изменил резьбу, можно кончать ступицу, ответственный крепежный элемент, завод меняет, чтобы не подделывали</text:p>
          </table:table-cell>
        </table:table-row>
        <table:table-row table:style-name="ro1">
          <table:table-cell office:value-type="string">
            <text:p>ГИДРОРАСПРЕДЕЛИТЕЛЬ Р160-3/1-111 <text:s/>(Т-130, Т-170)</text:p>
          </table:table-cell>
          <table:table-cell office:value-type="string">
            <text:p>Р160-3/1-111 </text:p>
          </table:table-cell>
          <table:table-cell table:style-name="Default" table:number-columns-repeated="2"/>
          <table:table-cell/>
          <table:table-cell office:value-type="string">
            <text:p>Украина 7100 вход (гидравлик трейд)</text:p>
          </table:table-cell>
        </table:table-row>
        <table:table-row table:style-name="ro1">
          <table:table-cell office:value-type="string">
            <text:p>ГИДРОРАСПРЕДЕЛИТЕЛЬ Р160-3/1-111 <text:s/>(Т-130, Т-170)</text:p>
          </table:table-cell>
          <table:table-cell office:value-type="string">
            <text:p>Р160-3/1-111 </text:p>
          </table:table-cell>
          <table:table-cell table:style-name="Default" table:number-columns-repeated="2"/>
          <table:table-cell/>
          <table:table-cell office:value-type="string">
            <text:p>хороший!!! Есть по проще 7100 вход (гидравлик трейд)</text:p>
          </table:table-cell>
        </table:table-row>
        <table:table-row table:style-name="ro1">
          <table:table-cell office:value-type="string">
            <text:p>НАСОС ТОПЛИВНЫЙ 51-67-9СП</text:p>
          </table:table-cell>
          <table:table-cell office:value-type="string">
            <text:p>51-67-9СП</text:p>
          </table:table-cell>
          <table:table-cell table:style-name="Default" table:number-columns-repeated="2"/>
          <table:table-cell office:value-type="string">
            <text:p>51-67-9СП</text:p>
          </table:table-cell>
          <table:table-cell office:value-type="string">
            <text:p>Насос топливный Ремонтный у смирнягин, норм за 15 ремонтный</text:p>
          </table:table-cell>
        </table:table-row>
        <table:table-row table:style-name="ro1">
          <table:table-cell office:value-type="string">
            <text:p>ТОПЛИВОПРОВОДЫ ВЫСОКОГО ДАВЛ 14-69-114СП</text:p>
          </table:table-cell>
          <table:table-cell office:value-type="string">
            <text:p>14-69-114СП</text:p>
          </table:table-cell>
          <table:table-cell table:style-name="Default" table:number-columns-repeated="2"/>
          <table:table-cell office:value-type="string">
            <text:p>14-69-114СП</text:p>
          </table:table-cell>
          <table:table-cell office:value-type="string">
            <text:p>Топливопроводы высокого давления</text:p>
          </table:table-cell>
        </table:table-row>
        <table:table-row table:style-name="ro1">
          <table:table-cell office:value-type="string">
            <text:p>ФОРСУНКА В СБОРЕ 14-69-117-1СП</text:p>
          </table:table-cell>
          <table:table-cell office:value-type="string">
            <text:p>14-69-117-1СП</text:p>
          </table:table-cell>
          <table:table-cell table:style-name="Default"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</table:table-row>
        <table:table-row table:style-name="ro1">
          <table:table-cell office:value-type="string">
            <text:p>РАСПЫЛИТЕЛЬ В СБОРЕ 14-69-107-1СП</text:p>
          </table:table-cell>
          <table:table-cell office:value-type="string">
            <text:p>14-69-107-1СП</text:p>
          </table:table-cell>
          <table:table-cell table:style-name="Default" table:number-columns-repeated="2"/>
          <table:table-cell office:value-type="string">
            <text:p>14-69-107-1СП</text:p>
          </table:table-cell>
          <table:table-cell office:value-type="string">
            <text:p>Брак с изолятора брака (может и будут работать, но будут подтекать)</text:p>
          </table:table-cell>
        </table:table-row>
        <table:table-row table:style-name="ro1">
          <table:table-cell office:value-type="string">
            <text:p>КОЛЬЦО 700-40-2010-01</text:p>
          </table:table-cell>
          <table:table-cell office:value-type="string">
            <text:p>700-40-2010-01</text:p>
          </table:table-cell>
          <table:table-cell table:style-name="Default" table:number-columns-repeated="2"/>
          <table:table-cell office:value-type="string">
            <text:p>700-40-2010-01</text:p>
          </table:table-cell>
          <table:table-cell office:value-type="string">
            <text:p>Кольцо явно без проточки (выдавливает топливо)</text:p>
          </table:table-cell>
        </table:table-row>
        <table:table-row table:style-name="ro1">
          <table:table-cell office:value-type="string">
            <text:p>КОЛЬЦО 40738</text:p>
          </table:table-cell>
          <table:table-cell office:value-type="float" office:value="40738">
            <text:p>40738</text:p>
          </table:table-cell>
          <table:table-cell table:style-name="Default" table:number-columns-repeated="2"/>
          <table:table-cell office:value-type="float" office:value="40738">
            <text:p>40738</text:p>
          </table:table-cell>
          <table:table-cell office:value-type="string">
            <text:p>КОЛЬЦО 40738</text:p>
          </table:table-cell>
        </table:table-row>
        <table:table-row table:style-name="ro1">
          <table:table-cell office:value-type="string">
            <text:p>ШАЙБА 14-69-46</text:p>
          </table:table-cell>
          <table:table-cell office:value-type="string">
            <text:p>14-69-46</text:p>
          </table:table-cell>
          <table:table-cell table:style-name="Default" table:number-columns-repeated="2"/>
          <table:table-cell office:value-type="string">
            <text:p>14-69-46</text:p>
          </table:table-cell>
          <table:table-cell office:value-type="string">
            <text:p>Шайба</text:p>
          </table:table-cell>
        </table:table-row>
        <table:table-row table:style-name="ro1">
          <table:table-cell office:value-type="string">
            <text:p>КОЛЬЦО 14мм <text:s/>51-06-8</text:p>
          </table:table-cell>
          <table:table-cell office:value-type="string">
            <text:p>51-06-8</text:p>
          </table:table-cell>
          <table:table-cell table:style-name="Default" table:number-columns-repeated="2"/>
          <table:table-cell office:value-type="string">
            <text:p>51-06-8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string">
            <text:p>БОЛТ 700-41-2716</text:p>
          </table:table-cell>
          <table:table-cell office:value-type="string">
            <text:p>700-41-2716</text:p>
          </table:table-cell>
          <table:table-cell table:style-name="Default" table:number-columns-repeated="2"/>
          <table:table-cell office:value-type="string">
            <text:p>700-41-2716</text:p>
          </table:table-cell>
          <table:table-cell office:value-type="string">
            <text:p>Болт поворотного угольника</text:p>
          </table:table-cell>
        </table:table-row>
        <table:table-row table:style-name="ro1">
          <table:table-cell office:value-type="string">
            <text:p>НАСОС ТОПЛИВ.ПОДКАЧИВ.Д-180, А-01, А-41 <text:s text:c="2"/>51-71-4СП</text:p>
          </table:table-cell>
          <table:table-cell office:value-type="string">
            <text:p>51-71-4СП</text:p>
          </table:table-cell>
          <table:table-cell table:style-name="Default"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</table:table-row>
        <table:table-row table:style-name="ro1">
          <table:table-cell office:value-type="string">
            <text:p>ПРОКЛАДКА 700-40-3323</text:p>
          </table:table-cell>
          <table:table-cell office:value-type="string">
            <text:p>700-40-3323</text:p>
          </table:table-cell>
          <table:table-cell table:style-name="Default" table:number-columns-repeated="2"/>
          <table:table-cell office:value-type="string">
            <text:p>700-40-3323</text:p>
          </table:table-cell>
          <table:table-cell office:value-type="string">
            <text:p>ПРОКЛАДКА 700-40-3323</text:p>
          </table:table-cell>
        </table:table-row>
        <table:table-row table:style-name="ro1">
          <table:table-cell office:value-type="string">
            <text:p>ВАЛ КОЛЕНЧАТЫЙ С ВКЛАДЫШАМИ 16-03-126СП</text:p>
          </table:table-cell>
          <table:table-cell office:value-type="string">
            <text:p>16-03-126СП</text:p>
          </table:table-cell>
          <table:table-cell table:style-name="Default" table:number-columns-repeated="2"/>
          <table:table-cell office:value-type="string">
            <text:p>16-03-126СП</text:p>
          </table:table-cell>
          <table:table-cell office:value-type="string">
            <text:p>Коленвал с вкладышами (можно отдельно вал и вкладыши, так дешевле)</text:p>
          </table:table-cell>
        </table:table-row>
        <table:table-row table:style-name="ro1">
          <table:table-cell office:value-type="string">
            <text:p>РЫЧАГ 50-13-101СП</text:p>
          </table:table-cell>
          <table:table-cell office:value-type="string">
            <text:p>50-13-101СП</text:p>
          </table:table-cell>
          <table:table-cell table:style-name="Default" table:number-columns-repeated="2"/>
          <table:table-cell office:value-type="string">
            <text:p>50-13-101СП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ВАЛИК В СБОРЕ 24-13-105СП</text:p>
          </table:table-cell>
          <table:table-cell office:value-type="string">
            <text:p>24-13-105СП</text:p>
          </table:table-cell>
          <table:table-cell table:style-name="Default" table:number-columns-repeated="2"/>
          <table:table-cell office:value-type="string">
            <text:p>24-13-105СП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РЫЧАГ 35-13-9</text:p>
          </table:table-cell>
          <table:table-cell office:value-type="string">
            <text:p>35-13-9</text:p>
          </table:table-cell>
          <table:table-cell table:style-name="Default" table:number-columns-repeated="2"/>
          <table:table-cell office:value-type="string">
            <text:p>35-13-9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ВТУЛКА 50-13-56</text:p>
          </table:table-cell>
          <table:table-cell office:value-type="string">
            <text:p>50-13-56</text:p>
          </table:table-cell>
          <table:table-cell table:style-name="Default" table:number-columns-repeated="2"/>
          <table:table-cell office:value-type="string">
            <text:p>50-13-56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ВТУЛКА 50-15-22</text:p>
          </table:table-cell>
          <table:table-cell office:value-type="string">
            <text:p>50-15-22</text:p>
          </table:table-cell>
          <table:table-cell table:style-name="Default" table:number-columns-repeated="2"/>
          <table:table-cell office:value-type="string">
            <text:p>50-15-22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ВТУЛКА 50-13-26</text:p>
          </table:table-cell>
          <table:table-cell office:value-type="string">
            <text:p>50-13-2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АЛИК 24-13-21</text:p>
          </table:table-cell>
          <table:table-cell office:value-type="string">
            <text:p>24-13-21</text:p>
          </table:table-cell>
          <table:table-cell table:style-name="Default" table:number-columns-repeated="2"/>
          <table:table-cell office:value-type="string">
            <text:p>24-13-21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ВАЛИК 24-13-20</text:p>
          </table:table-cell>
          <table:table-cell office:value-type="string">
            <text:p>24-13-20</text:p>
          </table:table-cell>
          <table:table-cell table:style-name="Default" table:number-columns-repeated="2"/>
          <table:table-cell office:value-type="string">
            <text:p>24-13-20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ВАЛИК 24-13-18</text:p>
          </table:table-cell>
          <table:table-cell office:value-type="string">
            <text:p>24-13-18</text:p>
          </table:table-cell>
          <table:table-cell table:style-name="Default" table:number-columns-repeated="2"/>
          <table:table-cell office:value-type="string">
            <text:p>24-13-18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КОЛЬЦО ПРУЖИННОЕ 18-17-87</text:p>
          </table:table-cell>
          <table:table-cell office:value-type="string">
            <text:p>18-17-87</text:p>
          </table:table-cell>
          <table:table-cell table:style-name="Default" table:number-columns-repeated="2"/>
          <table:table-cell office:value-type="string">
            <text:p>18-17-87</text:p>
          </table:table-cell>
          <table:table-cell office:value-type="string">
            <text:p>Кольцо пружинное</text:p>
          </table:table-cell>
        </table:table-row>
        <table:table-row table:style-name="ro1">
          <table:table-cell office:value-type="string">
            <text:p>РЫЧАГ 51-74-2</text:p>
          </table:table-cell>
          <table:table-cell office:value-type="string">
            <text:p>51-74-2</text:p>
          </table:table-cell>
          <table:table-cell table:style-name="Default" table:number-columns-repeated="2"/>
          <table:table-cell office:value-type="string">
            <text:p>51-74-2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ВАЛИК 51-74-10</text:p>
          </table:table-cell>
          <table:table-cell office:value-type="string">
            <text:p>51-74-10</text:p>
          </table:table-cell>
          <table:table-cell table:style-name="Default" table:number-columns-repeated="2"/>
          <table:table-cell office:value-type="string">
            <text:p>51-74-10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РЫЧАГ 21-74-1</text:p>
          </table:table-cell>
          <table:table-cell office:value-type="string">
            <text:p>21-74-1</text:p>
          </table:table-cell>
          <table:table-cell table:style-name="Default" table:number-columns-repeated="2"/>
          <table:table-cell office:value-type="string">
            <text:p>21-74-1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ШПОНКА СЕГМЕНТНАЯ 3Х6,5 ГОСТ 700-34-2014</text:p>
          </table:table-cell>
          <table:table-cell office:value-type="string">
            <text:p>700-34-2014</text:p>
          </table:table-cell>
          <table:table-cell table:style-name="Default" table:number-columns-repeated="2"/>
          <table:table-cell office:value-type="string">
            <text:p>700-34-2014</text:p>
          </table:table-cell>
          <table:table-cell office:value-type="string">
            <text:p>Шпонка сегментная</text:p>
          </table:table-cell>
        </table:table-row>
        <table:table-row table:style-name="ro1">
          <table:table-cell office:value-type="string">
            <text:p>ТЯГА 51-74-133СП</text:p>
          </table:table-cell>
          <table:table-cell office:value-type="string">
            <text:p>51-74-133СП</text:p>
          </table:table-cell>
          <table:table-cell table:style-name="Default" table:number-columns-repeated="2"/>
          <table:table-cell office:value-type="string">
            <text:p>51-74-133СП</text:p>
          </table:table-cell>
          <table:table-cell office:value-type="string">
            <text:p>Тяга</text:p>
          </table:table-cell>
        </table:table-row>
        <table:table-row table:style-name="ro1">
          <table:table-cell office:value-type="string">
            <text:p>БОЛТ СПЕЦИАЛЬНЫЙ 12х1,25 12304</text:p>
          </table:table-cell>
          <table:table-cell office:value-type="float" office:value="12304">
            <text:p>12304</text:p>
          </table:table-cell>
          <table:table-cell table:style-name="Default" table:number-columns-repeated="2"/>
          <table:table-cell office:value-type="float" office:value="12304">
            <text:p>12304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РЕМЕНЬ ГЕНЕРАТОРА 11-12,5*9-1090</text:p>
          </table:table-cell>
          <table:table-cell office:value-type="string">
            <text:p>11-12,5*9-1090</text:p>
          </table:table-cell>
          <table:table-cell table:style-name="Default"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office:value-type="string">
            <text:p>СЕРВОМЕХАНИЗМ 50-15-118СП</text:p>
          </table:table-cell>
          <table:table-cell office:value-type="string">
            <text:p>50-15-118СП</text:p>
          </table:table-cell>
          <table:table-cell table:style-name="Default"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СЕРВОМЕХАНИЗМ 21-17-4СП</text:p>
          </table:table-cell>
          <table:table-cell office:value-type="string">
            <text:p>21-17-4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ЛЕНТА ТОРМОЗНАЯ 18360-01СП</text:p>
          </table:table-cell>
          <table:table-cell office:value-type="string">
            <text:p>18360-01СП</text:p>
          </table:table-cell>
          <table:table-cell table:style-name="Default"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string">
            <text:p>ПАЛЕЦ ПРУЖИНЫ 16127</text:p>
          </table:table-cell>
          <table:table-cell office:value-type="float" office:value="16127">
            <text:p>16127</text:p>
          </table:table-cell>
          <table:table-cell table:style-name="Default" table:number-columns-repeated="2"/>
          <table:table-cell office:value-type="float" office:value="16127">
            <text:p>16127</text:p>
          </table:table-cell>
          <table:table-cell office:value-type="string">
            <text:p>Палец пружины</text:p>
          </table:table-cell>
        </table:table-row>
        <table:table-row table:style-name="ro1">
          <table:table-cell office:value-type="string">
            <text:p>ПАЛЕЦ СПЕЦИАЛЬНЫЙ 16350</text:p>
          </table:table-cell>
          <table:table-cell office:value-type="float" office:value="16350">
            <text:p>16350</text:p>
          </table:table-cell>
          <table:table-cell table:style-name="Default" table:number-columns-repeated="2"/>
          <table:table-cell office:value-type="float" office:value="16350">
            <text:p>16350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ШАЙБА СТОПОРНАЯ 31317</text:p>
          </table:table-cell>
          <table:table-cell office:value-type="float" office:value="31317">
            <text:p>31317</text:p>
          </table:table-cell>
          <table:table-cell table:style-name="Default" table:number-columns-repeated="2"/>
          <table:table-cell office:value-type="float" office:value="31317">
            <text:p>31317</text:p>
          </table:table-cell>
          <table:table-cell office:value-type="string">
            <text:p>ШАЙБА 31317</text:p>
          </table:table-cell>
        </table:table-row>
        <table:table-row table:style-name="ro1">
          <table:table-cell office:value-type="string">
            <text:p>МАСЛОПРИЕМНИК 51-09-149СП</text:p>
          </table:table-cell>
          <table:table-cell office:value-type="string">
            <text:p>51-09-149СП</text:p>
          </table:table-cell>
          <table:table-cell table:style-name="Default" table:number-columns-repeated="2"/>
          <table:table-cell office:value-type="string">
            <text:p>51-09-149СП</text:p>
          </table:table-cell>
          <table:table-cell office:value-type="string">
            <text:p>Маслоприемник</text:p>
          </table:table-cell>
        </table:table-row>
        <table:table-row table:style-name="ro1">
          <table:table-cell office:value-type="string">
            <text:p>МАСЛОПРИЕМНИК 51-09-150СП</text:p>
          </table:table-cell>
          <table:table-cell office:value-type="string">
            <text:p>51-09-150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МАСЛОПРИЕМНИК 51-09-162СП</text:p>
          </table:table-cell>
          <table:table-cell office:value-type="string">
            <text:p>51-09-162СП</text:p>
          </table:table-cell>
          <table:table-cell table:style-name="Default" table:number-columns-repeated="2"/>
          <table:table-cell office:value-type="string">
            <text:p>51-09-162СП</text:p>
          </table:table-cell>
          <table:table-cell office:value-type="string">
            <text:p>Маслоприемник</text:p>
          </table:table-cell>
        </table:table-row>
        <table:table-row table:style-name="ro1">
          <table:table-cell office:value-type="string">
            <text:p>ПРОКЛАДКА 28-16-107СП</text:p>
          </table:table-cell>
          <table:table-cell office:value-type="string">
            <text:p>28-16-107СП</text:p>
          </table:table-cell>
          <table:table-cell table:style-name="Default" table:number-columns-repeated="2"/>
          <table:table-cell office:value-type="string">
            <text:p>28-16-107СП</text:p>
          </table:table-cell>
          <table:table-cell office:value-type="string">
            <text:p>ПРОКЛАДКА 28-16-107СП</text:p>
          </table:table-cell>
        </table:table-row>
        <table:table-row table:style-name="ro1">
          <table:table-cell office:value-type="string">
            <text:p>ПРОКЛАДКА 28-16-24</text:p>
          </table:table-cell>
          <table:table-cell office:value-type="string">
            <text:p>28-16-24</text:p>
          </table:table-cell>
          <table:table-cell table:style-name="Default" table:number-columns-repeated="2"/>
          <table:table-cell office:value-type="string">
            <text:p>28-16-24</text:p>
          </table:table-cell>
          <table:table-cell office:value-type="string">
            <text:p>ПРОКЛАДКА 28-16-24</text:p>
          </table:table-cell>
        </table:table-row>
        <table:table-row table:style-name="ro1">
          <table:table-cell office:value-type="string">
            <text:p>ПРОКЛАДКА 28-16-25</text:p>
          </table:table-cell>
          <table:table-cell office:value-type="string">
            <text:p>28-16-25</text:p>
          </table:table-cell>
          <table:table-cell table:style-name="Default" table:number-columns-repeated="2"/>
          <table:table-cell office:value-type="string">
            <text:p>28-16-25</text:p>
          </table:table-cell>
          <table:table-cell office:value-type="string">
            <text:p>ПРОКЛАДКА 28-16-25</text:p>
          </table:table-cell>
        </table:table-row>
        <table:table-row table:style-name="ro1">
          <table:table-cell office:value-type="string">
            <text:p>КОЛЬЦО 46587-1</text:p>
          </table:table-cell>
          <table:table-cell office:value-type="string">
            <text:p>46587-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ЛЬЦО 46905</text:p>
          </table:table-cell>
          <table:table-cell office:value-type="float" office:value="46905">
            <text:p>46905</text:p>
          </table:table-cell>
          <table:table-cell table:style-name="Default" table:number-columns-repeated="2"/>
          <table:table-cell office:value-type="float" office:value="46905">
            <text:p>46905</text:p>
          </table:table-cell>
          <table:table-cell office:value-type="string">
            <text:p>КОЛЬЦО 46905</text:p>
          </table:table-cell>
        </table:table-row>
        <table:table-row table:style-name="ro1">
          <table:table-cell office:value-type="string">
            <text:p>КОЛЬЦО 700-40-7375</text:p>
          </table:table-cell>
          <table:table-cell office:value-type="string">
            <text:p>700-40-7375</text:p>
          </table:table-cell>
          <table:table-cell table:style-name="Default" table:number-columns-repeated="2"/>
          <table:table-cell office:value-type="string">
            <text:p>700-40-7375</text:p>
          </table:table-cell>
          <table:table-cell office:value-type="string">
            <text:p>КОЛЬЦО 700-40-7375</text:p>
          </table:table-cell>
        </table:table-row>
        <table:table-row table:style-name="ro1">
          <table:table-cell office:value-type="string">
            <text:p>КРЫШКА 50-19-143-1</text:p>
          </table:table-cell>
          <table:table-cell office:value-type="string">
            <text:p>50-19-143-1</text:p>
          </table:table-cell>
          <table:table-cell table:style-name="Default" table:number-columns-repeated="2"/>
          <table:table-cell office:value-type="string">
            <text:p>50-19-143-1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КРЫШКА 24-19-1</text:p>
          </table:table-cell>
          <table:table-cell office:value-type="string">
            <text:p>24-19-1 </text:p>
          </table:table-cell>
          <table:table-cell table:style-name="Default" table:number-columns-repeated="2"/>
          <table:table-cell/>
          <table:table-cell office:value-type="string">
            <text:p>У ЮА вопрос какой-то был…</text:p>
          </table:table-cell>
        </table:table-row>
        <table:table-row table:style-name="ro1">
          <table:table-cell office:value-type="string">
            <text:p>ВТУЛКА 20733</text:p>
          </table:table-cell>
          <table:table-cell office:value-type="float" office:value="20733">
            <text:p>20733</text:p>
          </table:table-cell>
          <table:table-cell table:style-name="Default" table:number-columns-repeated="2"/>
          <table:table-cell office:value-type="float" office:value="20733">
            <text:p>20733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ПАЛЕЦ 50-20-49</text:p>
          </table:table-cell>
          <table:table-cell office:value-type="string">
            <text:p>50-20-49</text:p>
          </table:table-cell>
          <table:table-cell table:style-name="Default" table:number-columns-repeated="2"/>
          <table:table-cell office:value-type="string">
            <text:p>50-20-49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ГАЙКА 700-30-2275</text:p>
          </table:table-cell>
          <table:table-cell office:value-type="string">
            <text:p>700-30-2275</text:p>
          </table:table-cell>
          <table:table-cell table:style-name="Default" table:number-columns-repeated="2"/>
          <table:table-cell office:value-type="string">
            <text:p>700-30-2275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ШАЙБА 700-31-1</text:p>
          </table:table-cell>
          <table:table-cell office:value-type="string">
            <text:p>700-31-1</text:p>
          </table:table-cell>
          <table:table-cell table:style-name="Default" table:number-columns-repeated="2"/>
          <table:table-cell office:value-type="string">
            <text:p>700-31-1</text:p>
          </table:table-cell>
          <table:table-cell office:value-type="string">
            <text:p>Шайба</text:p>
          </table:table-cell>
        </table:table-row>
        <table:table-row table:style-name="ro1">
          <table:table-cell office:value-type="string">
            <text:p>ГАЙКА 700-30-2195</text:p>
          </table:table-cell>
          <table:table-cell office:value-type="string">
            <text:p>700-30-2195</text:p>
          </table:table-cell>
          <table:table-cell table:style-name="Default"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ПОРШЕНЬ 50-21-14</text:p>
          </table:table-cell>
          <table:table-cell office:value-type="string">
            <text:p>50-21-1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ШТОК 24-21-92</text:p>
          </table:table-cell>
          <table:table-cell office:value-type="string">
            <text:p>24-21-9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УПОР 35-21-34</text:p>
          </table:table-cell>
          <table:table-cell office:value-type="string">
            <text:p>35-21-34</text:p>
          </table:table-cell>
          <table:table-cell table:style-name="Default" table:number-columns-repeated="2"/>
          <table:table-cell office:value-type="string">
            <text:p>35-21-34</text:p>
          </table:table-cell>
          <table:table-cell office:value-type="string">
            <text:p>Упор</text:p>
          </table:table-cell>
        </table:table-row>
        <table:table-row table:style-name="ro1">
          <table:table-cell office:value-type="string">
            <text:p>БОЛТ ГОСТ7796-70 М20Х50.88.35.019</text:p>
          </table:table-cell>
          <table:table-cell office:value-type="string">
            <text:p>М20Х50.88.35.01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СТОПОР 60-21-8</text:p>
          </table:table-cell>
          <table:table-cell office:value-type="string">
            <text:p>60-21-8</text:p>
          </table:table-cell>
          <table:table-cell table:style-name="Default" table:number-columns-repeated="2"/>
          <table:table-cell office:value-type="string">
            <text:p>60-21-8</text:p>
          </table:table-cell>
          <table:table-cell office:value-type="string">
            <text:p>Стопор</text:p>
          </table:table-cell>
        </table:table-row>
        <table:table-row table:style-name="ro1">
          <table:table-cell office:value-type="string">
            <text:p>САЛЬНИК 35-21-40</text:p>
          </table:table-cell>
          <table:table-cell office:value-type="string">
            <text:p>35-21-40</text:p>
          </table:table-cell>
          <table:table-cell table:style-name="Default" table:number-columns-repeated="2"/>
          <table:table-cell office:value-type="string">
            <text:p>35-21-40</text:p>
          </table:table-cell>
          <table:table-cell office:value-type="string">
            <text:p>САЛЬНИК 35-21-40</text:p>
          </table:table-cell>
        </table:table-row>
        <table:table-row table:style-name="ro1">
          <table:table-cell office:value-type="string">
            <text:p>БОЛТ БАШМАЧНЫЙ М20Х1.5Х62</text:p>
          </table:table-cell>
          <table:table-cell office:value-type="string">
            <text:p>М20Х1.5Х6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ГАЙКА БАШМАЧНАЯ(М20Х1.5) 30326-1</text:p>
          </table:table-cell>
          <table:table-cell office:value-type="string">
            <text:p>30326-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Рукав ВД М42*2.0 s50 25*2510 4SH</text:p>
          </table:table-cell>
          <table:table-cell office:value-type="string">
            <text:p>25*2510 s5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Рукав ВД М27*1.5 s32 16*910-2SN(2к) DK </text:p>
          </table:table-cell>
          <table:table-cell office:value-type="string">
            <text:p>16*910 s3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Рукав ВД М27*1.5 s32 16*1710-2SN DK (2гр)</text:p>
          </table:table-cell>
          <table:table-cell office:value-type="string">
            <text:p>16*1710 s3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ФИЛЬТР РЕГОТМАС 635-1-06 (М5305М)</text:p>
          </table:table-cell>
          <table:table-cell office:value-type="string">
            <text:p>635-1-06 (М5305М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КЛЮЧАТЕЛЬ ВК322 У-ХЛ</text:p>
          </table:table-cell>
          <table:table-cell office:value-type="string">
            <text:p>ВК322 У-ХЛ</text:p>
          </table:table-cell>
          <table:table-cell table:style-name="Default" table:number-columns-repeated="2"/>
          <table:table-cell office:value-type="string">
            <text:p>ВК322 У-ХЛ</text:p>
          </table:table-cell>
          <table:table-cell office:value-type="string">
            <text:p>ВКЛЮЧАТЕЛЬ ВК322 У-ХЛ</text:p>
          </table:table-cell>
        </table:table-row>
        <table:table-row table:style-name="ro1">
          <table:table-cell office:value-type="string">
            <text:p>БОЛТ М8Х45.88.019</text:p>
          </table:table-cell>
          <table:table-cell office:value-type="string">
            <text:p>М8Х45.88.01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БОЛТ 700-28-2376</text:p>
          </table:table-cell>
          <table:table-cell office:value-type="string">
            <text:p>700-28-2376</text:p>
          </table:table-cell>
          <table:table-cell table:style-name="Default" table:number-columns-repeated="2"/>
          <table:table-cell office:value-type="string">
            <text:p>700-28-2376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ХОМУТ 16-25-102СП</text:p>
          </table:table-cell>
          <table:table-cell office:value-type="string">
            <text:p>16-25-102СП</text:p>
          </table:table-cell>
          <table:table-cell table:style-name="Default" table:number-columns-repeated="2"/>
          <table:table-cell office:value-type="string">
            <text:p>16-25-102СП</text:p>
          </table:table-cell>
          <table:table-cell office:value-type="string">
            <text:p>Хомут</text:p>
          </table:table-cell>
        </table:table-row>
        <table:table-row table:style-name="ro1">
          <table:table-cell office:value-type="string">
            <text:p>Комплект (гильза,поршень) Д160-1000101 </text:p>
          </table:table-cell>
          <table:table-cell office:value-type="string">
            <text:p>Д160-1000101 (741054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мплект (гильза,поршень) Д160-01-1000101 </text:p>
          </table:table-cell>
          <table:table-cell office:value-type="string">
            <text:p>Д160-01-100010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алец поршневой ЧТЗ 16-03-50-01 Д-160(150мм)</text:p>
          </table:table-cell>
          <table:table-cell office:value-type="string">
            <text:p>16-03-50-01</text:p>
          </table:table-cell>
          <table:table-cell table:style-name="Default" table:number-columns-repeated="2"/>
          <table:table-cell office:value-type="string">
            <text:p>16-03-50-01</text:p>
          </table:table-cell>
          <table:table-cell office:value-type="string">
            <text:p>Палец поршневой</text:p>
          </table:table-cell>
        </table:table-row>
        <table:table-row table:style-name="ro1">
          <table:table-cell office:value-type="string">
            <text:p>Палец поршневой ЧТЗ 16-03-50 Д-160(145мм)</text:p>
          </table:table-cell>
          <table:table-cell table:style-name="ce7" office:value-type="date" office:date-value="1950-03-16">
            <text:p>16.03.195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ГАЙКА ГОСТ5915-70 (М8Х20) М8.6Н.019</text:p>
          </table:table-cell>
          <table:table-cell office:value-type="string">
            <text:p>М8.6Н.019 (М8Х20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МЕХАНИЗМ НАТЯЖЕНИЯ 50-21-134СП</text:p>
          </table:table-cell>
          <table:table-cell office:value-type="string">
            <text:p>50-21-134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ЛЬЦО КН 50Х70-2</text:p>
          </table:table-cell>
          <table:table-cell office:value-type="string">
            <text:p>КН 50Х70-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ЛЬЦО МЕДНОАСБЕСТОВОЕ 53Х65 40927СП</text:p>
          </table:table-cell>
          <table:table-cell office:value-type="string">
            <text:p>40927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БОЛТ ГОСТ 7796-70 М8Х35.88.35.019</text:p>
          </table:table-cell>
          <table:table-cell office:value-type="string">
            <text:p>М8Х35.88.35.01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БОЛТ М8Х45.88.019</text:p>
          </table:table-cell>
          <table:table-cell office:value-type="string">
            <text:p>М8Х45.88.01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БОЛТ ПОЛЫЙ 700-41-3306</text:p>
          </table:table-cell>
          <table:table-cell office:value-type="string">
            <text:p>700-41-3306</text:p>
          </table:table-cell>
          <table:table-cell table:style-name="Default" table:number-columns-repeated="2"/>
          <table:table-cell office:value-type="string">
            <text:p>700-41-3306</text:p>
          </table:table-cell>
          <table:table-cell office:value-type="string">
            <text:p>Болт полый</text:p>
          </table:table-cell>
        </table:table-row>
        <table:table-row table:style-name="ro1">
          <table:table-cell office:value-type="string">
            <text:p>ШТУЦЕР 700-41-2488</text:p>
          </table:table-cell>
          <table:table-cell office:value-type="string">
            <text:p>700-41-2488</text:p>
          </table:table-cell>
          <table:table-cell table:style-name="Default" table:number-columns-repeated="2"/>
          <table:table-cell office:value-type="string">
            <text:p>700-41-2488</text:p>
          </table:table-cell>
          <table:table-cell office:value-type="string">
            <text:p>Штуцер</text:p>
          </table:table-cell>
        </table:table-row>
        <table:table-row table:style-name="ro1">
          <table:table-cell office:value-type="string">
            <text:p>ФИКСАТОР 60-19-10</text:p>
          </table:table-cell>
          <table:table-cell office:value-type="string">
            <text:p>60-19-10</text:p>
          </table:table-cell>
          <table:table-cell table:style-name="Default" table:number-columns-repeated="2"/>
          <table:table-cell office:value-type="string">
            <text:p>60-19-10</text:p>
          </table:table-cell>
          <table:table-cell office:value-type="string">
            <text:p>Фиксатор</text:p>
          </table:table-cell>
        </table:table-row>
        <table:table-row table:style-name="ro1">
          <table:table-cell office:value-type="string">
            <text:p>КРЕСТОВИНА ВЕНТИЛЯТОРА 07146-1СП</text:p>
          </table:table-cell>
          <table:table-cell office:value-type="string">
            <text:p>07146-1СП</text:p>
          </table:table-cell>
          <table:table-cell table:style-name="Default" table:number-columns-repeated="2"/>
          <table:table-cell office:value-type="string">
            <text:p>07146-1СП</text:p>
          </table:table-cell>
          <table:table-cell office:value-type="string">
            <text:p>Крестовина вентилятора</text:p>
          </table:table-cell>
        </table:table-row>
        <table:table-row table:style-name="ro1">
          <table:table-cell office:value-type="string">
            <text:p>СЕРДЦЕВИНА ВОД. РАДИАТОРА 130У.13.020</text:p>
          </table:table-cell>
          <table:table-cell office:value-type="string">
            <text:p>130У.13.02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РЫШКА РАДИАТОРА ТИП2 Г15964-70 А21.05.480СП</text:p>
          </table:table-cell>
          <table:table-cell office:value-type="string">
            <text:p>А21.05.480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УКАЗАТЕЛЬ ТЕМПЕРАТУРЫ ВОДЫ УК143А-3807010</text:p>
          </table:table-cell>
          <table:table-cell office:value-type="string">
            <text:p>УК143А-38070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ЖУХ 50-15-156СП</text:p>
          </table:table-cell>
          <table:table-cell office:value-type="string">
            <text:p>50-15-156СП</text:p>
          </table:table-cell>
          <table:table-cell table:style-name="Default" table:number-columns-repeated="2"/>
          <table:table-cell office:value-type="string">
            <text:p>50-15-156СП</text:p>
          </table:table-cell>
          <table:table-cell office:value-type="string">
            <text:p>Кожух</text:p>
          </table:table-cell>
        </table:table-row>
        <table:table-row table:style-name="ro1">
          <table:table-cell office:value-type="string">
            <text:p>РЫЧАГ 24-15-90</text:p>
          </table:table-cell>
          <table:table-cell office:value-type="string">
            <text:p>24-15-90</text:p>
          </table:table-cell>
          <table:table-cell table:style-name="Default" table:number-columns-repeated="2"/>
          <table:table-cell office:value-type="string">
            <text:p>24-15-90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НАКОНЕЧНИК РЫЧАГА 16133</text:p>
          </table:table-cell>
          <table:table-cell office:value-type="float" office:value="16133">
            <text:p>16133</text:p>
          </table:table-cell>
          <table:table-cell table:style-name="Default" table:number-columns-repeated="2"/>
          <table:table-cell office:value-type="float" office:value="16133">
            <text:p>16133</text:p>
          </table:table-cell>
          <table:table-cell office:value-type="string">
            <text:p>Наконечник рычага</text:p>
          </table:table-cell>
        </table:table-row>
        <table:table-row table:style-name="ro1">
          <table:table-cell office:value-type="string">
            <text:p>СЕДЛО ШАРИКОВОЙ ГАЙКИ 16134</text:p>
          </table:table-cell>
          <table:table-cell office:value-type="float" office:value="16134">
            <text:p>16134</text:p>
          </table:table-cell>
          <table:table-cell table:style-name="Default" table:number-columns-repeated="2"/>
          <table:table-cell office:value-type="float" office:value="16134">
            <text:p>16134</text:p>
          </table:table-cell>
          <table:table-cell office:value-type="string">
            <text:p>Седло шаровой гайки</text:p>
          </table:table-cell>
        </table:table-row>
        <table:table-row table:style-name="ro1">
          <table:table-cell office:value-type="string">
            <text:p>ПАЛЕЦ СПЕЦИАЛЬН 16136</text:p>
          </table:table-cell>
          <table:table-cell office:value-type="float" office:value="16136">
            <text:p>16136</text:p>
          </table:table-cell>
          <table:table-cell table:style-name="Default" table:number-columns-repeated="2"/>
          <table:table-cell office:value-type="float" office:value="16136">
            <text:p>16136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ДИСК С НАРУЖНЫМИ ЗУБЬЯМИ 24-16-103СП</text:p>
          </table:table-cell>
          <table:table-cell office:value-type="string">
            <text:p>24-16-103СП</text:p>
          </table:table-cell>
          <table:table-cell table:style-name="Default"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 (явно китай)</text:p>
          </table:table-cell>
        </table:table-row>
        <table:table-row table:style-name="ro1">
          <table:table-cell office:value-type="string">
            <text:p>ФРИКЦИОН БОРТОВОЙ ПРАВЫЙ <text:s/>24-16-101СП</text:p>
          </table:table-cell>
          <table:table-cell office:value-type="string">
            <text:p>24-16-101СП*</text:p>
          </table:table-cell>
          <table:table-cell table:style-name="Default"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ФРИКЦИОН БОРТОВОЙ ЛЕВЫЙ 24-16-102СП</text:p>
          </table:table-cell>
          <table:table-cell office:value-type="string">
            <text:p>24-16-102СП*</text:p>
          </table:table-cell>
          <table:table-cell table:style-name="Default"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ГИДРОРАСКОС 50-50-121СП</text:p>
          </table:table-cell>
          <table:table-cell office:value-type="string">
            <text:p>50-50-121СП</text:p>
          </table:table-cell>
          <table:table-cell table:style-name="Default" table:number-columns-repeated="2"/>
          <table:table-cell office:value-type="string">
            <text:p>50-50-121СП</text:p>
          </table:table-cell>
          <table:table-cell office:value-type="string">
            <text:p>Гидрораскос не ЧТЗ</text:p>
          </table:table-cell>
        </table:table-row>
        <table:table-row table:style-name="ro1">
          <table:table-cell office:value-type="string">
            <text:p>ГИДРОРАСКОС 50-50-121СП</text:p>
          </table:table-cell>
          <table:table-cell office:value-type="string">
            <text:p>50-50-121СП</text:p>
          </table:table-cell>
          <table:table-cell table:style-name="Default" table:number-columns-repeated="2"/>
          <table:table-cell office:value-type="string">
            <text:p>50-50-121СП</text:p>
          </table:table-cell>
          <table:table-cell office:value-type="string">
            <text:p>Гидрораскос ЧТЗ</text:p>
          </table:table-cell>
        </table:table-row>
        <table:table-row table:style-name="ro1">
          <table:table-cell office:value-type="string">
            <text:p>РАСКОС 80-52-101СП</text:p>
          </table:table-cell>
          <table:table-cell office:value-type="string">
            <text:p>80-52-101СП</text:p>
          </table:table-cell>
          <table:table-cell table:style-name="Default" table:number-columns-repeated="2"/>
          <table:table-cell office:value-type="string">
            <text:p>80-52-101СП</text:p>
          </table:table-cell>
          <table:table-cell office:value-type="string">
            <text:p>Раскос</text:p>
          </table:table-cell>
        </table:table-row>
        <table:table-row table:style-name="ro1">
          <table:table-cell office:value-type="string">
            <text:p>ПОДКОС 80-52-105СП</text:p>
          </table:table-cell>
          <table:table-cell office:value-type="string">
            <text:p>80-52-105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ТЯГА 80-52-113СП</text:p>
          </table:table-cell>
          <table:table-cell office:value-type="string">
            <text:p>80-52-113СП</text:p>
          </table:table-cell>
          <table:table-cell table:style-name="Default" table:number-columns-repeated="2"/>
          <table:table-cell office:value-type="string">
            <text:p>80-52-113СП</text:p>
          </table:table-cell>
          <table:table-cell office:value-type="string">
            <text:p>Тяга</text:p>
          </table:table-cell>
        </table:table-row>
        <table:table-row table:style-name="ro1">
          <table:table-cell office:value-type="string">
            <text:p>НОЖ БОКОВОЙ 80-52-111-02</text:p>
          </table:table-cell>
          <table:table-cell office:value-type="string">
            <text:p>80-52-111-02</text:p>
          </table:table-cell>
          <table:table-cell table:style-name="Default" table:number-columns-repeated="2"/>
          <table:table-cell office:value-type="string">
            <text:p>80-52-111-02</text:p>
          </table:table-cell>
          <table:table-cell office:value-type="string">
            <text:p>Нож боковой (8 отв на прямой отвал) (бовид поставил ромбовидные на полусф отвал)</text:p>
          </table:table-cell>
        </table:table-row>
        <table:table-row table:style-name="ro1">
          <table:table-cell office:value-type="string">
            <text:p>НОЖ БОКОВОЙ 80-52-112-02</text:p>
          </table:table-cell>
          <table:table-cell office:value-type="string">
            <text:p>80-52-112-02</text:p>
          </table:table-cell>
          <table:table-cell table:style-name="Default" table:number-columns-repeated="2"/>
          <table:table-cell office:value-type="string">
            <text:p>80-52-112-02</text:p>
          </table:table-cell>
          <table:table-cell office:value-type="string">
            <text:p>Нож боковой (8 отв на прямой отвал) (бовид поставил ромбовидные на полусф отвал)</text:p>
          </table:table-cell>
        </table:table-row>
        <table:table-row table:style-name="ro1">
          <table:table-cell office:value-type="string">
            <text:p>НОЖ СРЕДНИЙ (18 отв.) 80-52-61-01</text:p>
          </table:table-cell>
          <table:table-cell office:value-type="string">
            <text:p>80-52-61-0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Опора шаровая ДЗ-110В.00.00</text:p>
          </table:table-cell>
          <table:table-cell office:value-type="string">
            <text:p>ДЗ-110В.00.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РЫШКА 80-52-83</text:p>
          </table:table-cell>
          <table:table-cell office:value-type="string">
            <text:p>80-52-83</text:p>
          </table:table-cell>
          <table:table-cell table:style-name="Default" table:number-columns-repeated="2"/>
          <table:table-cell office:value-type="string">
            <text:p>80-52-83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БОЛТ 700-28-2518</text:p>
          </table:table-cell>
          <table:table-cell office:value-type="string">
            <text:p>700-28-2518</text:p>
          </table:table-cell>
          <table:table-cell table:style-name="Default" table:number-columns-repeated="2"/>
          <table:table-cell office:value-type="string">
            <text:p>700-28-2518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ГАЙКА 30230</text:p>
          </table:table-cell>
          <table:table-cell office:value-type="float" office:value="30230">
            <text:p>30230</text:p>
          </table:table-cell>
          <table:table-cell table:style-name="Default" table:number-columns-repeated="2"/>
          <table:table-cell office:value-type="float" office:value="30230">
            <text:p>30230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ПАЛЕЦ 80-52-41</text:p>
          </table:table-cell>
          <table:table-cell office:value-type="string">
            <text:p>80-52-41</text:p>
          </table:table-cell>
          <table:table-cell table:style-name="Default" table:number-columns-repeated="2"/>
          <table:table-cell office:value-type="string">
            <text:p>80-52-41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ПАЛЕЦ 80-52-30-04</text:p>
          </table:table-cell>
          <table:table-cell office:value-type="string">
            <text:p>80-52-30-04</text:p>
          </table:table-cell>
          <table:table-cell table:style-name="Default" table:number-columns-repeated="2"/>
          <table:table-cell office:value-type="string">
            <text:p>80-52-30-04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ГАЙКА 700-30-2352</text:p>
          </table:table-cell>
          <table:table-cell office:value-type="string">
            <text:p>700-30-2352</text:p>
          </table:table-cell>
          <table:table-cell table:style-name="Default" table:number-columns-repeated="2"/>
          <table:table-cell office:value-type="string">
            <text:p>700-30-2352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ПАЛЕЦ 80-52-31</text:p>
          </table:table-cell>
          <table:table-cell office:value-type="string">
            <text:p>80-52-31</text:p>
          </table:table-cell>
          <table:table-cell table:style-name="Default" table:number-columns-repeated="2"/>
          <table:table-cell office:value-type="string">
            <text:p>80-52-31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ПАЛЕЦ 80-52-32</text:p>
          </table:table-cell>
          <table:table-cell office:value-type="string">
            <text:p>80-52-32</text:p>
          </table:table-cell>
          <table:table-cell table:style-name="Default" table:number-columns-repeated="2"/>
          <table:table-cell office:value-type="string">
            <text:p>80-52-32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КРЕСТОВИНА 80-52-22</text:p>
          </table:table-cell>
          <table:table-cell office:value-type="string">
            <text:p>80-52-22</text:p>
          </table:table-cell>
          <table:table-cell table:style-name="Default" table:number-columns-repeated="2"/>
          <table:table-cell office:value-type="string">
            <text:p>80-52-22</text:p>
          </table:table-cell>
          <table:table-cell office:value-type="string">
            <text:p>Крестовина</text:p>
          </table:table-cell>
        </table:table-row>
        <table:table-row table:style-name="ro1">
          <table:table-cell office:value-type="string">
            <text:p>Подшипник ШСЛ-70</text:p>
          </table:table-cell>
          <table:table-cell office:value-type="string">
            <text:p>ШС-7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одшипник ШС-60К(ШСЛ) (на ГМП БелАЗ 30 тонн)</text:p>
          </table:table-cell>
          <table:table-cell office:value-type="string">
            <text:p>ШС-60К(ШСЛ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СВЕЧА М8Т1 (м18)</text:p>
          </table:table-cell>
          <table:table-cell office:value-type="string">
            <text:p>М8Т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СВЕЧА ЗАЖИГАНИЯ НА ПД-23 А-11</text:p>
          </table:table-cell>
          <table:table-cell office:value-type="string">
            <text:p>А-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ТУРБОКОМПРЕССОР ТКР11Н3 <text:s text:c="2"/>92.000-06 Мелитополь</text:p>
          </table:table-cell>
          <table:table-cell office:value-type="string">
            <text:p>92.000-06 Мелитополь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ГУСЕНИЦА 50-22-9СП(24-22-1СП)</text:p>
          </table:table-cell>
          <table:table-cell office:value-type="string">
            <text:p>50-22-9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АТОК ОДНОБОРТНЫЙ КАТ-21-169СП Б</text:p>
          </table:table-cell>
          <table:table-cell office:value-type="string">
            <text:p>КАТ-21-169СП Б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АТОК ДВУБОРТНЫЙ КАТ-21-170СП Б</text:p>
          </table:table-cell>
          <table:table-cell office:value-type="string">
            <text:p>КАТ-21-170СП Б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БОЛТ СМД8-194 М6-6ДХ1</text:p>
          </table:table-cell>
          <table:table-cell office:value-type="string">
            <text:p>СМД8-194 М6-6ДХ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МУФТА УГЛОВАЯ 21-56-44</text:p>
          </table:table-cell>
          <table:table-cell office:value-type="string">
            <text:p>21-56-44</text:p>
          </table:table-cell>
          <table:table-cell table:style-name="Default" table:number-columns-repeated="2"/>
          <table:table-cell office:value-type="string">
            <text:p>21-56-44</text:p>
          </table:table-cell>
          <table:table-cell office:value-type="string">
            <text:p>Муфта угловая</text:p>
          </table:table-cell>
        </table:table-row>
        <table:table-row table:style-name="ro1">
          <table:table-cell office:value-type="string">
            <text:p>ШТУЦЕР 700-41-3413</text:p>
          </table:table-cell>
          <table:table-cell office:value-type="string">
            <text:p>700-41-3413</text:p>
          </table:table-cell>
          <table:table-cell table:style-name="Default" table:number-columns-repeated="2"/>
          <table:table-cell office:value-type="string">
            <text:p>700-41-3413</text:p>
          </table:table-cell>
          <table:table-cell office:value-type="string">
            <text:p>Штуцер</text:p>
          </table:table-cell>
        </table:table-row>
        <table:table-row table:style-name="ro1">
          <table:table-cell office:value-type="string">
            <text:p>ПРОСТАВКА 50-21-245</text:p>
          </table:table-cell>
          <table:table-cell office:value-type="string">
            <text:p>50-21-245</text:p>
          </table:table-cell>
          <table:table-cell table:style-name="Default" table:number-columns-repeated="2"/>
          <table:table-cell office:value-type="string">
            <text:p>50-21-245</text:p>
          </table:table-cell>
          <table:table-cell office:value-type="string">
            <text:p>ПРОСТАВКА 50-21-245</text:p>
          </table:table-cell>
        </table:table-row>
        <table:table-row table:style-name="ro1">
          <table:table-cell office:value-type="string">
            <text:p>ПРОКЛАДКА 24-21-95</text:p>
          </table:table-cell>
          <table:table-cell office:value-type="string">
            <text:p>24-21-95</text:p>
          </table:table-cell>
          <table:table-cell table:style-name="Default" table:number-columns-repeated="2"/>
          <table:table-cell office:value-type="string">
            <text:p>24-21-95</text:p>
          </table:table-cell>
          <table:table-cell office:value-type="string">
            <text:p>ПРОКЛАДКА 24-21-95</text:p>
          </table:table-cell>
        </table:table-row>
        <table:table-row table:style-name="ro1">
          <table:table-cell office:value-type="string">
            <text:p>ПАЛЕЦ ЗАМЫКАЮЩИЙ <text:s/>24-22-7</text:p>
          </table:table-cell>
          <table:table-cell office:value-type="string">
            <text:p>24-22-7</text:p>
          </table:table-cell>
          <table:table-cell table:style-name="Default"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</table:table-row>
        <table:table-row table:style-name="ro1">
          <table:table-cell office:value-type="string">
            <text:p>КОНУС СТОПОРНЫЙ 22109</text:p>
          </table:table-cell>
          <table:table-cell office:value-type="float" office:value="22109">
            <text:p>22109</text:p>
          </table:table-cell>
          <table:table-cell table:style-name="Default" table:number-columns-repeated="2"/>
          <table:table-cell office:value-type="float" office:value="22109">
            <text:p>22109</text:p>
          </table:table-cell>
          <table:table-cell office:value-type="string">
            <text:p>Конус стопорный</text:p>
          </table:table-cell>
        </table:table-row>
        <table:table-row table:style-name="ro1">
          <table:table-cell office:value-type="string">
            <text:p>ПОДДОН 24-51-1</text:p>
          </table:table-cell>
          <table:table-cell office:value-type="string">
            <text:p>24-51-1</text:p>
          </table:table-cell>
          <table:table-cell table:style-name="Default" table:number-columns-repeated="2"/>
          <table:table-cell office:value-type="string">
            <text:p>24-51-1</text:p>
          </table:table-cell>
          <table:table-cell office:value-type="string">
            <text:p>Кожух</text:p>
          </table:table-cell>
        </table:table-row>
        <table:table-row table:style-name="ro1">
          <table:table-cell office:value-type="string">
            <text:p>ФЛАНЕЦ 18-12-201</text:p>
          </table:table-cell>
          <table:table-cell office:value-type="string">
            <text:p>18-12-201</text:p>
          </table:table-cell>
          <table:table-cell table:style-name="Default"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СЕКЦИЯ 1-го и 4-го ЦИЛИНДРОВ 51-67-107-01СП</text:p>
          </table:table-cell>
          <table:table-cell office:value-type="string">
            <text:p>51-67-107-01СП</text:p>
          </table:table-cell>
          <table:table-cell table:style-name="Default" table:number-columns-repeated="2"/>
          <table:table-cell office:value-type="string">
            <text:p>51-67-107-01СП</text:p>
          </table:table-cell>
          <table:table-cell office:value-type="string">
            <text:p>Секция топливного насоса</text:p>
          </table:table-cell>
        </table:table-row>
        <table:table-row table:style-name="ro1">
          <table:table-cell office:value-type="string">
            <text:p>СЕКЦИЯ 2-го и 3-го ЦИЛИНДРОВ 51-67-109-01СП</text:p>
          </table:table-cell>
          <table:table-cell office:value-type="string">
            <text:p>51-67-109-01СП</text:p>
          </table:table-cell>
          <table:table-cell table:style-name="Default" table:number-columns-repeated="2"/>
          <table:table-cell office:value-type="string">
            <text:p>51-67-109-01СП</text:p>
          </table:table-cell>
          <table:table-cell office:value-type="string">
            <text:p>Секция топливного насоса</text:p>
          </table:table-cell>
        </table:table-row>
        <table:table-row table:style-name="ro1">
          <table:table-cell office:value-type="string">
            <text:p>КЛАПАН 67218СП</text:p>
          </table:table-cell>
          <table:table-cell office:value-type="string">
            <text:p>67218СП</text:p>
          </table:table-cell>
          <table:table-cell table:style-name="Default" table:number-columns-repeated="2"/>
          <table:table-cell office:value-type="string">
            <text:p>67218СП</text:p>
          </table:table-cell>
          <table:table-cell office:value-type="string">
            <text:p>Клапан нагнетательный</text:p>
          </table:table-cell>
        </table:table-row>
        <table:table-row table:style-name="ro1">
          <table:table-cell office:value-type="string">
            <text:p>КОЛЬЦО 40975</text:p>
          </table:table-cell>
          <table:table-cell office:value-type="float" office:value="40975">
            <text:p>40975</text:p>
          </table:table-cell>
          <table:table-cell table:style-name="Default" table:number-columns-repeated="2"/>
          <table:table-cell office:value-type="float" office:value="40975">
            <text:p>40975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string">
            <text:p>КОЛЬЦО 50-12-538</text:p>
          </table:table-cell>
          <table:table-cell office:value-type="string">
            <text:p>50-12-538</text:p>
          </table:table-cell>
          <table:table-cell table:style-name="Default" table:number-columns-repeated="2"/>
          <table:table-cell office:value-type="string">
            <text:p>50-12-538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string">
            <text:p>БЛОК-КАРТЕР <text:s/>ПД-23 17-01-164СП</text:p>
          </table:table-cell>
          <table:table-cell office:value-type="string">
            <text:p>17-01-164СП</text:p>
          </table:table-cell>
          <table:table-cell table:style-name="Default" table:number-columns-repeated="2"/>
          <table:table-cell office:value-type="string">
            <text:p>17-01-164СП</text:p>
          </table:table-cell>
          <table:table-cell office:value-type="string">
            <text:p>Блок картера</text:p>
          </table:table-cell>
        </table:table-row>
        <table:table-row table:style-name="ro1">
          <table:table-cell office:value-type="string">
            <text:p>УПЛОТНЕНИЕ 24-19-119СП*</text:p>
          </table:table-cell>
          <table:table-cell office:value-type="string">
            <text:p>24-19-119СП*</text:p>
          </table:table-cell>
          <table:table-cell table:style-name="Default"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20-19-123СП*</text:p>
          </table:table-cell>
          <table:table-cell office:value-type="string">
            <text:p>20-19-123СП*</text:p>
          </table:table-cell>
          <table:table-cell table:style-name="Default"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ВТУЛКА 18-19-19</text:p>
          </table:table-cell>
          <table:table-cell office:value-type="string">
            <text:p>18-19-19</text:p>
          </table:table-cell>
          <table:table-cell table:style-name="Default"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ШАЙБА 30Н65Г09</text:p>
          </table:table-cell>
          <table:table-cell office:value-type="string">
            <text:p>30Н65Г09</text:p>
          </table:table-cell>
          <table:table-cell table:style-name="Default" table:number-columns-repeated="2"/>
          <table:table-cell office:value-type="string">
            <text:p>30Н65Г09</text:p>
          </table:table-cell>
          <table:table-cell office:value-type="string">
            <text:p>ШАЙБА ПРУЖИННАЯ 30Н65Г09</text:p>
          </table:table-cell>
        </table:table-row>
        <table:table-row table:style-name="ro1">
          <table:table-cell office:value-type="string">
            <text:p>ПРОКЛАДКА 700-40-5019</text:p>
          </table:table-cell>
          <table:table-cell office:value-type="string">
            <text:p>700-40-5019</text:p>
          </table:table-cell>
          <table:table-cell table:style-name="Default" table:number-columns-repeated="2"/>
          <table:table-cell office:value-type="string">
            <text:p>700-40-5019</text:p>
          </table:table-cell>
          <table:table-cell office:value-type="string">
            <text:p>ПРОКЛАДКА 700-40-5019</text:p>
          </table:table-cell>
        </table:table-row>
        <table:table-row table:style-name="ro1">
          <table:table-cell office:value-type="string">
            <text:p>ВТУЛКА 24-21-42</text:p>
          </table:table-cell>
          <table:table-cell office:value-type="string">
            <text:p>24-21-4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РЕМКОМПЛЕКТ ГИДРОЦИЛИНДРА 18-26-270СП</text:p>
          </table:table-cell>
          <table:table-cell office:value-type="string">
            <text:p>18-26-270 Р/К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ЛЬЦО У100Х95</text:p>
          </table:table-cell>
          <table:table-cell office:value-type="string">
            <text:p>У100Х9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ГАЙКА 700-30-2047</text:p>
          </table:table-cell>
          <table:table-cell office:value-type="string">
            <text:p>700-30-2047</text:p>
          </table:table-cell>
          <table:table-cell table:style-name="Default"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БОЛТ СТЯЖНОЙ 51-05-116СП</text:p>
          </table:table-cell>
          <table:table-cell office:value-type="string">
            <text:p>51-05-116СП</text:p>
          </table:table-cell>
          <table:table-cell table:style-name="Default" table:number-columns-repeated="2"/>
          <table:table-cell office:value-type="string">
            <text:p>51-05-116СП</text:p>
          </table:table-cell>
          <table:table-cell office:value-type="string">
            <text:p>Болт стяжной</text:p>
          </table:table-cell>
        </table:table-row>
        <table:table-row table:style-name="ro1">
          <table:table-cell office:value-type="string">
            <text:p>КРОНШТЕЙН 59-10-6</text:p>
          </table:table-cell>
          <table:table-cell office:value-type="string">
            <text:p>59-10-6</text:p>
          </table:table-cell>
          <table:table-cell table:style-name="Default" table:number-columns-repeated="2"/>
          <table:table-cell office:value-type="string">
            <text:p>59-10-6</text:p>
          </table:table-cell>
          <table:table-cell office:value-type="string">
            <text:p>Кронштейн</text:p>
          </table:table-cell>
        </table:table-row>
        <table:table-row table:style-name="ro1">
          <table:table-cell office:value-type="string">
            <text:p>ВТУЛКА 59-10-7</text:p>
          </table:table-cell>
          <table:table-cell office:value-type="string">
            <text:p>59-10-7</text:p>
          </table:table-cell>
          <table:table-cell table:style-name="Default" table:number-columns-repeated="2"/>
          <table:table-cell office:value-type="string">
            <text:p>59-10-7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КОЛЬЦО 59-10-2</text:p>
          </table:table-cell>
          <table:table-cell office:value-type="string">
            <text:p>59-10-2</text:p>
          </table:table-cell>
          <table:table-cell table:style-name="Default" table:number-columns-repeated="2"/>
          <table:table-cell office:value-type="string">
            <text:p>59-10-2</text:p>
          </table:table-cell>
          <table:table-cell office:value-type="string">
            <text:p>КОЛЬЦО 59-10-2</text:p>
          </table:table-cell>
        </table:table-row>
        <table:table-row table:style-name="ro1">
          <table:table-cell office:value-type="string">
            <text:p>ШТИФТ 700-32-2198</text:p>
          </table:table-cell>
          <table:table-cell office:value-type="string">
            <text:p>700-32-2198</text:p>
          </table:table-cell>
          <table:table-cell table:style-name="Default" table:number-columns-repeated="2"/>
          <table:table-cell office:value-type="string">
            <text:p>700-32-2198</text:p>
          </table:table-cell>
          <table:table-cell office:value-type="string">
            <text:p>Штифт 2.10х20 ГОСТ 3128-70</text:p>
          </table:table-cell>
        </table:table-row>
        <table:table-row table:style-name="ro1">
          <table:table-cell office:value-type="string">
            <text:p>СТАРТЕР 2516.3708.000</text:p>
          </table:table-cell>
          <table:table-cell office:value-type="string">
            <text:p>2516.3708.000</text:p>
          </table:table-cell>
          <table:table-cell table:style-name="Default" table:number-columns-repeated="2"/>
          <table:table-cell office:value-type="string">
            <text:p>2516.3708.000</text:p>
          </table:table-cell>
          <table:table-cell office:value-type="string">
            <text:p>СТАРТЕР 2516.3708.000</text:p>
          </table:table-cell>
        </table:table-row>
        <table:table-row table:style-name="ro1">
          <table:table-cell office:value-type="string">
            <text:p>ВЕНЕЦ 59-03-21</text:p>
          </table:table-cell>
          <table:table-cell office:value-type="string">
            <text:p>59-03-21</text:p>
          </table:table-cell>
          <table:table-cell table:style-name="Default" table:number-columns-repeated="2"/>
          <table:table-cell office:value-type="string">
            <text:p>59-03-21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ПЛАСТИНА ЗАМКОВАЯ 31334</text:p>
          </table:table-cell>
          <table:table-cell office:value-type="float" office:value="31334">
            <text:p>31334</text:p>
          </table:table-cell>
          <table:table-cell table:style-name="Default" table:number-columns-repeated="2"/>
          <table:table-cell office:value-type="float" office:value="31334">
            <text:p>31334</text:p>
          </table:table-cell>
          <table:table-cell office:value-type="string">
            <text:p>ПЛАСТИНА 31334</text:p>
          </table:table-cell>
        </table:table-row>
        <table:table-row table:style-name="ro1">
          <table:table-cell office:value-type="string">
            <text:p>БОЛТ 28452</text:p>
          </table:table-cell>
          <table:table-cell office:value-type="float" office:value="28452">
            <text:p>28452</text:p>
          </table:table-cell>
          <table:table-cell table:style-name="Default" table:number-columns-repeated="2"/>
          <table:table-cell office:value-type="float" office:value="28452">
            <text:p>28452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КАРТЕР 51-01-123СП</text:p>
          </table:table-cell>
          <table:table-cell office:value-type="string">
            <text:p>51-01-123СП</text:p>
          </table:table-cell>
          <table:table-cell table:style-name="Default" table:number-columns-repeated="2"/>
          <table:table-cell office:value-type="string">
            <text:p>51-01-123СП</text:p>
          </table:table-cell>
          <table:table-cell office:value-type="string">
            <text:p>Картер</text:p>
          </table:table-cell>
        </table:table-row>
        <table:table-row table:style-name="ro1">
          <table:table-cell office:value-type="string">
            <text:p>КРЫШКА КАРТЕРА 51-01-180СП</text:p>
          </table:table-cell>
          <table:table-cell office:value-type="string">
            <text:p>51-01-180СП</text:p>
          </table:table-cell>
          <table:table-cell table:style-name="Default" table:number-columns-repeated="2"/>
          <table:table-cell office:value-type="string">
            <text:p>51-01-180СП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КОЛЬЦО УПЛОТНИТЕЛЬНОЕ 111.30.123.01 (Украина)</text:p>
          </table:table-cell>
          <table:table-cell office:value-type="string">
            <text:p>111.30.123.0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ЛЬЦО УПЛОТНИТЕЛЬНОЕ 111.30.123.01 (Россия)</text:p>
          </table:table-cell>
          <table:table-cell office:value-type="string">
            <text:p>111.30.123.0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АЛИК ПРИВОДА НАСОСА 51-09-132СП</text:p>
          </table:table-cell>
          <table:table-cell office:value-type="string">
            <text:p>51-09-132СП</text:p>
          </table:table-cell>
          <table:table-cell table:style-name="Default" table:number-columns-repeated="2"/>
          <table:table-cell office:value-type="string">
            <text:p>51-09-132СП</text:p>
          </table:table-cell>
          <table:table-cell office:value-type="string">
            <text:p>Валик привода насоса</text:p>
          </table:table-cell>
        </table:table-row>
        <table:table-row table:style-name="ro1">
          <table:table-cell office:value-type="string">
            <text:p>ФИЛЬТР-ПАТРОН А41.10.000-02СП (В4308М) основной</text:p>
          </table:table-cell>
          <table:table-cell office:value-type="string">
            <text:p>А41.10.000-02СП (В4308М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ФИЛЬТР-ПАТРОН А41.10.000-01СП (В4308-01М) малый</text:p>
          </table:table-cell>
          <table:table-cell office:value-type="string">
            <text:p>А41.10.000-01СП(В4308М-1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КЛАДКА <text:s/>60-10165.00</text:p>
          </table:table-cell>
          <table:table-cell office:value-type="string">
            <text:p>60-10165.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КЛЮЧАТЕЛЬ "МАССЫ" <text:s/>ВК318Б У-ХЛ</text:p>
          </table:table-cell>
          <table:table-cell office:value-type="string">
            <text:p>ВК318Б У-ХЛ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ВОД 19 50-10-279СП</text:p>
          </table:table-cell>
          <table:table-cell office:value-type="string">
            <text:p>50-10-279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ВОД 153 50-10-285СП</text:p>
          </table:table-cell>
          <table:table-cell office:value-type="string">
            <text:p>50-10-285СП</text:p>
          </table:table-cell>
          <table:table-cell table:style-name="Default" table:number-columns-repeated="2"/>
          <table:table-cell office:value-type="string">
            <text:p>50-10-285СП</text:p>
          </table:table-cell>
          <table:table-cell office:value-type="string">
            <text:p>ПРОВОД 50-10-285СП</text:p>
          </table:table-cell>
        </table:table-row>
        <table:table-row table:style-name="ro1">
          <table:table-cell office:value-type="string">
            <text:p>ПРОВОД 22 50-10-294СП</text:p>
          </table:table-cell>
          <table:table-cell office:value-type="string">
            <text:p>50-10-294СП</text:p>
          </table:table-cell>
          <table:table-cell table:style-name="Default" table:number-columns-repeated="2"/>
          <table:table-cell office:value-type="string">
            <text:p>50-10-294СП</text:p>
          </table:table-cell>
          <table:table-cell office:value-type="string">
            <text:p>ПРОВОД 22 50-10-294СП</text:p>
          </table:table-cell>
        </table:table-row>
        <table:table-row table:style-name="ro1">
          <table:table-cell office:value-type="string">
            <text:p>ПРОВОД 77 50-10-421СП</text:p>
          </table:table-cell>
          <table:table-cell office:value-type="string">
            <text:p>50-10-421СП</text:p>
          </table:table-cell>
          <table:table-cell table:style-name="Default" table:number-columns-repeated="2"/>
          <table:table-cell office:value-type="string">
            <text:p>50-10-421СП</text:p>
          </table:table-cell>
          <table:table-cell office:value-type="string">
            <text:p>ПРОВОД 50-10-421СП</text:p>
          </table:table-cell>
        </table:table-row>
        <table:table-row table:style-name="ro1">
          <table:table-cell office:value-type="string">
            <text:p>ГИДРОЦИЛИНДР 50-26-570СП (18-26-270СП)</text:p>
          </table:table-cell>
          <table:table-cell office:value-type="string">
            <text:p>50-26-570СП (18-26-270СП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ЫКЛЮЧАТЕЛЬ ВК-862 (856)</text:p>
          </table:table-cell>
          <table:table-cell office:value-type="string">
            <text:p>ВК-86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ШЕСТЕРНЯ ВЕДУЩАЯ 24-19-29</text:p>
          </table:table-cell>
          <table:table-cell office:value-type="string">
            <text:p>24-19-29</text:p>
          </table:table-cell>
          <table:table-cell table:style-name="Default"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</table:table-row>
        <table:table-row table:style-name="ro1">
          <table:table-cell office:value-type="string">
            <text:p>ШЕСТЕРНЯ ДВОЙНАЯ 20-19-24</text:p>
          </table:table-cell>
          <table:table-cell office:value-type="string">
            <text:p>20-19-24</text:p>
          </table:table-cell>
          <table:table-cell table:style-name="Default"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</table:table-row>
        <table:table-row table:style-name="ro1">
          <table:table-cell office:value-type="string">
            <text:p>КРЫШКА 20-19-22</text:p>
          </table:table-cell>
          <table:table-cell office:value-type="string">
            <text:p>20-19-22</text:p>
          </table:table-cell>
          <table:table-cell table:style-name="Default" table:number-columns-repeated="2"/>
          <table:table-cell office:value-type="string">
            <text:p>20-19-22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ВТУЛКА 24-19-34</text:p>
          </table:table-cell>
          <table:table-cell office:value-type="string">
            <text:p>24-19-34</text:p>
          </table:table-cell>
          <table:table-cell table:style-name="Default" table:number-columns-repeated="2"/>
          <table:table-cell office:value-type="string">
            <text:p>24-19-34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БОЛТ 700-28-2173</text:p>
          </table:table-cell>
          <table:table-cell office:value-type="string">
            <text:p>700-28-217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ВКЛАДЫШ 50-21-273</text:p>
          </table:table-cell>
          <table:table-cell office:value-type="string">
            <text:p>50-21-273</text:p>
          </table:table-cell>
          <table:table-cell table:style-name="Default" table:number-columns-repeated="2"/>
          <table:table-cell office:value-type="string">
            <text:p>50-21-273</text:p>
          </table:table-cell>
          <table:table-cell office:value-type="string">
            <text:p>Вкладыш</text:p>
          </table:table-cell>
        </table:table-row>
        <table:table-row table:style-name="ro1">
          <table:table-cell office:value-type="string">
            <text:p>КОЛЬЦО 700-58-2414</text:p>
          </table:table-cell>
          <table:table-cell office:value-type="string">
            <text:p>700-58-2414</text:p>
          </table:table-cell>
          <table:table-cell table:style-name="Default" table:number-columns-repeated="2"/>
          <table:table-cell office:value-type="string">
            <text:p>700-58-2414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string">
            <text:p>БОЛТ БАШМАЧНЫЙ М16Х1,5</text:p>
          </table:table-cell>
          <table:table-cell office:value-type="string">
            <text:p>М16Х1,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ГАЙКА БАШМАЧНАЯ <text:s/>М16Х1,5</text:p>
          </table:table-cell>
          <table:table-cell office:value-type="string">
            <text:p>М16Х1,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КОРОБКА ПЕРЕМЕНЫ ПЕРЕДАЧ <text:s/>24-12-1СП</text:p>
          </table:table-cell>
          <table:table-cell office:value-type="string">
            <text:p>24-12-1СП</text:p>
          </table:table-cell>
          <table:table-cell table:style-name="Default" table:number-columns-repeated="2"/>
          <table:table-cell office:value-type="string">
            <text:p>24-12-1СП</text:p>
          </table:table-cell>
          <table:table-cell office:value-type="string">
            <text:p>Коробка перемены передач</text:p>
          </table:table-cell>
        </table:table-row>
        <table:table-row table:style-name="ro1">
          <table:table-cell office:value-type="string">
            <text:p>Комплект колец порш. 160-01-1004002 150мм</text:p>
          </table:table-cell>
          <table:table-cell office:value-type="string">
            <text:p>(160-01-1004002) 150 мм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НАСОС МАСЛЯНЫЙ КОМПЛЕКТ 51-09-272СП</text:p>
          </table:table-cell>
          <table:table-cell office:value-type="string">
            <text:p>51-09-272СП</text:p>
          </table:table-cell>
          <table:table-cell table:style-name="Default" table:number-columns-repeated="2"/>
          <table:table-cell office:value-type="string">
            <text:p>51-09-272СП</text:p>
          </table:table-cell>
          <table:table-cell office:value-type="string">
            <text:p>Насос масляный комплект.</text:p>
          </table:table-cell>
        </table:table-row>
        <table:table-row table:style-name="ro1">
          <table:table-cell office:value-type="string">
            <text:p>ШПИЛЬКА М12Х1,75ТО221.25 8ДХ 700-29-2233</text:p>
          </table:table-cell>
          <table:table-cell office:value-type="string">
            <text:p>700-29-2233</text:p>
          </table:table-cell>
          <table:table-cell table:style-name="Default" table:number-columns-repeated="2"/>
          <table:table-cell office:value-type="string">
            <text:p>700-29-2233</text:p>
          </table:table-cell>
          <table:table-cell office:value-type="string">
            <text:p>Шпилька М12х1,75-3n/1,25-8gх130.66.45.016 ГОСТ 22036-76</text:p>
          </table:table-cell>
        </table:table-row>
        <table:table-row table:style-name="ro1">
          <table:table-cell office:value-type="string">
            <text:p>ЦЕНТРИФУГА МАСЛ.95.000СП</text:p>
          </table:table-cell>
          <table:table-cell office:value-type="string">
            <text:p>95.000СП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ПРОКЛАДКА ПЛИТЫ 700-40-6944</text:p>
          </table:table-cell>
          <table:table-cell office:value-type="string">
            <text:p>700-40-6944</text:p>
          </table:table-cell>
          <table:table-cell table:style-name="Default" table:number-columns-repeated="2"/>
          <table:table-cell office:value-type="string">
            <text:p>700-40-6944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ЦЕНТРИФУГИ 700-40-4746</text:p>
          </table:table-cell>
          <table:table-cell office:value-type="string">
            <text:p>700-40-4746</text:p>
          </table:table-cell>
          <table:table-cell table:style-name="Default" table:number-columns-repeated="2"/>
          <table:table-cell office:value-type="string">
            <text:p>700-40-4746</text:p>
          </table:table-cell>
          <table:table-cell office:value-type="string">
            <text:p>ПРОКЛАДКА 700-40-47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320</text:p>
          </table:table-cell>
          <table:table-cell table:number-columns-repeated="2"/>
          <table:table-cell office:value-type="string">
            <text:p>700-28-2320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20х1,5-8Gх85.109.019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527/2316/262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4-77-1(50-14-23)</text:p>
          </table:table-cell>
          <table:table-cell/>
          <table:table-cell table:number-columns-repeated="2" office:value-type="string">
            <text:p>50-14-23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3618-1</text:p>
          </table:table-cell>
          <table:table-cell table:number-columns-repeated="2"/>
          <table:table-cell office:value-type="string">
            <text:p>03618-1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0-2318(3014)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201.3771-10</text:p>
          </table:table-cell>
          <table:table-cell table:number-columns-repeated="2"/>
          <table:table-cell office:value-type="string">
            <text:p>5201.3771-10</text:p>
          </table:table-cell>
          <table:table-cell office:value-type="string">
            <text:p>ГЕНЕРАТОР 5201.3771-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4-26-285СП</text:p>
          </table:table-cell>
          <table:table-cell table:number-columns-repeated="2"/>
          <table:table-cell office:value-type="string">
            <text:p>64-26-285СП</text:p>
          </table:table-cell>
          <table:table-cell office:value-type="string">
            <text:p>Распределитель. Комплек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float" office:value="16121">
            <text:p>16121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КАТ-21-416Б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7</text:p>
          </table:table-cell>
          <table:table-cell table:number-columns-repeated="2"/>
          <table:table-cell office:value-type="string">
            <text:p>50-19-147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ПП3-2-0</text:p>
          </table:table-cell>
          <table:table-cell table:number-columns-repeated="2"/>
          <table:table-cell office:value-type="string">
            <text:p>ПП3-2-0</text:p>
          </table:table-cell>
          <table:table-cell office:value-type="string">
            <text:p>КРАН ПРОБКОВЫЙ ПП3-2-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6</text:p>
          </table:table-cell>
          <table:table-cell table:number-columns-repeated="2"/>
          <table:table-cell office:value-type="string">
            <text:p>50-19-146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90-170</text:p>
          </table:table-cell>
          <table:table-cell/>
          <table:table-cell table:number-columns-repeated="2" office:value-type="string">
            <text:p>50-19-170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ГМ-10-07СП</text:p>
          </table:table-cell>
          <table:table-cell table:number-columns-repeated="2"/>
          <table:table-cell office:value-type="string">
            <text:p>ГМ-10-07СП</text:p>
          </table:table-cell>
          <table:table-cell office:value-type="string">
            <text:p>Гусениц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2-00К3</text:p>
          </table:table-cell>
          <table:table-cell/>
          <table:table-cell table:number-columns-repeated="2" office:value-type="string">
            <text:p>24-22-00КЗ</text:p>
          </table:table-cell>
          <table:table-cell office:value-type="string">
            <text:p>Комплект з/ч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-149А1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33">
            <text:p>16133</text:p>
          </table:table-cell>
          <table:table-cell/>
          <table:table-cell table:number-columns-repeated="2" office:value-type="float" office:value="16133">
            <text:p>16133</text:p>
          </table:table-cell>
          <table:table-cell office:value-type="string">
            <text:p>Наконечник рычаг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1-71-4СП</text:p>
          </table:table-cell>
          <table:table-cell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float" office:value="16136">
            <text:p>16136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float" office:value="16350">
            <text:p>16350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162</text:p>
          </table:table-cell>
          <table:table-cell table:number-columns-repeated="2"/>
          <table:table-cell office:value-type="string">
            <text:p>50-21-162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396СП</text:p>
          </table:table-cell>
          <table:table-cell table:number-columns-repeated="2"/>
          <table:table-cell office:value-type="string">
            <text:p>50-21-396СП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18(6-118, 118А)</text:p>
          </table:table-cell>
          <table:table-cell/>
          <table:table-cell table:number-columns-repeated="2" office:value-type="string">
            <text:p>118(6-118,118А)</text:p>
          </table:table-cell>
          <table:table-cell office:value-type="string">
            <text:p>ПОДШИПНИК 118(6-118,118А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28А(228АК)</text:p>
          </table:table-cell>
          <table:table-cell table:number-columns-repeated="2"/>
          <table:table-cell office:value-type="string">
            <text:p>228А(228АК)</text:p>
          </table:table-cell>
          <table:table-cell office:value-type="string">
            <text:p>ПОДШИПНИК 228А(228АК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315К1М(КМ)</text:p>
          </table:table-cell>
          <table:table-cell table:number-columns-repeated="2"/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6120(46120А, 6-46120Л)</text:p>
          </table:table-cell>
          <table:table-cell/>
          <table:table-cell table:number-columns-repeated="2" office:value-type="string">
            <text:p>46120(46120А,6-46120Л)</text:p>
          </table:table-cell>
          <table:table-cell office:value-type="string">
            <text:p>ПОДШИПНИК 46120(46120А,6-46120Л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417М</text:p>
          </table:table-cell>
          <table:table-cell table:number-columns-repeated="2"/>
          <table:table-cell office:value-type="string">
            <text:p>70-32417М</text:p>
          </table:table-cell>
          <table:table-cell office:value-type="string">
            <text:p>ПОДШИПНИК 70-32417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612К1М (70-32612КМ)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1-19-103СП</text:p>
          </table:table-cell>
          <table:table-cell table:number-columns-repeated="2"/>
          <table:table-cell office:value-type="string">
            <text:p>21-19-103СП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1-19-104СП</text:p>
          </table:table-cell>
          <table:table-cell table:number-columns-repeated="2"/>
          <table:table-cell office:value-type="string">
            <text:p>21-19-104СП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7426</text:p>
          </table:table-cell>
          <table:table-cell table:number-columns-repeated="2"/>
          <table:table-cell office:value-type="string">
            <text:p>700-40-7426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7386</text:p>
          </table:table-cell>
          <table:table-cell table:number-columns-repeated="2"/>
          <table:table-cell office:value-type="string">
            <text:p>700-40-7386</text:p>
          </table:table-cell>
          <table:table-cell office:value-type="string">
            <text:p>ПРОКЛАДКА 700-40-73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20006СП</text:p>
          </table:table-cell>
          <table:table-cell table:number-columns-repeated="2"/>
          <table:table-cell office:value-type="string">
            <text:p>700-40-20006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1-12,5х9-1090</text:p>
          </table:table-cell>
          <table:table-cell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1-16х11-1650</text:p>
          </table:table-cell>
          <table:table-cell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4-104СП</text:p>
          </table:table-cell>
          <table:table-cell table:number-columns-repeated="2"/>
          <table:table-cell office:value-type="string">
            <text:p>24-14-104СП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202">
            <text:p>16202</text:p>
          </table:table-cell>
          <table:table-cell/>
          <table:table-cell table:number-columns-repeated="2" office:value-type="float" office:value="16202">
            <text:p>16202</text:p>
          </table:table-cell>
          <table:table-cell office:value-type="string">
            <text:p>Рычаг включени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А-11-1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С 10045.00 NILA</text:p>
          </table:table-cell>
          <table:table-cell/>
          <table:table-cell table:number-columns-repeated="2" office:value-type="string">
            <text:p>С 10045.00.NILА</text:p>
          </table:table-cell>
          <table:table-cell office:value-type="string">
            <text:p>ГАЙКА С 10045.00.NI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1-67-107-01СП</text:p>
          </table:table-cell>
          <table:table-cell table:number-columns-repeated="2"/>
          <table:table-cell office:value-type="string">
            <text:p>51-67-107-01СП</text:p>
          </table:table-cell>
          <table:table-cell office:value-type="string">
            <text:p>Секция топливного насос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1-67-109-01СП</text:p>
          </table:table-cell>
          <table:table-cell table:number-columns-repeated="2"/>
          <table:table-cell office:value-type="string">
            <text:p>51-67-109-01СП</text:p>
          </table:table-cell>
          <table:table-cell office:value-type="string">
            <text:p>Секция топливного насос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5-27</text:p>
          </table:table-cell>
          <table:table-cell table:number-columns-repeated="2"/>
          <table:table-cell office:value-type="string">
            <text:p>50-15-27</text:p>
          </table:table-cell>
          <table:table-cell office:value-type="string">
            <text:p>Стакан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7</text:p>
          </table:table-cell>
          <table:table-cell table:number-columns-repeated="2"/>
          <table:table-cell office:value-type="string">
            <text:p>50-19-157</text:p>
          </table:table-cell>
          <table:table-cell office:value-type="string">
            <text:p>Стержень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6.3807.010</text:p>
          </table:table-cell>
          <table:table-cell table:number-columns-repeated="2"/>
          <table:table-cell office:value-type="string">
            <text:p>36.3807.010</text:p>
          </table:table-cell>
          <table:table-cell office:value-type="string">
            <text:p>ПРИЕМНИК УКАЗАТЕЛЯ ТЕМПЕРАТУРЫ 36.3807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УК140Б-3810010</text:p>
          </table:table-cell>
          <table:table-cell table:number-columns-repeated="2"/>
          <table:table-cell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14-018-25-2-2</text:p>
          </table:table-cell>
          <table:table-cell table:number-columns-repeated="2"/>
          <table:table-cell office:value-type="string">
            <text:p>014-018-25-2-2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КН50х70-2</text:p>
          </table:table-cell>
          <table:table-cell table:number-columns-repeated="2"/>
          <table:table-cell office:value-type="string">
            <text:p>КН50Х70-2</text:p>
          </table:table-cell>
          <table:table-cell office:value-type="string">
            <text:p>КОЛЬЦО КН50Х70-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КО50х70-2</text:p>
          </table:table-cell>
          <table:table-cell table:number-columns-repeated="2"/>
          <table:table-cell office:value-type="string">
            <text:p>КО50Х70-2</text:p>
          </table:table-cell>
          <table:table-cell office:value-type="string">
            <text:p>КОЛЬЦО КО50Х70-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50х70-2</text:p>
          </table:table-cell>
          <table:table-cell table:number-columns-repeated="2"/>
          <table:table-cell office:value-type="string">
            <text:p>М50Х70-2</text:p>
          </table:table-cell>
          <table:table-cell office:value-type="string">
            <text:p>МАНЖЕТА М50Х70-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95</text:p>
          </table:table-cell>
          <table:table-cell table:number-columns-repeated="2"/>
          <table:table-cell office:value-type="string">
            <text:p>24-21-95</text:p>
          </table:table-cell>
          <table:table-cell office:value-type="string">
            <text:p>ПРОКЛАДКА 24-21-95</text:p>
          </table:table-cell>
        </table:table-row>
        <table:table-row table:style-name="ro1">
          <table:table-cell office:value-type="string">
            <text:p>Шестерня 50-19-148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Шестерня 50-19-149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Ремень вентилятора 11-16x11-1650 Т-170</text:p>
          </table:table-cell>
          <table:table-cell office:value-type="string">
            <text:p>11-16x11-1650</text:p>
          </table:table-cell>
          <table:table-cell/>
          <table:table-cell table:number-columns-repeated="2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string">
            <text:p>Болт башмачный М20х1,5x62.019 Т-170</text:p>
          </table:table-cell>
          <table:table-cell office:value-type="string">
            <text:p>М20х1,5x62</text:p>
          </table:table-cell>
          <table:table-cell table:number-columns-repeated="4"/>
        </table:table-row>
        <table:table-row table:style-name="ro1">
          <table:table-cell office:value-type="string">
            <text:p>Канат стальной ф19,5 ГОСТ-2688-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Гайка 30326 М20х 1,5</text:p>
          </table:table-cell>
          <table:table-cell office:value-type="float" office:value="30326">
            <text:p>30326</text:p>
          </table:table-cell>
          <table:table-cell table:number-columns-repeated="4"/>
        </table:table-row>
        <table:table-row table:style-name="ro1">
          <table:table-cell office:value-type="string">
            <text:p>Козырёк 15-19-15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</table:table-row>
        <table:table-row table:style-name="ro1">
          <table:table-cell office:value-type="string">
            <text:p>Лента тормозная в сборе 18360-01 СП Т-170</text:p>
          </table:table-cell>
          <table:table-cell office:value-type="string">
            <text:p>18360-01</text:p>
          </table:table-cell>
          <table:table-cell table:number-columns-repeated="4"/>
        </table:table-row>
        <table:table-row table:style-name="ro1">
          <table:table-cell office:value-type="string">
            <text:p>Фильтр-патрон 51-05-310СП Т-170</text:p>
          </table:table-cell>
          <table:table-cell office:value-type="string">
            <text:p>51-05-310СП</text:p>
          </table:table-cell>
          <table:table-cell/>
          <table:table-cell office:value-type="string">
            <text:p>А41.10.000-02</text:p>
          </table:table-cell>
          <table:table-cell table:number-columns-repeated="2"/>
        </table:table-row>
        <table:table-row table:style-name="ro1">
          <table:table-cell office:value-type="string">
            <text:p>Рукав ВД Ду-12-1,10 (ключ 27 М22х1,5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РВД Ду16 (ключ 32, М27х1.5) 1450мм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РВД К24 М20х1.5 (1450мм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РВД К=32 М24х1,5 (1010) 12x1050-3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РВД К24 М20х1,5 (1810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Стремянка в сборе 50-20-10 Т-170</text:p>
          </table:table-cell>
          <table:table-cell office:value-type="string">
            <text:p>50-20-10</text:p>
          </table:table-cell>
          <table:table-cell table:number-columns-repeated="2"/>
          <table:table-cell office:value-type="string">
            <text:p>50-20-10</text:p>
          </table:table-cell>
          <table:table-cell office:value-type="string">
            <text:p>СТРЕМЯНКА 50-20-10</text:p>
          </table:table-cell>
        </table:table-row>
        <table:table-row table:style-name="ro1">
          <table:table-cell office:value-type="string">
            <text:p>Турбокомпрессор ТКР-8,5 С Т-17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Венец ведущего колеса 50-19-160-1 (бортового редуктора) Т-170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700-40-4092 прокладка борт.редуктора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140-150-58-2-2</text:p>
          </table:table-cell>
          <table:table-cell office:value-type="string">
            <text:p>КОЛЬЦО 140-150-58-2-2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ЗАО 100Х125Х12</text:p>
          </table:table-cell>
          <table:table-cell office:value-type="string">
            <text:p>МАНЖЕТА 100Х125-12 INCO VERITAS SA(САЛЬНИК ЗАО 100Х125Х12)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string">
            <text:p>1.2-90Х120-1</text:p>
          </table:table-cell>
          <table:table-cell office:value-type="string">
            <text:p>МАНЖЕТА 1.2-90Х120-1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18-19-23</text:p>
          </table:table-cell>
          <table:table-cell office:value-type="string">
            <text:p>Втулка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118(6-118,118А)</text:p>
          </table:table-cell>
          <table:table-cell office:value-type="string">
            <text:p>ПОДШИПНИК 118(6-118,118А)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string">
            <text:p>24-13-6</text:p>
          </table:table-cell>
          <table:table-cell office:value-type="string">
            <text:p>Кожух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string">
            <text:p>50-13-124</text:p>
          </table:table-cell>
          <table:table-cell office:value-type="string">
            <text:p>Кожух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string">
            <text:p>64-13-21</text:p>
          </table:table-cell>
          <table:table-cell office:value-type="string">
            <text:p>Кронштейн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string">
            <text:p>24-13-8</text:p>
          </table:table-cell>
          <table:table-cell office:value-type="string">
            <text:p>Рычаг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string">
            <text:p>700-40-7238</text:p>
          </table:table-cell>
          <table:table-cell office:value-type="string">
            <text:p>ЧЕХОЛ 700-40-7238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string">
            <text:p>18-14-77-1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string">
            <text:p>18-14-126</text:p>
          </table:table-cell>
          <table:table-cell office:value-type="string">
            <text:p>Муфта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string">
            <text:p>18-14-140-1СП</text:p>
          </table:table-cell>
          <table:table-cell office:value-type="string">
            <text:p>Тормозок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string">
            <text:p>18-14-135СП</text:p>
          </table:table-cell>
          <table:table-cell office:value-type="string">
            <text:p>Диск ведомый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/>
          <table:table-cell office:value-type="string">
            <text:p>Р/К 50-15-118СП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/>
          <table:table-cell office:value-type="string">
            <text:p>Р/К 21-17-4СП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700-28-2527 болт крепления катка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string">
            <text:p>50-21-163</text:p>
          </table:table-cell>
          <table:table-cell office:value-type="string">
            <text:p>Планка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string">
            <text:p>50-21-162</text:p>
          </table:table-cell>
          <table:table-cell office:value-type="string">
            <text:p>Планка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/>
          <table:table-cell office:value-type="string">
            <text:p>50-21-42 планка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string">
            <text:p>50-21-134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string">
            <text:p>50-21-123</text:p>
          </table:table-cell>
          <table:table-cell office:value-type="string">
            <text:p>Планка на упор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office:value-type="float" office:value="38441">
            <text:p>38441</text:p>
          </table:table-cell>
          <table:table-cell office:value-type="string">
            <text:p>ПРУЖИНА 38441</text:p>
          </table:table-cell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/>
          <table:table-cell office:value-type="string">
            <text:p>РВД 16х32х1010</text:p>
          </table:table-cell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office:value-type="string">
            <text:p>18-12-150СП</text:p>
          </table:table-cell>
          <table:table-cell office:value-type="string">
            <text:p>Крышка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string">
            <text:p>18-12-201</text:p>
          </table:table-cell>
          <table:table-cell office:value-type="string">
            <text:p>Фланец</text:p>
          </table:table-cell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office:value-type="float" office:value="30280">
            <text:p>30280</text:p>
          </table:table-cell>
          <table:table-cell office:value-type="string">
            <text:p>Гайка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office:value-type="float" office:value="40795">
            <text:p>40795</text:p>
          </table:table-cell>
          <table:table-cell office:value-type="string">
            <text:p>КОЛЬЦО 40795</text:p>
          </table:table-cell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office:value-type="string">
            <text:p>700-34-2050</text:p>
          </table:table-cell>
          <table:table-cell office:value-type="string">
            <text:p>Шпонка призматическая</text:p>
          </table:table-cell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office:value-type="string">
            <text:p>18-12-132</text:p>
          </table:table-cell>
          <table:table-cell office:value-type="string">
            <text:p>Вал верхний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string">
            <text:p>18-12-320</text:p>
          </table:table-cell>
          <table:table-cell office:value-type="string">
            <text:p>Шестерня</text:p>
          </table:table-cell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office:value-type="string">
            <text:p>18-12-321</text:p>
          </table:table-cell>
          <table:table-cell office:value-type="string">
            <text:p>Шестерня</text:p>
          </table:table-cell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office:value-type="string">
            <text:p>50-12-565</text:p>
          </table:table-cell>
          <table:table-cell office:value-type="string">
            <text:p>Вилка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string">
            <text:p>28-16-10</text:p>
          </table:table-cell>
          <table:table-cell office:value-type="string">
            <text:p>Тарелка нажимная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office:value-type="string">
            <text:p>24-16-5</text:p>
          </table:table-cell>
          <table:table-cell office:value-type="string">
            <text:p>Барабан внутренний</text:p>
          </table:table-cell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string">
            <text:p>24-16-4</text:p>
          </table:table-cell>
          <table:table-cell office:value-type="string">
            <text:p>Полуось</text:p>
          </table:table-cell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office:value-type="string">
            <text:p>15-19-15</text:p>
          </table:table-cell>
          <table:table-cell office:value-type="string">
            <text:p>Козырек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string">
            <text:p>700-40-2163</text:p>
          </table:table-cell>
          <table:table-cell office:value-type="string">
            <text:p>МАНЖЕТА 700-40-2163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string">
            <text:p>700-40-3372</text:p>
          </table:table-cell>
          <table:table-cell office:value-type="string">
            <text:p>МАНЖЕТА 700-40-3372</text:p>
          </table:table-cell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office:value-type="string">
            <text:p>095-101-36-2-2</text:p>
          </table:table-cell>
          <table:table-cell office:value-type="string">
            <text:p>КОЛЬЦО 095-101-36-2-2</text:p>
          </table:table-cell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string">
            <text:p>700-40-2733</text:p>
          </table:table-cell>
          <table:table-cell office:value-type="string">
            <text:p>КОЛЬЦО 700-40-2733</text:p>
          </table:table-cell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/>
          <table:table-cell office:value-type="string">
            <text:p>18-19-35 щиток</text:p>
          </table:table-cell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string">
            <text:p>2224КМ</text:p>
          </table:table-cell>
          <table:table-cell office:value-type="string">
            <text:p>ПОДШИПНИК 2224КМ</text:p>
          </table:table-cell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string">
            <text:p>228А(228АК)</text:p>
          </table:table-cell>
          <table:table-cell office:value-type="string">
            <text:p>ПОДШИПНИК 228А(228АК)</text:p>
          </table:table-cell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string">
            <text:p>Р-635-1-06</text:p>
          </table:table-cell>
          <table:table-cell office:value-type="string">
            <text:p>Фильтр масляный</text:p>
          </table:table-cell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string">
            <text:p>А41.10.000-02</text:p>
          </table:table-cell>
          <table:table-cell office:value-type="string">
            <text:p>фильтр воздушный</text:p>
          </table:table-cell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office:value-type="string">
            <text:p>20-22-9СП</text:p>
          </table:table-cell>
          <table:table-cell office:value-type="string">
            <text:p>Гусеница серийная</text:p>
          </table:table-cell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string">
            <text:p>18-12-150СП</text:p>
          </table:table-cell>
          <table:table-cell office:value-type="string">
            <text:p>Крышка</text:p>
          </table:table-cell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office:value-type="string">
            <text:p>50-12-688</text:p>
          </table:table-cell>
          <table:table-cell office:value-type="string">
            <text:p>Валик</text:p>
          </table:table-cell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office:value-type="string">
            <text:p>50-12-689</text:p>
          </table:table-cell>
          <table:table-cell office:value-type="string">
            <text:p>Валик</text:p>
          </table:table-cell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string">
            <text:p>51-09-217СП</text:p>
          </table:table-cell>
          <table:table-cell office:value-type="string">
            <text:p>Насос масляный</text:p>
          </table:table-cell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office:value-type="string">
            <text:p>А23.01.103-160СБР1</text:p>
          </table:table-cell>
          <table:table-cell office:value-type="string">
            <text:p>ВКЛАДЫШ КОРЕННОЙ А23.01.103-160сбР1</text:p>
          </table:table-cell>
        </table:table-row>
        <table:table-row table:style-name="ro1">
          <table:table-cell table:number-columns-repeated="3"/>
          <table:table-cell office:value-type="float" office:value="83">
            <text:p>83</text:p>
          </table:table-cell>
          <table:table-cell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/>
          <table:table-cell office:value-type="string">
            <text:p>Бак радиатора 130у-13-030</text:p>
          </table:table-cell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string">
            <text:p>50-14-23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office:value-type="string">
            <text:p>50-14-26</text:p>
          </table:table-cell>
          <table:table-cell office:value-type="string">
            <text:p>Муфта</text:p>
          </table:table-cell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/>
          <table:table-cell office:value-type="string">
            <text:p>700-40-2754 прокладка ТКР 11 н3</text:p>
          </table:table-cell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office:value-type="string">
            <text:p>700-40-3880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table:number-columns-repeated="3"/>
          <table:table-cell office:value-type="float" office:value="89">
            <text:p>89</text:p>
          </table:table-cell>
          <table:table-cell office:value-type="string">
            <text:p>700-40-2010-01</text:p>
          </table:table-cell>
          <table:table-cell office:value-type="string">
            <text:p>Кольцо</text:p>
          </table:table-cell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/>
          <table:table-cell office:value-type="string">
            <text:p>130у.233 прокладка под бак радиатора</text:p>
          </table:table-cell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office:value-type="float" office:value="12304">
            <text:p>12304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</text:p>
          </table:table-cell>
          <table:table-cell table:number-columns-repeated="4"/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20х1,5х62</text:p>
          </table:table-cell>
          <table:table-cell table:number-columns-repeated="2"/>
          <table:table-cell office:value-type="string">
            <text:p>М20Х1,5Х62</text:p>
          </table:table-cell>
          <table:table-cell office:value-type="string">
            <text:p>БОЛТ М20Х1,5Х62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09</text:p>
          </table:table-cell>
          <table:table-cell table:number-columns-repeated="2"/>
          <table:table-cell office:value-type="string">
            <text:p>700-28-250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27-1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float" office:value="30326">
            <text:p>30326</text:p>
          </table:table-cell>
          <table:table-cell table:number-columns-repeated="4"/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700-30-2017</text:p>
          </table:table-cell>
          <table:table-cell/>
          <table:table-cell table:number-columns-repeated="2" office:value-type="string">
            <text:p>700-30-2017-01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18-19-33-1</text:p>
          </table:table-cell>
          <table:table-cell table:number-columns-repeated="2"/>
          <table:table-cell office:value-type="string">
            <text:p>18-19-33-1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float" office:value="19457">
            <text:p>19457</text:p>
          </table:table-cell>
          <table:table-cell/>
          <table:table-cell table:number-columns-repeated="2" office:value-type="string">
            <text:p>19457-01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вал</text:p>
          </table:table-cell>
          <table:table-cell office:value-type="string">
            <text:p>50-12-246СП</text:p>
          </table:table-cell>
          <table:table-cell table:number-columns-repeated="2"/>
          <table:table-cell office:value-type="string">
            <text:p>50-12-246СП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муфта</text:p>
          </table:table-cell>
          <table:table-cell office:value-type="string">
            <text:p>18-14-78</text:p>
          </table:table-cell>
          <table:table-cell table:number-columns-repeated="2"/>
          <table:table-cell office:value-type="string">
            <text:p>18-14-78</text:p>
          </table:table-cell>
          <table:table-cell office:value-type="string">
            <text:p>Муфта карданного вала</text:p>
          </table:table-cell>
        </table:table-row>
        <table:table-row table:style-name="ro1"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муфта</text:p>
          </table:table-cell>
          <table:table-cell office:value-type="string">
            <text:p>20-14-25</text:p>
          </table:table-cell>
          <table:table-cell table:number-columns-repeated="2"/>
          <table:table-cell office:value-type="string">
            <text:p>20-14-25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стержень в сборе</text:p>
          </table:table-cell>
          <table:table-cell office:value-type="string">
            <text:p>60-19-114СП</text:p>
          </table:table-cell>
          <table:table-cell table:number-columns-repeated="2"/>
          <table:table-cell office:value-type="string">
            <text:p>60-19-114СП</text:p>
          </table:table-cell>
          <table:table-cell office:value-type="string">
            <text:p>Стержень</text:p>
          </table:table-cell>
        </table:table-row>
        <table:table-row table:style-name="ro1">
          <table:table-cell office:value-type="string">
            <text:p>полуось (болотоход)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string">
            <text:p>вал карданный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office:value-type="string">
            <text:p>фланец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вкладыш</text:p>
          </table:table-cell>
          <table:table-cell office:value-type="float" office:value="21690">
            <text:p>21690</text:p>
          </table:table-cell>
          <table:table-cell/>
          <table:table-cell table:number-columns-repeated="2" office:value-type="string">
            <text:p>50-21-273</text:p>
          </table:table-cell>
          <table:table-cell office:value-type="string">
            <text:p>Вкладыш</text:p>
          </table:table-cell>
        </table:table-row>
        <table:table-row table:style-name="ro1">
          <table:table-cell office:value-type="string">
            <text:p>вкладыш</text:p>
          </table:table-cell>
          <table:table-cell office:value-type="float" office:value="21927">
            <text:p>21927</text:p>
          </table:table-cell>
          <table:table-cell table:number-columns-repeated="4"/>
        </table:table-row>
        <table:table-row table:style-name="ro1">
          <table:table-cell office:value-type="string">
            <text:p>втулка</text:p>
          </table:table-cell>
          <table:table-cell office:value-type="string">
            <text:p>14-02-30-3</text:p>
          </table:table-cell>
          <table:table-cell table:number-columns-repeated="4"/>
        </table:table-row>
        <table:table-row table:style-name="ro1">
          <table:table-cell office:value-type="string">
            <text:p>гайка</text:p>
          </table:table-cell>
          <table:table-cell office:value-type="float" office:value="30280">
            <text:p>30280</text:p>
          </table:table-cell>
          <table:table-cell table:number-columns-repeated="2"/>
          <table:table-cell office:value-type="float" office:value="30280">
            <text:p>30280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генератор</text:p>
          </table:table-cell>
          <table:table-cell office:value-type="string">
            <text:p>7006.3701.000</text:p>
          </table:table-cell>
          <table:table-cell table:number-columns-repeated="4"/>
        </table:table-row>
        <table:table-row table:style-name="ro1">
          <table:table-cell office:value-type="string">
            <text:p>головка циллиндров</text:p>
          </table:table-cell>
          <table:table-cell office:value-type="string">
            <text:p>16-02-2СП</text:p>
          </table:table-cell>
          <table:table-cell/>
          <table:table-cell table:number-columns-repeated="2" office:value-type="string">
            <text:p>51-02-3СП</text:p>
          </table:table-cell>
          <table:table-cell office:value-type="string">
            <text:p>Головка цилиндров</text:p>
          </table:table-cell>
        </table:table-row>
        <table:table-row table:style-name="ro1">
          <table:table-cell office:value-type="string">
            <text:p>диск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</table:table-row>
        <table:table-row table:style-name="ro1">
          <table:table-cell office:value-type="string">
            <text:p>карбюратор</text:p>
          </table:table-cell>
          <table:table-cell office:value-type="string">
            <text:p>К125ЛТ</text:p>
          </table:table-cell>
          <table:table-cell/>
          <table:table-cell table:number-columns-repeated="2" office:value-type="string">
            <text:p>К125Л</text:p>
          </table:table-cell>
          <table:table-cell office:value-type="string">
            <text:p>КАРБЮРАТОР К125Л</text:p>
          </table:table-cell>
        </table:table-row>
        <table:table-row table:style-name="ro1">
          <table:table-cell office:value-type="string">
            <text:p>колесо зубчатое</text:p>
          </table:table-cell>
          <table:table-cell office:value-type="string">
            <text:p>16-01-103</text:p>
          </table:table-cell>
          <table:table-cell table:number-columns-repeated="2"/>
          <table:table-cell office:value-type="string">
            <text:p>16-01-103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40.1002024</text:p>
          </table:table-cell>
          <table:table-cell table:number-columns-repeated="4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2241</text:p>
          </table:table-cell>
          <table:table-cell table:number-columns-repeated="2"/>
          <table:table-cell office:value-type="string">
            <text:p>700-40-2241</text:p>
          </table:table-cell>
          <table:table-cell office:value-type="string">
            <text:p>КОЛЬЦО 700-40-2241</text:p>
          </table:table-cell>
        </table:table-row>
        <table:table-row table:style-name="ro1">
          <table:table-cell office:value-type="string">
            <text:p>лента тормоза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string">
            <text:p>лист</text:p>
          </table:table-cell>
          <table:table-cell office:value-type="string">
            <text:p>20-20-32</text:p>
          </table:table-cell>
          <table:table-cell table:number-columns-repeated="4"/>
        </table:table-row>
        <table:table-row table:style-name="ro1">
          <table:table-cell office:value-type="string">
            <text:p>магнето</text:p>
          </table:table-cell>
          <table:table-cell office:value-type="string">
            <text:p>М149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механизм натяжения</text:p>
          </table:table-cell>
          <table:table-cell office:value-type="string">
            <text:p>50-21-134СП</text:p>
          </table:table-cell>
          <table:table-cell table:number-columns-repeated="4"/>
        </table:table-row>
        <table:table-row table:style-name="ro1">
          <table:table-cell office:value-type="string">
            <text:p>муфта сцепления б/х тркторов</text:p>
          </table:table-cell>
          <table:table-cell office:value-type="string">
            <text:p>20-14-2СП</text:p>
          </table:table-cell>
          <table:table-cell table:number-columns-repeated="2"/>
          <table:table-cell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office:value-type="string">
            <text:p>НМШ 25</text:p>
          </table:table-cell>
          <table:table-cell table:number-columns-repeated="2"/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 32У-2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</table:table-row>
        <table:table-row table:style-name="ro1">
          <table:table-cell office:value-type="string">
            <text:p>планка</text:p>
          </table:table-cell>
          <table:table-cell office:value-type="string">
            <text:p>50-19-129</text:p>
          </table:table-cell>
          <table:table-cell/>
          <table:table-cell table:number-columns-repeated="2" office:value-type="string">
            <text:p>50-19-129-1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2315">
            <text:p>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2612">
            <text:p>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213">
            <text:p>213</text:p>
          </table:table-cell>
          <table:table-cell/>
          <table:table-cell table:number-columns-repeated="2" office:value-type="string">
            <text:p>213(213А,213АК,6-213А)</text:p>
          </table:table-cell>
          <table:table-cell office:value-type="string">
            <text:p>ПОДШИПНИК 213(213А,213АК,6-213А,6-213АК)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2417">
            <text:p>32417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/>
          <table:table-cell table:number-columns-repeated="2" office:value-type="string">
            <text:p>2224КМ</text:p>
          </table:table-cell>
          <table:table-cell office:value-type="string">
            <text:p>ПОДШИПНИК 2224КМ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228А</text:p>
          </table:table-cell>
          <table:table-cell/>
          <table:table-cell table:number-columns-repeated="2" office:value-type="string">
            <text:p>228А(228АК)</text:p>
          </table:table-cell>
          <table:table-cell office:value-type="string">
            <text:p>ПОДШИПНИК 228А(228АК)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</table:table-row>
        <table:table-row table:style-name="ro1">
          <table:table-cell office:value-type="string">
            <text:p>привод насоса</text:p>
          </table:table-cell>
          <table:table-cell office:value-type="string">
            <text:p>16-09-149СП</text:p>
          </table:table-cell>
          <table:table-cell table:number-columns-repeated="4"/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40201">
            <text:p>40201</text:p>
          </table:table-cell>
          <table:table-cell table:number-columns-repeated="2"/>
          <table:table-cell office:value-type="float" office:value="40201">
            <text:p>40201</text:p>
          </table:table-cell>
          <table:table-cell office:value-type="string">
            <text:p>ПРОКЛАДКА 40201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2253</text:p>
          </table:table-cell>
          <table:table-cell table:number-columns-repeated="4"/>
        </table:table-row>
        <table:table-row table:style-name="ro1">
          <table:table-cell office:value-type="string">
            <text:p>радиатор</text:p>
          </table:table-cell>
          <table:table-cell office:value-type="string">
            <text:p>130У.13-010</text:p>
          </table:table-cell>
          <table:table-cell/>
          <table:table-cell table:number-columns-repeated="2"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</table:table-row>
        <table:table-row table:style-name="ro1">
          <table:table-cell office:value-type="string">
            <text:p>ремень</text:p>
          </table:table-cell>
          <table:table-cell office:value-type="string">
            <text:p>11-16х11-1650</text:p>
          </table:table-cell>
          <table:table-cell table:number-columns-repeated="2"/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string">
            <text:p>ремень</text:p>
          </table:table-cell>
          <table:table-cell office:value-type="string">
            <text:p>11-12,5х9-1090</text:p>
          </table:table-cell>
          <table:table-cell table:number-columns-repeated="2"/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office:value-type="string">
            <text:p>ткр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трк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</table:table-row>
        <table:table-row table:style-name="ro1">
          <table:table-cell office:value-type="string">
            <text:p>уплотнение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рессора на б/х</text:p>
          </table:table-cell>
          <table:table-cell office:value-type="string">
            <text:p>20-20-117СП</text:p>
          </table:table-cell>
          <table:table-cell table:number-columns-repeated="4"/>
        </table:table-row>
        <table:table-row table:style-name="ro1">
          <table:table-cell office:value-type="string">
            <text:p>фланец</text:p>
          </table:table-cell>
          <table:table-cell office:value-type="string">
            <text:p>18-12-201</text:p>
          </table:table-cell>
          <table:table-cell table:number-columns-repeated="2"/>
          <table:table-cell office:value-type="string">
            <text:p>18-12-201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фрикцион</text:p>
          </table:table-cell>
          <table:table-cell office:value-type="string">
            <text:p>24-16-102-01СП</text:p>
          </table:table-cell>
          <table:table-cell table:number-columns-repeated="2"/>
          <table:table-cell office:value-type="string">
            <text:p>24-16-102-01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фрикцион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чехол</text:p>
          </table:table-cell>
          <table:table-cell office:value-type="string">
            <text:p>700-40-7238</text:p>
          </table:table-cell>
          <table:table-cell table:number-columns-repeated="2"/>
          <table:table-cell office:value-type="string">
            <text:p>700-40-7238</text:p>
          </table:table-cell>
          <table:table-cell office:value-type="string">
            <text:p>ЧЕХОЛ 700-40-7238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2">
          <table:table-cell table:style-name="ce3" office:value-type="string">
            <text:p>реле регулятор напряжениятрактора т170, </text:p>
            <text:p>комбайны Дон (24В)</text:p>
          </table:table-cell>
          <table:table-cell office:value-type="string">
            <text:p>2412.3702</text:p>
          </table:table-cell>
          <table:table-cell table:number-columns-repeated="4"/>
        </table:table-row>
        <table:table-row table:style-name="ro1">
          <table:table-cell office:value-type="string">
            <text:p>шестерня двойная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вкладыши коренные</text:p>
          </table:table-cell>
          <table:table-cell office:value-type="string">
            <text:p>н1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</table:table-row>
        <table:table-row table:style-name="ro1">
          <table:table-cell office:value-type="string">
            <text:p>вкладыши коренные</text:p>
          </table:table-cell>
          <table:table-cell office:value-type="string">
            <text:p><text:s/>н2</text:p>
          </table:table-cell>
          <table:table-cell/>
          <table:table-cell table:number-columns-repeated="2" office:value-type="string">
            <text:p>А23.01.103-160СБН2</text:p>
          </table:table-cell>
          <table:table-cell office:value-type="string">
            <text:p>ВКЛАДЫШ КОРЕННОЙ А23.01.103-160сб.Н2</text:p>
          </table:table-cell>
        </table:table-row>
        <table:table-row table:style-name="ro1">
          <table:table-cell office:value-type="string">
            <text:p>вкладыши коренные</text:p>
          </table:table-cell>
          <table:table-cell office:value-type="string">
            <text:p><text:s/>р1</text:p>
          </table:table-cell>
          <table:table-cell/>
          <table:table-cell table:number-columns-repeated="2" office:value-type="string">
            <text:p>А23.01.103-160СБР1</text:p>
          </table:table-cell>
          <table:table-cell office:value-type="string">
            <text:p>ВКЛАДЫШ КОРЕННОЙ А23.01.103-160сбР1</text:p>
          </table:table-cell>
        </table:table-row>
        <table:table-row table:style-name="ro1">
          <table:table-cell office:value-type="string">
            <text:p>вкладыши коренные</text:p>
          </table:table-cell>
          <table:table-cell office:value-type="string">
            <text:p><text:s/>р2</text:p>
          </table:table-cell>
          <table:table-cell/>
          <table:table-cell table:number-columns-repeated="2" office:value-type="string">
            <text:p>А23.01.103-160СБР2</text:p>
          </table:table-cell>
          <table:table-cell office:value-type="string">
            <text:p>ВКЛАДЫШ КОРЕННОЙ А23.01.103-160сбР2</text:p>
          </table:table-cell>
        </table:table-row>
        <table:table-row table:style-name="ro1">
          <table:table-cell office:value-type="string">
            <text:p>вкладыши коренные</text:p>
          </table:table-cell>
          <table:table-cell office:value-type="string">
            <text:p><text:s/>р3</text:p>
          </table:table-cell>
          <table:table-cell/>
          <table:table-cell office:value-type="string">
            <text:p>А23.01.103-160СБРЗ</text:p>
          </table:table-cell>
          <table:table-cell table:number-columns-repeated="2"/>
        </table:table-row>
        <table:table-row table:style-name="ro1">
          <table:table-cell office:value-type="string">
            <text:p>вкладыши шатунные</text:p>
          </table:table-cell>
          <table:table-cell office:value-type="string">
            <text:p><text:s/>н1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</table:table-row>
        <table:table-row table:style-name="ro1">
          <table:table-cell office:value-type="string">
            <text:p>вкладыши шатунные</text:p>
          </table:table-cell>
          <table:table-cell office:value-type="string">
            <text:p><text:s/>н2</text:p>
          </table:table-cell>
          <table:table-cell/>
          <table:table-cell table:number-columns-repeated="2" office:value-type="string">
            <text:p>А23.01.100-160СБН2</text:p>
          </table:table-cell>
          <table:table-cell office:value-type="string">
            <text:p>ВКЛАДЫШ ШАТУННЫЙ А23.01.100-160сб.Н2</text:p>
          </table:table-cell>
        </table:table-row>
        <table:table-row table:style-name="ro1">
          <table:table-cell office:value-type="string">
            <text:p>вкладыши шатунные</text:p>
          </table:table-cell>
          <table:table-cell office:value-type="string">
            <text:p><text:s/>р1</text:p>
          </table:table-cell>
          <table:table-cell/>
          <table:table-cell table:number-columns-repeated="2" office:value-type="string">
            <text:p>А23.01.100-160СБР1</text:p>
          </table:table-cell>
          <table:table-cell office:value-type="string">
            <text:p>ВКЛАДЫШ ШАТУННЫЙ А23.01.100-160сб.Р1</text:p>
          </table:table-cell>
        </table:table-row>
        <table:table-row table:style-name="ro1">
          <table:table-cell office:value-type="string">
            <text:p>вкладыши шатунные</text:p>
          </table:table-cell>
          <table:table-cell office:value-type="string">
            <text:p><text:s/>р2</text:p>
          </table:table-cell>
          <table:table-cell/>
          <table:table-cell table:number-columns-repeated="2" office:value-type="string">
            <text:p>А23.01.100-160СБР2</text:p>
          </table:table-cell>
          <table:table-cell office:value-type="string">
            <text:p>ВКЛАДЫШ ШАТУННЫЙ А23.01.100-160сбР2</text:p>
          </table:table-cell>
        </table:table-row>
        <table:table-row table:style-name="ro1">
          <table:table-cell office:value-type="string">
            <text:p>вкладыши шатунные</text:p>
          </table:table-cell>
          <table:table-cell office:value-type="string">
            <text:p><text:s/>р3</text:p>
          </table:table-cell>
          <table:table-cell/>
          <table:table-cell table:number-columns-repeated="2" office:value-type="string">
            <text:p>А23.01.100-160СБР3</text:p>
          </table:table-cell>
          <table:table-cell office:value-type="string">
            <text:p>ВКЛАДЫШ ШАТУННЫЙ А23.01.100-160сбР3</text:p>
          </table:table-cell>
        </table:table-row>
        <table:table-row table:style-name="ro1">
          <table:table-cell office:value-type="string">
            <text:p>гильза 145</text:p>
          </table:table-cell>
          <table:table-cell office:value-type="string">
            <text:p>51-01-82</text:p>
          </table:table-cell>
          <table:table-cell/>
          <table:table-cell table:number-columns-repeated="2" office:value-type="string">
            <text:p>01466-2</text:p>
          </table:table-cell>
          <table:table-cell office:value-type="string">
            <text:p>ГИЛЬЗА 01466-2</text:p>
          </table:table-cell>
        </table:table-row>
        <table:table-row table:style-name="ro1">
          <table:table-cell office:value-type="string">
            <text:p>гильза цилиндра 150</text:p>
          </table:table-cell>
          <table:table-cell office:value-type="string">
            <text:p>01466-2-01</text:p>
          </table:table-cell>
          <table:table-cell/>
          <table:table-cell table:number-columns-repeated="2" office:value-type="string">
            <text:p>51-01-82</text:p>
          </table:table-cell>
          <table:table-cell office:value-type="string">
            <text:p>ГИЛЬЗА 51-01-82</text:p>
          </table:table-cell>
        </table:table-row>
        <table:table-row table:style-name="ro1">
          <table:table-cell office:value-type="string">
            <text:p>головка блока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</table:table-row>
        <table:table-row table:style-name="ro1">
          <table:table-cell office:value-type="string">
            <text:p>комплект поршневых колец (D-150)</text:p>
          </table:table-cell>
          <table:table-cell office:value-type="string">
            <text:p>51-03-130СП</text:p>
          </table:table-cell>
          <table:table-cell table:number-columns-repeated="4"/>
        </table:table-row>
        <table:table-row table:style-name="ro1">
          <table:table-cell office:value-type="string">
            <text:p>к-т поршневых колец 145</text:p>
          </table:table-cell>
          <table:table-cell office:value-type="string">
            <text:p>51-03-115СП</text:p>
          </table:table-cell>
          <table:table-cell table:number-columns-repeated="2"/>
          <table:table-cell office:value-type="string">
            <text:p>51-03-115СП</text:p>
          </table:table-cell>
          <table:table-cell office:value-type="string">
            <text:p>КОЛЬЦО ПОРШНЕВОЕ СТ-51-03-115СП</text:p>
          </table:table-cell>
        </table:table-row>
        <table:table-row table:style-name="ro1">
          <table:table-cell office:value-type="string">
            <text:p>насос масляный</text:p>
          </table:table-cell>
          <table:table-cell office:value-type="string">
            <text:p>29-09-124СП</text:p>
          </table:table-cell>
          <table:table-cell/>
          <table:table-cell table:number-columns-repeated="2" office:value-type="string">
            <text:p>51-09-272СП</text:p>
          </table:table-cell>
          <table:table-cell office:value-type="string">
            <text:p>Насос масляный комплект.</text:p>
          </table:table-cell>
        </table:table-row>
        <table:table-row table:style-name="ro1">
          <table:table-cell office:value-type="string">
            <text:p>плунжерная пара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</table:table-row>
        <table:table-row table:style-name="ro1">
          <table:table-cell office:value-type="string">
            <text:p>плунжерная пара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</table:table-row>
        <table:table-row table:style-name="ro1">
          <table:table-cell office:value-type="string">
            <text:p>поршень 145</text:p>
          </table:table-cell>
          <table:table-cell office:value-type="string">
            <text:p>51-03-36</text:p>
          </table:table-cell>
          <table:table-cell/>
          <table:table-cell table:number-columns-repeated="2" office:value-type="string">
            <text:p>51-03-23</text:p>
          </table:table-cell>
          <table:table-cell office:value-type="string">
            <text:p>ПОРШЕНЬ 51-03-23</text:p>
          </table:table-cell>
        </table:table-row>
        <table:table-row table:style-name="ro1">
          <table:table-cell office:value-type="string">
            <text:p>поршень 150</text:p>
          </table:table-cell>
          <table:table-cell office:value-type="string">
            <text:p>51-03-40</text:p>
          </table:table-cell>
          <table:table-cell table:number-columns-repeated="2"/>
          <table:table-cell office:value-type="string">
            <text:p>51-03-40</text:p>
          </table:table-cell>
          <table:table-cell office:value-type="string">
            <text:p>ПОРШЕНЬ 51-03-40</text:p>
          </table:table-cell>
        </table:table-row>
        <table:table-row table:style-name="ro1">
          <table:table-cell office:value-type="string">
            <text:p>прокладки головки блока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цепь болотна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цепь гусеничная болотоходная, 45 звеньев</text:p>
          </table:table-cell>
          <table:table-cell table:number-columns-repeated="2"/>
        </table:table-row>
        <table:table-row table:style-name="ro1">
          <table:table-cell office:value-type="string">
            <text:p>болты башмач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</text:p>
          </table:table-cell>
          <table:table-cell office:value-type="string">
            <text:p>М20Х1,5Х62</text:p>
          </table:table-cell>
          <table:table-cell office:value-type="string">
            <text:p>БОЛТ М20Х1,5Х62</text:p>
          </table:table-cell>
        </table:table-row>
        <table:table-row table:style-name="ro1">
          <table:table-cell office:value-type="string">
            <text:p>однобортные катки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двубортные катки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планка для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62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планка для крепления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163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малы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string">
            <text:p>большо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9-47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string">
            <text:p>болты катко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string">
            <text:p>колесо ведущее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99</text:p>
          </table:table-cell>
          <table:table-cell office:value-type="string">
            <text:p>Колесо ведущее</text:p>
          </table:table-cell>
        </table:table-row>
        <table:table-row table:style-name="ro1">
          <table:table-cell office:value-type="string">
            <text:p>Опора 50-21-424СП     2 шт.</text:p>
          </table:table-cell>
          <table:table-cell office:value-type="string">
            <text:p>50-21-424СП</text:p>
          </table:table-cell>
          <table:table-cell table:number-columns-repeated="2"/>
          <table:table-cell office:value-type="string">
            <text:p>50-21-424СП</text:p>
          </table:table-cell>
          <table:table-cell office:value-type="string">
            <text:p>Опора</text:p>
          </table:table-cell>
        </table:table-row>
        <table:table-row table:style-name="ro1">
          <table:table-cell office:value-type="string">
            <text:p>Опора 50-21-423СП     2 шт.</text:p>
          </table:table-cell>
          <table:table-cell office:value-type="string">
            <text:p>50-21-423СП</text:p>
          </table:table-cell>
          <table:table-cell table:number-columns-repeated="2"/>
          <table:table-cell office:value-type="string">
            <text:p>50-21-423СП</text:p>
          </table:table-cell>
          <table:table-cell office:value-type="string">
            <text:p>Опора</text:p>
          </table:table-cell>
        </table:table-row>
        <table:table-row table:style-name="ro1">
          <table:table-cell office:value-type="string">
            <text:p>Вилка  50-21-63            2 шт.</text:p>
          </table:table-cell>
          <table:table-cell office:value-type="string">
            <text:p>50-21-63</text:p>
          </table:table-cell>
          <table:table-cell table:number-columns-repeated="2"/>
          <table:table-cell office:value-type="string">
            <text:p>50-21-63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string">
            <text:p>Механизм натяжения  50-21-134СП   2 шт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Распылитель Д-180 (Т-130/170)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</table:table-row>
        <table:table-row table:style-name="ro1">
          <table:table-cell office:value-type="string">
            <text:p>Плунжерная пара 1 и 4 секции Д-160/180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</table:table-row>
        <table:table-row table:style-name="ro1">
          <table:table-cell office:value-type="string">
            <text:p>Плунжерная пара 2 и 3 секции Д-160/180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</table:table-row>
        <table:table-row table:style-name="ro1">
          <table:table-cell office:value-type="string">
            <text:p>Уплотнение малое Т-130,Т-17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большое Т-130,Т-170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Каток однобортный Т-130,Т-17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аток двубортный Т-130,Т-17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Палец замыкающий гусеницы Т-130,Т-170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</table:table-row>
        <table:table-row table:style-name="ro1">
          <table:table-cell office:value-type="string">
            <text:p>Генератор Т-130М,170,ЧТЗ с дв.Д-140,160,180 24V 40А 1.0кВт <text:s/>Г996.3701/Г1000В.10.1</text:p>
          </table:table-cell>
          <table:table-cell office:value-type="float" office:value="3701">
            <text:p>3701</text:p>
          </table:table-cell>
          <table:table-cell table:number-columns-repeated="4"/>
        </table:table-row>
        <table:table-row table:style-name="ro1">
          <table:table-cell office:value-type="string">
            <text:p>Колесо ведущее Т-130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</table:table-row>
        <table:table-row table:style-name="ro1">
          <table:table-cell office:value-type="string">
            <text:p>Цепь гусеничная серийная Т-130,Т-170 (лента)</text:p>
          </table:table-cell>
          <table:table-cell office:value-type="string">
            <text:p>50-22-103СП</text:p>
          </table:table-cell>
          <table:table-cell table:number-columns-repeated="4"/>
        </table:table-row>
        <table:table-row table:style-name="ro1">
          <table:table-cell office:value-type="string">
            <text:p>ГБЦ Д-160/180 (в сборе)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</table:table-row>
        <table:table-row table:style-name="ro1">
          <table:table-cell office:value-type="string">
            <text:p>Гильза,поршень Д-160 м/к d=145 (Кострома)</text:p>
          </table:table-cell>
          <table:table-cell office:value-type="string">
            <text:p>Д160-1000101</text:p>
          </table:table-cell>
          <table:table-cell table:number-columns-repeated="4"/>
        </table:table-row>
        <table:table-row table:style-name="ro1">
          <table:table-cell office:value-type="string">
            <text:p>Подшипник <text:s text:c="2"/>iso: NJ314ECJ</text:p>
          </table:table-cell>
          <table:table-cell office:value-type="string">
            <text:p>П*42314 КМ</text:p>
          </table:table-cell>
          <table:table-cell table:number-columns-repeated="4"/>
        </table:table-row>
        <table:table-row table:style-name="ro1">
          <table:table-cell office:value-type="string">
            <text:p>Подшипник <text:s text:c="2"/>iso: NJ415/С3</text:p>
          </table:table-cell>
          <table:table-cell office:value-type="string">
            <text:p>П*42415 КM</text:p>
          </table:table-cell>
          <table:table-cell table:number-columns-repeated="4"/>
        </table:table-row>
        <table:table-row table:style-name="ro1">
          <table:table-cell office:value-type="string">
            <text:p>Подшипник <text:s text:c="2"/>iso: NJ2312ECJ</text:p>
          </table:table-cell>
          <table:table-cell office:value-type="string">
            <text:p>П*42612 КМ</text:p>
          </table:table-cell>
          <table:table-cell table:number-columns-repeated="4"/>
        </table:table-row>
        <table:table-row table:style-name="ro1">
          <table:table-cell office:value-type="string">
            <text:p>Бендикс в сборе Т-130,Т-170</text:p>
          </table:table-cell>
          <table:table-cell office:value-type="string">
            <text:p>Т-370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НШ-50КУ</text:p>
          </table:table-cell>
          <table:table-cell/>
          <table:table-cell table:number-columns-repeated="2" office:value-type="string">
            <text:p>НШ 50М-3</text:p>
          </table:table-cell>
          <table:table-cell office:value-type="string">
            <text:p>НАСОС НШ 50М-3(MASTER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НШ-100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2-1СП/2СП</text:p>
          </table:table-cell>
          <table:table-cell/>
          <table:table-cell office:value-type="string">
            <text:p>24-22-9СП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394СП</text:p>
          </table:table-cell>
          <table:table-cell/>
          <table:table-cell table:number-columns-repeated="2" office:value-type="string">
            <text:p>50-21-425СП</text:p>
          </table:table-cell>
          <table:table-cell office:value-type="string">
            <text:p>Каток поддерживающи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4-4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134СП</text:p>
          </table:table-cell>
          <table:table-cell/>
          <table:table-cell table:number-columns-repeated="2" office:value-type="string">
            <text:p>50-21-420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13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20*1,5 болт крепления катка</text:p>
          </table:table-cell>
          <table:table-cell/>
          <table:table-cell office:value-type="string">
            <text:p>700-28-252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канат D-18мм</text:p>
          </table:table-cell>
          <table:table-cell/>
          <table:table-cell office:value-type="string">
            <text:p>19,5мм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6-702СП</text:p>
          </table:table-cell>
          <table:table-cell/>
          <table:table-cell office:value-type="string">
            <text:p>Р-160*3/1-111</text:p>
          </table:table-cell>
          <table:table-cell table:number-columns-repeated="2"/>
        </table:table-row>
        <table:table-row table:style-name="ro1">
          <table:table-cell office:value-type="string">
            <text:p>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Фрикцион бор-ой в сборе левый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Фрикцион бор-ой в сборе правы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Набор прокладок ДВС 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number-columns-repeated="2"/>
        </table:table-row>
        <table:table-row table:style-name="ro1">
          <table:table-cell office:value-type="string">
            <text:p>Набор прокладок бортовой пер. Д-16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 редуктора</text:p>
          </table:table-cell>
          <table:table-cell table:number-columns-repeated="2"/>
        </table:table-row>
        <table:table-row table:style-name="ro1">
          <table:table-cell office:value-type="string">
            <text:p>Вал коленчатый <text:s/>Д-160</text:p>
          </table:table-cell>
          <table:table-cell office:value-type="string">
            <text:p>16-03-112СП</text:p>
          </table:table-cell>
          <table:table-cell table:number-columns-repeated="2"/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</table:table-row>
        <table:table-row table:style-name="ro1">
          <table:table-cell office:value-type="string">
            <text:p>Вкладыши коренные <text:s/>ст.</text:p>
          </table:table-cell>
          <table:table-cell office:value-type="string">
            <text:p>А23.01.103-160СБН1</text:p>
          </table:table-cell>
          <table:table-cell table:number-columns-repeated="2"/>
          <table:table-cell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</table:table-row>
        <table:table-row table:style-name="ro1">
          <table:table-cell office:value-type="string">
            <text:p>Вкладыши шатунные <text:s/>ст.</text:p>
          </table:table-cell>
          <table:table-cell office:value-type="string">
            <text:p>А23.01.100-160СБН1</text:p>
          </table:table-cell>
          <table:table-cell table:number-columns-repeated="2"/>
          <table:table-cell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</table:table-row>
        <table:table-row table:style-name="ro1">
          <table:table-cell office:value-type="string">
            <text:p>Насос НШ-100 Л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Насос НШ-32</text:p>
          </table:table-cell>
          <table:table-cell office:value-type="string">
            <text:p>НШ 32М-3</text:p>
          </table:table-cell>
          <table:table-cell table:number-columns-repeated="2"/>
          <table:table-cell office:value-type="string">
            <text:p>НШ 32М-3</text:p>
          </table:table-cell>
          <table:table-cell office:value-type="string">
            <text:p>НАСОС НШ 32М-3(MASTER)</text:p>
          </table:table-cell>
        </table:table-row>
        <table:table-row table:style-name="ro1">
          <table:table-cell office:value-type="string">
            <text:p>Насос НШ-50 Л</text:p>
          </table:table-cell>
          <table:table-cell office:value-type="string">
            <text:p>НШ 50А-3Л</text:p>
          </table:table-cell>
          <table:table-cell table:number-columns-repeated="2"/>
          <table:table-cell office:value-type="string">
            <text:p>НШ 50А-3Л</text:p>
          </table:table-cell>
          <table:table-cell office:value-type="string">
            <text:p>НАСОС НШ 50А-3Л</text:p>
          </table:table-cell>
        </table:table-row>
        <table:table-row table:style-name="ro1">
          <table:table-cell office:value-type="string">
            <text:p>Поршневая группа в сборе <text:s text:c="2"/>Д-1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Сальник коленвала <text:s/>ДВС Д-160 ( перед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-40-2039</text:p>
          </table:table-cell>
          <table:table-cell table:number-columns-repeated="2"/>
        </table:table-row>
        <table:table-row table:style-name="ro1">
          <table:table-cell office:value-type="string">
            <text:p>Сальник коленвала <text:s/>ДВС Д-160 (задн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.2-200х240</text:p>
          </table:table-cell>
          <table:table-cell table:number-columns-repeated="2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70-32315К1М(КМ)</text:p>
          </table:table-cell>
          <table:table-cell table:number-columns-repeated="2"/>
          <table:table-cell office:value-type="string">
            <text:p>70-32315К1М(КМ)</text:p>
          </table:table-cell>
          <table:table-cell office:value-type="string">
            <text:p>ПОДШИПНИК 70-32315К1М(КМ)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70-42612 КМ</text:p>
          </table:table-cell>
          <table:table-cell table:number-columns-repeated="4"/>
        </table:table-row>
        <table:table-row table:style-name="ro1">
          <table:table-cell office:value-type="string">
            <text:p>Подшипник 120</text:p>
          </table:table-cell>
          <table:table-cell office:value-type="float" office:value="0">
            <text:p>0</text:p>
          </table:table-cell>
          <table:table-cell/>
          <table:table-cell office:value-type="float" office:value="46120">
            <text:p>46120</text:p>
          </table:table-cell>
          <table:table-cell table:number-columns-repeated="2"/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Колесо натяжное (левое)</text:p>
          </table:table-cell>
          <table:table-cell office:value-type="string">
            <text:p>50-21-305-02СП</text:p>
          </table:table-cell>
          <table:table-cell table:number-columns-repeated="2"/>
          <table:table-cell office:value-type="string">
            <text:p>50-21-305-02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Колесо натяжное (правое)</text:p>
          </table:table-cell>
          <table:table-cell office:value-type="string">
            <text:p>50-21-306-02СП</text:p>
          </table:table-cell>
          <table:table-cell table:number-columns-repeated="2"/>
          <table:table-cell office:value-type="string">
            <text:p>50-21-306-02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1)64-12-109СП  -  колесо зубчатое  -   1шт.</text:p>
          </table:table-cell>
          <table:table-cell office:value-type="string">
            <text:p>24-12-109СП</text:p>
          </table:table-cell>
          <table:table-cell/>
          <table:table-cell table:number-columns-repeated="2" office:value-type="string">
            <text:p>64-12-109СП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2)62-12-58         -  диск стальной       -  3шт.</text:p>
          </table:table-cell>
          <table:table-cell office:value-type="string">
            <text:p>62-15-58</text:p>
          </table:table-cell>
          <table:table-cell/>
          <table:table-cell table:number-columns-repeated="2" office:value-type="string">
            <text:p>62-12-58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3)плита и блок реверса в сборе     -  1шт.</text:p>
          </table:table-cell>
          <table:table-cell office:value-type="string">
            <text:p>64-12-201СП</text:p>
          </table:table-cell>
          <table:table-cell table:number-columns-repeated="2"/>
          <table:table-cell office:value-type="string">
            <text:p>64-12-201СП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3)плита и блок реверса в сборе     -  1шт.</text:p>
          </table:table-cell>
          <table:table-cell office:value-type="string">
            <text:p>64-12-202СП</text:p>
          </table:table-cell>
          <table:table-cell table:number-columns-repeated="2"/>
          <table:table-cell office:value-type="string">
            <text:p>64-12-202СП</text:p>
          </table:table-cell>
          <table:table-cell office:value-type="string">
            <text:p>Блок реверса</text:p>
          </table:table-cell>
        </table:table-row>
        <table:table-row table:style-name="ro1">
          <table:table-cell office:value-type="string">
            <text:p>Гидроцилиндр</text:p>
          </table:table-cell>
          <table:table-cell office:value-type="string">
            <text:p>50-50-225СП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4"/>
        </table:table-row>
        <table:table-row table:style-name="ro1">
          <table:table-cell office:value-type="string">
            <text:p>Ножи отвала средние Т-17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</table:table-row>
        <table:table-row table:style-name="ro1">
          <table:table-cell office:value-type="string">
            <text:p>Ножи отвала правые <text:s/>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-52-60</text:p>
          </table:table-cell>
          <table:table-cell table:number-columns-repeated="2"/>
        </table:table-row>
        <table:table-row table:style-name="ro1">
          <table:table-cell office:value-type="string">
            <text:p>Ножи отвала левые Т-17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80-52-59</text:p>
          </table:table-cell>
          <table:table-cell table:number-columns-repeated="2"/>
        </table:table-row>
        <table:table-row table:style-name="ro1">
          <table:table-cell office:value-type="string">
            <text:p>КПП в сборе</text:p>
          </table:table-cell>
          <table:table-cell office:value-type="string">
            <text:p>50-12-12СП</text:p>
          </table:table-cell>
          <table:table-cell table:number-columns-repeated="2"/>
          <table:table-cell office:value-type="string">
            <text:p>50-12-12СП</text:p>
          </table:table-cell>
          <table:table-cell office:value-type="string">
            <text:p>Коробка передач</text:p>
          </table:table-cell>
        </table:table-row>
        <table:table-row table:style-name="ro1">
          <table:table-cell office:value-type="string">
            <text:p>Цепь гусеничная в сборе (38 звеньев)</text:p>
          </table:table-cell>
          <table:table-cell office:value-type="string">
            <text:p>48-22-102СП</text:p>
          </table:table-cell>
          <table:table-cell table:number-columns-repeated="4"/>
        </table:table-row>
        <table:table-row table:style-name="ro1">
          <table:table-cell office:value-type="string">
            <text:p>Болт крепления ножа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</table:table-row>
        <table:table-row table:style-name="ro1">
          <table:table-cell office:value-type="string">
            <text:p>Болт крепления ножа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</table:table-row>
        <table:table-row table:style-name="ro1">
          <table:table-cell office:value-type="string">
            <text:p>Рукав с защитой</text:p>
          </table:table-cell>
          <table:table-cell office:value-type="string">
            <text:p>64-26-27-10СП</text:p>
          </table:table-cell>
          <table:table-cell table:number-columns-repeated="2"/>
          <table:table-cell office:value-type="string">
            <text:p>64-26-27-10СП</text:p>
          </table:table-cell>
          <table:table-cell office:value-type="string">
            <text:p>РВД Ф16-28-1410 М27Х1,5-У ПРУЖИНА 64-26-27-10СП</text:p>
          </table:table-cell>
        </table:table-row>
        <table:table-row table:style-name="ro1">
          <table:table-cell office:value-type="string">
            <text:p>Рукав с защитой</text:p>
          </table:table-cell>
          <table:table-cell office:value-type="string">
            <text:p>64-26-27-01СП</text:p>
          </table:table-cell>
          <table:table-cell table:number-columns-repeated="4"/>
        </table:table-row>
        <table:table-row table:style-name="ro1">
          <table:table-cell office:value-type="string">
            <text:p>Сегмент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</table:table-row>
        <table:table-row table:style-name="ro1">
          <table:table-cell office:value-type="string">
            <text:p>Бортовой фрикцион главной передачи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Бортовой фрикцион главной передачи</text:p>
          </table:table-cell>
          <table:table-cell office:value-type="string">
            <text:p>24-16-102-01СП</text:p>
          </table:table-cell>
          <table:table-cell table:number-columns-repeated="2"/>
          <table:table-cell office:value-type="string">
            <text:p>24-16-102-01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Вилка реверса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string">
            <text:p>Механизм управления поворотом в сборе</text:p>
          </table:table-cell>
          <table:table-cell office:value-type="string">
            <text:p>50-13-5СП</text:p>
          </table:table-cell>
          <table:table-cell table:number-columns-repeated="2"/>
          <table:table-cell office:value-type="string">
            <text:p>50-13-5СП</text:p>
          </table:table-cell>
          <table:table-cell office:value-type="string">
            <text:p>Механизм управления поворотом</text:p>
          </table:table-cell>
        </table:table-row>
        <table:table-row table:style-name="ro1">
          <table:table-cell office:value-type="string">
            <text:p>Тележка левая в сборе трактора Т-170М.01 </text:p>
          </table:table-cell>
          <table:table-cell office:value-type="string">
            <text:p>20-21-269-01СП</text:p>
          </table:table-cell>
          <table:table-cell/>
          <table:table-cell table:number-columns-repeated="2" office:value-type="string">
            <text:p>50-21-269-01СП</text:p>
          </table:table-cell>
          <table:table-cell office:value-type="string">
            <text:p>Тележка</text:p>
          </table:table-cell>
        </table:table-row>
        <table:table-row table:style-name="ro1">
          <table:table-cell office:value-type="string">
            <text:p>Тележка правая в сборе трактора Т-170М.01 </text:p>
          </table:table-cell>
          <table:table-cell office:value-type="string">
            <text:p>20-21-268-01СП</text:p>
          </table:table-cell>
          <table:table-cell/>
          <table:table-cell table:number-columns-repeated="2" office:value-type="string">
            <text:p>50-21-268-01СП</text:p>
          </table:table-cell>
          <table:table-cell office:value-type="string">
            <text:p>Тележка</text:p>
          </table:table-cell>
        </table:table-row>
        <table:table-row table:style-name="ro1">
          <table:table-cell office:value-type="string">
            <text:p>Радиатор маслянный</text:p>
          </table:table-cell>
          <table:table-cell office:value-type="string">
            <text:p>64-09-131-30</text:p>
          </table:table-cell>
          <table:table-cell/>
          <table:table-cell office:value-type="string">
            <text:p>64-09-131-01</text:p>
          </table:table-cell>
          <table:table-cell table:number-columns-repeated="2"/>
        </table:table-row>
        <table:table-row table:style-name="ro1">
          <table:table-cell office:value-type="string">
            <text:p>Радиатор маслянный</text:p>
          </table:table-cell>
          <table:table-cell office:value-type="string">
            <text:p>130У.09.012</text:p>
          </table:table-cell>
          <table:table-cell table:number-columns-repeated="4"/>
        </table:table-row>
        <table:table-row table:style-name="ro1">
          <table:table-cell office:value-type="string">
            <text:p>Счетчик моточасов /вольтметр УК 34.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Нож средний </text:p>
          </table:table-cell>
          <table:table-cell office:value-type="string">
            <text:p>80-52-61-01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</table:table-row>
        <table:table-row table:style-name="ro1">
          <table:table-cell office:value-type="string">
            <text:p>Нож боковой</text:p>
          </table:table-cell>
          <table:table-cell office:value-type="string">
            <text:p>80-52-60-02</text:p>
          </table:table-cell>
          <table:table-cell table:number-columns-repeated="2"/>
          <table:table-cell office:value-type="string">
            <text:p>80-52-60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Нож боковой</text:p>
          </table:table-cell>
          <table:table-cell office:value-type="string">
            <text:p>80-52-59-02</text:p>
          </table:table-cell>
          <table:table-cell table:number-columns-repeated="2"/>
          <table:table-cell office:value-type="string">
            <text:p>80-52-59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</table:table-row>
        <table:table-row table:style-name="ro1">
          <table:table-cell office:value-type="string">
            <text:p>Гайка М16,5</text:p>
          </table:table-cell>
          <table:table-cell office:value-type="float" office:value="3013">
            <text:p>3013</text:p>
          </table:table-cell>
          <table:table-cell table:number-columns-repeated="2"/>
          <table:table-cell office:value-type="float" office:value="3013">
            <text:p>3013</text:p>
          </table:table-cell>
          <table:table-cell office:value-type="string">
            <text:p>Гайка М16.6 ТУ 14-4-1005-79</text:p>
          </table:table-cell>
        </table:table-row>
        <table:table-row table:style-name="ro1">
          <table:table-cell office:value-type="string">
            <text:p>Гайка М20,6</text:p>
          </table:table-cell>
          <table:table-cell office:value-type="float" office:value="3015">
            <text:p>3015</text:p>
          </table:table-cell>
          <table:table-cell table:number-columns-repeated="2"/>
          <table:table-cell office:value-type="float" office:value="3015">
            <text:p>3015</text:p>
          </table:table-cell>
          <table:table-cell office:value-type="string">
            <text:p>Гайка М20.6 ТУ 14-4-1005-79</text:p>
          </table:table-cell>
        </table:table-row>
        <table:table-row table:style-name="ro1">
          <table:table-cell office:value-type="string">
            <text:p>Болт М20*1,5*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4"/>
        </table:table-row>
        <table:table-row table:style-name="ro1">
          <table:table-cell office:value-type="string">
            <text:p>Шайба</text:p>
          </table:table-cell>
          <table:table-cell office:value-type="float" office:value="31109">
            <text:p>31109</text:p>
          </table:table-cell>
          <table:table-cell table:number-columns-repeated="2"/>
          <table:table-cell office:value-type="float" office:value="31109">
            <text:p>31109</text:p>
          </table:table-cell>
          <table:table-cell office:value-type="string">
            <text:p>Шайба 20х4.02.10ЮА.019 ГОСТ 11371-78</text:p>
          </table:table-cell>
        </table:table-row>
        <table:table-row table:style-name="ro1">
          <table:table-cell office:value-type="string">
            <text:p>Рукав</text:p>
          </table:table-cell>
          <table:table-cell office:value-type="string">
            <text:p>64-26-27-06СП</text:p>
          </table:table-cell>
          <table:table-cell table:number-columns-repeated="2"/>
          <table:table-cell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</table:table-row>
        <table:table-row table:style-name="ro1">
          <table:table-cell office:value-type="string">
            <text:p>Рукав</text:p>
          </table:table-cell>
          <table:table-cell office:value-type="string">
            <text:p>50-26-485-10СП</text:p>
          </table:table-cell>
          <table:table-cell table:number-columns-repeated="2"/>
          <table:table-cell office:value-type="string">
            <text:p>50-26-485-10СП</text:p>
          </table:table-cell>
          <table:table-cell office:value-type="string">
            <text:p>РВД Ф16 L-1710 50-26-485-10СП</text:p>
          </table:table-cell>
        </table:table-row>
        <table:table-row table:style-name="ro1">
          <table:table-cell office:value-type="string">
            <text:p>Насос топливный </text:p>
          </table:table-cell>
          <table:table-cell office:value-type="string">
            <text:p>51-157СП</text:p>
          </table:table-cell>
          <table:table-cell table:number-columns-repeated="2"/>
          <table:table-cell office:value-type="string">
            <text:p>51-157СП</text:p>
          </table:table-cell>
          <table:table-cell office:value-type="string">
            <text:p>Насос топливный</text:p>
          </table:table-cell>
        </table:table-row>
        <table:table-row table:style-name="ro1">
          <table:table-cell office:value-type="string">
            <text:p>Ремень генератора</text:p>
          </table:table-cell>
          <table:table-cell office:value-type="string">
            <text:p>II-12,5х9х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office:value-type="string">
            <text:p>Ремень вентилятора</text:p>
          </table:table-cell>
          <table:table-cell office:value-type="string">
            <text:p>II-16х11х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string">
            <text:p>Термостат</text:p>
          </table:table-cell>
          <table:table-cell office:value-type="string">
            <text:p>ТС-107-130.6100-02</text:p>
          </table:table-cell>
          <table:table-cell table:number-columns-repeated="4"/>
        </table:table-row>
        <table:table-row table:style-name="ro1">
          <table:table-cell office:value-type="string">
            <text:p>Кран топливный</text:p>
          </table:table-cell>
          <table:table-cell office:value-type="string">
            <text:p>ПП3-2-0</text:p>
          </table:table-cell>
          <table:table-cell table:number-columns-repeated="2"/>
          <table:table-cell office:value-type="string">
            <text:p>ПП3-2-0</text:p>
          </table:table-cell>
          <table:table-cell office:value-type="string">
            <text:p>КРАН ПРОБКОВЫЙ ПП3-2-0</text:p>
          </table:table-cell>
        </table:table-row>
        <table:table-row table:style-name="ro1">
          <table:table-cell office:value-type="string">
            <text:p>Насос ТНВД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</table:table-row>
        <table:table-row table:style-name="ro1">
          <table:table-cell office:value-type="string">
            <text:p>Сальник редуктора ПД</text:p>
          </table:table-cell>
          <table:table-cell office:value-type="string">
            <text:p>2.2-50Х70-1</text:p>
          </table:table-cell>
          <table:table-cell table:number-columns-repeated="2"/>
          <table:table-cell office:value-type="string">
            <text:p>2.2-50Х70-1</text:p>
          </table:table-cell>
          <table:table-cell office:value-type="string">
            <text:p>МАНЖЕТА 2.2-50Х70-1</text:p>
          </table:table-cell>
        </table:table-row>
        <table:table-row table:style-name="ro1">
          <table:table-cell office:value-type="string">
            <text:p>Лента тормозная</text:p>
          </table:table-cell>
          <table:table-cell office:value-type="string">
            <text:p>50-18-116СП</text:p>
          </table:table-cell>
          <table:table-cell/>
          <table:table-cell office:value-type="string">
            <text:p>18360-1</text:p>
          </table:table-cell>
          <table:table-cell table:number-columns-repeated="2"/>
        </table:table-row>
        <table:table-row table:style-name="ro1">
          <table:table-cell office:value-type="string">
            <text:p>Лента тормозная</text:p>
          </table:table-cell>
          <table:table-cell office:value-type="string">
            <text:p>50-18-117СП</text:p>
          </table:table-cell>
          <table:table-cell table:number-columns-repeated="4"/>
        </table:table-row>
        <table:table-row table:style-name="ro1">
          <table:table-cell office:value-type="string">
            <text:p>Сальник бортового редуктора</text:p>
          </table:table-cell>
          <table:table-cell office:value-type="string">
            <text:p>2.2-90х120-2</text:p>
          </table:table-cell>
          <table:table-cell/>
          <table:table-cell office:value-type="string">
            <text:p>2.2-90х120-1</text:p>
          </table:table-cell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</table:table-row>
        <table:table-row table:style-name="ro1">
          <table:table-cell office:value-type="string">
            <text:p>Сальник бортового редуктора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</table:table-row>
        <table:table-row table:style-name="ro1">
          <table:table-cell office:value-type="string">
            <text:p>Сальник бортового редуктора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</table:table-row>
        <table:table-row table:style-name="ro1"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2"/>
          <table:table-cell office:value-type="string">
            <text:p>50-21-416СП</text:p>
          </table:table-cell>
          <table:table-cell office:value-type="string">
            <text:p>Каток поддерживающий</text:p>
          </table:table-cell>
        </table:table-row>
        <table:table-row table:style-name="ro1">
          <table:table-cell office:value-type="string">
            <text:p>Стартер </text:p>
          </table:table-cell>
          <table:table-cell office:value-type="string">
            <text:p>251.3708.000</text:p>
          </table:table-cell>
          <table:table-cell table:number-columns-repeated="4"/>
        </table:table-row>
        <table:table-row table:style-name="ro1">
          <table:table-cell office:value-type="string">
            <text:p>Генератор</text:p>
          </table:table-cell>
          <table:table-cell office:value-type="string">
            <text:p>5201.3771-10</text:p>
          </table:table-cell>
          <table:table-cell table:number-columns-repeated="2"/>
          <table:table-cell office:value-type="string">
            <text:p>5201.3771-10</text:p>
          </table:table-cell>
          <table:table-cell office:value-type="string">
            <text:p>ГЕНЕРАТОР 5201.3771-10</text:p>
          </table:table-cell>
        </table:table-row>
        <table:table-row table:style-name="ro1">
          <table:table-cell office:value-type="string">
            <text:p>Магнето</text:p>
          </table:table-cell>
          <table:table-cell office:value-type="string">
            <text:p>М 149А1-3728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Свеча зажигания</text:p>
          </table:table-cell>
          <table:table-cell office:value-type="string">
            <text:p>А-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</table:table-row>
        <table:table-row table:style-name="ro1">
          <table:table-cell office:value-type="string">
            <text:p>Выключатель массы</text:p>
          </table:table-cell>
          <table:table-cell office:value-type="string">
            <text:p>ВК-318БУ</text:p>
          </table:table-cell>
          <table:table-cell/>
          <table:table-cell table:number-columns-repeated="2" office:value-type="string">
            <text:p>ВК-318Б У-ХЛ</text:p>
          </table:table-cell>
          <table:table-cell office:value-type="string">
            <text:p>ВКЛЮЧАТЕЛЬ "МАССЫ" С РУЧНЫМ УПРАВЛЕНИЕМ ВК-318Б У-ХЛ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07">
            <text:p>307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08">
            <text:p>308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304А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941/15</text:p>
          </table:table-cell>
          <table:table-cell table:number-columns-repeated="2"/>
          <table:table-cell office:value-type="string">
            <text:p>941/15</text:p>
          </table:table-cell>
          <table:table-cell office:value-type="string">
            <text:p>ПОДШИПНИК 941/15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8205">
            <text:p>8205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8104">
            <text:p>8104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180308УС9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311А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170311А1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312А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2312КМ</text:p>
          </table:table-cell>
          <table:table-cell table:number-columns-repeated="2"/>
          <table:table-cell office:value-type="string">
            <text:p>2312КМ</text:p>
          </table:table-cell>
          <table:table-cell office:value-type="string">
            <text:p>ПОДШИПНИК 2312КМ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402311К</text:p>
          </table:table-cell>
          <table:table-cell table:number-columns-repeated="4"/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-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-100-УЛ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Нож отвала боковой</text:p>
          </table:table-cell>
          <table:table-cell office:value-type="string">
            <text:p>80-52-111-02</text:p>
          </table:table-cell>
          <table:table-cell table:number-columns-repeated="2"/>
          <table:table-cell office:value-type="string">
            <text:p>80-52-111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Нож отвала среднии</text:p>
          </table:table-cell>
          <table:table-cell office:value-type="string">
            <text:p>80-52-61</text:p>
          </table:table-cell>
          <table:table-cell table:number-columns-repeated="2"/>
          <table:table-cell office:value-type="string">
            <text:p>80-52-61</text:p>
          </table:table-cell>
          <table:table-cell office:value-type="string">
            <text:p>Нож средний</text:p>
          </table:table-cell>
        </table:table-row>
        <table:table-row table:style-name="ro1">
          <table:table-cell office:value-type="string">
            <text:p>Нож отвала боковой</text:p>
          </table:table-cell>
          <table:table-cell office:value-type="string">
            <text:p>80-52-112-02</text:p>
          </table:table-cell>
          <table:table-cell table:number-columns-repeated="2"/>
          <table:table-cell office:value-type="string">
            <text:p>80-52-112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6-570СП</text:p>
          </table:table-cell>
          <table:table-cell table:number-columns-repeated="2"/>
          <table:table-cell office:value-type="string">
            <text:p>50-26-570СП</text:p>
          </table:table-cell>
          <table:table-cell office:value-type="string">
            <text:p>Гидроцилинд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26-270СП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ТКР 8,5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маятниковое прицепное устройство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0400СП</text:p>
          </table:table-cell>
          <table:table-cell office:value-type="string">
            <text:p>Установка прицепного устройства</text:p>
          </table:table-cell>
        </table:table-row>
        <table:table-row table:style-name="ro1">
          <table:table-cell office:value-type="string">
            <text:p>пружина натяжителя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кожух сцепления верхни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56СП</text:p>
          </table:table-cell>
          <table:table-cell office:value-type="string">
            <text:p>Кожух</text:p>
          </table:table-cell>
        </table:table-row>
        <table:table-row table:style-name="ro1">
          <table:table-cell office:value-type="string">
            <text:p>кожух сцепления ниж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ходит в 50-15-156СП</text:p>
          </table:table-cell>
          <table:table-cell table:number-columns-repeated="2"/>
        </table:table-row>
        <table:table-row table:style-name="ro1">
          <table:table-cell office:value-type="string">
            <text:p>звездочка ведущая на Б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60-1</text:p>
          </table:table-cell>
          <table:table-cell office:value-type="string">
            <text:p>Венец ведущего колеса</text:p>
          </table:table-cell>
        </table:table-row>
        <table:table-row table:style-name="ro1">
          <table:table-cell office:value-type="string">
            <text:p>лезвие отвала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нож угловой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.4859.105.000СП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4-16-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5-09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318">
            <text:p>31318</text:p>
          </table:table-cell>
          <table:table-cell table:number-columns-repeated="2"/>
          <table:table-cell office:value-type="float" office:value="31318">
            <text:p>31318</text:p>
          </table:table-cell>
          <table:table-cell office:value-type="string">
            <text:p>ПЛАСТИНА 313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03">
            <text:p>16103</text:p>
          </table:table-cell>
          <table:table-cell table:number-columns-repeated="2"/>
          <table:table-cell office:value-type="float" office:value="16103">
            <text:p>16103</text:p>
          </table:table-cell>
          <table:table-cell office:value-type="string">
            <text:p>Болт специаль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-16-24</text:p>
          </table:table-cell>
          <table:table-cell table:number-columns-repeated="2"/>
          <table:table-cell office:value-type="string">
            <text:p>28-16-24</text:p>
          </table:table-cell>
          <table:table-cell office:value-type="string">
            <text:p>ПРОКЛАДКА 28-16-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-16-25</text:p>
          </table:table-cell>
          <table:table-cell table:number-columns-repeated="2"/>
          <table:table-cell office:value-type="string">
            <text:p>28-16-25</text:p>
          </table:table-cell>
          <table:table-cell office:value-type="string">
            <text:p>ПРОКЛАДКА 28-16-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905">
            <text:p>46905</text:p>
          </table:table-cell>
          <table:table-cell table:number-columns-repeated="2"/>
          <table:table-cell office:value-type="float" office:value="46905">
            <text:p>46905</text:p>
          </table:table-cell>
          <table:table-cell office:value-type="string">
            <text:p>КОЛЬЦО 469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6587-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-19-37-1</text:p>
          </table:table-cell>
          <table:table-cell table:number-columns-repeated="2"/>
          <table:table-cell office:value-type="string">
            <text:p>28-19-37-1</text:p>
          </table:table-cell>
          <table:table-cell office:value-type="string">
            <text:p>Проб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474</text:p>
          </table:table-cell>
          <table:table-cell table:number-columns-repeated="2"/>
          <table:table-cell office:value-type="string">
            <text:p>700-31-2474</text:p>
          </table:table-cell>
          <table:table-cell office:value-type="string">
            <text:p>ПЛАНКА 700-31-24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556">
            <text:p>28556</text:p>
          </table:table-cell>
          <table:table-cell/>
          <table:table-cell office:value-type="string">
            <text:p>М12-6gх40.88.019</text:p>
          </table:table-cell>
          <table:table-cell office:value-type="string">
            <text:p>М12-6GХ40.88.019</text:p>
          </table:table-cell>
          <table:table-cell office:value-type="string">
            <text:p>Болт М12х40 ТУ 14-4-1005-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0*700.58.019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4-60-115СП</text:p>
          </table:table-cell>
          <table:table-cell table:number-columns-repeated="2"/>
          <table:table-cell office:value-type="string">
            <text:p>64-60-115СП</text:p>
          </table:table-cell>
          <table:table-cell office:value-type="string">
            <text:p>Фильт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4-60-232СП</text:p>
          </table:table-cell>
          <table:table-cell/>
          <table:table-cell office:value-type="string">
            <text:p>ФГ85-00-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516А</text:p>
          </table:table-cell>
          <table:table-cell/>
          <table:table-cell table:number-columns-repeated="2" office:value-type="string">
            <text:p>7516А(6-7516А1)</text:p>
          </table:table-cell>
          <table:table-cell office:value-type="string">
            <text:p>ПОДШИПНИК 7516А(6-7516А1)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стеклопакет</text:p>
          </table:table-cell>
          <table:table-cell office:value-type="string">
            <text:p>64-59-235СП</text:p>
          </table:table-cell>
          <table:table-cell/>
          <table:table-cell table:number-columns-repeated="2" office:value-type="string">
            <text:p>64-59-235СП(914Х484)</text:p>
          </table:table-cell>
          <table:table-cell office:value-type="string">
            <text:p>СТЕКЛОПАКЕТ 64-59-235СП (914Х484)</text:p>
          </table:table-cell>
        </table:table-row>
        <table:table-row table:style-name="ro1">
          <table:table-cell office:value-type="string">
            <text:p>стеклопакет</text:p>
          </table:table-cell>
          <table:table-cell office:value-type="string">
            <text:p>64-59-236СП</text:p>
          </table:table-cell>
          <table:table-cell/>
          <table:table-cell table:number-columns-repeated="2" office:value-type="string">
            <text:p>64-59-236СП(952Х473)</text:p>
          </table:table-cell>
          <table:table-cell office:value-type="string">
            <text:p>СТЕКЛОПАКЕТ 64-59-236СП (952Х473)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Фильтр возд</text:p>
          </table:table-cell>
          <table:table-cell office:value-type="string">
            <text:p>А41.10.00-02</text:p>
          </table:table-cell>
          <table:table-cell table:number-columns-repeated="4"/>
        </table:table-row>
        <table:table-row table:style-name="ro1">
          <table:table-cell office:value-type="string">
            <text:p>Фильтр</text:p>
          </table:table-cell>
          <table:table-cell office:value-type="string">
            <text:p>51-05-310СП</text:p>
          </table:table-cell>
          <table:table-cell table:number-columns-repeated="2"/>
          <table:table-cell office:value-type="string">
            <text:p>51-05-310СП</text:p>
          </table:table-cell>
          <table:table-cell office:value-type="string">
            <text:p>Фильтр-патрон</text:p>
          </table:table-cell>
        </table:table-row>
        <table:table-row table:style-name="ro1">
          <table:table-cell office:value-type="string">
            <text:p>Фильтр масл ЭФМ-011</text:p>
          </table:table-cell>
          <table:table-cell office:value-type="string">
            <text:p>50-26-490СП</text:p>
          </table:table-cell>
          <table:table-cell/>
          <table:table-cell office:value-type="string">
            <text:p>Р-635А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8391</text:p>
          </table:table-cell>
          <table:table-cell table:number-columns-repeated="2"/>
          <table:table-cell office:value-type="string">
            <text:p>700-40-8391</text:p>
          </table:table-cell>
          <table:table-cell office:value-type="string">
            <text:p>ПРОКЛАДКА 700-40-8391</text:p>
          </table:table-cell>
        </table:table-row>
        <table:table-row table:style-name="ro1">
          <table:table-cell office:value-type="string">
            <text:p>Фрикцион бортовой</text:p>
          </table:table-cell>
          <table:table-cell office:value-type="string">
            <text:p>24-16-101-01СП</text:p>
          </table:table-cell>
          <table:table-cell table:number-columns-repeated="2"/>
          <table:table-cell office:value-type="string">
            <text:p>24-16-101-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Кран</text:p>
          </table:table-cell>
          <table:table-cell office:value-type="string">
            <text:p>КР-12Д</text:p>
          </table:table-cell>
          <table:table-cell/>
          <table:table-cell office:value-type="string">
            <text:p>ПП-3</text:p>
          </table:table-cell>
          <table:table-cell table:number-columns-repeated="2"/>
        </table:table-row>
        <table:table-row table:style-name="ro1">
          <table:table-cell office:value-type="string">
            <text:p>Гидроцилиндр</text:p>
          </table:table-cell>
          <table:table-cell office:value-type="string">
            <text:p>131-26-108-02СП</text:p>
          </table:table-cell>
          <table:table-cell table:number-columns-repeated="2"/>
          <table:table-cell office:value-type="string">
            <text:p>131-26-108-02СП</text:p>
          </table:table-cell>
          <table:table-cell office:value-type="string">
            <text:p>Гидроцилиндр</text:p>
          </table:table-cell>
        </table:table-row>
        <table:table-row table:style-name="ro1">
          <table:table-cell office:value-type="string">
            <text:p>Рукав</text:p>
          </table:table-cell>
          <table:table-cell office:value-type="string">
            <text:p>64-26-27-05СП</text:p>
          </table:table-cell>
          <table:table-cell table:number-columns-repeated="2"/>
          <table:table-cell office:value-type="string">
            <text:p>64-26-27-05СП</text:p>
          </table:table-cell>
          <table:table-cell office:value-type="string">
            <text:p>РВД Ф16-28-910 М27Х1,5-У ПРУЖИНА 64-26-27-05СП</text:p>
          </table:table-cell>
        </table:table-row>
        <table:table-row table:style-name="ro1">
          <table:table-cell office:value-type="string">
            <text:p>Карбюратор</text:p>
          </table:table-cell>
          <table:table-cell office:value-type="string">
            <text:p>11.1107011</text:p>
          </table:table-cell>
          <table:table-cell/>
          <table:table-cell office:value-type="string">
            <text:p>17-05-185СП</text:p>
          </table:table-cell>
          <table:table-cell table:number-columns-repeated="2"/>
        </table:table-row>
        <table:table-row table:style-name="ro1">
          <table:table-cell office:value-type="string">
            <text:p>Кожух крепления стартера</text:p>
          </table:table-cell>
          <table:table-cell office:value-type="string">
            <text:p>75.24.112-2</text:p>
          </table:table-cell>
          <table:table-cell table:number-columns-repeated="4"/>
        </table:table-row>
        <table:table-row table:style-name="ro1">
          <table:table-cell office:value-type="string">
            <text:p>Стартер ПД10</text:p>
          </table:table-cell>
          <table:table-cell office:value-type="string">
            <text:p>Сг 362.3708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двигатель Д16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</table:table-row>
        <table:table-row table:style-name="ro1">
          <table:table-cell office:value-type="string">
            <text:p>муфта сцепления двигател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планка</text:p>
          </table:table-cell>
          <table:table-cell office:value-type="string">
            <text:p>50-26-764-1</text:p>
          </table:table-cell>
          <table:table-cell/>
          <table:table-cell table:number-columns-repeated="2" office:value-type="string">
            <text:p>50-26-764-01</text:p>
          </table:table-cell>
          <table:table-cell office:value-type="string">
            <text:p>ПЛАНКА 50-26-764-01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бочок для ПД 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25-145СП</text:p>
          </table:table-cell>
          <table:table-cell office:value-type="string">
            <text:p>Бензобачок</text:p>
          </table:table-cell>
        </table:table-row>
        <table:table-row table:style-name="ro1">
          <table:table-cell office:value-type="string">
            <text:p>кран ПП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П3-2-0</text:p>
          </table:table-cell>
          <table:table-cell office:value-type="string">
            <text:p>КРАН ПРОБКОВЫЙ ПП3-2-0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51-119СП</text:p>
          </table:table-cell>
          <table:table-cell table:number-columns-repeated="2"/>
          <table:table-cell office:value-type="string">
            <text:p>50-51-119СП</text:p>
          </table:table-cell>
          <table:table-cell office:value-type="string">
            <text:p>Серьг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7-2132 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8-2864</text:p>
          </table:table-cell>
          <table:table-cell table:number-columns-repeated="2"/>
          <table:table-cell office:value-type="string">
            <text:p>700-38-2864</text:p>
          </table:table-cell>
          <table:table-cell office:value-type="string">
            <text:p>Пружин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1-72</text:p>
          </table:table-cell>
          <table:table-cell table:number-columns-repeated="2"/>
          <table:table-cell office:value-type="string">
            <text:p>50-11-72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Вал коленчатый новый стандарт ПД-23 2 шт</text:p>
          </table:table-cell>
          <table:table-cell office:value-type="string">
            <text:p>17-03-26СП</text:p>
          </table:table-cell>
          <table:table-cell table:number-columns-repeated="2"/>
          <table:table-cell office:value-type="string">
            <text:p>17-03-26СП</text:p>
          </table:table-cell>
          <table:table-cell office:value-type="string">
            <text:p>Вал коленчатый. Комплект</text:p>
          </table:table-cell>
        </table:table-row>
        <table:table-row table:style-name="ro1">
          <table:table-cell office:value-type="string">
            <text:p>Вкладышистандарт <text:s/>ПД-23 2 комплекта</text:p>
          </table:table-cell>
          <table:table-cell office:value-type="string">
            <text:p>А23-01-54-130СП</text:p>
          </table:table-cell>
          <table:table-cell/>
          <table:table-cell table:number-columns-repeated="2" office:value-type="string">
            <text:p>А23.01.54.130СБП2АН1</text:p>
          </table:table-cell>
          <table:table-cell office:value-type="string">
            <text:p>ВКЛАДЫШ ПУСКОВОГО ДВИГАТЕЛЯ А23.01.54.130СБП2АН1</text:p>
          </table:table-cell>
        </table:table-row>
        <table:table-row table:style-name="ro1">
          <table:table-cell office:value-type="string">
            <text:p>Поршень пд-23 <text:s/>2 комплекта</text:p>
          </table:table-cell>
          <table:table-cell office:value-type="string">
            <text:p>03349</text:p>
          </table:table-cell>
          <table:table-cell/>
          <table:table-cell table:number-columns-repeated="2" office:value-type="string">
            <text:p>17-03-27</text:p>
          </table:table-cell>
          <table:table-cell office:value-type="string">
            <text:p>ПОРШЕНЬ 17-03-27 К ДВИГАТЕЛЮ П23У</text:p>
          </table:table-cell>
        </table:table-row>
        <table:table-row table:style-name="ro1">
          <table:table-cell office:value-type="string">
            <text:p>Кольца поршневыепд-23 <text:s text:c="2"/>2 комп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3712СП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ОРОНКА ЗУБА РЫХЛИТЕЛЯ Т-330</text:p>
          </table:table-cell>
          <table:table-cell office:value-type="string">
            <text:p>КОРОНКА</text:p>
          </table:table-cell>
          <table:table-cell/>
          <table:table-cell office:value-type="string">
            <text:p>не наша позиция</text:p>
          </table:table-cell>
          <table:table-cell table:number-columns-repeated="2"/>
        </table:table-row>
        <table:table-row table:style-name="ro1">
          <table:table-cell office:value-type="string">
            <text:p>72118СП МУФТА МЕХАНИЗМА ВКЛЮЧЕНИЯ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</table:table-row>
        <table:table-row table:style-name="ro1">
          <table:table-cell office:value-type="string">
            <text:p>24-22-1СП ЛЕНТА ГУСЕНИЧНАЯ</text:p>
          </table:table-cell>
          <table:table-cell office:value-type="string">
            <text:p>24-22-1СП</text:p>
          </table:table-cell>
          <table:table-cell/>
          <table:table-cell office:value-type="string">
            <text:p>24-22-9СП</text:p>
          </table:table-cell>
          <table:table-cell table:number-columns-repeated="2"/>
        </table:table-row>
        <table:table-row table:style-name="ro1">
          <table:table-cell office:value-type="string">
            <text:p>14-69-107-1СП РАСПЫЛИТЕЛЬ Д-160</text:p>
          </table:table-cell>
          <table:table-cell office:value-type="string">
            <text:p>14-69-107-1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</table:table-row>
        <table:table-row table:style-name="ro1">
          <table:table-cell office:value-type="string">
            <text:p>16-03-126 ВАЛ КОЛЕНЧАТЫЙ</text:p>
          </table:table-cell>
          <table:table-cell office:value-type="string">
            <text:p>16-03-126</text:p>
          </table:table-cell>
          <table:table-cell/>
          <table:table-cell table:number-columns-repeated="2" office:value-type="string">
            <text:p>16-03-126СП</text:p>
          </table:table-cell>
          <table:table-cell office:value-type="string">
            <text:p>Коленвал с вкладышами</text:p>
          </table:table-cell>
        </table:table-row>
        <table:table-row table:style-name="ro1">
          <table:table-cell office:value-type="string">
            <text:p>16-08-11-2 ШАЙБА</text:p>
          </table:table-cell>
          <table:table-cell office:value-type="string">
            <text:p>16-08-11-2</text:p>
          </table:table-cell>
          <table:table-cell table:number-columns-repeated="2"/>
          <table:table-cell office:value-type="string">
            <text:p>16-08-11-2</text:p>
          </table:table-cell>
          <table:table-cell office:value-type="string">
            <text:p>Шайба уплотнения</text:p>
          </table:table-cell>
        </table:table-row>
        <table:table-row table:style-name="ro1">
          <table:table-cell office:value-type="string">
            <text:p>16-67-102СП ПЛУНЖЕРНАЯ ПАРА</text:p>
          </table:table-cell>
          <table:table-cell office:value-type="string">
            <text:p>16-67-102СП</text:p>
          </table:table-cell>
          <table:table-cell table:number-columns-repeated="2"/>
          <table:table-cell office:value-type="string">
            <text:p>16-67-102СП</text:p>
          </table:table-cell>
          <table:table-cell office:value-type="string">
            <text:p>Пара плунжерная топливного насоса</text:p>
          </table:table-cell>
        </table:table-row>
        <table:table-row table:style-name="ro1">
          <table:table-cell office:value-type="string">
            <text:p>16-67-108СП ПАРА ПЛУНЖЕРНАЯ</text:p>
          </table:table-cell>
          <table:table-cell office:value-type="string">
            <text:p>16-67-108СП</text:p>
          </table:table-cell>
          <table:table-cell table:number-columns-repeated="2"/>
          <table:table-cell office:value-type="string">
            <text:p>16-67-108СП</text:p>
          </table:table-cell>
          <table:table-cell office:value-type="string">
            <text:p>Пара плунжерная</text:p>
          </table:table-cell>
        </table:table-row>
        <table:table-row table:style-name="ro1">
          <table:table-cell office:value-type="string">
            <text:p>16121 ДИСК С ВНУТРЕННИМ ЗУБОМ</text:p>
          </table:table-cell>
          <table:table-cell office:value-type="string">
            <text:p>16121</text:p>
          </table:table-cell>
          <table:table-cell table:number-columns-repeated="2"/>
          <table:table-cell office:value-type="string">
            <text:p>16121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17-23СП ДВИГАТЕЛЬ ПУСКОВОЙ</text:p>
          </table:table-cell>
          <table:table-cell office:value-type="string">
            <text:p>17-23СП</text:p>
          </table:table-cell>
          <table:table-cell table:number-columns-repeated="2"/>
          <table:table-cell office:value-type="string">
            <text:p>17-23СП</text:p>
          </table:table-cell>
          <table:table-cell office:value-type="string">
            <text:p>Пусковой двигатель П-23У</text:p>
          </table:table-cell>
        </table:table-row>
        <table:table-row table:style-name="ro1">
          <table:table-cell office:value-type="string">
            <text:p>17-73-130СП ПОДШИПНИК ВЫЖИМНОЙ</text:p>
          </table:table-cell>
          <table:table-cell office:value-type="string">
            <text:p>17-73-130СП</text:p>
          </table:table-cell>
          <table:table-cell table:number-columns-repeated="2"/>
          <table:table-cell office:value-type="string">
            <text:p>17-73-130СП</text:p>
          </table:table-cell>
          <table:table-cell office:value-type="string">
            <text:p>Подшипник выжимной</text:p>
          </table:table-cell>
        </table:table-row>
        <table:table-row table:style-name="ro1">
          <table:table-cell office:value-type="string">
            <text:p>18-12-143СП ХОМУТ В СБ.</text:p>
          </table:table-cell>
          <table:table-cell office:value-type="string">
            <text:p>18-12-143СП</text:p>
          </table:table-cell>
          <table:table-cell table:number-columns-repeated="2"/>
          <table:table-cell office:value-type="string">
            <text:p>18-12-143СП</text:p>
          </table:table-cell>
          <table:table-cell office:value-type="string">
            <text:p>Хомут в сборе</text:p>
          </table:table-cell>
        </table:table-row>
        <table:table-row table:style-name="ro1">
          <table:table-cell office:value-type="string">
            <text:p>18-14-140-1СП ТОРМОЗОК В СБОРЕ</text:p>
          </table:table-cell>
          <table:table-cell office:value-type="string">
            <text:p>18-14-140-1СП</text:p>
          </table:table-cell>
          <table:table-cell table:number-columns-repeated="2"/>
          <table:table-cell office:value-type="string">
            <text:p>18-14-140-1СП</text:p>
          </table:table-cell>
          <table:table-cell office:value-type="string">
            <text:p>Тормозок</text:p>
          </table:table-cell>
        </table:table-row>
        <table:table-row table:style-name="ro1">
          <table:table-cell office:value-type="string">
            <text:p>18-14-17-1(18-14-77-7) ВАЛ КАРДАННЫЙ</text:p>
          </table:table-cell>
          <table:table-cell office:value-type="string">
            <text:p>18-14-17-1(18-14-77-7)</text:p>
          </table:table-cell>
          <table:table-cell table:number-columns-repeated="4"/>
        </table:table-row>
        <table:table-row table:style-name="ro1">
          <table:table-cell office:value-type="string">
            <text:p>18-19-19 ВТУЛКА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18-26-801 ФЛАНЕЦ</text:p>
          </table:table-cell>
          <table:table-cell office:value-type="string">
            <text:p>18-26-801</text:p>
          </table:table-cell>
          <table:table-cell/>
          <table:table-cell table:number-columns-repeated="2" office:value-type="string">
            <text:p>18-26-802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18360-01СП ЛЕНТА ТОРМОЗНАЯ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string">
            <text:p>19216-1 ШЕСТЕРНЯ</text:p>
          </table:table-cell>
          <table:table-cell office:value-type="string">
            <text:p>19216-1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2.3.45.УХЛ1 МАСЛЕНКА</text:p>
          </table:table-cell>
          <table:table-cell office:value-type="string">
            <text:p>2.3.45.УХЛ1</text:p>
          </table:table-cell>
          <table:table-cell/>
          <table:table-cell table:number-columns-repeated="2" office:value-type="string">
            <text:p>1.3.Ц6</text:p>
          </table:table-cell>
          <table:table-cell office:value-type="string">
            <text:p>ПРЕСС-МАСЛЕНКА 1.3Ц6 (864006)</text:p>
          </table:table-cell>
        </table:table-row>
        <table:table-row table:style-name="ro1">
          <table:table-cell office:value-type="string">
            <text:p>20-19-123СП УПЛОТНЕНИ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20-19-24 ШЕСТЕРН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</table:table-row>
        <table:table-row table:style-name="ro1">
          <table:table-cell office:value-type="string">
            <text:p>21-17-4СП СЕРВОМЕХАНИЗМ</text:p>
          </table:table-cell>
          <table:table-cell office:value-type="string">
            <text:p>21-17-4СП</text:p>
          </table:table-cell>
          <table:table-cell table:number-columns-repeated="2"/>
          <table:table-cell office:value-type="string">
            <text:p>21-17-4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21-19-1 ПОДШИПНИК КОНЦЕВОЙ</text:p>
          </table:table-cell>
          <table:table-cell office:value-type="string">
            <text:p>21-19-1</text:p>
          </table:table-cell>
          <table:table-cell table:number-columns-repeated="2"/>
          <table:table-cell office:value-type="string">
            <text:p>21-19-1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string">
            <text:p>210.12.11.001Г ГИДРОМОТОР</text:p>
          </table:table-cell>
          <table:table-cell office:value-type="string">
            <text:p>210.12.11.001Г</text:p>
          </table:table-cell>
          <table:table-cell/>
          <table:table-cell office:value-type="string">
            <text:p>не наша позиция</text:p>
          </table:table-cell>
          <table:table-cell table:number-columns-repeated="2"/>
        </table:table-row>
        <table:table-row table:style-name="ro1">
          <table:table-cell office:value-type="string">
            <text:p>24-19-114СП УПЛОТНЕНИЕ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24-19-119СП УПЛОТНЕНИ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24-19-29 ШЕСТЕРНЯ ВЕДУЩА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</table:table-row>
        <table:table-row table:style-name="ro1">
          <table:table-cell office:value-type="string">
            <text:p>24-19-31 КОРПУС ПОДШИПНИКА</text:p>
          </table:table-cell>
          <table:table-cell office:value-type="string">
            <text:p>24-19-31</text:p>
          </table:table-cell>
          <table:table-cell table:number-columns-repeated="4"/>
        </table:table-row>
        <table:table-row table:style-name="ro1">
          <table:table-cell office:value-type="string">
            <text:p>24-21-146СП КОЛЕСО НАТЯЖНОЕ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24-21-169СП КАТОК ОДНОБОРТНЫЙ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24-21-170СП КАТОК ДВУБОРТНЫЙ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28-16-11 КОРПУС БОРТОВОГО ПОДШИП Т-170</text:p>
          </table:table-cell>
          <table:table-cell office:value-type="string">
            <text:p>28-16-11</text:p>
          </table:table-cell>
          <table:table-cell table:number-columns-repeated="2"/>
          <table:table-cell office:value-type="string">
            <text:p>28-16-11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string">
            <text:p>28-16-15 БАРАБАН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</table:table-row>
        <table:table-row table:style-name="ro1">
          <table:table-cell office:value-type="string">
            <text:p>50-19-144СП ШЕСТЕРНЯ ДВОЙНАЯ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50-19-150 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50-21-138 КОЛЕСО НАТЯЖНОЕ</text:p>
          </table:table-cell>
          <table:table-cell office:value-type="string">
            <text:p>50-21-138</text:p>
          </table:table-cell>
          <table:table-cell/>
          <table:table-cell table:number-columns-repeated="2" office:value-type="string">
            <text:p>50-21-3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51-06-1СП РЕГУЛЯТОР</text:p>
          </table:table-cell>
          <table:table-cell office:value-type="string">
            <text:p>51-06-1СП</text:p>
          </table:table-cell>
          <table:table-cell/>
          <table:table-cell table:number-columns-repeated="2" office:value-type="string">
            <text:p>51-06-14СП</text:p>
          </table:table-cell>
          <table:table-cell office:value-type="string">
            <text:p>Регулятор</text:p>
          </table:table-cell>
        </table:table-row>
        <table:table-row table:style-name="ro1">
          <table:table-cell office:value-type="string">
            <text:p>51-157-02СП НАСОС ТОПЛИВНЫЙ С РЕГУЛЯТОР</text:p>
          </table:table-cell>
          <table:table-cell office:value-type="string">
            <text:p>51-157-02СП</text:p>
          </table:table-cell>
          <table:table-cell table:number-columns-repeated="2"/>
          <table:table-cell office:value-type="string">
            <text:p>51-157-02СП</text:p>
          </table:table-cell>
          <table:table-cell office:value-type="string">
            <text:p>Насос топливный с регулятором</text:p>
          </table:table-cell>
        </table:table-row>
        <table:table-row table:style-name="ro1">
          <table:table-cell office:value-type="string">
            <text:p>51-71-4СП НАСОС ТОПЛИВОЗАКАЧИВАЮЩИЙ</text:p>
          </table:table-cell>
          <table:table-cell office:value-type="string">
            <text:p>51-71-4СП</text:p>
          </table:table-cell>
          <table:table-cell table:number-columns-repeated="2"/>
          <table:table-cell office:value-type="string">
            <text:p>51-71-4СП</text:p>
          </table:table-cell>
          <table:table-cell office:value-type="string">
            <text:p>Насос топливоподкачивающий</text:p>
          </table:table-cell>
        </table:table-row>
        <table:table-row table:style-name="ro1">
          <table:table-cell office:value-type="string">
            <text:p>60-19-2 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700-29-2369 ШПИЛЬКА</text:p>
          </table:table-cell>
          <table:table-cell office:value-type="string">
            <text:p>700-29-2369</text:p>
          </table:table-cell>
          <table:table-cell table:number-columns-repeated="2"/>
          <table:table-cell office:value-type="string">
            <text:p>700-29-2369</text:p>
          </table:table-cell>
          <table:table-cell office:value-type="string">
            <text:p>Шпилька</text:p>
          </table:table-cell>
        </table:table-row>
        <table:table-row table:style-name="ro1">
          <table:table-cell office:value-type="string">
            <text:p>700-40-2163 МАНЖЕТА БОРТ.РЕДУК.Т170</text:p>
          </table:table-cell>
          <table:table-cell office:value-type="string">
            <text:p>700-40-2163</text:p>
          </table:table-cell>
          <table:table-cell table:number-columns-repeated="2"/>
          <table:table-cell office:value-type="string">
            <text:p>700-40-2163</text:p>
          </table:table-cell>
          <table:table-cell office:value-type="string">
            <text:p>МАНЖЕТА 700-40-2163</text:p>
          </table:table-cell>
        </table:table-row>
        <table:table-row table:style-name="ro1">
          <table:table-cell office:value-type="string">
            <text:p>700-40-3372 МАНЖЕТА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</table:table-row>
        <table:table-row table:style-name="ro1">
          <table:table-cell office:value-type="string">
            <text:p>700-40-3503 ПАТРУБОК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</table:table-row>
        <table:table-row table:style-name="ro1">
          <table:table-cell office:value-type="string">
            <text:p>700-40-4786 КОЛЬЦО</text:p>
          </table:table-cell>
          <table:table-cell office:value-type="string">
            <text:p>700-40-4786</text:p>
          </table:table-cell>
          <table:table-cell table:number-columns-repeated="2"/>
          <table:table-cell office:value-type="string">
            <text:p>700-40-4786</text:p>
          </table:table-cell>
          <table:table-cell office:value-type="string">
            <text:p>КОЛЬЦО 700-40-4786</text:p>
          </table:table-cell>
        </table:table-row>
        <table:table-row table:style-name="ro1">
          <table:table-cell office:value-type="string">
            <text:p>700.10.73.73 НАКЛАДКА ТОРМОЗНОЙ ЛЕНТЫ</text:p>
          </table:table-cell>
          <table:table-cell office:value-type="string">
            <text:p>700.10.73.73</text:p>
          </table:table-cell>
          <table:table-cell/>
          <table:table-cell table:number-columns-repeated="2" office:value-type="string">
            <text:p>700-40-7373</text:p>
          </table:table-cell>
          <table:table-cell office:value-type="string">
            <text:p>НАКЛАДКА ТОРМОЗНАЯ ФОРМОВАННАЯ АСБЕСТОВАЯ 700-40-7373</text:p>
          </table:table-cell>
        </table:table-row>
        <table:table-row table:style-name="ro1">
          <table:table-cell office:value-type="string">
            <text:p>7326СП ХОМУТ ДВИГАТЕЛЯ</text:p>
          </table:table-cell>
          <table:table-cell office:value-type="string">
            <text:p>7326СП</text:p>
          </table:table-cell>
          <table:table-cell/>
          <table:table-cell office:value-type="string">
            <text:p>17-73-127СП</text:p>
          </table:table-cell>
          <table:table-cell table:number-columns-repeated="2"/>
        </table:table-row>
        <table:table-row table:style-name="ro1">
          <table:table-cell office:value-type="string">
            <text:p>738-4СП ДИСК</text:p>
          </table:table-cell>
          <table:table-cell office:value-type="string">
            <text:p>738-4СП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51-02-107СП ПРОКЛАДКА ГОЛОВКИ БЛОКА</text:p>
          </table:table-cell>
          <table:table-cell office:value-type="string">
            <text:p>51-02-107СП</text:p>
          </table:table-cell>
          <table:table-cell/>
          <table:table-cell table:number-columns-repeated="2" office:value-type="string">
            <text:p>51-02-107-01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16-08-140СП НАСОС ВОДЯНОЙ Т-170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</table:table-row>
        <table:table-row table:style-name="ro1">
          <table:table-cell office:value-type="string">
            <text:p>24-16-103СП ДИСК С НАРУЖ ЗУБЬЯМИ</text:p>
          </table:table-cell>
          <table:table-cell office:value-type="string">
            <text:p>24-16-103СП</text:p>
          </table:table-cell>
          <table:table-cell table:number-columns-repeated="2"/>
          <table:table-cell office:value-type="string">
            <text:p>24-16-103СП</text:p>
          </table:table-cell>
          <table:table-cell office:value-type="string">
            <text:p>Диск с наружными зубьями</text:p>
          </table:table-cell>
        </table:table-row>
        <table:table-row table:style-name="ro1">
          <table:table-cell office:value-type="string">
            <text:p>18-14-4СП МУФТА СЦЕПЛЕНИЯ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24-19-47 ЛАБИРИНТ</text:p>
          </table:table-cell>
          <table:table-cell office:value-type="string">
            <text:p>24-19-47</text:p>
          </table:table-cell>
          <table:table-cell table:number-columns-repeated="2"/>
          <table:table-cell office:value-type="string">
            <text:p>24-19-47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string">
            <text:p>18-14-126 МУФТА</text:p>
          </table:table-cell>
          <table:table-cell office:value-type="string">
            <text:p>18-14-126</text:p>
          </table:table-cell>
          <table:table-cell table:number-columns-repeated="4"/>
        </table:table-row>
        <table:table-row table:style-name="ro1">
          <table:table-cell office:value-type="string">
            <text:p>50-21-161СП (50-21-136) ЦИЛИНДР В СБ</text:p>
          </table:table-cell>
          <table:table-cell office:value-type="string">
            <text:p>50-21-161СП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</table:table-row>
        <table:table-row table:style-name="ro1">
          <table:table-cell office:value-type="string">
            <text:p>50-21-113СП КЛАПАН ДВОЙНОЙ</text:p>
          </table:table-cell>
          <table:table-cell office:value-type="string">
            <text:p>50-21-113СП</text:p>
          </table:table-cell>
          <table:table-cell/>
          <table:table-cell table:number-columns-repeated="2" office:value-type="string">
            <text:p>50-21-177СП</text:p>
          </table:table-cell>
          <table:table-cell office:value-type="string">
            <text:p>Клапан</text:p>
          </table:table-cell>
        </table:table-row>
        <table:table-row table:style-name="ro1">
          <table:table-cell office:value-type="string">
            <text:p>700-40-2041 ПАТРУБОК</text:p>
          </table:table-cell>
          <table:table-cell office:value-type="string">
            <text:p>700-40-2041</text:p>
          </table:table-cell>
          <table:table-cell/>
          <table:table-cell table:number-columns-repeated="2" office:value-type="string">
            <text:p>700-46-2041</text:p>
          </table:table-cell>
          <table:table-cell office:value-type="string">
            <text:p>ШЛАНГ(РУКАВ) 700-46-2041</text:p>
          </table:table-cell>
        </table:table-row>
        <table:table-row table:style-name="ro1">
          <table:table-cell office:value-type="string">
            <text:p>700-40-2047 ПАТРУБОК</text:p>
          </table:table-cell>
          <table:table-cell office:value-type="string">
            <text:p>700-40-2047</text:p>
          </table:table-cell>
          <table:table-cell/>
          <table:table-cell office:value-type="string">
            <text:p>нет такого номера</text:p>
          </table:table-cell>
          <table:table-cell table:number-columns-repeated="2"/>
        </table:table-row>
        <table:table-row table:style-name="ro1">
          <table:table-cell office:value-type="string">
            <text:p>51-08-25 ВАЛИК ВОД. НАСОСА Т-170</text:p>
          </table:table-cell>
          <table:table-cell office:value-type="string">
            <text:p>51-08-25</text:p>
          </table:table-cell>
          <table:table-cell table:number-columns-repeated="2"/>
          <table:table-cell office:value-type="string">
            <text:p>51-08-25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700-31-2440 ПЛАСТИНА</text:p>
          </table:table-cell>
          <table:table-cell office:value-type="string">
            <text:p>700-31-2440</text:p>
          </table:table-cell>
          <table:table-cell table:number-columns-repeated="2"/>
          <table:table-cell office:value-type="string">
            <text:p>700-31-2440</text:p>
          </table:table-cell>
          <table:table-cell office:value-type="string">
            <text:p>ПЛАСТИНА 700-31-2440</text:p>
          </table:table-cell>
        </table:table-row>
        <table:table-row table:style-name="ro1">
          <table:table-cell office:value-type="string">
            <text:p>700-40-3880СП ПРОКЛАДКА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700-30-2047 ГАЙКА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50-26-487-04СП РУКАВ</text:p>
          </table:table-cell>
          <table:table-cell office:value-type="string">
            <text:p>50-26-487-04СП</text:p>
          </table:table-cell>
          <table:table-cell table:number-columns-repeated="2"/>
          <table:table-cell office:value-type="string">
            <text:p>50-26-487-04СП</text:p>
          </table:table-cell>
          <table:table-cell office:value-type="string">
            <text:p>РВД Ф25-40-1610 М42Х2-У 50-26-487-04СП</text:p>
          </table:table-cell>
        </table:table-row>
        <table:table-row table:style-name="ro1">
          <table:table-cell office:value-type="string">
            <text:p>18-14-104 БАРАБАН ЗУБЧАТЫЙ</text:p>
          </table:table-cell>
          <table:table-cell office:value-type="string">
            <text:p>18-14-104</text:p>
          </table:table-cell>
          <table:table-cell table:number-columns-repeated="2"/>
          <table:table-cell office:value-type="string">
            <text:p>18-14-104</text:p>
          </table:table-cell>
          <table:table-cell office:value-type="string">
            <text:p>Барабан зубчатый</text:p>
          </table:table-cell>
        </table:table-row>
        <table:table-row table:style-name="ro1">
          <table:table-cell office:value-type="string">
            <text:p>14-69-117СП ФОРСУНКА В СБ</text:p>
          </table:table-cell>
          <table:table-cell office:value-type="string">
            <text:p>14-69-117СП</text:p>
          </table:table-cell>
          <table:table-cell/>
          <table:table-cell table:number-columns-repeated="2" office:value-type="string">
            <text:p>14-69-117-1СП</text:p>
          </table:table-cell>
          <table:table-cell office:value-type="string">
            <text:p>Форсунка</text:p>
          </table:table-cell>
        </table:table-row>
        <table:table-row table:style-name="ro1">
          <table:table-cell office:value-type="string">
            <text:p>24-16-101СП ФРИКЦИОН БОРТОВОЙ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24-16-102 СП БОРТОВОЙ ФРИКЦИОН</text:p>
          </table:table-cell>
          <table:table-cell office:value-type="string">
            <text:p>24-16-102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748-50-177 МУФТА</text:p>
          </table:table-cell>
          <table:table-cell office:value-type="string">
            <text:p>748-50-177</text:p>
          </table:table-cell>
          <table:table-cell table:number-columns-repeated="2"/>
          <table:table-cell office:value-type="string">
            <text:p>748-50-177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748-50-215 МУФТА</text:p>
          </table:table-cell>
          <table:table-cell office:value-type="string">
            <text:p>748-50-215</text:p>
          </table:table-cell>
          <table:table-cell/>
          <table:table-cell table:number-columns-repeated="2" office:value-type="string">
            <text:p>748-50-215СП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748-22-160СП ЗВЕНО ПОЛОТНО</text:p>
          </table:table-cell>
          <table:table-cell office:value-type="string">
            <text:p>748-22-160СП</text:p>
          </table:table-cell>
          <table:table-cell/>
          <table:table-cell table:number-columns-repeated="2" office:value-type="string">
            <text:p>748-22-164СП</text:p>
          </table:table-cell>
          <table:table-cell office:value-type="string">
            <text:p>Отрезок гусеницы. Комплект.</text:p>
          </table:table-cell>
        </table:table-row>
        <table:table-row table:style-name="ro1">
          <table:table-cell office:value-type="string">
            <text:p>748-22-161СП ГУСЕНИЧНОЕ ПОЛОТНО 11 ЗВЕНЬЕВ</text:p>
          </table:table-cell>
          <table:table-cell office:value-type="string">
            <text:p>748-22-161СП</text:p>
          </table:table-cell>
          <table:table-cell/>
          <table:table-cell table:number-columns-repeated="2" office:value-type="string">
            <text:p>748-22-163СП</text:p>
          </table:table-cell>
          <table:table-cell office:value-type="string">
            <text:p>Отрезок гусеницы. Комплект</text:p>
          </table:table-cell>
        </table:table-row>
        <table:table-row table:style-name="ro1">
          <table:table-cell office:value-type="string">
            <text:p>50-15-118СП СЕРВОМЕХАНИЗМ</text:p>
          </table:table-cell>
          <table:table-cell office:value-type="string">
            <text:p>50-15-118СП</text:p>
          </table:table-cell>
          <table:table-cell table:number-columns-repeated="2"/>
          <table:table-cell office:value-type="string">
            <text:p>50-15-118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50-19-160-1 ВЕНЕЦ ВЕДУЩЕГО КОЛЕСА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</table:table-row>
        <table:table-row table:style-name="ro1">
          <table:table-cell office:value-type="string">
            <text:p>748-31-152-01СП ЗВЕНО СДАЮЩЕЕ</text:p>
          </table:table-cell>
          <table:table-cell office:value-type="string">
            <text:p>748-31-152-01СП</text:p>
          </table:table-cell>
          <table:table-cell table:number-columns-repeated="2"/>
          <table:table-cell office:value-type="string">
            <text:p>748-31-152-01СП</text:p>
          </table:table-cell>
          <table:table-cell office:value-type="string">
            <text:p>Звено сдающее</text:p>
          </table:table-cell>
        </table:table-row>
        <table:table-row table:style-name="ro1">
          <table:table-cell office:value-type="string">
            <text:p>748-31-151-01СП МЕХАНИЗМ НАТЯЖЕНИЯ</text:p>
          </table:table-cell>
          <table:table-cell office:value-type="string">
            <text:p>748-31-151-01СП</text:p>
          </table:table-cell>
          <table:table-cell table:number-columns-repeated="2"/>
          <table:table-cell office:value-type="string">
            <text:p>748-31-151-01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Д65-24-СО 1-4 ПУСКОВОЙ ДВИГАТЕЛЬ ПД-10У СО СТАРТЕРОМ</text:p>
          </table:table-cell>
          <table:table-cell office:value-type="string">
            <text:p>Д65-24-СО</text:p>
          </table:table-cell>
          <table:table-cell/>
          <table:table-cell office:value-type="string">
            <text:p>не наша позиция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АШМАК</text:p>
          </table:table-cell>
          <table:table-cell table:style-name="ce8" office:value-type="string">
            <text:p>50-22-2</text:p>
          </table:table-cell>
          <table:table-cell table:style-name="ce8"/>
          <table:table-cell office:value-type="string">
            <text:p>50-22-3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ХОМУТ</text:p>
          </table:table-cell>
          <table:table-cell table:style-name="ce8" office:value-type="string">
            <text:p>7320СП</text:p>
          </table:table-cell>
          <table:table-cell table:style-name="ce8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8" office:value-type="float" office:value="46170">
            <text:p>46170</text:p>
          </table:table-cell>
          <table:table-cell table:style-name="ce8"/>
          <table:table-cell office:value-type="string">
            <text:p>700-40-2001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8" office:value-type="string">
            <text:p>40944СП</text:p>
          </table:table-cell>
          <table:table-cell table:style-name="ce8"/>
          <table:table-cell office:value-type="string">
            <text:p>700-40-20006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.ПОДКАЧИВ.НАСОС</text:p>
          </table:table-cell>
          <table:table-cell table:style-name="ce8" office:value-type="string">
            <text:p>АВ1010М8016085</text:p>
          </table:table-cell>
          <table:table-cell table:style-name="ce8"/>
          <table:table-cell office:value-type="string">
            <text:p>51-71-4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14-02-3СП</text:p>
          </table:table-cell>
          <table:table-cell table:style-name="ce8"/>
          <table:table-cell office:value-type="string">
            <text:p>51-02-4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САЛЬНИК</text:p>
          </table:table-cell>
          <table:table-cell table:style-name="ce8" office:value-type="string">
            <text:p>40831СП</text:p>
          </table:table-cell>
          <table:table-cell table:style-name="ce8"/>
          <table:table-cell office:value-type="string">
            <text:p>2.1-68х92-4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Р-160</text:p>
          </table:table-cell>
          <table:table-cell table:style-name="ce8"/>
          <table:table-cell office:value-type="string">
            <text:p>50-26-6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ЛТ</text:p>
          </table:table-cell>
          <table:table-cell table:style-name="ce8" office:value-type="float" office:value="16137">
            <text:p>16137</text:p>
          </table:table-cell>
          <table:table-cell table:style-name="ce8"/>
          <table:table-cell office:value-type="string">
            <text:p>700-28-250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74102">
            <text:p>74102</text:p>
          </table:table-cell>
          <table:table-cell table:style-name="ce8"/>
          <table:table-cell office:value-type="string">
            <text:p>17-73-5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.НАСОС</text:p>
          </table:table-cell>
          <table:table-cell table:style-name="ce8" office:value-type="string">
            <text:p>51-160-01СП</text:p>
          </table:table-cell>
          <table:table-cell table:style-name="ce8"/>
          <table:table-cell office:value-type="string">
            <text:p>51-67-24-01, 0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67231">
            <text:p>67231</text:p>
          </table:table-cell>
          <table:table-cell table:style-name="ce8"/>
          <table:table-cell office:value-type="float" office:value="3197">
            <text:p>319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АНЖЕТА</text:p>
          </table:table-cell>
          <table:table-cell table:style-name="ce8" office:value-type="string">
            <text:p>3-2,5Х13-6</text:p>
          </table:table-cell>
          <table:table-cell table:style-name="ce8"/>
          <table:table-cell office:value-type="string">
            <text:p>700-40-596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ОПРОВОД В СБОРЕ</text:p>
          </table:table-cell>
          <table:table-cell table:style-name="ce8" office:value-type="string">
            <text:p>14-69-114СП</text:p>
          </table:table-cell>
          <table:table-cell table:style-name="ce8"/>
          <table:table-cell office:value-type="string">
            <text:p>51-69-127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ОПРОВОД 1 Ц.</text:p>
          </table:table-cell>
          <table:table-cell table:style-name="ce8" office:value-type="string">
            <text:p>14-69-109СБ</text:p>
          </table:table-cell>
          <table:table-cell table:style-name="ce8"/>
          <table:table-cell office:value-type="string">
            <text:p>51-69-12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ОПРОВОД 2 Ц.</text:p>
          </table:table-cell>
          <table:table-cell table:style-name="ce8" office:value-type="string">
            <text:p>14-69-110СБ</text:p>
          </table:table-cell>
          <table:table-cell table:style-name="ce8"/>
          <table:table-cell office:value-type="string">
            <text:p>51-69-12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ОПРОВОД 3 Ц.</text:p>
          </table:table-cell>
          <table:table-cell table:style-name="ce8" office:value-type="string">
            <text:p>14-69-111СП</text:p>
          </table:table-cell>
          <table:table-cell table:style-name="ce8"/>
          <table:table-cell office:value-type="string">
            <text:p>51-69-13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ПЛИВОПРОВОД 4 Ц.</text:p>
          </table:table-cell>
          <table:table-cell table:style-name="ce8" office:value-type="string">
            <text:p>14-69-112СП</text:p>
          </table:table-cell>
          <table:table-cell table:style-name="ce8"/>
          <table:table-cell office:value-type="string">
            <text:p>51-69-13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 БОРТ. РЕДУКТОРА</text:p>
          </table:table-cell>
          <table:table-cell table:style-name="ce8" office:value-type="string">
            <text:p>700-40-4082</text:p>
          </table:table-cell>
          <table:table-cell table:style-name="ce8"/>
          <table:table-cell office:value-type="string">
            <text:p>700-40-7426, 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2 ММ</text:p>
          </table:table-cell>
          <table:table-cell table:style-name="ce8" office:value-type="string">
            <text:p>Н036.83.040</text:p>
          </table:table-cell>
          <table:table-cell table:style-name="ce8"/>
          <table:table-cell office:value-type="string">
            <text:p>50-26-484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2 ММ</text:p>
          </table:table-cell>
          <table:table-cell table:style-name="ce8" office:value-type="string">
            <text:p>Н036.83.070</text:p>
          </table:table-cell>
          <table:table-cell table:style-name="ce8"/>
          <table:table-cell office:value-type="string">
            <text:p>50-26-484-02/0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2 ММ</text:p>
          </table:table-cell>
          <table:table-cell table:style-name="ce8" office:value-type="string">
            <text:p>Н036.83.220</text:p>
          </table:table-cell>
          <table:table-cell table:style-name="ce8"/>
          <table:table-cell office:value-type="string">
            <text:p>50-26-484-04/0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2 ММ</text:p>
          </table:table-cell>
          <table:table-cell table:style-name="ce8" office:value-type="string">
            <text:p>Н036.83.090</text:p>
          </table:table-cell>
          <table:table-cell table:style-name="ce8"/>
          <table:table-cell office:value-type="string">
            <text:p>50-26-484-06/07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2 ММ</text:p>
          </table:table-cell>
          <table:table-cell table:style-name="ce8" office:value-type="string">
            <text:p>Н036.83.130</text:p>
          </table:table-cell>
          <table:table-cell table:style-name="ce8"/>
          <table:table-cell office:value-type="string">
            <text:p>50-26-484-08/0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2 ММ</text:p>
          </table:table-cell>
          <table:table-cell table:style-name="ce8" office:value-type="string">
            <text:p>Н036.83.060</text:p>
          </table:table-cell>
          <table:table-cell table:style-name="ce8"/>
          <table:table-cell office:value-type="string">
            <text:p>50-26-484-10/1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6 ММ</text:p>
          </table:table-cell>
          <table:table-cell table:style-name="ce8" office:value-type="string">
            <text:p>Н036.85.03.100</text:p>
          </table:table-cell>
          <table:table-cell table:style-name="ce8"/>
          <table:table-cell office:value-type="string">
            <text:p>50-26-485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6 ММ</text:p>
          </table:table-cell>
          <table:table-cell table:style-name="ce8" office:value-type="string">
            <text:p>Н036.85.03.120</text:p>
          </table:table-cell>
          <table:table-cell table:style-name="ce8"/>
          <table:table-cell office:value-type="string">
            <text:p>50-26-485-02/0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6 ММ</text:p>
          </table:table-cell>
          <table:table-cell table:style-name="ce8" office:value-type="string">
            <text:p>Н036.85.03.150</text:p>
          </table:table-cell>
          <table:table-cell table:style-name="ce8"/>
          <table:table-cell office:value-type="string">
            <text:p>50-26-485-04/0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6 ММ</text:p>
          </table:table-cell>
          <table:table-cell table:style-name="ce8" office:value-type="string">
            <text:p>Н036.85.03.170</text:p>
          </table:table-cell>
          <table:table-cell table:style-name="ce8"/>
          <table:table-cell office:value-type="string">
            <text:p>50-26-485-06/07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6 ММ</text:p>
          </table:table-cell>
          <table:table-cell table:style-name="ce8" office:value-type="string">
            <text:p>Н036.85.03.200</text:p>
          </table:table-cell>
          <table:table-cell table:style-name="ce8"/>
          <table:table-cell office:value-type="string">
            <text:p>50-26-485-08/0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ВД 16 ММ</text:p>
          </table:table-cell>
          <table:table-cell table:style-name="ce8" office:value-type="string">
            <text:p>Н036.85.03.230</text:p>
          </table:table-cell>
          <table:table-cell table:style-name="ce8"/>
          <table:table-cell office:value-type="string">
            <text:p>50-26-485-10/11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Н036.88.660</text:p>
          </table:table-cell>
          <table:table-cell table:style-name="ce8"/>
          <table:table-cell office:value-type="string">
            <text:p>50-26-487-02/03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Н036.88.760</text:p>
          </table:table-cell>
          <table:table-cell table:style-name="ce8"/>
          <table:table-cell office:value-type="string">
            <text:p>50-26-487-06/07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Н036.88.750</text:p>
          </table:table-cell>
          <table:table-cell table:style-name="ce8"/>
          <table:table-cell office:value-type="string">
            <text:p>50-26-487-08/09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М27Х2Х85</text:p>
          </table:table-cell>
          <table:table-cell table:style-name="ce8"/>
          <table:table-cell office:value-type="string">
            <text:p>700-28-237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29-09-124СП</text:p>
          </table:table-cell>
          <table:table-cell table:style-name="ce8"/>
          <table:table-cell office:value-type="string">
            <text:p>51-09-217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21900">
            <text:p>21900</text:p>
          </table:table-cell>
          <table:table-cell table:style-name="ce8"/>
          <table:table-cell office:value-type="string">
            <text:p>21-21-121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7310">
            <text:p>7310</text:p>
          </table:table-cell>
          <table:table-cell table:style-name="ce8"/>
          <table:table-cell office:value-type="string">
            <text:p>17-73-5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50-19-99-1</text:p>
          </table:table-cell>
          <table:table-cell table:style-name="ce8"/>
          <table:table-cell office:value-type="string">
            <text:p>50-19-9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700-28-2378</text:p>
          </table:table-cell>
          <table:table-cell table:style-name="ce8"/>
          <table:table-cell office:value-type="string">
            <text:p>700-28-254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21442">
            <text:p>21442</text:p>
          </table:table-cell>
          <table:table-cell table:style-name="ce8"/>
          <table:table-cell office:value-type="string">
            <text:p>700-58-261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29-09-124СП</text:p>
          </table:table-cell>
          <table:table-cell table:style-name="ce8"/>
          <table:table-cell office:value-type="string">
            <text:p>51-09-217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80-52-59-01</text:p>
          </table:table-cell>
          <table:table-cell table:style-name="ce8"/>
          <table:table-cell office:value-type="string">
            <text:p>80-52-59-0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80-52-60-01</text:p>
          </table:table-cell>
          <table:table-cell table:style-name="ce8"/>
          <table:table-cell office:value-type="string">
            <text:p>80-52-60-0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095-101-36-2-2</text:p>
          </table:table-cell>
          <table:table-cell table:style-name="ce8"/>
          <table:table-cell office:value-type="string">
            <text:p>700-40-376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50-20-20</text:p>
          </table:table-cell>
          <table:table-cell table:style-name="ce8"/>
          <table:table-cell office:value-type="string">
            <text:p>50-20-4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738-4СП</text:p>
          </table:table-cell>
          <table:table-cell table:style-name="ce8"/>
          <table:table-cell office:value-type="string">
            <text:p>17-73-139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30246">
            <text:p>30246</text:p>
          </table:table-cell>
          <table:table-cell table:style-name="ce8"/>
          <table:table-cell office:value-type="string">
            <text:p>700-30-241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50-21-423СП</text:p>
          </table:table-cell>
          <table:table-cell table:style-name="ce8"/>
          <table:table-cell office:value-type="string">
            <text:p>24-21-148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50-21-424СП</text:p>
          </table:table-cell>
          <table:table-cell table:style-name="ce8"/>
          <table:table-cell office:value-type="string">
            <text:p>24-21-149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50-15-119СП</text:p>
          </table:table-cell>
          <table:table-cell table:style-name="ce8"/>
          <table:table-cell office:value-type="string">
            <text:p>50-15-156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24-15-3СП</text:p>
          </table:table-cell>
          <table:table-cell table:style-name="ce8"/>
          <table:table-cell office:value-type="string">
            <text:p>50-15-5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700-38-2813</text:p>
          </table:table-cell>
          <table:table-cell table:style-name="ce8"/>
          <table:table-cell office:value-type="float" office:value="38366">
            <text:p>3836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50-21-123СП</text:p>
          </table:table-cell>
          <table:table-cell table:style-name="ce8"/>
          <table:table-cell office:value-type="string">
            <text:p>50-21-396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28431">
            <text:p>28431</text:p>
          </table:table-cell>
          <table:table-cell table:style-name="ce8"/>
          <table:table-cell office:value-type="string">
            <text:p>700-28-262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28554">
            <text:p>28554</text:p>
          </table:table-cell>
          <table:table-cell table:style-name="ce8"/>
          <table:table-cell office:value-type="string">
            <text:p>700-28-262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28639">
            <text:p>28639</text:p>
          </table:table-cell>
          <table:table-cell table:style-name="ce8"/>
          <table:table-cell office:value-type="string">
            <text:p>700-28-262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АЙКА</text:p>
          </table:table-cell>
          <table:table-cell table:style-name="ce8" office:value-type="float" office:value="3014">
            <text:p>3014</text:p>
          </table:table-cell>
          <table:table-cell table:style-name="ce8"/>
          <table:table-cell office:value-type="string">
            <text:p>700-30-241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30246">
            <text:p>30246</text:p>
          </table:table-cell>
          <table:table-cell table:style-name="ce8"/>
          <table:table-cell office:value-type="string">
            <text:p>700-30-241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АЙКА</text:p>
          </table:table-cell>
          <table:table-cell table:style-name="ce8" office:value-type="float" office:value="3010">
            <text:p>3010</text:p>
          </table:table-cell>
          <table:table-cell table:style-name="ce8"/>
          <table:table-cell office:value-type="string">
            <text:p>700-30-241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АНЖЕТА</text:p>
          </table:table-cell>
          <table:table-cell table:style-name="ce8" office:value-type="string">
            <text:p>75Х100</text:p>
          </table:table-cell>
          <table:table-cell table:style-name="ce8"/>
          <table:table-cell office:value-type="float" office:value="26431">
            <text:p>2643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ИЛКА</text:p>
          </table:table-cell>
          <table:table-cell table:style-name="ce8" office:value-type="string">
            <text:p>17-76-19</text:p>
          </table:table-cell>
          <table:table-cell table:style-name="ce8"/>
          <table:table-cell office:value-type="string">
            <text:p>17-76-3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ЕСТЕРНЯ</text:p>
          </table:table-cell>
          <table:table-cell table:style-name="ce8" office:value-type="string">
            <text:p>09241</text:p>
          </table:table-cell>
          <table:table-cell table:style-name="ce8"/>
          <table:table-cell office:value-type="string">
            <text:p>51-66-2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ИЦЕПН. УСТР-ВО</text:p>
          </table:table-cell>
          <table:table-cell table:style-name="ce8" office:value-type="string">
            <text:p>18-51-3СП</text:p>
          </table:table-cell>
          <table:table-cell table:style-name="ce8"/>
          <table:table-cell office:value-type="string">
            <text:p>50-51-11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ЛАНЕЦ</text:p>
          </table:table-cell>
          <table:table-cell table:style-name="ce8" office:value-type="string">
            <text:p>50-21-84</text:p>
          </table:table-cell>
          <table:table-cell table:style-name="ce8"/>
          <table:table-cell office:value-type="string">
            <text:p>50-21-28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140Х150-58-2,2</text:p>
          </table:table-cell>
          <table:table-cell table:style-name="ce8"/>
          <table:table-cell office:value-type="string">
            <text:p>700-40-311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float" office:value="41167">
            <text:p>41167</text:p>
          </table:table-cell>
          <table:table-cell table:style-name="ce8"/>
          <table:table-cell office:value-type="string">
            <text:p>24-16-103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office:value-type="string">
            <text:p>40257СП</text:p>
          </table:table-cell>
          <table:table-cell table:style-name="ce8"/>
          <table:table-cell office:value-type="string">
            <text:p>1.1.-35х58-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УФТА</text:p>
          </table:table-cell>
          <table:table-cell table:style-name="ce8" office:value-type="string">
            <text:p>06417сп</text:p>
          </table:table-cell>
          <table:table-cell table:style-name="ce8"/>
          <table:table-cell office:value-type="string">
            <text:p>17-06-108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3-48х28-6</text:p>
          </table:table-cell>
          <table:table-cell table:style-name="ce9"/>
          <table:table-cell office:value-type="string">
            <text:p>700-40-919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08-012-25-2-2</text:p>
          </table:table-cell>
          <table:table-cell table:style-name="ce9"/>
          <table:table-cell office:value-type="string">
            <text:p>585-01-14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4-018-25-2-2</text:p>
          </table:table-cell>
          <table:table-cell table:style-name="ce9"/>
          <table:table-cell office:value-type="string">
            <text:p>700-40-334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5-019-25-2-2</text:p>
          </table:table-cell>
          <table:table-cell table:style-name="ce9"/>
          <table:table-cell office:value-type="string">
            <text:p>901-01-4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8-022-30-2-2</text:p>
          </table:table-cell>
          <table:table-cell table:style-name="ce9"/>
          <table:table-cell office:value-type="string">
            <text:p>700-40-3208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9-023-25-2-2</text:p>
          </table:table-cell>
          <table:table-cell table:style-name="ce9"/>
          <table:table-cell office:value-type="string">
            <text:p>700-40-793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20-025-30-2-2</text:p>
          </table:table-cell>
          <table:table-cell table:style-name="ce9"/>
          <table:table-cell office:value-type="string">
            <text:p>700-40-342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20-025-32-2-2</text:p>
          </table:table-cell>
          <table:table-cell table:style-name="ce9"/>
          <table:table-cell office:value-type="string">
            <text:p>901-01-4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22-028-36-2-2</text:p>
          </table:table-cell>
          <table:table-cell table:style-name="ce9"/>
          <table:table-cell office:value-type="string">
            <text:p>700-40-323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28-034-36-2-2</text:p>
          </table:table-cell>
          <table:table-cell table:style-name="ce9"/>
          <table:table-cell office:value-type="string">
            <text:p>700-40-213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2-038-36-2-2</text:p>
          </table:table-cell>
          <table:table-cell table:style-name="ce9"/>
          <table:table-cell office:value-type="string">
            <text:p>714-72-44-0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2-040-46-2-2</text:p>
          </table:table-cell>
          <table:table-cell table:style-name="ce9"/>
          <table:table-cell office:value-type="string">
            <text:p>700-40-3304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5-043-46-2-2</text:p>
          </table:table-cell>
          <table:table-cell table:style-name="ce9"/>
          <table:table-cell office:value-type="string">
            <text:p>700-40-334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8-046-46-2-2</text:p>
          </table:table-cell>
          <table:table-cell table:style-name="ce9"/>
          <table:table-cell office:value-type="string">
            <text:p>700-40-415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9-045-36-2-2</text:p>
          </table:table-cell>
          <table:table-cell table:style-name="ce9"/>
          <table:table-cell office:value-type="string">
            <text:p>714-72-4-0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40-046-36-2-2</text:p>
          </table:table-cell>
          <table:table-cell table:style-name="ce9"/>
          <table:table-cell office:value-type="string">
            <text:p>700-40-330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42-050-46-2-2</text:p>
          </table:table-cell>
          <table:table-cell table:style-name="ce9"/>
          <table:table-cell office:value-type="string">
            <text:p>700-40-327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45-050-30-2-2</text:p>
          </table:table-cell>
          <table:table-cell table:style-name="ce9"/>
          <table:table-cell office:value-type="string">
            <text:p>714-23-776-0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60-070-58-2-2</text:p>
          </table:table-cell>
          <table:table-cell table:style-name="ce9"/>
          <table:table-cell office:value-type="string">
            <text:p>700-40-343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68-072-25-2-5</text:p>
          </table:table-cell>
          <table:table-cell table:style-name="ce9"/>
          <table:table-cell office:value-type="string">
            <text:p>700-40-738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95-101-36-2-2</text:p>
          </table:table-cell>
          <table:table-cell table:style-name="ce9"/>
          <table:table-cell office:value-type="string">
            <text:p>700-40-376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10-120-58-2-2</text:p>
          </table:table-cell>
          <table:table-cell table:style-name="ce9"/>
          <table:table-cell office:value-type="string">
            <text:p>700-40-322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20-125-30-2-2</text:p>
          </table:table-cell>
          <table:table-cell table:style-name="ce9"/>
          <table:table-cell office:value-type="string">
            <text:p>700-40-2904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40х150-50-2-2</text:p>
          </table:table-cell>
          <table:table-cell table:style-name="ce9"/>
          <table:table-cell office:value-type="string">
            <text:p>700-40-3116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5Х100</text:p>
          </table:table-cell>
          <table:table-cell table:style-name="ce9"/>
          <table:table-cell office:value-type="float" office:value="26431">
            <text:p>2643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2896</text:p>
          </table:table-cell>
          <table:table-cell table:style-name="ce9"/>
          <table:table-cell office:value-type="string">
            <text:p>700-40-8148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Н1-35Х28-2</text:p>
          </table:table-cell>
          <table:table-cell table:style-name="ce9"/>
          <table:table-cell office:value-type="string">
            <text:p>700-40-298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Н2-42Х50-2</text:p>
          </table:table-cell>
          <table:table-cell table:style-name="ce9"/>
          <table:table-cell office:value-type="string">
            <text:p>700-40-3273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У65Х60-2</text:p>
          </table:table-cell>
          <table:table-cell table:style-name="ce9"/>
          <table:table-cell office:value-type="string">
            <text:p>700-40-737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2.2-70Х50-2</text:p>
          </table:table-cell>
          <table:table-cell table:style-name="ce9"/>
          <table:table-cell office:value-type="string">
            <text:p>2.2-50Х70-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3016</text:p>
          </table:table-cell>
          <table:table-cell table:style-name="ce9"/>
          <table:table-cell office:value-type="string">
            <text:p>700-40-741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4092</text:p>
          </table:table-cell>
          <table:table-cell table:style-name="ce9"/>
          <table:table-cell office:value-type="string">
            <text:p>700-40-7426-01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40805СП</text:p>
          </table:table-cell>
          <table:table-cell table:style-name="ce9"/>
          <table:table-cell office:value-type="string">
            <text:p>2.2-50Х70-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40257СП</text:p>
          </table:table-cell>
          <table:table-cell table:style-name="ce9"/>
          <table:table-cell office:value-type="string">
            <text:p>1.2-35Х58-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3-25х13-6</text:p>
          </table:table-cell>
          <table:table-cell table:style-name="ce9"/>
          <table:table-cell office:value-type="string">
            <text:p>700-40-945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еханизм натяжения</text:p>
          </table:table-cell>
          <table:table-cell table:style-name="ce9" office:value-type="string">
            <text:p>50-21-134СП</text:p>
          </table:table-cell>
          <table:table-cell table:style-name="ce9"/>
          <table:table-cell office:value-type="string">
            <text:p>50-21-42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лесо натяжное</text:p>
          </table:table-cell>
          <table:table-cell table:style-name="ce9" office:value-type="string">
            <text:p>50-21-138СП</text:p>
          </table:table-cell>
          <table:table-cell table:style-name="ce9"/>
          <table:table-cell office:value-type="string">
            <text:p>50-21-305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2117</text:p>
          </table:table-cell>
          <table:table-cell table:style-name="ce9"/>
          <table:table-cell office:value-type="string">
            <text:p>700-40-759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нель</text:p>
          </table:table-cell>
          <table:table-cell table:style-name="ce9" office:value-type="string">
            <text:p>50-24-258</text:p>
          </table:table-cell>
          <table:table-cell table:style-name="ce9"/>
          <table:table-cell office:value-type="string">
            <text:p>50-24-28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нель</text:p>
          </table:table-cell>
          <table:table-cell table:style-name="ce9" office:value-type="string">
            <text:p>50-24-259</text:p>
          </table:table-cell>
          <table:table-cell table:style-name="ce9"/>
          <table:table-cell office:value-type="string">
            <text:p>50-24-283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нель</text:p>
          </table:table-cell>
          <table:table-cell table:style-name="ce9" office:value-type="string">
            <text:p>50-24-269</text:p>
          </table:table-cell>
          <table:table-cell table:style-name="ce9"/>
          <table:table-cell office:value-type="string">
            <text:p>50-24-28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 ткр</text:p>
          </table:table-cell>
          <table:table-cell table:style-name="ce9" office:value-type="string">
            <text:p>28с9ау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насос топливный с регулятором, мощность двигателя 140 л.с.</text:p>
          </table:table-cell>
          <table:table-cell table:style-name="ce9" office:value-type="string">
            <text:p>51-157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насос топливный с регулятором, мощность двигателя 170 л.с.</text:p>
          </table:table-cell>
          <table:table-cell table:style-name="ce9" office:value-type="string">
            <text:p>51-157-02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кр-12д</text:p>
          </table:table-cell>
          <table:table-cell table:style-name="ce9"/>
          <table:table-cell office:value-type="string">
            <text:p>пп-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идроцилиндр на ковш гусеничного погрузчика (2 штуки)</text:p>
          </table:table-cell>
          <table:table-cell table:style-name="ce9" table:number-columns-repeated="2"/>
          <table:table-cell office:value-type="string">
            <text:p>61-50-355-0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идроцилиндр на стрелу гусеничного погрузчика (2 штуки)</text:p>
          </table:table-cell>
          <table:table-cell table:style-name="ce9" table:number-columns-repeated="2"/>
          <table:table-cell office:value-type="string">
            <text:p>61-50-360-0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ужина, не совсем взаимозаменяема, есть отличия</text:p>
          </table:table-cell>
          <table:table-cell table:style-name="ce9" office:value-type="float" office:value="38441">
            <text:p>38441</text:p>
          </table:table-cell>
          <table:table-cell table:style-name="ce9"/>
          <table:table-cell office:value-type="string">
            <text:p>700-38-443/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349</text:p>
          </table:table-cell>
          <table:table-cell table:style-name="ce9"/>
          <table:table-cell office:value-type="string">
            <text:p>17-03-2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349-1</text:p>
          </table:table-cell>
          <table:table-cell table:style-name="ce9"/>
          <table:table-cell office:value-type="string">
            <text:p>17-03-27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7736СП</text:p>
          </table:table-cell>
          <table:table-cell table:style-name="ce9"/>
          <table:table-cell office:value-type="string">
            <text:p>700-40-9052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7857СП</text:p>
          </table:table-cell>
          <table:table-cell table:style-name="ce9"/>
          <table:table-cell office:value-type="string">
            <text:p>700-40-9312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8-14-126</text:p>
          </table:table-cell>
          <table:table-cell table:style-name="ce9"/>
          <table:table-cell office:value-type="string">
            <text:p>50-14-2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Заклёпка на тормозную ленту</text:p>
          </table:table-cell>
          <table:table-cell table:style-name="ce9" table:number-columns-repeated="2"/>
          <table:table-cell office:value-type="string">
            <text:p>365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Заклёпка на тормозную ленту на ДЭТ</text:p>
          </table:table-cell>
          <table:table-cell table:style-name="ce9" table:number-columns-repeated="2"/>
          <table:table-cell office:value-type="string">
            <text:p>362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ал карданный</text:p>
          </table:table-cell>
          <table:table-cell table:style-name="ce9" office:value-type="string">
            <text:p>18-14-77-1</text:p>
          </table:table-cell>
          <table:table-cell table:style-name="ce9"/>
          <table:table-cell office:value-type="string">
            <text:p>50-14-2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ычаг</text:p>
          </table:table-cell>
          <table:table-cell table:style-name="ce9" office:value-type="string">
            <text:p>24-14-3</text:p>
          </table:table-cell>
          <table:table-cell table:style-name="ce9"/>
          <table:table-cell office:value-type="string">
            <text:p>24-14-104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Накладка на диск бортового фрикциона 24-16-103</text:p>
          </table:table-cell>
          <table:table-cell table:style-name="ce9" table:number-columns-repeated="2"/>
          <table:table-cell office:value-type="string">
            <text:p>4616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Диск</text:p>
          </table:table-cell>
          <table:table-cell table:style-name="ce9" office:value-type="string">
            <text:p>738-4СП</text:p>
          </table:table-cell>
          <table:table-cell table:style-name="ce9"/>
          <table:table-cell office:value-type="string">
            <text:p>17-73-13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ан</text:p>
          </table:table-cell>
          <table:table-cell table:style-name="ce9" office:value-type="string">
            <text:p>48-26-115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ходит в комплект 24-12-2 из расчёта 2 шт. 24-12-2 и 1 шт. 24-12-3</text:p>
          </table:table-cell>
          <table:table-cell table:style-name="ce9" office:value-type="string">
            <text:p>24-12-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ран</text:p>
          </table:table-cell>
          <table:table-cell table:style-name="ce9" office:value-type="string">
            <text:p>18-26-29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жух</text:p>
          </table:table-cell>
          <table:table-cell table:style-name="ce9" office:value-type="string">
            <text:p>50-47-108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?????????</text:p>
          </table:table-cell>
          <table:table-cell table:style-name="ce9" office:value-type="string">
            <text:p>16-05-570</text:p>
          </table:table-cell>
          <table:table-cell table:style-name="ce9"/>
          <table:table-cell office:value-type="string">
            <text:p>51-05-19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ковина радиатора</text:p>
          </table:table-cell>
          <table:table-cell table:style-name="ce9" office:value-type="string">
            <text:p>50-08-113СП</text:p>
          </table:table-cell>
          <table:table-cell table:style-name="ce9"/>
          <table:table-cell office:value-type="string">
            <text:p>50-08-157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ковина радиатора</text:p>
          </table:table-cell>
          <table:table-cell table:style-name="ce9" office:value-type="string">
            <text:p>50-08-114СП</text:p>
          </table:table-cell>
          <table:table-cell table:style-name="ce9"/>
          <table:table-cell office:value-type="string">
            <text:p>50-08-158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ланг</text:p>
          </table:table-cell>
          <table:table-cell table:style-name="ce9" office:value-type="string">
            <text:p>25561</text:p>
          </table:table-cell>
          <table:table-cell table:style-name="ce9"/>
          <table:table-cell office:value-type="string">
            <text:p>51-41-14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ка</text:p>
          </table:table-cell>
          <table:table-cell table:style-name="ce9" office:value-type="string">
            <text:p>51-69-11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усеница ДЭТ</text:p>
          </table:table-cell>
          <table:table-cell table:style-name="ce9" office:value-type="string">
            <text:p>748-22-160СП отрезок 1 шт., 748-22-161СП отрезок 5 шт.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Сальник</text:p>
          </table:table-cell>
          <table:table-cell table:style-name="ce9" office:value-type="string">
            <text:p>700-40-8611СП</text:p>
          </table:table-cell>
          <table:table-cell table:style-name="ce9"/>
          <table:table-cell office:value-type="string">
            <text:p>2.1-68х92-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</text:p>
          </table:table-cell>
          <table:table-cell table:style-name="ce9" office:value-type="string">
            <text:p>51-05-20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</text:p>
          </table:table-cell>
          <table:table-cell table:style-name="ce9" office:value-type="string">
            <text:p>51-05-135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Идёт в паре с 28-16-4-1</text:p>
          </table:table-cell>
          <table:table-cell table:style-name="ce9" office:value-type="string">
            <text:p>28-16-3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28-16-3-1</text:p>
          </table:table-cell>
          <table:table-cell table:style-name="ce9" office:value-type="string">
            <text:p>28-16-4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24-19-36</text:p>
          </table:table-cell>
          <table:table-cell table:style-name="ce9" office:value-type="string">
            <text:p>24-19-3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24-19-35</text:p>
          </table:table-cell>
          <table:table-cell table:style-name="ce9" office:value-type="string">
            <text:p>24-19-3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50-19-142</text:p>
          </table:table-cell>
          <table:table-cell table:style-name="ce9" office:value-type="string">
            <text:p>50-19-14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50-19-141</text:p>
          </table:table-cell>
          <table:table-cell table:style-name="ce9" office:value-type="string">
            <text:p>50-19-14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50-21-163</text:p>
          </table:table-cell>
          <table:table-cell table:style-name="ce9" office:value-type="string">
            <text:p>50-19-16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Идёт в паре с 50-21-162</text:p>
          </table:table-cell>
          <table:table-cell table:style-name="ce9" office:value-type="string">
            <text:p>50-19-16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01133-П</text:p>
          </table:table-cell>
          <table:table-cell table:style-name="ce9"/>
          <table:table-cell office:value-type="string">
            <text:p>А57.02.003А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19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Сапун</text:p>
          </table:table-cell>
          <table:table-cell table:style-name="ce9" office:value-type="string">
            <text:p>01265</text:p>
          </table:table-cell>
          <table:table-cell table:style-name="ce9"/>
          <table:table-cell office:value-type="string">
            <text:p>0126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01435-П</text:p>
          </table:table-cell>
          <table:table-cell table:style-name="ce9"/>
          <table:table-cell office:value-type="string">
            <text:p>А57.02.00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146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артер</text:p>
          </table:table-cell>
          <table:table-cell table:style-name="ce9" office:value-type="string">
            <text:p>01468</text:p>
          </table:table-cell>
          <table:table-cell table:style-name="ce9"/>
          <table:table-cell office:value-type="string">
            <text:p>0192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Лапа</text:p>
          </table:table-cell>
          <table:table-cell table:style-name="ce9" office:value-type="string">
            <text:p>01478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бка</text:p>
          </table:table-cell>
          <table:table-cell table:style-name="ce9" office:value-type="string">
            <text:p>01483</text:p>
          </table:table-cell>
          <table:table-cell table:style-name="ce9"/>
          <table:table-cell office:value-type="string">
            <text:p>0148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лт</text:p>
          </table:table-cell>
          <table:table-cell table:style-name="ce9" office:value-type="string">
            <text:p>01488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артер</text:p>
          </table:table-cell>
          <table:table-cell table:style-name="ce9" office:value-type="string">
            <text:p>01923</text:p>
          </table:table-cell>
          <table:table-cell table:style-name="ce9"/>
          <table:table-cell office:value-type="string">
            <text:p>14-01-17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149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0150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</text:p>
          </table:table-cell>
          <table:table-cell table:style-name="ce9" office:value-type="string">
            <text:p>0186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Заглушка</text:p>
          </table:table-cell>
          <table:table-cell table:style-name="ce9" office:value-type="string">
            <text:p>01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</text:p>
          </table:table-cell>
          <table:table-cell table:style-name="ce9" office:value-type="string">
            <text:p>01105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 левая</text:p>
          </table:table-cell>
          <table:table-cell table:style-name="ce9" office:value-type="string">
            <text:p>0146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148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506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185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айба</text:p>
          </table:table-cell>
          <table:table-cell table:style-name="ce9" office:value-type="string">
            <text:p>0147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0143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1516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лок</text:p>
          </table:table-cell>
          <table:table-cell table:style-name="ce9" office:value-type="string">
            <text:p>14-01-8СП</text:p>
          </table:table-cell>
          <table:table-cell table:style-name="ce9"/>
          <table:table-cell office:value-type="string">
            <text:p>14-01-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жух</text:p>
          </table:table-cell>
          <table:table-cell table:style-name="ce9" office:value-type="string">
            <text:p>14-01-163СП</text:p>
          </table:table-cell>
          <table:table-cell table:style-name="ce9"/>
          <table:table-cell office:value-type="string">
            <text:p>14-01-3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артер</text:p>
          </table:table-cell>
          <table:table-cell table:style-name="ce9" office:value-type="string">
            <text:p>14-01-17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жух</text:p>
          </table:table-cell>
          <table:table-cell table:style-name="ce9" office:value-type="string">
            <text:p>14-01-3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Лапа</text:p>
          </table:table-cell>
          <table:table-cell table:style-name="ce9" office:value-type="string">
            <text:p>16-01-98</text:p>
          </table:table-cell>
          <table:table-cell table:style-name="ce9"/>
          <table:table-cell office:value-type="string">
            <text:p>51-01-5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1-10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лок комп.</text:p>
          </table:table-cell>
          <table:table-cell table:style-name="ce9" office:value-type="string">
            <text:p>14-01-9СП</text:p>
          </table:table-cell>
          <table:table-cell table:style-name="ce9"/>
          <table:table-cell office:value-type="string">
            <text:p>51-01-10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лесо</text:p>
          </table:table-cell>
          <table:table-cell table:style-name="ce9" office:value-type="string">
            <text:p>16-01-166СП</text:p>
          </table:table-cell>
          <table:table-cell table:style-name="ce9"/>
          <table:table-cell office:value-type="string">
            <text:p>16-01-167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естерня</text:p>
          </table:table-cell>
          <table:table-cell table:style-name="ce9" office:value-type="string">
            <text:p>17-01-2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лок комп.</text:p>
          </table:table-cell>
          <table:table-cell table:style-name="ce9" office:value-type="string">
            <text:p>17-01-14СП</text:p>
          </table:table-cell>
          <table:table-cell table:style-name="ce9"/>
          <table:table-cell office:value-type="string">
            <text:p>17-01-164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лок двиг.</text:p>
          </table:table-cell>
          <table:table-cell table:style-name="ce9" office:value-type="string">
            <text:p>51-01-102СП</text:p>
          </table:table-cell>
          <table:table-cell table:style-name="ce9"/>
          <table:table-cell office:value-type="string">
            <text:p>51-01-10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лок</text:p>
          </table:table-cell>
          <table:table-cell table:style-name="ce9" office:value-type="string">
            <text:p>51-01-111СП</text:p>
          </table:table-cell>
          <table:table-cell table:style-name="ce9"/>
          <table:table-cell office:value-type="string">
            <text:p>14-01-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51-01-113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Сапун</text:p>
          </table:table-cell>
          <table:table-cell table:style-name="ce9" office:value-type="string">
            <text:p>51-01-114СП</text:p>
          </table:table-cell>
          <table:table-cell table:style-name="ce9"/>
          <table:table-cell office:value-type="string">
            <text:p>51-01-16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рпус</text:p>
          </table:table-cell>
          <table:table-cell table:style-name="ce9" office:value-type="string">
            <text:p>17-01-158СП</text:p>
          </table:table-cell>
          <table:table-cell table:style-name="ce9"/>
          <table:table-cell office:value-type="string">
            <text:p>17-01-11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жух</text:p>
          </table:table-cell>
          <table:table-cell table:style-name="ce9" office:value-type="string">
            <text:p>59-01-13</text:p>
          </table:table-cell>
          <table:table-cell table:style-name="ce9"/>
          <table:table-cell office:value-type="string">
            <text:p>16-01-9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 входит в узел 16-01-182СП</text:p>
          </table:table-cell>
          <table:table-cell table:style-name="ce9" office:value-type="string">
            <text:p>51-01-121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1-128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Линейка</text:p>
          </table:table-cell>
          <table:table-cell table:style-name="ce9" office:value-type="string">
            <text:p>51-01-122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орловина заливная</text:p>
          </table:table-cell>
          <table:table-cell table:style-name="ce9" office:value-type="string">
            <text:p>51-01-2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1-01-169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Сухарик</text:p>
          </table:table-cell>
          <table:table-cell table:style-name="ce9" office:value-type="string">
            <text:p>02211</text:p>
          </table:table-cell>
          <table:table-cell table:style-name="ce9"/>
          <table:table-cell office:value-type="string">
            <text:p>51-02-1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яга</text:p>
          </table:table-cell>
          <table:table-cell table:style-name="ce9" office:value-type="string">
            <text:p>02223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онштейн</text:p>
          </table:table-cell>
          <table:table-cell table:style-name="ce9" office:value-type="string">
            <text:p>02227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0223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ксатор</text:p>
          </table:table-cell>
          <table:table-cell table:style-name="ce9" office:value-type="string">
            <text:p>0223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оловка</text:p>
          </table:table-cell>
          <table:table-cell table:style-name="ce9" office:value-type="string">
            <text:p>0223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Ось рычага</text:p>
          </table:table-cell>
          <table:table-cell table:style-name="ce9" office:value-type="string">
            <text:p>0223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ычаг</text:p>
          </table:table-cell>
          <table:table-cell table:style-name="ce9" office:value-type="string">
            <text:p>0224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онштейн</text:p>
          </table:table-cell>
          <table:table-cell table:style-name="ce9" office:value-type="string">
            <text:p>02252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оловка цилиндров</text:p>
          </table:table-cell>
          <table:table-cell table:style-name="ce9" office:value-type="string">
            <text:p>02240</text:p>
          </table:table-cell>
          <table:table-cell table:style-name="ce9"/>
          <table:table-cell office:value-type="string">
            <text:p>02240-0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Дефлектор</text:p>
          </table:table-cell>
          <table:table-cell table:style-name="ce9" office:value-type="string">
            <text:p>02204</text:p>
          </table:table-cell>
          <table:table-cell table:style-name="ce9"/>
          <table:table-cell office:value-type="string">
            <text:p>51-02-4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Дефлектор</text:p>
          </table:table-cell>
          <table:table-cell table:style-name="ce9" office:value-type="string">
            <text:p>02205</text:p>
          </table:table-cell>
          <table:table-cell table:style-name="ce9"/>
          <table:table-cell office:value-type="string">
            <text:p>51-02-4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Заглушка</text:p>
          </table:table-cell>
          <table:table-cell table:style-name="ce9" office:value-type="string">
            <text:p>029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алик</text:p>
          </table:table-cell>
          <table:table-cell table:style-name="ce9" office:value-type="string">
            <text:p>02220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</text:p>
          </table:table-cell>
          <table:table-cell table:style-name="ce9" office:value-type="string">
            <text:p>02226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танга</text:p>
          </table:table-cell>
          <table:table-cell table:style-name="ce9" office:value-type="string">
            <text:p>02230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месте с 40843 входит в 700-40-9163</text:p>
          </table:table-cell>
          <table:table-cell table:style-name="ce9" office:value-type="string">
            <text:p>0221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месте с 02218 входит в 700-40-9163</text:p>
          </table:table-cell>
          <table:table-cell table:style-name="ce9" office:value-type="string">
            <text:p>4084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Головка</text:p>
          </table:table-cell>
          <table:table-cell table:style-name="ce9" office:value-type="string">
            <text:p>16-02сб10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оловка цилиндров</text:p>
          </table:table-cell>
          <table:table-cell table:style-name="ce9" office:value-type="string">
            <text:p>16-02-2СП</text:p>
          </table:table-cell>
          <table:table-cell table:style-name="ce9"/>
          <table:table-cell office:value-type="string">
            <text:p>51-02-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оловка цилиндров</text:p>
          </table:table-cell>
          <table:table-cell table:style-name="ce9" office:value-type="string">
            <text:p>16-02-106СП</text:p>
          </table:table-cell>
          <table:table-cell table:style-name="ce9"/>
          <table:table-cell office:value-type="string">
            <text:p>51-02-11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бка стоп.</text:p>
          </table:table-cell>
          <table:table-cell table:style-name="ce9" office:value-type="string">
            <text:p>14-02-31-1</text:p>
          </table:table-cell>
          <table:table-cell table:style-name="ce9"/>
          <table:table-cell office:value-type="string">
            <text:p>51-02-4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9" office:value-type="string">
            <text:p>16-02-30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14-02-3</text:p>
          </table:table-cell>
          <table:table-cell table:style-name="ce9"/>
          <table:table-cell office:value-type="string">
            <text:p>51-02-4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9" office:value-type="string">
            <text:p>14-02-101СП</text:p>
          </table:table-cell>
          <table:table-cell table:style-name="ce9"/>
          <table:table-cell office:value-type="string">
            <text:p>51-02-107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9" office:value-type="string">
            <text:p>51-02-107-01СП</text:p>
          </table:table-cell>
          <table:table-cell table:style-name="ce9"/>
          <table:table-cell office:value-type="string">
            <text:p>51-02-11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9" office:value-type="string">
            <text:p>51-02-107СП</text:p>
          </table:table-cell>
          <table:table-cell table:style-name="ce9"/>
          <table:table-cell office:value-type="string">
            <text:p>51-02-107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лита</text:p>
          </table:table-cell>
          <table:table-cell table:style-name="ce9" office:value-type="string">
            <text:p>0311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Диск</text:p>
          </table:table-cell>
          <table:table-cell table:style-name="ce9" office:value-type="string">
            <text:p>0311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17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</text:p>
          </table:table-cell>
          <table:table-cell table:style-name="ce9" office:value-type="string">
            <text:p>03305-1</text:p>
          </table:table-cell>
          <table:table-cell table:style-name="ce9"/>
          <table:table-cell office:value-type="string">
            <text:p>16-03-5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</text:p>
          </table:table-cell>
          <table:table-cell table:style-name="ce9" office:value-type="string">
            <text:p>03305-1-Р1-1</text:p>
          </table:table-cell>
          <table:table-cell table:style-name="ce9"/>
          <table:table-cell office:value-type="string">
            <text:p>16-03-5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</text:p>
          </table:table-cell>
          <table:table-cell table:style-name="ce9" office:value-type="string">
            <text:p>03328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мп. поршн. колец</text:p>
          </table:table-cell>
          <table:table-cell table:style-name="ce9" office:value-type="string">
            <text:p>03712</text:p>
          </table:table-cell>
          <table:table-cell table:style-name="ce9"/>
          <table:table-cell office:value-type="string">
            <text:p>03712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712-Р1-1</text:p>
          </table:table-cell>
          <table:table-cell table:style-name="ce9"/>
          <table:table-cell office:value-type="string">
            <text:p>03712Р-11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3712-Р2-1</text:p>
          </table:table-cell>
          <table:table-cell table:style-name="ce9"/>
          <table:table-cell office:value-type="string">
            <text:p>03712Р2-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03315</text:p>
          </table:table-cell>
          <table:table-cell table:style-name="ce9"/>
          <table:table-cell office:value-type="string">
            <text:p>51-03-2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рпус</text:p>
          </table:table-cell>
          <table:table-cell table:style-name="ce9" office:value-type="string">
            <text:p>0317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льцо</text:p>
          </table:table-cell>
          <table:table-cell table:style-name="ce9" office:value-type="string">
            <text:p>0369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</text:p>
          </table:table-cell>
          <table:table-cell table:style-name="ce9" office:value-type="string">
            <text:p>03347/48Р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льцо</text:p>
          </table:table-cell>
          <table:table-cell table:style-name="ce9" office:value-type="string">
            <text:p>0337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 поршневой</text:p>
          </table:table-cell>
          <table:table-cell table:style-name="ce9" office:value-type="string">
            <text:p>03158</text:p>
          </table:table-cell>
          <table:table-cell table:style-name="ce9"/>
          <table:table-cell office:value-type="string">
            <text:p>03158-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оршень</text:p>
          </table:table-cell>
          <table:table-cell table:style-name="ce9" office:value-type="string">
            <text:p>14-03-9</text:p>
          </table:table-cell>
          <table:table-cell table:style-name="ce9"/>
          <table:table-cell office:value-type="string">
            <text:p>51-03-1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лт</text:p>
          </table:table-cell>
          <table:table-cell table:style-name="ce9" office:value-type="string">
            <text:p>14-03-127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оршневые кольца</text:p>
          </table:table-cell>
          <table:table-cell table:style-name="ce9" office:value-type="string">
            <text:p>14-03-128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аховик</text:p>
          </table:table-cell>
          <table:table-cell table:style-name="ce9" office:value-type="string">
            <text:p>14-03-132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естерня</text:p>
          </table:table-cell>
          <table:table-cell table:style-name="ce9" office:value-type="string">
            <text:p>14-03-134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аховик</text:p>
          </table:table-cell>
          <table:table-cell table:style-name="ce9" office:value-type="string">
            <text:p>14-03-141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атун</text:p>
          </table:table-cell>
          <table:table-cell table:style-name="ce9" office:value-type="string">
            <text:p>16-03-114СП</text:p>
          </table:table-cell>
          <table:table-cell table:style-name="ce9"/>
          <table:table-cell office:value-type="string">
            <text:p>51-03-11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ленвал</text:p>
          </table:table-cell>
          <table:table-cell table:style-name="ce9" office:value-type="string">
            <text:p>16-03-15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айба</text:p>
          </table:table-cell>
          <table:table-cell table:style-name="ce9" office:value-type="string">
            <text:p>16-03-38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и</text:p>
          </table:table-cell>
          <table:table-cell table:style-name="ce9" office:value-type="string">
            <text:p>17-03-117СП</text:p>
          </table:table-cell>
          <table:table-cell table:style-name="ce9"/>
          <table:table-cell office:value-type="string">
            <text:p>А23.01-54-130СБП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и</text:p>
          </table:table-cell>
          <table:table-cell table:style-name="ce9" office:value-type="string">
            <text:p>17-03-118СП</text:p>
          </table:table-cell>
          <table:table-cell table:style-name="ce9"/>
          <table:table-cell office:value-type="string">
            <text:p>А23.01-54-130СБП2Р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и</text:p>
          </table:table-cell>
          <table:table-cell table:style-name="ce9" office:value-type="string">
            <text:p>17-03-119Р2СП</text:p>
          </table:table-cell>
          <table:table-cell table:style-name="ce9"/>
          <table:table-cell office:value-type="string">
            <text:p>А23.01-54-130СБП2Р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и</text:p>
          </table:table-cell>
          <table:table-cell table:style-name="ce9" office:value-type="string">
            <text:p>17-03-120Р3СП</text:p>
          </table:table-cell>
          <table:table-cell table:style-name="ce9"/>
          <table:table-cell office:value-type="string">
            <text:p>А23.01-54-130СБП2Р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кладыши</text:p>
          </table:table-cell>
          <table:table-cell table:style-name="ce9" office:value-type="string">
            <text:p>17-03-121Р4СП</text:p>
          </table:table-cell>
          <table:table-cell table:style-name="ce9"/>
          <table:table-cell office:value-type="string">
            <text:p>А23.01-54-130СБР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месте с 03618 входит в маховик 16-03-111СП</text:p>
          </table:table-cell>
          <table:table-cell table:style-name="ce9" office:value-type="string">
            <text:p>16-03-3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Поршень</text:p>
          </table:table-cell>
          <table:table-cell table:style-name="ce9" office:value-type="string">
            <text:p>51-03-10</text:p>
          </table:table-cell>
          <table:table-cell table:style-name="ce9"/>
          <table:table-cell office:value-type="string">
            <text:p>51-03-2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мплект поршневых колец</text:p>
          </table:table-cell>
          <table:table-cell table:style-name="ce9" office:value-type="string">
            <text:p>51-03-105СП</text:p>
          </table:table-cell>
          <table:table-cell table:style-name="ce9"/>
          <table:table-cell office:value-type="string">
            <text:p>51-03-11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оршень</text:p>
          </table:table-cell>
          <table:table-cell table:style-name="ce9" office:value-type="string">
            <text:p>51-03-40</text:p>
          </table:table-cell>
          <table:table-cell table:style-name="ce9"/>
          <table:table-cell office:value-type="string">
            <text:p>51-03-3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естерня</text:p>
          </table:table-cell>
          <table:table-cell table:style-name="ce9" office:value-type="string">
            <text:p>0423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лкатель</text:p>
          </table:table-cell>
          <table:table-cell table:style-name="ce9" office:value-type="string">
            <text:p>04204Р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олкатель</text:p>
          </table:table-cell>
          <table:table-cell table:style-name="ce9" office:value-type="string">
            <text:p>04204</text:p>
          </table:table-cell>
          <table:table-cell table:style-name="ce9"/>
          <table:table-cell office:value-type="string">
            <text:p>51-04-10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танга</text:p>
          </table:table-cell>
          <table:table-cell table:style-name="ce9" office:value-type="string">
            <text:p>0420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танга толкателя</text:p>
          </table:table-cell>
          <table:table-cell table:style-name="ce9" office:value-type="string">
            <text:p>04208СП</text:p>
          </table:table-cell>
          <table:table-cell table:style-name="ce9"/>
          <table:table-cell office:value-type="string">
            <text:p>51-04-4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инт регулировочный</text:p>
          </table:table-cell>
          <table:table-cell table:style-name="ce9" office:value-type="string">
            <text:p>0484</text:p>
          </table:table-cell>
          <table:table-cell table:style-name="ce9"/>
          <table:table-cell office:value-type="string">
            <text:p>51-04-4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инт регулировочный</text:p>
          </table:table-cell>
          <table:table-cell table:style-name="ce9" office:value-type="string">
            <text:p>04841</text:p>
          </table:table-cell>
          <table:table-cell table:style-name="ce9"/>
          <table:table-cell office:value-type="string">
            <text:p>51-04-4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ал, входит в 14-04-116СП</text:p>
          </table:table-cell>
          <table:table-cell table:style-name="ce9" office:value-type="string">
            <text:p>14-04-115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танга</text:p>
          </table:table-cell>
          <table:table-cell table:style-name="ce9" office:value-type="string">
            <text:p>51-04-116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аспредвал</text:p>
          </table:table-cell>
          <table:table-cell table:style-name="ce9" office:value-type="string">
            <text:p>14-04-111-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танга</text:p>
          </table:table-cell>
          <table:table-cell table:style-name="ce9" office:value-type="string">
            <text:p>51-04-53</text:p>
          </table:table-cell>
          <table:table-cell table:style-name="ce9"/>
          <table:table-cell office:value-type="string">
            <text:p>51-04-4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анн</text:p>
          </table:table-cell>
          <table:table-cell table:style-name="ce9" office:value-type="string">
            <text:p>14-04-38Р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Поставляется в комплекте 14-04-112СП</text:p>
          </table:table-cell>
          <table:table-cell table:style-name="ce9" office:value-type="string">
            <text:p>14-04-21-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Подогреватель</text:p>
          </table:table-cell>
          <table:table-cell table:style-name="ce9" office:value-type="string">
            <text:p>0542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5450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0544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Электрод</text:p>
          </table:table-cell>
          <table:table-cell table:style-name="ce9" office:value-type="string">
            <text:p>05458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</text:p>
          </table:table-cell>
          <table:table-cell table:style-name="ce9" office:value-type="string">
            <text:p>05461</text:p>
          </table:table-cell>
          <table:table-cell table:style-name="ce9"/>
          <table:table-cell office:value-type="string">
            <text:p>51-25-13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Насос</text:p>
          </table:table-cell>
          <table:table-cell table:style-name="ce9" office:value-type="string">
            <text:p>05467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5497-1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оздухоочиститель</text:p>
          </table:table-cell>
          <table:table-cell table:style-name="ce9" office:value-type="string">
            <text:p>05551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</text:p>
          </table:table-cell>
          <table:table-cell table:style-name="ce9" office:value-type="string">
            <text:p>0591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Электрод</text:p>
          </table:table-cell>
          <table:table-cell table:style-name="ce9" office:value-type="string">
            <text:p>05597-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5625СП</text:p>
          </table:table-cell>
          <table:table-cell table:style-name="ce9"/>
          <table:table-cell office:value-type="string">
            <text:p>17-05-174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</text:p>
          </table:table-cell>
          <table:table-cell table:style-name="ce9" office:value-type="string">
            <text:p>0561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051417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Искрогаситель</text:p>
          </table:table-cell>
          <table:table-cell table:style-name="ce9" office:value-type="string">
            <text:p>05121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51335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Хомут</text:p>
          </table:table-cell>
          <table:table-cell table:style-name="ce9" office:value-type="string">
            <text:p>051407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оздухоочиститель</text:p>
          </table:table-cell>
          <table:table-cell table:style-name="ce9" office:value-type="string">
            <text:p>051262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ассета</text:p>
          </table:table-cell>
          <table:table-cell table:style-name="ce9" office:value-type="string">
            <text:p>051300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ачок</text:p>
          </table:table-cell>
          <table:table-cell table:style-name="ce9" office:value-type="string">
            <text:p>051306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</text:p>
          </table:table-cell>
          <table:table-cell table:style-name="ce9" office:value-type="string">
            <text:p>0510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591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Хомут</text:p>
          </table:table-cell>
          <table:table-cell table:style-name="ce9" office:value-type="string">
            <text:p>05442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пилька</text:p>
          </table:table-cell>
          <table:table-cell table:style-name="ce9" office:value-type="string">
            <text:p>05584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аспылитель</text:p>
          </table:table-cell>
          <table:table-cell table:style-name="ce9" office:value-type="string">
            <text:p>05601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51126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Заглушка</text:p>
          </table:table-cell>
          <table:table-cell table:style-name="ce9" office:value-type="string">
            <text:p>05647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051335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оддон</text:p>
          </table:table-cell>
          <table:table-cell table:style-name="ce9" office:value-type="string">
            <text:p>051339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51407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16-05-212СП</text:p>
          </table:table-cell>
          <table:table-cell table:style-name="ce9"/>
          <table:table-cell office:value-type="string">
            <text:p>51-05-189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16-05-213СП</text:p>
          </table:table-cell>
          <table:table-cell table:style-name="ce9"/>
          <table:table-cell office:value-type="string">
            <text:p>51-05-152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5-216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</text:p>
          </table:table-cell>
          <table:table-cell table:style-name="ce9" office:value-type="string">
            <text:p>16-05-240СП</text:p>
          </table:table-cell>
          <table:table-cell table:style-name="ce9"/>
          <table:table-cell office:value-type="string">
            <text:p>51-05-13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трубок</text:p>
          </table:table-cell>
          <table:table-cell table:style-name="ce9" office:value-type="string">
            <text:p>16-05-243СП</text:p>
          </table:table-cell>
          <table:table-cell table:style-name="ce9"/>
          <table:table-cell office:value-type="string">
            <text:p>51-05-12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ультициклон</text:p>
          </table:table-cell>
          <table:table-cell table:style-name="ce9" office:value-type="string">
            <text:p>16-05-320СП</text:p>
          </table:table-cell>
          <table:table-cell table:style-name="ce9"/>
          <table:table-cell office:value-type="string">
            <text:p>51-05-225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5-52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идроцилиндр на рыхлители</text:p>
          </table:table-cell>
          <table:table-cell table:style-name="ce9" office:value-type="string">
            <text:p>50-50-225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Гидроцилиндр на лопату</text:p>
          </table:table-cell>
          <table:table-cell table:style-name="ce9" office:value-type="string">
            <text:p>50-50-22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орпус подшипника</text:p>
          </table:table-cell>
          <table:table-cell table:style-name="ce9" office:value-type="string">
            <text:p>18-14-123</text:p>
          </table:table-cell>
          <table:table-cell table:style-name="ce9"/>
          <table:table-cell office:value-type="string">
            <text:p>50-14-3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Лабиринт</text:p>
          </table:table-cell>
          <table:table-cell table:style-name="ce9" office:value-type="string">
            <text:p>50-19-170</text:p>
          </table:table-cell>
          <table:table-cell table:style-name="ce9"/>
          <table:table-cell office:value-type="string">
            <text:p>50-19-156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лец поршневой</text:p>
          </table:table-cell>
          <table:table-cell table:style-name="ce9" office:value-type="string">
            <text:p>03158</text:p>
          </table:table-cell>
          <table:table-cell table:style-name="ce9"/>
          <table:table-cell office:value-type="string">
            <text:p>03158-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9" office:value-type="string">
            <text:p>700-40-5019</text:p>
          </table:table-cell>
          <table:table-cell table:style-name="ce9"/>
          <table:table-cell office:value-type="string">
            <text:p>ок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чата</text:p>
          </table:table-cell>
          <table:table-cell table:style-name="ce9" office:value-type="string">
            <text:p>700-40-916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Сигнал заднего хода для Т10, Т10Б</text:p>
          </table:table-cell>
          <table:table-cell table:style-name="ce9" office:value-type="string">
            <text:p>50-10-33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Сигнал заднего хода для Т10 с ГМТ</text:p>
          </table:table-cell>
          <table:table-cell table:style-name="ce9" office:value-type="string">
            <text:p>50-10-33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Сигнал заднего хода для Т10Б с ГМТ</text:p>
          </table:table-cell>
          <table:table-cell table:style-name="ce9" office:value-type="string">
            <text:p>50-10-33-02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24-21-146СП</text:p>
          </table:table-cell>
          <table:table-cell table:style-name="ce9"/>
          <table:table-cell office:value-type="string">
            <text:p>50-21-306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24-21-138СП</text:p>
          </table:table-cell>
          <table:table-cell table:style-name="ce9"/>
          <table:table-cell office:value-type="string">
            <text:p>50-21-30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???</text:p>
          </table:table-cell>
          <table:table-cell table:style-name="ce9" office:value-type="string">
            <text:p>50-18-116</text:p>
          </table:table-cell>
          <table:table-cell table:style-name="ce9"/>
          <table:table-cell office:value-type="string">
            <text:p>18360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???</text:p>
          </table:table-cell>
          <table:table-cell table:style-name="ce9" office:value-type="string">
            <text:p>50-18-117</text:p>
          </table:table-cell>
          <table:table-cell table:style-name="ce9"/>
          <table:table-cell office:value-type="string">
            <text:p>18360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именяется, можно импользовать 72104, у неё на 1 зуб больше</text:p>
          </table:table-cell>
          <table:table-cell table:style-name="ce9" office:value-type="string">
            <text:p>17-76-2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Применяется, можно импользовать 17-76-22, у неё на 1 зуб меньше</text:p>
          </table:table-cell>
          <table:table-cell table:style-name="ce9" office:value-type="string">
            <text:p>7210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тулка</text:p>
          </table:table-cell>
          <table:table-cell table:style-name="ce9" office:value-type="string">
            <text:p>7323-1</text:p>
          </table:table-cell>
          <table:table-cell table:style-name="ce9"/>
          <table:table-cell office:value-type="string">
            <text:p>17-73-6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4202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Муфта предохранительная на ДЭТ-250</text:p>
          </table:table-cell>
          <table:table-cell table:style-name="ce9" office:value-type="string">
            <text:p>748-50-17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Муфта предохранительная на ДЭТ-250</text:p>
          </table:table-cell>
          <table:table-cell table:style-name="ce9" office:value-type="string">
            <text:p>748-50-193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Шестерня редуктора на ДЭТ-250</text:p>
          </table:table-cell>
          <table:table-cell table:style-name="ce9" office:value-type="string">
            <text:p>748-50-18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Насос трансмиссии на ДЭТ-250</text:p>
          </table:table-cell>
          <table:table-cell table:style-name="ce9" office:value-type="string">
            <text:p>748-60-27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ронштейн (кожух бортового редуктора на ДЭТ-250 до 1994 г.в.)</text:p>
          </table:table-cell>
          <table:table-cell table:style-name="ce9" office:value-type="string">
            <text:p>748-19-21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ронштейн (кожух бортового редуктора на ДЭТ-250 до 1994 г.в.)</text:p>
          </table:table-cell>
          <table:table-cell table:style-name="ce9" office:value-type="string">
            <text:p>748-19-26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артер (кожух бортового редуктора на ДЭТ-250 до 1994 г.в.)</text:p>
          </table:table-cell>
          <table:table-cell table:style-name="ce9" office:value-type="string">
            <text:p>748-19-258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рышка (кожух бортового редуктора на ДЭТ-250 до 1994 г.в.)</text:p>
          </table:table-cell>
          <table:table-cell table:style-name="ce9" office:value-type="string">
            <text:p>748-19-29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рышка</text:p>
          </table:table-cell>
          <table:table-cell table:style-name="ce9" office:value-type="string">
            <text:p>11399</text:p>
          </table:table-cell>
          <table:table-cell table:style-name="ce9"/>
          <table:table-cell office:value-type="string">
            <text:p>50-11-11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ожно либо запланировать 17-74-280, либо взять из наличия 16-74-1СП</text:p>
          </table:table-cell>
          <table:table-cell table:style-name="ce9" office:value-type="string">
            <text:p>17-74-280</text:p>
          </table:table-cell>
          <table:table-cell table:style-name="ce9"/>
          <table:table-cell office:value-type="string">
            <text:p>16-74-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ара плунжерная</text:p>
          </table:table-cell>
          <table:table-cell table:style-name="ce9" office:value-type="string">
            <text:p>51-67-126СП</text:p>
          </table:table-cell>
          <table:table-cell table:style-name="ce9"/>
          <table:table-cell office:value-type="string">
            <text:p>Всё ОК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ожух</text:p>
          </table:table-cell>
          <table:table-cell table:style-name="ce9" office:value-type="string">
            <text:p>21-15-119</text:p>
          </table:table-cell>
          <table:table-cell table:style-name="ce9"/>
          <table:table-cell office:value-type="string">
            <text:p>50-15-156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8-14-4</text:p>
          </table:table-cell>
          <table:table-cell table:style-name="ce9"/>
          <table:table-cell office:value-type="string">
            <text:p>50-14-60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14-10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ожух</text:p>
          </table:table-cell>
          <table:table-cell table:style-name="ce9" office:value-type="string">
            <text:p>24-15-102</text:p>
          </table:table-cell>
          <table:table-cell table:style-name="ce9"/>
          <table:table-cell office:value-type="string">
            <text:p>50-15-156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еханизм натяжения</text:p>
          </table:table-cell>
          <table:table-cell table:style-name="ce9" office:value-type="string">
            <text:p>50-21-161СП</text:p>
          </table:table-cell>
          <table:table-cell table:style-name="ce9"/>
          <table:table-cell office:value-type="string">
            <text:p>50-21-42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уфта</text:p>
          </table:table-cell>
          <table:table-cell table:style-name="ce9" office:value-type="string">
            <text:p>72116СП</text:p>
          </table:table-cell>
          <table:table-cell table:style-name="ce9"/>
          <table:table-cell office:value-type="string">
            <text:p>72118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315-1</text:p>
          </table:table-cell>
          <table:table-cell table:style-name="ce9"/>
          <table:table-cell office:value-type="string">
            <text:p>17-73-13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ессора</text:p>
          </table:table-cell>
          <table:table-cell table:style-name="ce9" office:value-type="string">
            <text:p>50-20-110СП</text:p>
          </table:table-cell>
          <table:table-cell table:style-name="ce9"/>
          <table:table-cell office:value-type="string">
            <text:p>20-20-11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НВД</text:p>
          </table:table-cell>
          <table:table-cell table:style-name="ce9" office:value-type="string">
            <text:p>51-67-9-01СП</text:p>
          </table:table-cell>
          <table:table-cell table:style-name="ce9"/>
          <table:table-cell office:value-type="string">
            <text:p>51-67-24-01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24-21-125</text:p>
          </table:table-cell>
          <table:table-cell table:style-name="ce9"/>
          <table:table-cell office:value-type="string">
            <text:p>24-21-149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24-21-124</text:p>
          </table:table-cell>
          <table:table-cell table:style-name="ce9"/>
          <table:table-cell office:value-type="string">
            <text:p>24-21-148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19-1</text:p>
          </table:table-cell>
          <table:table-cell table:style-name="ce9"/>
          <table:table-cell office:value-type="string">
            <text:p>21-19-1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19-2</text:p>
          </table:table-cell>
          <table:table-cell table:style-name="ce9"/>
          <table:table-cell office:value-type="string">
            <text:p>21-19-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4084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???</text:p>
          </table:table-cell>
          <table:table-cell table:style-name="ce9" office:value-type="string">
            <text:p>14-02-30-3</text:p>
          </table:table-cell>
          <table:table-cell table:style-name="ce9"/>
          <table:table-cell office:value-type="string">
            <text:p>51-02-48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2253</text:p>
          </table:table-cell>
          <table:table-cell table:style-name="ce9"/>
          <table:table-cell office:value-type="string">
            <text:p>51-02-4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аховик с венцом</text:p>
          </table:table-cell>
          <table:table-cell table:style-name="ce9" office:value-type="string">
            <text:p>17-03-2СП</text:p>
          </table:table-cell>
          <table:table-cell table:style-name="ce9"/>
          <table:table-cell office:value-type="string">
            <text:p>17-03-10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3-27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???</text:p>
          </table:table-cell>
          <table:table-cell table:style-name="ce9" office:value-type="string">
            <text:p>60-19-39</text:p>
          </table:table-cell>
          <table:table-cell table:style-name="ce9"/>
          <table:table-cell office:value-type="string">
            <text:p>50-19-17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1-19-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6-01-167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оронка на рыхлитель на ДЭТ-250</text:p>
          </table:table-cell>
          <table:table-cell table:style-name="ce9" office:value-type="string">
            <text:p>749-98-8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Фильтр тонкой очистки топлива</text:p>
          </table:table-cell>
          <table:table-cell table:style-name="ce9" office:value-type="string">
            <text:p>ЭФТ-75</text:p>
          </table:table-cell>
          <table:table-cell table:style-name="ce9"/>
          <table:table-cell office:value-type="string">
            <text:p>51-70-15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 тонкой очистки топлива</text:p>
          </table:table-cell>
          <table:table-cell table:style-name="ce9" office:value-type="string">
            <text:p>24.1117.030-01</text:p>
          </table:table-cell>
          <table:table-cell table:style-name="ce9"/>
          <table:table-cell office:value-type="string">
            <text:p>51-70-153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631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06585</text:p>
          </table:table-cell>
          <table:table-cell table:style-name="ce9"/>
          <table:table-cell office:value-type="string">
            <text:p>0658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632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658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720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632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6370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06361-1</text:p>
          </table:table-cell>
          <table:table-cell table:style-name="ce9"/>
          <table:table-cell office:value-type="string">
            <text:p>51-06-4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021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6-01-10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5-12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5-12-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1-17-2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4073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7315-1</text:p>
          </table:table-cell>
          <table:table-cell table:style-name="ce9"/>
          <table:table-cell office:value-type="string">
            <text:p>17-73-5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3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20-12-85</text:p>
          </table:table-cell>
          <table:table-cell table:style-name="ce9"/>
          <table:table-cell office:value-type="string">
            <text:p>20-12-129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20-12-86</text:p>
          </table:table-cell>
          <table:table-cell table:style-name="ce9"/>
          <table:table-cell office:value-type="string">
            <text:p>20-12-13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4084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18-26-210СП</text:p>
          </table:table-cell>
          <table:table-cell table:style-name="ce9"/>
          <table:table-cell office:value-type="string">
            <text:p>50-26-407-0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833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710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4081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132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6-07-2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6-07-2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40-316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9-07-1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7-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26-28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48-24-109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4-11-3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4-11-3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846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47-140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6-1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9-5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0-12-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58-236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21-11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31-255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9-15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Фиксатор</text:p>
          </table:table-cell>
          <table:table-cell table:style-name="ce9" office:value-type="string">
            <text:p>60-19-38</text:p>
          </table:table-cell>
          <table:table-cell table:style-name="ce9"/>
          <table:table-cell office:value-type="string">
            <text:p>50-19-17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40-711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5-59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5-1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4-15-63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5-52</text:p>
          </table:table-cell>
          <table:table-cell table:style-name="ce9"/>
          <table:table-cell office:value-type="string">
            <text:p>24-15-65-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5-53</text:p>
          </table:table-cell>
          <table:table-cell table:style-name="ce9"/>
          <table:table-cell office:value-type="string">
            <text:p>24-15-64-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8-7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8-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оленвал на пускач</text:p>
          </table:table-cell>
          <table:table-cell table:style-name="ce9" office:value-type="string">
            <text:p>03341</text:p>
          </table:table-cell>
          <table:table-cell table:style-name="ce9"/>
          <table:table-cell office:value-type="string">
            <text:p>17-03-26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10-695СП в комплекте с 50-10-718-01СП</text:p>
          </table:table-cell>
          <table:table-cell table:style-name="ce9"/>
          <table:table-cell office:value-type="string">
            <text:p>50-10-725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1-152</text:p>
          </table:table-cell>
          <table:table-cell table:style-name="ce9"/>
          <table:table-cell office:value-type="string">
            <text:p>16-01-167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1-162</text:p>
          </table:table-cell>
          <table:table-cell table:style-name="ce9"/>
          <table:table-cell office:value-type="string">
            <text:p>16-01-166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лт</text:p>
          </table:table-cell>
          <table:table-cell table:style-name="ce9" office:value-type="string">
            <text:p>700-28-2527</text:p>
          </table:table-cell>
          <table:table-cell table:style-name="ce9"/>
          <table:table-cell office:value-type="string">
            <text:p>700-28-262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идроцилиндр на отвал, закупается на Златоустовском экскаваторном заводе и доукомплектовывается кронштейном</text:p>
          </table:table-cell>
          <table:table-cell table:style-name="ce9" office:value-type="string">
            <text:p>748-99-572СП</text:p>
          </table:table-cell>
          <table:table-cell table:style-name="ce9"/>
          <table:table-cell office:value-type="string">
            <text:p>748-99-576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идроцилиндр на отвал, закупается на Златоустовском экскаваторном заводе и доукомплектовывается кронштейном</text:p>
          </table:table-cell>
          <table:table-cell table:style-name="ce9" office:value-type="string">
            <text:p>748-99-573СП</text:p>
          </table:table-cell>
          <table:table-cell table:style-name="ce9"/>
          <table:table-cell office:value-type="string">
            <text:p>748-99-577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40210</text:p>
          </table:table-cell>
          <table:table-cell table:style-name="ce9"/>
          <table:table-cell office:value-type="string">
            <text:p>740-100-202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ама тележки на ДЭТ-250</text:p>
          </table:table-cell>
          <table:table-cell table:style-name="ce9" office:value-type="string">
            <text:p>748-11-244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Рама тележки на ДЭТ-250</text:p>
          </table:table-cell>
          <table:table-cell table:style-name="ce9" office:value-type="string">
            <text:p>748-11-244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Рыхлитель (зуб)</text:p>
          </table:table-cell>
          <table:table-cell table:style-name="ce9" office:value-type="string">
            <text:p>50-50-5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Элемент фильтрующий</text:p>
          </table:table-cell>
          <table:table-cell table:style-name="ce9" office:value-type="string">
            <text:p>50-26-490СП</text:p>
          </table:table-cell>
          <table:table-cell table:style-name="ce9"/>
          <table:table-cell office:value-type="string">
            <text:p>ЭФМ-01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0-12-9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9-06-103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9-19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18-26-80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ланка</text:p>
          </table:table-cell>
          <table:table-cell table:style-name="ce9" office:value-type="string">
            <text:p>50-74-17</text:p>
          </table:table-cell>
          <table:table-cell table:style-name="ce9"/>
          <table:table-cell office:value-type="string">
            <text:p>50-11-7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 тонкой очистки топлива</text:p>
          </table:table-cell>
          <table:table-cell table:style-name="ce9" office:value-type="string">
            <text:p>51-70-159СП</text:p>
          </table:table-cell>
          <table:table-cell table:style-name="ce9"/>
          <table:table-cell office:value-type="string">
            <text:p>51-70-14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4-27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9-136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Хомут</text:p>
          </table:table-cell>
          <table:table-cell table:style-name="ce9" office:value-type="string">
            <text:p>17-73-127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846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12-162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Кронштейн</text:p>
          </table:table-cell>
          <table:table-cell table:style-name="ce9" office:value-type="string">
            <text:p>17-74-284СП</text:p>
          </table:table-cell>
          <table:table-cell table:style-name="ce9"/>
          <table:table-cell office:value-type="string">
            <text:p>17-74-19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Насос</text:p>
          </table:table-cell>
          <table:table-cell table:style-name="ce9" office:value-type="string">
            <text:p>51-67-10СП</text:p>
          </table:table-cell>
          <table:table-cell table:style-name="ce9"/>
          <table:table-cell office:value-type="string">
            <text:p>51-67-24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50-26-129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26-134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26-135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26-136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алик</text:p>
          </table:table-cell>
          <table:table-cell table:style-name="ce9" office:value-type="string">
            <text:p>18-12-130</text:p>
          </table:table-cell>
          <table:table-cell table:style-name="ce9"/>
          <table:table-cell office:value-type="string">
            <text:p>50-12-68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алик</text:p>
          </table:table-cell>
          <table:table-cell table:style-name="ce9" office:value-type="string">
            <text:p>18-12-131</text:p>
          </table:table-cell>
          <table:table-cell table:style-name="ce9"/>
          <table:table-cell office:value-type="string">
            <text:p>50-12-68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</text:p>
          </table:table-cell>
          <table:table-cell table:style-name="ce9" office:value-type="string">
            <text:p>700-40-2253</text:p>
          </table:table-cell>
          <table:table-cell table:style-name="ce9"/>
          <table:table-cell office:value-type="string">
            <text:p>51-02-4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Заглушка</text:p>
          </table:table-cell>
          <table:table-cell table:style-name="ce9" office:value-type="string">
            <text:p>20-19-23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749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20-1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146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313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12-15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1-15-12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4-15-8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5-13-11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46849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2-63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3-5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5-120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Гидрораспределитель</text:p>
          </table:table-cell>
          <table:table-cell table:style-name="ce9" office:value-type="string">
            <text:p>50-26-61СП</text:p>
          </table:table-cell>
          <table:table-cell table:style-name="ce9"/>
          <table:table-cell office:value-type="string">
            <text:p>64-26-285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6-04-21</text:p>
          </table:table-cell>
          <table:table-cell table:style-name="ce9"/>
          <table:table-cell office:value-type="string">
            <text:p>51-04-2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40-332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4-01-7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4-01-7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7-01-10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51-05-166СП</text:p>
          </table:table-cell>
          <table:table-cell table:style-name="ce9"/>
          <table:table-cell office:value-type="string">
            <text:p>51-05-192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1-05-143СП</text:p>
          </table:table-cell>
          <table:table-cell table:style-name="ce9"/>
          <table:table-cell office:value-type="string">
            <text:p>51-05-143-01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5-51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5-370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7-103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4-27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5-11-1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40-742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58-208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303-11А</text:p>
          </table:table-cell>
          <table:table-cell table:style-name="ce9"/>
          <table:table-cell office:value-type="string">
            <text:p>303-11-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48-21-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933.02.27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10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529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2-64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420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420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0634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357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858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020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3-5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09-17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1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1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18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1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2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1-54-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0-19-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720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7225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30-203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30-219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38-2777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24-16-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14-135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7-73-130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26-42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26-80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26-80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8-26-83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712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40-200-1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40-2631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58-2414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700-58-241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7-74-197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7-74-198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7235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Прокладка впускного коллектора</text:p>
          </table:table-cell>
          <table:table-cell table:style-name="ce9" office:value-type="string">
            <text:p>700-40-8607</text:p>
          </table:table-cell>
          <table:table-cell table:style-name="ce9"/>
          <table:table-cell office:value-type="string">
            <text:p>700-40-740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окладка впускного коллектора</text:p>
          </table:table-cell>
          <table:table-cell table:style-name="ce9" office:value-type="string">
            <text:p>700-40-7903</text:p>
          </table:table-cell>
          <table:table-cell table:style-name="ce9"/>
          <table:table-cell office:value-type="string">
            <text:p>700-40-740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росик штоки радиатора, выпуск прекращён в связи с закрытием выпуска шторки</text:p>
          </table:table-cell>
          <table:table-cell table:style-name="ce9" office:value-type="string">
            <text:p>18-08-191СП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410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3,2х25.01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4х32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50-26-206СП</text:p>
          </table:table-cell>
          <table:table-cell table:style-name="ce9"/>
          <table:table-cell office:value-type="string">
            <text:p>50-26-407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48-26-21СП</text:p>
          </table:table-cell>
          <table:table-cell table:style-name="ce9"/>
          <table:table-cell office:value-type="string">
            <text:p>50-26-407-0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ПП Т10Б</text:p>
          </table:table-cell>
          <table:table-cell table:style-name="ce9" office:value-type="string">
            <text:p>20-12-8СП</text:p>
          </table:table-cell>
          <table:table-cell table:style-name="ce9"/>
          <table:table-cell office:value-type="string">
            <text:p>20-12-9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8-12-183</text:p>
          </table:table-cell>
          <table:table-cell table:style-name="ce9"/>
          <table:table-cell office:value-type="string">
            <text:p>18-12-150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17-73-13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4-82-262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64-82-263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Муфта</text:p>
          </table:table-cell>
          <table:table-cell table:style-name="ce9" office:value-type="string">
            <text:p>18-26-807</text:p>
          </table:table-cell>
          <table:table-cell table:style-name="ce9"/>
          <table:table-cell office:value-type="string">
            <text:p>50-26-80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Рама тележки под рессору</text:p>
          </table:table-cell>
          <table:table-cell table:style-name="ce9" office:value-type="string">
            <text:p>50-21-258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Рама тележки под рессору</text:p>
          </table:table-cell>
          <table:table-cell table:style-name="ce9" office:value-type="string">
            <text:p>50-21-259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Рама тележки под балку</text:p>
          </table:table-cell>
          <table:table-cell table:style-name="ce9" office:value-type="string">
            <text:p>50-21-390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Рама тележки под балку</text:p>
          </table:table-cell>
          <table:table-cell table:style-name="ce9" office:value-type="string">
            <text:p>50-21-391-01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Цепь серийного трактора</text:p>
          </table:table-cell>
          <table:table-cell table:style-name="ce9" office:value-type="string">
            <text:p>50-22-103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Цепь болотника</text:p>
          </table:table-cell>
          <table:table-cell table:style-name="ce9" office:value-type="string">
            <text:p>50-22-103-02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Вал нижний</text:p>
          </table:table-cell>
          <table:table-cell table:style-name="ce9" office:value-type="string">
            <text:p>18-12-156СП</text:p>
          </table:table-cell>
          <table:table-cell table:style-name="ce9"/>
          <table:table-cell office:value-type="string">
            <text:p>24-12-10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Отдельно не поставляется</text:p>
          </table:table-cell>
          <table:table-cell table:style-name="ce9" office:value-type="string">
            <text:p>50-19-96</text:p>
          </table:table-cell>
          <table:table-cell table:style-name="ce9"/>
          <table:table-cell office:value-type="string">
            <text:p>20-19-124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Отдельно не поставляется</text:p>
          </table:table-cell>
          <table:table-cell table:style-name="ce9" office:value-type="string">
            <text:p>24-19-21</text:p>
          </table:table-cell>
          <table:table-cell table:style-name="ce9"/>
          <table:table-cell office:value-type="string">
            <text:p>24-19-114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Отдельно не поставляется</text:p>
          </table:table-cell>
          <table:table-cell table:style-name="ce9" office:value-type="string">
            <text:p>20-19-19</text:p>
          </table:table-cell>
          <table:table-cell table:style-name="ce9"/>
          <table:table-cell office:value-type="string">
            <text:p>20-19-124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12-8СП</text:p>
          </table:table-cell>
          <table:table-cell table:style-name="ce9"/>
          <table:table-cell office:value-type="string">
            <text:p>50-12-12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17-73-13</text:p>
          </table:table-cell>
          <table:table-cell table:style-name="ce9"/>
          <table:table-cell office:value-type="string">
            <text:p>17-73-12-0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Всё пучком</text:p>
          </table:table-cell>
          <table:table-cell table:style-name="ce9" office:value-type="string">
            <text:p>50-12-224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28417</text:p>
          </table:table-cell>
          <table:table-cell table:style-name="ce9"/>
          <table:table-cell office:value-type="string">
            <text:p>700-28-262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0-09-151СП</text:p>
          </table:table-cell>
          <table:table-cell table:style-name="ce9"/>
          <table:table-cell office:value-type="string">
            <text:p>Только на систему смазки двигателя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Можно ставить на систему смазки двигателя или трасмиссии (универсальный)</text:p>
          </table:table-cell>
          <table:table-cell table:style-name="ce9" office:value-type="string">
            <text:p>50-09-151-01СП</text:p>
          </table:table-cell>
          <table:table-cell table:style-name="ce9"/>
          <table:table-cell office:value-type="string">
            <text:p>50-09-151-02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29-2496</text:p>
          </table:table-cell>
          <table:table-cell table:style-name="ce9"/>
          <table:table-cell office:value-type="string">
            <text:p>ан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ружина поворота на ДЭТ-250</text:p>
          </table:table-cell>
          <table:table-cell table:style-name="ce9" office:value-type="string">
            <text:p>700-38-809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Пружина поворота на ДЭТ-250</text:p>
          </table:table-cell>
          <table:table-cell table:style-name="ce9" office:value-type="string">
            <text:p>700-38-810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Сальник</text:p>
          </table:table-cell>
          <table:table-cell table:style-name="ce9" office:value-type="string">
            <text:p>700-40-8612СП</text:p>
          </table:table-cell>
          <table:table-cell table:style-name="ce9"/>
          <table:table-cell office:value-type="string">
            <text:p>2.1-68х92-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, нужна схема замены</text:p>
          </table:table-cell>
          <table:table-cell table:style-name="ce9" office:value-type="string">
            <text:p>748-25-355</text:p>
          </table:table-cell>
          <table:table-cell table:style-name="ce9"/>
          <table:table-cell office:value-type="string">
            <text:p>748-25-38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, нужна схема замены</text:p>
          </table:table-cell>
          <table:table-cell table:style-name="ce9" office:value-type="string">
            <text:p>КВ СБ05-35</text:p>
          </table:table-cell>
          <table:table-cell table:style-name="ce9"/>
          <table:table-cell office:value-type="string">
            <text:p>748-25-38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идрораспределитель</text:p>
          </table:table-cell>
          <table:table-cell table:style-name="ce9" office:value-type="string">
            <text:p>50-26-702СП</text:p>
          </table:table-cell>
          <table:table-cell table:style-name="ce9"/>
          <table:table-cell office:value-type="string">
            <text:p>64-26-285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Крыльчатка</text:p>
          </table:table-cell>
          <table:table-cell table:style-name="ce9" office:value-type="string">
            <text:p>18-57-107СП</text:p>
          </table:table-cell>
          <table:table-cell table:style-name="ce9"/>
          <table:table-cell office:value-type="string">
            <text:p>Всё ОК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онарь</text:p>
          </table:table-cell>
          <table:table-cell table:style-name="ce9" office:value-type="string">
            <text:p>ПД-20К</text:p>
          </table:table-cell>
          <table:table-cell table:style-name="ce9"/>
          <table:table-cell office:value-type="string">
            <text:p>124.3803.01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Стрела 9 м</text:p>
          </table:table-cell>
          <table:table-cell table:style-name="ce9" office:value-type="string">
            <text:p>700-83-890СБ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Стрела 7 м</text:p>
          </table:table-cell>
          <table:table-cell table:style-name="ce9" office:value-type="string">
            <text:p>71-53-2СП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4" office:value-type="string">
            <text:p>Труба</text:p>
          </table:table-cell>
          <table:table-cell table:style-name="ce9" office:value-type="string">
            <text:p>748-07-140СП</text:p>
          </table:table-cell>
          <table:table-cell table:style-name="ce9"/>
          <table:table-cell office:value-type="string">
            <text:p>748-07-198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Тяга</text:p>
          </table:table-cell>
          <table:table-cell table:style-name="ce9" office:value-type="string">
            <text:p>80-52-113СП</text:p>
          </table:table-cell>
          <table:table-cell table:style-name="ce9"/>
          <table:table-cell office:value-type="string">
            <text:p>80-52-27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Подкос</text:p>
          </table:table-cell>
          <table:table-cell table:style-name="ce9" office:value-type="string">
            <text:p>80-52-105СП</text:p>
          </table:table-cell>
          <table:table-cell table:style-name="ce9"/>
          <table:table-cell office:value-type="string">
            <text:p>80-52-273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51-03-130СП</text:p>
          </table:table-cell>
          <table:table-cell table:style-name="ce9"/>
          <table:table-cell office:value-type="string">
            <text:p>51-03-122СП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ильтр-патрон</text:p>
          </table:table-cell>
          <table:table-cell table:style-name="ce9" office:value-type="string">
            <text:p>51-05-345СП</text:p>
          </table:table-cell>
          <table:table-cell table:style-name="ce9"/>
          <table:table-cell office:value-type="string">
            <text:p>ФП20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Отдельно не поставляется</text:p>
          </table:table-cell>
          <table:table-cell table:style-name="ce9" office:value-type="string">
            <text:p>76107</text:p>
          </table:table-cell>
          <table:table-cell table:style-name="ce9"/>
          <table:table-cell office:value-type="string">
            <text:p>76106СП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042-050-46-2-5</text:p>
          </table:table-cell>
          <table:table-cell table:style-name="ce9"/>
          <table:table-cell office:value-type="string">
            <text:p>042-050-46-2-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фмксатор</text:p>
          </table:table-cell>
          <table:table-cell table:style-name="ce9" office:value-type="string">
            <text:p>19455</text:p>
          </table:table-cell>
          <table:table-cell table:style-name="ce9"/>
          <table:table-cell office:value-type="string">
            <text:p>60-19-10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лт</text:p>
          </table:table-cell>
          <table:table-cell table:style-name="ce9" office:value-type="string">
            <text:p>700-28-2058</text:p>
          </table:table-cell>
          <table:table-cell table:style-name="ce9"/>
          <table:table-cell office:value-type="string">
            <text:p>М16Х1,5Х60.58.019</text:p>
          </table:table-cell>
          <table:table-cell table:number-columns-repeated="2"/>
        </table:table-row>
        <table:table-row table:style-name="ro3">
          <table:table-cell table:style-name="ce5" office:value-type="string">
            <text:p>СПЕЦПРОФИЛЬ РЕЗИНОВЫЙ ПР-015 В БУНТАХ (КАНТ НА Т-10)</text:p>
          </table:table-cell>
          <table:table-cell table:style-name="ce9" table:number-columns-repeated="2"/>
          <table:table-cell office:value-type="string">
            <text:p>ПР-015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28-2316</text:p>
          </table:table-cell>
          <table:table-cell table:style-name="ce9"/>
          <table:table-cell office:value-type="string">
            <text:p>700-28-262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САЛЬНИК</text:p>
          </table:table-cell>
          <table:table-cell table:style-name="ce10" office:value-type="string">
            <text:p>40263СП</text:p>
          </table:table-cell>
          <table:table-cell table:style-name="ce10"/>
          <table:table-cell office:value-type="string">
            <text:p>ЕСТЬ</text:p>
          </table:table-cell>
          <table:table-cell table:number-columns-repeated="2"/>
        </table:table-row>
        <table:table-row table:style-name="ro3">
          <table:table-cell table:style-name="ce4" office:value-type="string">
            <text:p>ШЕСТЕРНЯ</text:p>
          </table:table-cell>
          <table:table-cell table:style-name="ce10" office:value-type="string">
            <text:p>50-60-208</text:p>
          </table:table-cell>
          <table:table-cell table:style-name="ce10"/>
          <table:table-cell office:value-type="string">
            <text:p>50-60-269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10" office:value-type="string">
            <text:p>46587</text:p>
          </table:table-cell>
          <table:table-cell table:style-name="ce10"/>
          <table:table-cell office:value-type="string">
            <text:p>АННУЛ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БОЛТ</text:p>
          </table:table-cell>
          <table:table-cell table:style-name="ce11" office:value-type="string">
            <text:p>М24х2х160.109.40х019</text:p>
          </table:table-cell>
          <table:table-cell table:style-name="ce11"/>
          <table:table-cell office:value-type="string">
            <text:p>ЕСТЬ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700-40-2415</text:p>
          </table:table-cell>
          <table:table-cell table:style-name="ce9"/>
          <table:table-cell office:value-type="string">
            <text:p>АННУЛИР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9" office:value-type="string">
            <text:p>61157</text:p>
          </table:table-cell>
          <table:table-cell table:style-name="ce9"/>
          <table:table-cell office:value-type="string">
            <text:p>АННУЛИР</text:p>
          </table:table-cell>
          <table:table-cell table:number-columns-repeated="2"/>
        </table:table-row>
        <table:table-row table:style-name="ro3">
          <table:table-cell table:style-name="ce6"/>
          <table:table-cell table:style-name="ce9" office:value-type="string">
            <text:p>40251СП</text:p>
          </table:table-cell>
          <table:table-cell table:style-name="ce9"/>
          <table:table-cell office:value-type="string">
            <text:p>АННУЛИР</text:p>
          </table:table-cell>
          <table:table-cell table:number-columns-repeated="2"/>
        </table:table-row>
        <table:table-row table:style-name="ro3">
          <table:table-cell table:style-name="ce6"/>
          <table:table-cell table:style-name="ce9" office:value-type="string">
            <text:p>14346</text:p>
          </table:table-cell>
          <table:table-cell table:style-name="ce9"/>
          <table:table-cell office:value-type="string">
            <text:p>АННУЛИРОВАН</text:p>
          </table:table-cell>
          <table:table-cell table:number-columns-repeated="2"/>
        </table:table-row>
        <table:table-row table:style-name="ro3">
          <table:table-cell table:style-name="ce4" office:value-type="string">
            <text:p>Гусенница</text:p>
          </table:table-cell>
          <table:table-cell table:style-name="ce9" office:value-type="string">
            <text:p>ГМ-1-8СП</text:p>
          </table:table-cell>
          <table:table-cell table:style-name="ce9"/>
          <table:table-cell office:value-type="string">
            <text:p>50-22-9СП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700-30-2195</text:p>
          </table:table-cell>
          <table:table-cell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Палец 161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127</text:p>
          </table:table-cell>
          <table:table-cell office:value-type="string">
            <text:p>Палец пружины</text:p>
          </table:table-cell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Д515С.02.067</text:p>
          </table:table-cell>
          <table:table-cell/>
          <table:table-cell office:value-type="string">
            <text:p>от прямого поворотного отвала завода Колющенко</text:p>
          </table:table-cell>
          <table:table-cell table:number-columns-repeated="2"/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ДЗ-27С.01.004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2"/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ДЗ-110АХЛ.01.008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2"/>
        </table:table-row>
        <table:table-row table:style-name="ro1">
          <table:table-cell office:value-type="string">
            <text:p>Болт СМД 8-1994(М8-6gх12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8-6GХ12.88.35.01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2"/>
        </table:table-row>
        <table:table-row table:style-name="ro1"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комплектующие гидроциллиндра, отдельно не поставляются. 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Установка вентилятора</text:p>
          </table:table-cell>
          <table:table-cell office:value-type="string">
            <text:p>16-07-5СП</text:p>
          </table:table-cell>
          <table:table-cell/>
          <table:table-cell office:value-type="string">
            <text:p>расценка данной позиции прилагается ниже</text:p>
          </table:table-cell>
          <table:table-cell table:number-columns-repeated="2"/>
        </table:table-row>
        <table:table-row table:style-name="ro1">
          <table:table-cell office:value-type="string">
            <text:p>Установка шторки</text:p>
          </table:table-cell>
          <table:table-cell office:value-type="string">
            <text:p>18-08-18СП</text:p>
          </table:table-cell>
          <table:table-cell/>
          <table:table-cell office:value-type="string">
            <text:p>давно снято с производства</text:p>
          </table:table-cell>
          <table:table-cell table:number-columns-repeated="2"/>
        </table:table-row>
        <table:table-row table:style-name="ro1">
          <table:table-cell office:value-type="string">
            <text:p>Стяжка</text:p>
          </table:table-cell>
          <table:table-cell office:value-type="string">
            <text:p>50-20-32</text:p>
          </table:table-cell>
          <table:table-cell/>
          <table:table-cell office:value-type="string">
            <text:p>50-19-49</text:p>
          </table:table-cell>
          <table:table-cell table:number-columns-repeated="2"/>
        </table:table-row>
        <table:table-row table:style-name="ro1">
          <table:table-cell office:value-type="string">
            <text:p>Болт М10-6gх8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0-6gх80.58.019</text:p>
          </table:table-cell>
          <table:table-cell office:value-type="string">
            <text:p>М10-6GХ80.58.019</text:p>
          </table:table-cell>
          <table:table-cell office:value-type="string">
            <text:p>БОЛТ М10-6GХ80.58.019</text:p>
          </table:table-cell>
        </table:table-row>
        <table:table-row table:style-name="ro1">
          <table:table-cell office:value-type="string">
            <text:p>Кран</text:p>
          </table:table-cell>
          <table:table-cell office:value-type="string">
            <text:p>48-26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Кран</text:p>
          </table:table-cell>
          <table:table-cell office:value-type="string">
            <text:p>18-26-290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50-56-121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21-09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50-60-202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3106</text:p>
          </table:table-cell>
          <table:table-cell/>
          <table:table-cell table:number-columns-repeated="2" office:value-type="string">
            <text:p>700-40-7221</text:p>
          </table:table-cell>
          <table:table-cell office:value-type="string">
            <text:p>УПЛОТНИТЕЛЬ 700-40-7221</text:p>
          </table:table-cell>
        </table:table-row>
        <table:table-row table:style-name="ro1"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2"/>
        </table:table-row>
        <table:table-row table:style-name="ro1">
          <table:table-cell office:value-type="string">
            <text:p>Поршень</text:p>
          </table:table-cell>
          <table:table-cell office:value-type="string">
            <text:p>37-26-208СП</text:p>
          </table:table-cell>
          <table:table-cell/>
          <table:table-cell office:value-type="string">
            <text:p>на гидроциллиндр подъема отвала 18-26-270СП. Отдельно не поставляе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2"/>
        </table:table-row>
        <table:table-row table:style-name="ro1">
          <table:table-cell office:value-type="string">
            <text:p>Плита маслораспределительная</text:p>
          </table:table-cell>
          <table:table-cell office:value-type="string">
            <text:p><text:s text:c="22"/>16-09-135 (снята с производства вместо нее 51-09-195 (под ПД-23У + под фильтр масляный 65-09-123СП)</text:p>
          </table:table-cell>
          <table:table-cell/>
          <table:table-cell table:number-columns-repeated="2" office:value-type="string">
            <text:p>51-09-195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16-07-5СП (старого образца)</text:p>
          </table:table-cell>
          <table:table-cell office:value-type="string">
            <text:p>Установка вентилятора(ниже расценка)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крестовина</text:p>
          </table:table-cell>
          <table:table-cell office:value-type="string">
            <text:p>65-07-103СП</text:p>
          </table:table-cell>
          <table:table-cell table:number-columns-repeated="2"/>
          <table:table-cell office:value-type="string">
            <text:p>65-07-103СП</text:p>
          </table:table-cell>
          <table:table-cell office:value-type="string">
            <text:p>Крестовина</text:p>
          </table:table-cell>
        </table:table-row>
        <table:table-row table:style-name="ro1">
          <table:table-cell office:value-type="string">
            <text:p>механизм натяжения</text:p>
          </table:table-cell>
          <table:table-cell office:value-type="string">
            <text:p>51-07-103СП</text:p>
          </table:table-cell>
          <table:table-cell table:number-columns-repeated="2"/>
          <table:table-cell office:value-type="string">
            <text:p>51-07-103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кольцо (входит в шкив 65-07-112СП)</text:p>
          </table:table-cell>
          <table:table-cell office:value-type="string">
            <text:p>16-03-03</text:p>
          </table:table-cell>
          <table:table-cell table:number-columns-repeated="4"/>
        </table:table-row>
        <table:table-row table:style-name="ro1">
          <table:table-cell office:value-type="string">
            <text:p>проставка (входит в шкив 65-07-112СП)</text:p>
          </table:table-cell>
          <table:table-cell office:value-type="string">
            <text:p>65-07-6</text:p>
          </table:table-cell>
          <table:table-cell table:number-columns-repeated="2"/>
          <table:table-cell office:value-type="string">
            <text:p>65-07-6</text:p>
          </table:table-cell>
          <table:table-cell office:value-type="string">
            <text:p>Проставка</text:p>
          </table:table-cell>
        </table:table-row>
        <table:table-row table:style-name="ro1">
          <table:table-cell office:value-type="string">
            <text:p>крышка (входит в шкив 65-07-112СП)</text:p>
          </table:table-cell>
          <table:table-cell office:value-type="string">
            <text:p>65-07-46</text:p>
          </table:table-cell>
          <table:table-cell table:number-columns-repeated="2"/>
          <table:table-cell office:value-type="string">
            <text:p>65-07-46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прокладка (входит в шкив 65-07-112СП)</text:p>
          </table:table-cell>
          <table:table-cell office:value-type="string">
            <text:p>700-40-9226</text:p>
          </table:table-cell>
          <table:table-cell table:number-columns-repeated="2"/>
          <table:table-cell office:value-type="string">
            <text:p>700-40-9226</text:p>
          </table:table-cell>
          <table:table-cell office:value-type="string">
            <text:p>ПРОКЛАДКА 700-40-9226</text:p>
          </table:table-cell>
        </table:table-row>
        <table:table-row table:style-name="ro1">
          <table:table-cell office:value-type="string">
            <text:p>пластина (входит в шкив 65-07-112СП)</text:p>
          </table:table-cell>
          <table:table-cell office:value-type="string">
            <text:p>31324</text:p>
          </table:table-cell>
          <table:table-cell table:number-columns-repeated="2"/>
          <table:table-cell office:value-type="string">
            <text:p>31324</text:p>
          </table:table-cell>
          <table:table-cell office:value-type="string">
            <text:p>ПЛАСТИНА СТОПОРНАЯ 31324</text:p>
          </table:table-cell>
        </table:table-row>
        <table:table-row table:style-name="ro1">
          <table:table-cell office:value-type="string">
            <text:p>Шайба (входит в шкив 65-07-112СП)</text:p>
          </table:table-cell>
          <table:table-cell office:value-type="string">
            <text:p>07105</text:p>
          </table:table-cell>
          <table:table-cell table:number-columns-repeated="2"/>
          <table:table-cell office:value-type="string">
            <text:p>07105</text:p>
          </table:table-cell>
          <table:table-cell office:value-type="string">
            <text:p>Шайба</text:p>
          </table:table-cell>
        </table:table-row>
        <table:table-row table:style-name="ro1">
          <table:table-cell office:value-type="string">
            <text:p>кольцо (входит в шкив 65-07-112СП)</text:p>
          </table:table-cell>
          <table:table-cell office:value-type="string">
            <text:p>700-39-506</text:p>
          </table:table-cell>
          <table:table-cell table:number-columns-repeated="2"/>
          <table:table-cell office:value-type="string">
            <text:p>700-39-506</text:p>
          </table:table-cell>
          <table:table-cell office:value-type="string">
            <text:p>Кольцо В72 ГОСТ 13941-86</text:p>
          </table:table-cell>
        </table:table-row>
        <table:table-row table:style-name="ro1">
          <table:table-cell office:value-type="string">
            <text:p>подшипник (входит в шкив 65-07-112СП)</text:p>
          </table:table-cell>
          <table:table-cell office:value-type="string">
            <text:p>306</text:p>
          </table:table-cell>
          <table:table-cell table:number-columns-repeated="4"/>
        </table:table-row>
        <table:table-row table:style-name="ro1">
          <table:table-cell office:value-type="string">
            <text:p>втулка (входит в шкив 65-07-112СП)</text:p>
          </table:table-cell>
          <table:table-cell office:value-type="string">
            <text:p>65-07-45</text:p>
          </table:table-cell>
          <table:table-cell table:number-columns-repeated="2"/>
          <table:table-cell office:value-type="string">
            <text:p>65-07-45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шкив (входит в шкив 65-07-112СП)</text:p>
          </table:table-cell>
          <table:table-cell office:value-type="string">
            <text:p>65-07-48</text:p>
          </table:table-cell>
          <table:table-cell table:number-columns-repeated="2"/>
          <table:table-cell office:value-type="string">
            <text:p>65-07-48</text:p>
          </table:table-cell>
          <table:table-cell office:value-type="string">
            <text:p>Шкив</text:p>
          </table:table-cell>
        </table:table-row>
        <table:table-row table:style-name="ro1">
          <table:table-cell office:value-type="string">
            <text:p>втулка (входит в шкив 65-07-112СП)</text:p>
          </table:table-cell>
          <table:table-cell office:value-type="string">
            <text:p>65-07-47</text:p>
          </table:table-cell>
          <table:table-cell table:number-columns-repeated="2"/>
          <table:table-cell office:value-type="string">
            <text:p>65-07-47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манжета (входит в шкив 65-07-112СП)</text:p>
          </table:table-cell>
          <table:table-cell office:value-type="string">
            <text:p>720-15-126СП</text:p>
          </table:table-cell>
          <table:table-cell table:number-columns-repeated="2"/>
          <table:table-cell office:value-type="string">
            <text:p>720-15-126СП</text:p>
          </table:table-cell>
          <table:table-cell office:value-type="string">
            <text:p>МАНЖЕТА 720-15-126СП</text:p>
          </table:table-cell>
        </table:table-row>
        <table:table-row table:style-name="ro1">
          <table:table-cell office:value-type="string">
            <text:p>пружина (входит в шкив 65-07-112СП)</text:p>
          </table:table-cell>
          <table:table-cell office:value-type="string">
            <text:p>700-38-5354</text:p>
          </table:table-cell>
          <table:table-cell table:number-columns-repeated="4"/>
        </table:table-row>
        <table:table-row table:style-name="ro1">
          <table:table-cell office:value-type="string">
            <text:p>кронштейн</text:p>
          </table:table-cell>
          <table:table-cell office:value-type="string">
            <text:p>51-07-102СП</text:p>
          </table:table-cell>
          <table:table-cell table:number-columns-repeated="2"/>
          <table:table-cell office:value-type="string">
            <text:p>51-07-102СП</text:p>
          </table:table-cell>
          <table:table-cell office:value-type="string">
            <text:p>Кронштейн</text:p>
          </table:table-cell>
        </table:table-row>
        <table:table-row table:style-name="ro1">
          <table:table-cell office:value-type="string">
            <text:p>масленка</text:p>
          </table:table-cell>
          <table:table-cell office:value-type="string">
            <text:p>1,3 Ц6</text:p>
          </table:table-cell>
          <table:table-cell table:number-columns-repeated="4"/>
        </table:table-row>
        <table:table-row table:style-name="ro1">
          <table:table-cell office:value-type="string">
            <text:p>штуцер</text:p>
          </table:table-cell>
          <table:table-cell office:value-type="string">
            <text:p>411155</text:p>
          </table:table-cell>
          <table:table-cell table:number-columns-repeated="2"/>
          <table:table-cell office:value-type="string">
            <text:p>411155</text:p>
          </table:table-cell>
          <table:table-cell office:value-type="string">
            <text:p>Штуцер</text:p>
          </table:table-cell>
        </table:table-row>
        <table:table-row table:style-name="ro1">
          <table:table-cell office:value-type="string">
            <text:p>лапа</text:p>
          </table:table-cell>
          <table:table-cell office:value-type="string">
            <text:p>51-07-48</text:p>
          </table:table-cell>
          <table:table-cell table:number-columns-repeated="2"/>
          <table:table-cell office:value-type="string">
            <text:p>51-07-48</text:p>
          </table:table-cell>
          <table:table-cell office:value-type="string">
            <text:p>Лапа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х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х45.58.019</text:p>
          </table:table-cell>
          <table:table-cell/>
          <table:table-cell table:number-columns-repeated="2" office:value-type="string">
            <text:p>М10-6GХ45.58.019</text:p>
          </table:table-cell>
          <table:table-cell office:value-type="string">
            <text:p>БОЛТ М10-6GХ45.58.01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0ОТ65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8-6Gх20.88.35.019</text:p>
          </table:table-cell>
          <table:table-cell table:number-columns-repeated="2"/>
          <table:table-cell office:value-type="string">
            <text:p>М8-6GХ20.88.35.01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8ОТ65Г09</text:p>
          </table:table-cell>
          <table:table-cell/>
          <table:table-cell table:number-columns-repeated="2" office:value-type="string">
            <text:p>8Т65Г09</text:p>
          </table:table-cell>
          <table:table-cell office:value-type="string">
            <text:p>ШАЙБА ПРУЖИННАЯ 8Т65Г0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8х25.88.35.019</text:p>
          </table:table-cell>
          <table:table-cell/>
          <table:table-cell table:number-columns-repeated="2" office:value-type="string">
            <text:p>М8-6GХ25.88.35.019</text:p>
          </table:table-cell>
          <table:table-cell office:value-type="string">
            <text:p>БОЛТ М8-6GХ25.88.35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2х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2ОТ65Г09</text:p>
          </table:table-cell>
          <table:table-cell table:number-columns-repeated="2"/>
          <table:table-cell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string">
            <text:p>шпилька</text:p>
          </table:table-cell>
          <table:table-cell office:value-type="string">
            <text:p>29311</text:p>
          </table:table-cell>
          <table:table-cell table:number-columns-repeated="2"/>
          <table:table-cell office:value-type="string">
            <text:p>29311</text:p>
          </table:table-cell>
          <table:table-cell office:value-type="string">
            <text:p>Шпилька М12х1,75-3n/1,25-6gх38.66.016 ГОСТ 22034-76</text:p>
          </table:table-cell>
        </table:table-row>
        <table:table-row table:style-name="ro1">
          <table:table-cell office:value-type="string">
            <text:p>гайка М12х1,25</text:p>
          </table:table-cell>
          <table:table-cell office:value-type="string">
            <text:p>700-30-2046</text:p>
          </table:table-cell>
          <table:table-cell table:number-columns-repeated="2"/>
          <table:table-cell office:value-type="string">
            <text:p>700-30-2046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 Коробка передач ДЗ-98 10.04.000 КПП ДЗ-98 10.04.000 1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ДЗ-98 10.04.000</text:p>
          </table:table-cell>
          <table:table-cell table:number-columns-repeated="2"/>
        </table:table-row>
        <table:table-row table:style-name="ro1">
          <table:table-cell office:value-type="string">
            <text:p>    ПРОКЛАДКА; 40944; П-23; ПРИМЕНЕНИЕ ГОЛОВКА БЛОКА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944</text:p>
          </table:table-cell>
          <table:table-cell table:number-columns-repeated="2"/>
        </table:table-row>
        <table:table-row table:style-name="ro1">
          <table:table-cell office:value-type="string">
            <text:p>    СВЕЧА ЗАЖИГАНИЯ; М8Т, Т-170 4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8Т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циллиндр тр-12 на лебедку (система управления)</text:p>
          </table:table-cell>
          <table:table-cell office:value-type="string">
            <text:p>71-26-106сп</text:p>
          </table:table-cell>
          <table:table-cell table:number-columns-repeated="2"/>
          <table:table-cell office:value-type="string">
            <text:p>71-26-106СП</text:p>
          </table:table-cell>
          <table:table-cell office:value-type="string">
            <text:p>Цилиндр</text:p>
          </table:table-cell>
        </table:table-row>
        <table:table-row table:style-name="ro1">
          <table:table-cell office:value-type="string">
            <text:p>ролик тр-12 на лебедку (система управления)</text:p>
          </table:table-cell>
          <table:table-cell office:value-type="string">
            <text:p>71-13-10</text:p>
          </table:table-cell>
          <table:table-cell/>
          <table:table-cell table:number-columns-repeated="2" office:value-type="string">
            <text:p>71-44-120СП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ось тр-12 на лебедку (система управления)</text:p>
          </table:table-cell>
          <table:table-cell office:value-type="string">
            <text:p>700-47-2152</text:p>
          </table:table-cell>
          <table:table-cell/>
          <table:table-cell office:value-type="string">
            <text:p>входит в 71-44-120СП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ОРОНКА ЗУБА РЫХЛИТЕЛЯ Т-3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98-190СБ</text:p>
          </table:table-cell>
          <table:table-cell table:number-columns-repeated="2"/>
        </table:table-row>
        <table:table-row table:style-name="ro1">
          <table:table-cell office:value-type="string">
            <text:p>НАСОС ПОДКАЧКИ (Д-144, Т-40, Д-24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1.1106010</text:p>
          </table:table-cell>
          <table:table-cell table:number-columns-repeated="2"/>
        </table:table-row>
        <table:table-row table:style-name="ro1">
          <table:table-cell office:value-type="string">
            <text:p>ПАРА ПЛУНЖЕРНАЯ (Д-144, Т-40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УТНМ-1111410</text:p>
          </table:table-cell>
          <table:table-cell table:number-columns-repeated="2"/>
        </table:table-row>
        <table:table-row table:style-name="ro1">
          <table:table-cell office:value-type="string">
            <text:p>2501-19-75 <text:s text:c="2"/>СЕКТОР <text:s/>ЗУБЧАТЫЙ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19-75</text:p>
          </table:table-cell>
          <table:table-cell table:number-columns-repeated="2"/>
        </table:table-row>
        <table:table-row table:style-name="ro1">
          <table:table-cell office:value-type="string">
            <text:p>2501-21-15СП <text:s text:c="2"/>КАТОК <text:s/>ПОДДЕРЖИВАЮЩИЙ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5СП</text:p>
          </table:table-cell>
          <table:table-cell table:number-columns-repeated="2"/>
        </table:table-row>
        <table:table-row table:style-name="ro1">
          <table:table-cell office:value-type="string">
            <text:p>2501-22-1СП <text:s/>ГУСЕНИЦА <text:s text:c="3"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Ж25-22-000СБ</text:p>
          </table:table-cell>
          <table:table-cell table:number-columns-repeated="2"/>
        </table:table-row>
        <table:table-row table:style-name="ro1">
          <table:table-cell office:value-type="string">
            <text:p>ТМ2501-21-38СП(SP) <text:s/>КОЛЕСО <text:s/>НАТЯЖНОЕ <text:s/>ПРАВОЕ <text:s/>УХЛ <text:s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13-01СП</text:p>
          </table:table-cell>
          <table:table-cell table:number-columns-repeated="2"/>
        </table:table-row>
        <table:table-row table:style-name="ro1">
          <table:table-cell office:value-type="string">
            <text:p>ТМ2501-21-38-01 СП(SP) <text:s/>КОЛЕСО <text:s/>НАТЯЖНОЕ <text:s/>ЛЕВОЕ <text:s/>УХЛ <text:s/>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21-113СП</text:p>
          </table:table-cell>
          <table:table-cell table:number-columns-repeated="2"/>
        </table:table-row>
        <table:table-row table:style-name="ro1">
          <table:table-cell office:value-type="string">
            <text:p>Т25-21-001СП <text:s/>КАТОК <text:s/>ОПОРНЫЙ УХЛ (ДВУБОРТНЫЙ) 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25-21-001СБ</text:p>
          </table:table-cell>
          <table:table-cell table:number-columns-repeated="2"/>
        </table:table-row>
        <table:table-row table:style-name="ro1">
          <table:table-cell office:value-type="string">
            <text:p>Т25-21-001-01СП <text:s/>КАТОК <text:s/>ОПОРНЫЙ УХЛ (ОДНОБОРТНЫЙ) Т-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25-21-001-01СБ</text:p>
          </table:table-cell>
          <table:table-cell table:number-columns-repeated="2"/>
        </table:table-row>
        <table:table-row table:style-name="ro1">
          <table:table-cell office:value-type="string">
            <text:p>403-21-15СП Каток поддержива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03-21-15СБ</text:p>
          </table:table-cell>
          <table:table-cell table:number-columns-repeated="2"/>
        </table:table-row>
        <table:table-row table:style-name="ro1">
          <table:table-cell office:value-type="string">
            <text:p>011501-93-21-01 НОЖ УГЛОВ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1-01</text:p>
          </table:table-cell>
          <table:table-cell table:number-columns-repeated="2"/>
        </table:table-row>
        <table:table-row table:style-name="ro1">
          <table:table-cell office:value-type="string">
            <text:p>011501-93-22-01 НОЖ СРЕД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2-01</text:p>
          </table:table-cell>
          <table:table-cell table:number-columns-repeated="2"/>
        </table:table-row>
        <table:table-row table:style-name="ro1">
          <table:table-cell office:value-type="string">
            <text:p>011501-93-23-01 НОЖ СРЕДН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3-01</text:p>
          </table:table-cell>
          <table:table-cell table:number-columns-repeated="2"/>
        </table:table-row>
        <table:table-row table:style-name="ro1">
          <table:table-cell office:value-type="string">
            <text:p>S1A6155T51A1L1HA <text:s text:c="3"/>НАСОС ГИДРОСИСТЕМЫ Т-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1A8097TS1A1L1HC</text:p>
          </table:table-cell>
          <table:table-cell table:number-columns-repeated="2"/>
        </table:table-row>
        <table:table-row table:style-name="ro1">
          <table:table-cell office:value-type="string">
            <text:p>011501-93-21 НОЖ УГЛОВОЙ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11501-93-21</text:p>
          </table:table-cell>
          <table:table-cell table:number-columns-repeated="2"/>
        </table:table-row>
        <table:table-row table:style-name="ro1">
          <table:table-cell office:value-type="string">
            <text:p>3501-93-22-01 НОЖ УГЛОВОЙ ПРА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3-21-01</text:p>
          </table:table-cell>
          <table:table-cell table:number-columns-repeated="2"/>
        </table:table-row>
        <table:table-row table:style-name="ro1">
          <table:table-cell office:value-type="string">
            <text:p><text:s/>3501-93-22 НОЖ УГЛОВОЙ ЛЕВ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3-21</text:p>
          </table:table-cell>
          <table:table-cell table:number-columns-repeated="2"/>
        </table:table-row>
        <table:table-row table:style-name="ro1">
          <table:table-cell office:value-type="string">
            <text:p>46-98-190СП КОРОНКА НАКОНЕЧНИК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6-98-190СБ</text:p>
          </table:table-cell>
          <table:table-cell table:number-columns-repeated="2"/>
        </table:table-row>
        <table:table-row table:style-name="ro1">
          <table:table-cell office:value-type="string">
            <text:p>2501-98-190-20СП НАКОНЕЧНИ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6-98-190СБ</text:p>
          </table:table-cell>
          <table:table-cell table:number-columns-repeated="2"/>
        </table:table-row>
        <table:table-row table:style-name="ro1">
          <table:table-cell office:value-type="string">
            <text:p>Т35-21-000СП <text:s/>КАТОК ОПОРНЫЙ ДВУБОРТ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35-21-001-02СБ</text:p>
          </table:table-cell>
          <table:table-cell table:number-columns-repeated="2"/>
        </table:table-row>
        <table:table-row table:style-name="ro1">
          <table:table-cell office:value-type="string">
            <text:p>Т35-21-000-01 <text:s/>КАТОК ОПОРНЫЙ ОДНОБОРТНЫ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Т35-21-001-03СБ</text:p>
          </table:table-cell>
          <table:table-cell table:number-columns-repeated="2"/>
        </table:table-row>
        <table:table-row table:style-name="ro1">
          <table:table-cell office:value-type="string">
            <text:p>НАКЛАДКА ЗУБА <text:s/>3501-98-1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501-98-188</text:p>
          </table:table-cell>
          <table:table-cell table:number-columns-repeated="2"/>
        </table:table-row>
        <table:table-row table:style-name="ro1">
          <table:table-cell office:value-type="string">
            <text:p>2501-12-20СП КОРОБКА ПЕРЕДАЧ ПЛАНЕТАРНА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501-12-20-01СБ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2 однобортных катк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1 двубортный (напомни, для б11 катки теже?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1 поддерживающий (сказал Г-образный нового образца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416СП</text:p>
          </table:table-cell>
          <table:table-cell table:number-columns-repeated="2"/>
        </table:table-row>
        <table:table-row table:style-name="ro1">
          <table:table-cell office:value-type="string">
            <text:p>4 звена правы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2-8</text:p>
          </table:table-cell>
          <table:table-cell office:value-type="string">
            <text:p>Звено</text:p>
          </table:table-cell>
        </table:table-row>
        <table:table-row table:style-name="ro1">
          <table:table-cell office:value-type="string">
            <text:p>4 звена левы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2-7</text:p>
          </table:table-cell>
          <table:table-cell office:value-type="string">
            <text:p>Звено</text:p>
          </table:table-cell>
        </table:table-row>
        <table:table-row table:style-name="ro1">
          <table:table-cell office:value-type="string">
            <text:p>6 пальцев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22-6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6 втул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4-22-3</text:p>
          </table:table-cell>
          <table:table-cell table:number-columns-repeated="2"/>
        </table:table-row>
        <table:table-row table:style-name="ro1">
          <table:table-cell office:value-type="string">
            <text:p>6 спорных чего-то для пальцев, колец наверное. 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2109</text:p>
          </table:table-cell>
          <table:table-cell office:value-type="string">
            <text:p>Конус стопорный</text:p>
          </table:table-cell>
        </table:table-row>
        <table:table-row table:style-name="ro4"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table:number-columns-repeated="5"/>
        </table:table-row>
        <table:table-row table:style-name="ro4"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office:value-type="string">
            <text:p>18360-0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подшипники на бортовую правую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315КМ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612КМ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42312ЛМ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1000932Л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36Л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236Л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ем.комплект (в главную передачу к бортовому фрикциону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5</text:p>
          </table:table-cell>
          <table:table-cell office:value-type="string">
            <text:p>КОЛЬЦО 4690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8135</text:p>
          </table:table-cell>
          <table:table-cell office:value-type="string">
            <text:p>КОЛЬЦО 700-40-813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26</text:p>
          </table:table-cell>
          <table:table-cell office:value-type="string">
            <text:p>КОЛЬЦО <text:s/>700-40-942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</text:p>
          </table:table-cell>
          <table:table-cell office:value-type="string">
            <text:p>Прокладка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-01</text:p>
          </table:table-cell>
          <table:table-cell office:value-type="string">
            <text:p>Прокладка регулировочная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75-36-25</text:p>
          </table:table-cell>
          <table:table-cell office:value-type="string">
            <text:p>КОЛЬЦО 775-36-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54</text:p>
          </table:table-cell>
          <table:table-cell office:value-type="string">
            <text:p>ПРОКЛАДКА 700-40-94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-02</text:p>
          </table:table-cell>
          <table:table-cell office:value-type="string">
            <text:p>КОЛЬЦО 714-15-56-0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53</text:p>
          </table:table-cell>
          <table:table-cell office:value-type="string">
            <text:p>Кольцо В160 ГОСТ 13940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23</text:p>
          </table:table-cell>
          <table:table-cell office:value-type="string">
            <text:p>Кольцо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18</text:p>
          </table:table-cell>
          <table:table-cell office:value-type="string">
            <text:p>Кольцо В260 ГОСТ 13941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</text:p>
          </table:table-cell>
          <table:table-cell office:value-type="string">
            <text:p>КОЛЬЦО 714-15-56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аток опрный однобортный на втулка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аток опорный двухбортный на втулках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Болт крепления катков</text:p>
          </table:table-cell>
          <table:table-cell office:value-type="string">
            <text:p>700-28-2527-1</text:p>
          </table:table-cell>
          <table:table-cell/>
          <table:table-cell office:value-type="string">
            <text:p>М20х1,5-6Gх85.109.019</text:p>
          </table:table-cell>
          <table:table-cell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string">
            <text:p>Шайба 20 ОТ 65 Г 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</table:table-row>
        <table:table-row table:style-name="ro1">
          <table:table-cell office:value-type="string">
            <text:p>Планка крепления катков (2 х кат)</text:p>
          </table:table-cell>
          <table:table-cell office:value-type="string">
            <text:p>50-21-164</text:p>
          </table:table-cell>
          <table:table-cell/>
          <table:table-cell table:number-columns-repeated="2" office:value-type="string">
            <text:p>50-21-162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Планка крепления катков (3 х кат)</text:p>
          </table:table-cell>
          <table:table-cell office:value-type="string">
            <text:p>150-21-163</text:p>
          </table:table-cell>
          <table:table-cell/>
          <table:table-cell table:number-columns-repeated="2" office:value-type="string">
            <text:p>50-21-163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Болт крепления вилки</text:p>
          </table:table-cell>
          <table:table-cell office:value-type="float" office:value="28234">
            <text:p>28234</text:p>
          </table:table-cell>
          <table:table-cell/>
          <table:table-cell office:value-type="string">
            <text:p>М20х60.109.019</text:p>
          </table:table-cell>
          <table:table-cell office:value-type="string">
            <text:p>М20Х60.109.019</text:p>
          </table:table-cell>
          <table:table-cell office:value-type="string">
            <text:p>БОЛТ М20Х60.109.019</text:p>
          </table:table-cell>
        </table:table-row>
        <table:table-row table:style-name="ro1">
          <table:table-cell office:value-type="string">
            <text:p>Механизм натяжения 50-21-420 СП с клапаном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420-01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Сальник</text:p>
          </table:table-cell>
          <table:table-cell office:value-type="string">
            <text:p>35-21-40-01</text:p>
          </table:table-cell>
          <table:table-cell table:number-columns-repeated="2"/>
          <table:table-cell office:value-type="string">
            <text:p>35-21-40-01</text:p>
          </table:table-cell>
          <table:table-cell office:value-type="string">
            <text:p>САЛЬНИК 35-21-40-01</text:p>
          </table:table-cell>
        </table:table-row>
        <table:table-row table:style-name="ro1">
          <table:table-cell office:value-type="string">
            <text:p>Крышка Сальника</text:p>
          </table:table-cell>
          <table:table-cell office:value-type="string">
            <text:p>35-21-38</text:p>
          </table:table-cell>
          <table:table-cell table:number-columns-repeated="2"/>
          <table:table-cell office:value-type="string">
            <text:p>35-21-38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Колесо натяжное правое в сборе </text:p>
          </table:table-cell>
          <table:table-cell office:value-type="string">
            <text:p>50-21-305-02</text:p>
          </table:table-cell>
          <table:table-cell/>
          <table:table-cell office:value-type="string">
            <text:p>50-21-305-03СП с цельнолитой опорой и упором, он дороже чем 50-21-205-05СП вх.19140. взаимозаменяемы</text:p>
          </table:table-cell>
          <table:table-cell table:number-columns-repeated="2"/>
        </table:table-row>
        <table:table-row table:style-name="ro1">
          <table:table-cell office:value-type="string">
            <text:p>Колесо натяжное левое в сборе </text:p>
          </table:table-cell>
          <table:table-cell office:value-type="string">
            <text:p>50-21-306-03</text:p>
          </table:table-cell>
          <table:table-cell/>
          <table:table-cell office:value-type="string">
            <text:p>50-21-306-03СП с цельнолитой опорой и упором, он дороже чем 50-21-205-05СП вх.19140. взаимозаменяемы</text:p>
          </table:table-cell>
          <table:table-cell table:number-columns-repeated="2"/>
        </table:table-row>
        <table:table-row table:style-name="ro1">
          <table:table-cell office:value-type="string">
            <text:p>Болт М12-6 дх 5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2-6Gх50.58.019</text:p>
          </table:table-cell>
          <table:table-cell office:value-type="string">
            <text:p>М12-6GХ50.58.019</text:p>
          </table:table-cell>
          <table:table-cell office:value-type="string">
            <text:p>БОЛТ М12-6GХ50.58.019</text:p>
          </table:table-cell>
        </table:table-row>
        <table:table-row table:style-name="ro1">
          <table:table-cell office:value-type="string">
            <text:p>Болт 28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6-6Gх50.109.019</text:p>
          </table:table-cell>
          <table:table-cell office:value-type="string">
            <text:p>М16-6GХ50.109.019</text:p>
          </table:table-cell>
          <table:table-cell office:value-type="string">
            <text:p>БОЛТ М16-6GХ50.109.019(700-28-2492)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320</text:p>
          </table:table-cell>
          <table:table-cell table:number-columns-repeated="2"/>
          <table:table-cell office:value-type="string">
            <text:p>700-28-2320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 2841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6х1,5-6Gх75.109.019</text:p>
          </table:table-cell>
          <table:table-cell office:value-type="string">
            <text:p>М16Х1,5-6GХ75.109.019</text:p>
          </table:table-cell>
          <table:table-cell office:value-type="string">
            <text:p>БОЛТ М16Х1,5-6GХ75.109.019</text:p>
          </table:table-cell>
        </table:table-row>
        <table:table-row table:style-name="ro1">
          <table:table-cell office:value-type="string">
            <text:p>Шайба16 ОТ 65 Г 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</table:table-row>
        <table:table-row table:style-name="ro1">
          <table:table-cell office:value-type="string">
            <text:p>Манжета лабиринта </text:p>
          </table:table-cell>
          <table:table-cell office:value-type="string">
            <text:p>700-40-3372</text:p>
          </table:table-cell>
          <table:table-cell table:number-columns-repeated="2"/>
          <table:table-cell office:value-type="string">
            <text:p>700-40-3372</text:p>
          </table:table-cell>
          <table:table-cell office:value-type="string">
            <text:p>МАНЖЕТА 700-40-3372</text:p>
          </table:table-cell>
        </table:table-row>
        <table:table-row table:style-name="ro1">
          <table:table-cell office:value-type="string">
            <text:p>Пружина лабиринта</text:p>
          </table:table-cell>
          <table:table-cell office:value-type="string">
            <text:p>700-38-2306</text:p>
          </table:table-cell>
          <table:table-cell table:number-columns-repeated="2"/>
          <table:table-cell office:value-type="string">
            <text:p>700-38-2306</text:p>
          </table:table-cell>
          <table:table-cell office:value-type="string">
            <text:p>Пружина</text:p>
          </table:table-cell>
        </table:table-row>
        <table:table-row table:style-name="ro1">
          <table:table-cell office:value-type="string">
            <text:p>Сухарик</text:p>
          </table:table-cell>
          <table:table-cell office:value-type="string">
            <text:p>24-19-22</text:p>
          </table:table-cell>
          <table:table-cell table:number-columns-repeated="2"/>
          <table:table-cell office:value-type="string">
            <text:p>24-19-22</text:p>
          </table:table-cell>
          <table:table-cell office:value-type="string">
            <text:p>Сухарик</text:p>
          </table:table-cell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700-47-2027</text:p>
          </table:table-cell>
          <table:table-cell table:number-columns-repeated="2"/>
          <table:table-cell office:value-type="string">
            <text:p>700-47-2027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Кольцо </text:p>
          </table:table-cell>
          <table:table-cell office:value-type="string">
            <text:p>700-40-2733</text:p>
          </table:table-cell>
          <table:table-cell table:number-columns-repeated="2"/>
          <table:table-cell office:value-type="string">
            <text:p>700-40-2733</text:p>
          </table:table-cell>
          <table:table-cell office:value-type="string">
            <text:p>КОЛЬЦО 700-40-2733</text:p>
          </table:table-cell>
        </table:table-row>
        <table:table-row table:style-name="ro1">
          <table:table-cell office:value-type="string">
            <text:p>Паронит 1 мм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ПОН-Б1,0</text:p>
          </table:table-cell>
          <table:table-cell table:number-columns-repeated="2"/>
        </table:table-row>
        <table:table-row table:style-name="ro1">
          <table:table-cell office:value-type="string">
            <text:p>Цилиндр </text:p>
          </table:table-cell>
          <table:table-cell office:value-type="string">
            <text:p>71-26-106-01 СП</text:p>
          </table:table-cell>
          <table:table-cell/>
          <table:table-cell table:number-columns-repeated="2" office:value-type="string">
            <text:p>71-26-106-01СП</text:p>
          </table:table-cell>
          <table:table-cell office:value-type="string">
            <text:p>Цилиндр</text:p>
          </table:table-cell>
        </table:table-row>
        <table:table-row table:style-name="ro1">
          <table:table-cell office:value-type="string">
            <text:p>Цилиндр </text:p>
          </table:table-cell>
          <table:table-cell office:value-type="string">
            <text:p>71-26-106 СП</text:p>
          </table:table-cell>
          <table:table-cell/>
          <table:table-cell table:number-columns-repeated="2" office:value-type="string">
            <text:p>71-26-106СП</text:p>
          </table:table-cell>
          <table:table-cell office:value-type="string">
            <text:p>Цилиндр</text:p>
          </table:table-cell>
        </table:table-row>
        <table:table-row table:style-name="ro1">
          <table:table-cell office:value-type="string">
            <text:p>Цепь 2Пр-25.4-114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Вал</text:p>
          </table:table-cell>
          <table:table-cell office:value-type="string">
            <text:p>71-44-267</text:p>
          </table:table-cell>
          <table:table-cell table:number-columns-repeated="2"/>
          <table:table-cell office:value-type="string">
            <text:p>71-44-267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Манжета 90х1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.2-90-120-1</text:p>
          </table:table-cell>
          <table:table-cell table:number-columns-repeated="2"/>
        </table:table-row>
        <table:table-row table:style-name="ro1">
          <table:table-cell office:value-type="string">
            <text:p>Гидрораспределитель </text:p>
          </table:table-cell>
          <table:table-cell office:value-type="string">
            <text:p>48-26-239 СП</text:p>
          </table:table-cell>
          <table:table-cell/>
          <table:table-cell table:number-columns-repeated="2" office:value-type="string">
            <text:p>48-26-239СП</text:p>
          </table:table-cell>
          <table:table-cell office:value-type="string">
            <text:p>Гидрораспределитель</text:p>
          </table:table-cell>
        </table:table-row>
        <table:table-row table:style-name="ro1">
          <table:table-cell office:value-type="string">
            <text:p>Цепь для трактора с семи катковой ходово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ГМ1-001-02</text:p>
          </table:table-cell>
          <table:table-cell table:number-columns-repeated="2"/>
        </table:table-row>
        <table:table-row table:style-name="ro1">
          <table:table-cell office:value-type="string">
            <text:p>Болт башмачный с гайкой d2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,5х62 + 30326</text:p>
          </table:table-cell>
          <table:table-cell table:number-columns-repeated="2"/>
        </table:table-row>
        <table:table-row table:style-name="ro1">
          <table:table-cell office:value-type="string">
            <text:p>АКБ 6 СТ 7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ТКР 2,5 мм 8.5.С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Провод 2,5 мм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Шестерня двойная 12зуб.х27зуб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Подшипник 42415</text:p>
          </table:table-cell>
          <table:table-cell office:value-type="string">
            <text:p>42415</text:p>
          </table:table-cell>
          <table:table-cell/>
          <table:table-cell office:value-type="string">
            <text:p>70-42415</text:p>
          </table:table-cell>
          <table:table-cell table:number-columns-repeated="2"/>
        </table:table-row>
        <table:table-row table:style-name="ro1">
          <table:table-cell office:value-type="string">
            <text:p>Подшипник 314</text:p>
          </table:table-cell>
          <table:table-cell office:value-type="string">
            <text:p>314</text:p>
          </table:table-cell>
          <table:table-cell table:number-columns-repeated="4"/>
        </table:table-row>
        <table:table-row table:style-name="ro1">
          <table:table-cell office:value-type="string">
            <text:p>Подшипник 70-32612</text:p>
          </table:table-cell>
          <table:table-cell office:value-type="string">
            <text:p>70-32612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string">
            <text:p>Подшипник 2315</text:p>
          </table:table-cell>
          <table:table-cell office:value-type="string">
            <text:p>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</table:table-row>
        <table:table-row table:style-name="ro1">
          <table:table-cell office:value-type="string">
            <text:p>Подшипник 412</text:p>
          </table:table-cell>
          <table:table-cell office:value-type="string">
            <text:p>412</text:p>
          </table:table-cell>
          <table:table-cell table:number-columns-repeated="4"/>
        </table:table-row>
        <table:table-row table:style-name="ro1">
          <table:table-cell office:value-type="string">
            <text:p>Шестерня большая коническая 53зуб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Резиновая манжета на большо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</table:table-row>
        <table:table-row table:style-name="ro1">
          <table:table-cell office:value-type="string">
            <text:p>Резиновая манжета на малый лабирин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3372</text:p>
          </table:table-cell>
          <table:table-cell office:value-type="string">
            <text:p>МАНЖЕТА 700-40-3372</text:p>
          </table:table-cell>
        </table:table-row>
        <table:table-row table:style-name="ro1">
          <table:table-cell office:value-type="string">
            <text:p>Рем.комплект на опорный кат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24-21-169СП можно поставить неполный (3 наименования), можно полный (21 наименование)</text:p>
          </table:table-cell>
          <table:table-cell table:number-columns-repeated="2"/>
        </table:table-row>
        <table:table-row table:style-name="ro1">
          <table:table-cell office:value-type="string">
            <text:p>Рем.комплект на направляющий каток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точнить что за каток, есть поддерживающее каток, есть направляющее колесо</text:p>
          </table:table-cell>
          <table:table-cell table:number-columns-repeated="2"/>
        </table:table-row>
        <table:table-row table:style-name="ro1">
          <table:table-cell office:value-type="string">
            <text:p>Стартер 42370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2.3708.000</text:p>
          </table:table-cell>
          <table:table-cell office:value-type="string">
            <text:p>СТАРТЕР 42.3708.000</text:p>
          </table:table-cell>
        </table:table-row>
        <table:table-row table:style-name="ro1">
          <table:table-cell office:value-type="string">
            <text:p>Генератор 966-37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6.3701.000</text:p>
          </table:table-cell>
          <table:table-cell table:number-columns-repeated="2"/>
        </table:table-row>
        <table:table-row table:style-name="ro1">
          <table:table-cell office:value-type="string">
            <text:p>Фрикцион бортовой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Водяная помп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-08-140СП</text:p>
          </table:table-cell>
          <table:table-cell office:value-type="string">
            <text:p>Насос</text:p>
          </table:table-cell>
        </table:table-row>
        <table:table-row table:style-name="ro1">
          <table:table-cell office:value-type="string">
            <text:p>Рем.комплект на водяную помпу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16-08-140СП</text:p>
          </table:table-cell>
          <table:table-cell table:number-columns-repeated="2"/>
        </table:table-row>
        <table:table-row table:style-name="ro1">
          <table:table-cell office:value-type="string">
            <text:p>Шестерня двойная 50-19-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еизвестный номер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ПК-30.44.00.0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B220-350-33-CX-504-3000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болт башмака 700-28-2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20Х1.5Х62 (подходит этот так что в расценке нужно указать просто "болт башмачный")</text:p>
          </table:table-cell>
          <table:table-cell table:number-columns-repeated="2"/>
        </table:table-row>
        <table:table-row table:style-name="ro1">
          <table:table-cell office:value-type="string">
            <text:p>гайка М20х1,5-5НбН.8.35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30326-1 (подходит эта так что в расценке нужно указать просто "гайка башмачная")</text:p>
          </table:table-cell>
          <table:table-cell table:number-columns-repeated="2"/>
        </table:table-row>
        <table:table-row table:style-name="ro1">
          <table:table-cell office:value-type="string">
            <text:p>контактор мк3-l0 узА.24в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контактор мк4-10 узА,24в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К4-20УЗА</text:p>
          </table:table-cell>
          <table:table-cell table:number-columns-repeated="2"/>
        </table:table-row>
        <table:table-row table:style-name="ro1">
          <table:table-cell office:value-type="string">
            <text:p>контактор мкз-20 узА,24в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РВД 12-850ХЛ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уточнить под какой ключ 24 или 27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1.     Подшипник 2236ЛМ <text:s/>- 4шт.</text:p>
          </table:table-cell>
          <table:table-cell office:value-type="string">
            <text:p>2236ЛМ</text:p>
          </table:table-cell>
          <table:table-cell table:number-columns-repeated="2"/>
          <table:table-cell office:value-type="string">
            <text:p>2236ЛМ</text:p>
          </table:table-cell>
          <table:table-cell office:value-type="string">
            <text:p>ПОДШИПНИК 2236ЛМ</text:p>
          </table:table-cell>
        </table:table-row>
        <table:table-row table:style-name="ro1">
          <table:table-cell office:value-type="string">
            <text:p>2.     Уплотнение торцевое 54010415ZS – 2шт.</text:p>
          </table:table-cell>
          <table:table-cell office:value-type="string">
            <text:p>54010415ZS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</table:table-row>
        <table:table-row table:style-name="ro1">
          <table:table-cell office:value-type="string">
            <text:p>3.     Втулка 64-19-111 – 2шт.</text:p>
          </table:table-cell>
          <table:table-cell office:value-type="string">
            <text:p>64-19-111</text:p>
          </table:table-cell>
          <table:table-cell table:number-columns-repeated="2"/>
          <table:table-cell office:value-type="string">
            <text:p>64-19-111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Втулка 64-19-112 – 2шт.</text:p>
          </table:table-cell>
          <table:table-cell office:value-type="string">
            <text:p>64-19-112</text:p>
          </table:table-cell>
          <table:table-cell table:number-columns-repeated="2"/>
          <table:table-cell office:value-type="string">
            <text:p>64-19-112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Вал нижний с планетарной шестерней 24-12-105СП -1шт</text:p>
          </table:table-cell>
          <table:table-cell office:value-type="string">
            <text:p>24-12-105СП</text:p>
          </table:table-cell>
          <table:table-cell table:number-columns-repeated="2"/>
          <table:table-cell office:value-type="string">
            <text:p>24-12-105СП</text:p>
          </table:table-cell>
          <table:table-cell office:value-type="string">
            <text:p>Нижний вал с шестерней. Комплект</text:p>
          </table:table-cell>
        </table:table-row>
        <table:table-row table:style-name="ro1">
          <table:table-cell office:value-type="string">
            <text:p>50-12-221сп <text:s text:c="2"/>Хвостовик <text:s text:c="24"/>-1шт</text:p>
          </table:table-cell>
          <table:table-cell office:value-type="string">
            <text:p>50-12-221сп </text:p>
          </table:table-cell>
          <table:table-cell/>
          <table:table-cell table:number-columns-repeated="2" office:value-type="string">
            <text:p>50-12-221СП</text:p>
          </table:table-cell>
          <table:table-cell office:value-type="string">
            <text:p>Хвостовик</text:p>
          </table:table-cell>
        </table:table-row>
        <table:table-row table:style-name="ro1">
          <table:table-cell office:value-type="string">
            <text:p>21-17-4сп <text:s text:c="3"/>Сервомеханизм <text:s text:c="17"/>-1шт</text:p>
          </table:table-cell>
          <table:table-cell office:value-type="string">
            <text:p>21-17-4сп </text:p>
          </table:table-cell>
          <table:table-cell/>
          <table:table-cell table:number-columns-repeated="2" office:value-type="string">
            <text:p>21-17-4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24-16-101сп <text:s/>Бортовой фрикцион <text:s text:c="6"/>-1шт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15-19-15 <text:s text:c="2"/>Козырек <text:s text:c="33"/>-2шт</text:p>
          </table:table-cell>
          <table:table-cell office:value-type="string">
            <text:p>15-19-15</text:p>
          </table:table-cell>
          <table:table-cell/>
          <table:table-cell table:number-columns-repeated="2" office:value-type="string">
            <text:p>15-19-15</text:p>
          </table:table-cell>
          <table:table-cell office:value-type="string">
            <text:p>Козырек</text:p>
          </table:table-cell>
        </table:table-row>
        <table:table-row table:style-name="ro1">
          <table:table-cell office:value-type="string">
            <text:p>24-19-119сп <text:s/>Уплотнение <text:s text:c="21"/>-2шт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Болт 700-28-2492 крепления ножа с гайкой М16 <text:s text:c="7"/>-300шт</text:p>
          </table:table-cell>
          <table:table-cell office:value-type="string">
            <text:p>700-28-2492</text:p>
          </table:table-cell>
          <table:table-cell table:number-columns-repeated="4"/>
        </table:table-row>
        <table:table-row table:style-name="ro1">
          <table:table-cell office:value-type="string">
            <text:p>Болт 700-28-2517 крепления ножа с гайкой М20 <text:s text:c="3"/>-300шт</text:p>
          </table:table-cell>
          <table:table-cell office:value-type="string">
            <text:p>700-28-2517</text:p>
          </table:table-cell>
          <table:table-cell table:number-columns-repeated="4"/>
        </table:table-row>
        <table:table-row table:style-name="ro1">
          <table:table-cell office:value-type="string">
            <text:p>Каток поддерживающий 24-21-171СП <text:s text:c="29"/>-4шт <text:s text:c="3"/></text:p>
          </table:table-cell>
          <table:table-cell office:value-type="string">
            <text:p>24-21-171СП</text:p>
          </table:table-cell>
          <table:table-cell table:number-columns-repeated="4"/>
        </table:table-row>
        <table:table-row table:style-name="ro1">
          <table:table-cell office:value-type="string">
            <text:p>Каток поддерживающий 50-21-416СП <text:s text:c="26"/>-4шт</text:p>
          </table:table-cell>
          <table:table-cell office:value-type="string">
            <text:p>50-21-416СП </text:p>
          </table:table-cell>
          <table:table-cell table:number-columns-repeated="4"/>
        </table:table-row>
        <table:table-row table:style-name="ro1">
          <table:table-cell office:value-type="string">
            <text:p>50-21-305сп <text:s text:c="3"/>Колесо натяжное <text:s text:c="12"/>-1шт</text:p>
          </table:table-cell>
          <table:table-cell office:value-type="string">
            <text:p>50-21-305сп</text:p>
          </table:table-cell>
          <table:table-cell table:number-columns-repeated="2"/>
          <table:table-cell office:value-type="string">
            <text:p>50-21-3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50-21-306сп <text:s/>Колесо натяжное <text:s text:c="13"/>-1шт</text:p>
          </table:table-cell>
          <table:table-cell office:value-type="string">
            <text:p>50-21-306сп</text:p>
          </table:table-cell>
          <table:table-cell table:number-columns-repeated="2"/>
          <table:table-cell office:value-type="string">
            <text:p>50-21-306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Магнето М-149 <text:s text:c="34"/>-3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19216 <text:s/>Шестерня</text:p>
          </table:table-cell>
          <table:table-cell office:value-type="float" office:value="19216">
            <text:p>19216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50-19-148 <text:s/>Шестерня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50-19-149 <text:s/>Шестерня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60-19-1 <text:s/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60-19-2 <text:s/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Муфта включения 18-14-133СП <text:s text:c="3"/>-1шт </text:p>
          </table:table-cell>
          <table:table-cell office:value-type="string">
            <text:p>18-14-133СП</text:p>
          </table:table-cell>
          <table:table-cell table:number-columns-repeated="2"/>
          <table:table-cell office:value-type="string">
            <text:p>18-14-133СП</text:p>
          </table:table-cell>
          <table:table-cell office:value-type="string">
            <text:p>Муфта включения</text:p>
          </table:table-cell>
        </table:table-row>
        <table:table-row table:style-name="ro1">
          <table:table-cell office:value-type="string">
            <text:p>Болт с гайкой М20Х1,5 (комплект) <text:s text:c="5"/>- 200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болт с гайкой башмачные</text:p>
          </table:table-cell>
          <table:table-cell table:number-columns-repeated="2"/>
        </table:table-row>
        <table:table-row table:style-name="ro1">
          <table:table-cell office:value-type="string">
            <text:p>Болт башмачный с гайкой М16х1,5х60 <text:s text:c="5"/>-300шт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Нож отвала боковой левый (8 отв. ) 80-52-60 <text:s text:c="3"/>-2шт</text:p>
          </table:table-cell>
          <table:table-cell office:value-type="string">
            <text:p>80-52-60</text:p>
          </table:table-cell>
          <table:table-cell/>
          <table:table-cell office:value-type="string">
            <text:p>80-52-60</text:p>
          </table:table-cell>
          <table:table-cell table:number-columns-repeated="2"/>
        </table:table-row>
        <table:table-row table:style-name="ro1">
          <table:table-cell office:value-type="string">
            <text:p>Нож отвала боковой правый (8 отв. ) 80-52-59 <text:s text:c="3"/>-2шт</text:p>
          </table:table-cell>
          <table:table-cell office:value-type="string">
            <text:p><text:s/>80-52-59</text:p>
          </table:table-cell>
          <table:table-cell/>
          <table:table-cell office:value-type="string">
            <text:p>50-52-59</text:p>
          </table:table-cell>
          <table:table-cell table:number-columns-repeated="2"/>
        </table:table-row>
        <table:table-row table:style-name="ro1">
          <table:table-cell office:value-type="string">
            <text:p>Трубка 51-69-107СП <text:s text:c="28"/>-2шт</text:p>
          </table:table-cell>
          <table:table-cell office:value-type="string">
            <text:p>51-69-107СП</text:p>
          </table:table-cell>
          <table:table-cell table:number-columns-repeated="2"/>
          <table:table-cell office:value-type="string">
            <text:p>51-69-107СП</text:p>
          </table:table-cell>
          <table:table-cell office:value-type="string">
            <text:p>Трубка</text:p>
          </table:table-cell>
        </table:table-row>
        <table:table-row table:style-name="ro1">
          <table:table-cell office:value-type="string">
            <text:p>Прокладка ГБЦ ПД-23 40944СП <text:s text:c="10"/>-10шт</text:p>
          </table:table-cell>
          <table:table-cell office:value-type="string">
            <text:p>40944СП</text:p>
          </table:table-cell>
          <table:table-cell/>
          <table:table-cell table:number-columns-repeated="2" office:value-type="string">
            <text:p>700-40-20006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клап.крышки 700-40-2896 <text:s text:c="3"/>-20шт</text:p>
          </table:table-cell>
          <table:table-cell office:value-type="string">
            <text:p>700-40-2896</text:p>
          </table:table-cell>
          <table:table-cell/>
          <table:table-cell table:number-columns-repeated="2" office:value-type="string">
            <text:p>700-40-8148</text:p>
          </table:table-cell>
          <table:table-cell office:value-type="string">
            <text:p>ПРОКЛАДКА 700-40-8148</text:p>
          </table:table-cell>
        </table:table-row>
        <table:table-row table:style-name="ro1">
          <table:table-cell office:value-type="string">
            <text:p>Прокладка коллектора 700-40-3880 <text:s text:c="6"/>-20шт</text:p>
          </table:table-cell>
          <table:table-cell office:value-type="string">
            <text:p>700-40-3880</text:p>
          </table:table-cell>
          <table:table-cell/>
          <table:table-cell table:number-columns-repeated="2" office:value-type="string">
            <text:p>700-40-3880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коллектора ПД 700-40-2049 <text:s text:c="3"/>-10шт</text:p>
          </table:table-cell>
          <table:table-cell office:value-type="string">
            <text:p>700-40-2049</text:p>
          </table:table-cell>
          <table:table-cell table:number-columns-repeated="2"/>
          <table:table-cell office:value-type="string">
            <text:p>700-40-2049</text:p>
          </table:table-cell>
          <table:table-cell office:value-type="string">
            <text:p>ПРОКЛАДКА 700-40-2049</text:p>
          </table:table-cell>
        </table:table-row>
        <table:table-row table:style-name="ro1">
          <table:table-cell office:value-type="string">
            <text:p>Прокладка подд.картера 700-40-4947 <text:s text:c="6"/>-6шт</text:p>
          </table:table-cell>
          <table:table-cell office:value-type="string">
            <text:p>700-40-4947</text:p>
          </table:table-cell>
          <table:table-cell table:number-columns-repeated="2"/>
          <table:table-cell office:value-type="string">
            <text:p>700-40-4947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рокладка ТКР 11 НЗ 700-40-2754 <text:s text:c="12"/>-10шт</text:p>
          </table:table-cell>
          <table:table-cell office:value-type="string">
            <text:p>700-40-2754</text:p>
          </table:table-cell>
          <table:table-cell table:number-columns-repeated="4"/>
        </table:table-row>
        <table:table-row table:style-name="ro1">
          <table:table-cell office:value-type="string">
            <text:p>Палец гусеницы 24-22-6 <text:s text:c="26"/>-4шт</text:p>
          </table:table-cell>
          <table:table-cell office:value-type="string">
            <text:p>24-22-6</text:p>
          </table:table-cell>
          <table:table-cell table:number-columns-repeated="2"/>
          <table:table-cell office:value-type="string">
            <text:p>24-22-6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Палец замыкающий арт.24-22-7 <text:s text:c="11"/>-4шт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</table:table-row>
        <table:table-row table:style-name="ro1">
          <table:table-cell office:value-type="string">
            <text:p>Прокладка 40279 (липа) <text:s text:c="26"/>-10шт</text:p>
          </table:table-cell>
          <table:table-cell office:value-type="float" office:value="40279">
            <text:p>40279</text:p>
          </table:table-cell>
          <table:table-cell/>
          <table:table-cell table:number-columns-repeated="2" office:value-type="string">
            <text:p>40279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оршневые кольца ПД (К-т) 03712сп <text:s text:c="4"/>-4шт</text:p>
          </table:table-cell>
          <table:table-cell office:value-type="string">
            <text:p>03712сп</text:p>
          </table:table-cell>
          <table:table-cell/>
          <table:table-cell table:number-columns-repeated="2" office:value-type="string">
            <text:p>СТ-03712СП</text:p>
          </table:table-cell>
          <table:table-cell office:value-type="string">
            <text:p>КОМПЛЕКТ ПОРШНЕВЫХ КОЛЕЦ СТ-03712СП</text:p>
          </table:table-cell>
        </table:table-row>
        <table:table-row table:style-name="ro1">
          <table:table-cell office:value-type="string">
            <text:p>Валик вилки реверса арт.50-12-682 (566) коробки передач <text:s text:c="2"/>-2шт</text:p>
          </table:table-cell>
          <table:table-cell office:value-type="string">
            <text:p>50-12-682</text:p>
          </table:table-cell>
          <table:table-cell table:number-columns-repeated="2"/>
          <table:table-cell office:value-type="string">
            <text:p>50-12-682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Нож отвала средний (7 отв. ) <text:s text:c="23"/>-10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67.55.11.004-01</text:p>
          </table:table-cell>
          <table:table-cell table:number-columns-repeated="2"/>
        </table:table-row>
        <table:table-row table:style-name="ro1">
          <table:table-cell office:value-type="string">
            <text:p>Нож отвала (9 отв) <text:s text:c="42"/>-10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</table:table-row>
        <table:table-row table:style-name="ro1">
          <table:table-cell office:value-type="string">
            <text:p>Муфта сцепления (корзина) 18-14-4СП на Т-130 <text:s text:c="8"/>-1шт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Ступица Т-130 24-19-118СП <text:s text:c="21"/>-1шт</text:p>
          </table:table-cell>
          <table:table-cell office:value-type="string">
            <text:p>24-19-118СП</text:p>
          </table:table-cell>
          <table:table-cell table:number-columns-repeated="2"/>
          <table:table-cell office:value-type="string">
            <text:p>24-19-118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Ступица Т-170 50-19-145СП <text:s text:c="20"/>-1шт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Накладка 700-40-7373 <text:s text:c="28"/>-20шт</text:p>
          </table:table-cell>
          <table:table-cell office:value-type="string">
            <text:p>700-40-7373</text:p>
          </table:table-cell>
          <table:table-cell table:number-columns-repeated="2"/>
          <table:table-cell office:value-type="string">
            <text:p>700-40-7373</text:p>
          </table:table-cell>
          <table:table-cell office:value-type="string">
            <text:p>НАКЛАДКА ТОРМОЗНАЯ ФОРМОВАННАЯ АСБЕСТОВАЯ 700-40-7373</text:p>
          </table:table-cell>
        </table:table-row>
        <table:table-row table:style-name="ro1">
          <table:table-cell office:value-type="string">
            <text:p>Гидрозамок 50-50-195сп <text:s text:c="24"/>-2шт</text:p>
          </table:table-cell>
          <table:table-cell office:value-type="string">
            <text:p>50-50-195сп</text:p>
          </table:table-cell>
          <table:table-cell table:number-columns-repeated="2"/>
          <table:table-cell office:value-type="string">
            <text:p>50-50-195СП</text:p>
          </table:table-cell>
          <table:table-cell office:value-type="string">
            <text:p>Гидрозамок</text:p>
          </table:table-cell>
        </table:table-row>
        <table:table-row table:style-name="ro1">
          <table:table-cell office:value-type="string">
            <text:p>Кран ПП-3 бака топливного <text:s text:c="20"/>-6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П3-2-0</text:p>
          </table:table-cell>
          <table:table-cell office:value-type="string">
            <text:p>КРАН ПРОБКОВЫЙ ПП3-2-0</text:p>
          </table:table-cell>
        </table:table-row>
        <table:table-row table:style-name="ro1">
          <table:table-cell office:value-type="string">
            <text:p>Рукав нижний радиатор 700-40-3503 <text:s text:c="6"/>-10шт</text:p>
          </table:table-cell>
          <table:table-cell office:value-type="string">
            <text:p>700-40-3503</text:p>
          </table:table-cell>
          <table:table-cell table:number-columns-repeated="2"/>
          <table:table-cell office:value-type="string">
            <text:p>700-40-3503</text:p>
          </table:table-cell>
          <table:table-cell office:value-type="string">
            <text:p>ШЛАНГ(РУКАВ) 700-40-3503</text:p>
          </table:table-cell>
        </table:table-row>
        <table:table-row table:style-name="ro1">
          <table:table-cell office:value-type="string">
            <text:p>Рукав верхний радиатора 700-46-2041 <text:s text:c="3"/>-10шт</text:p>
          </table:table-cell>
          <table:table-cell office:value-type="string">
            <text:p>700-46-2041</text:p>
          </table:table-cell>
          <table:table-cell table:number-columns-repeated="2"/>
          <table:table-cell office:value-type="string">
            <text:p>700-46-2041</text:p>
          </table:table-cell>
          <table:table-cell office:value-type="string">
            <text:p>ШЛАНГ(РУКАВ) 700-46-2041</text:p>
          </table:table-cell>
        </table:table-row>
        <table:table-row table:style-name="ro1">
          <table:table-cell office:value-type="string">
            <text:p>Фланец 24-16-2 (50-16-20) <text:s text:c="25"/>-1шт</text:p>
          </table:table-cell>
          <table:table-cell office:value-type="string">
            <text:p>24-16-2</text:p>
          </table:table-cell>
          <table:table-cell/>
          <table:table-cell table:number-columns-repeated="2" office:value-type="string">
            <text:p>50-16-20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Фланец бортового редуктора 50-19-158 <text:s text:c="2"/>-1шт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Вал привода НШ-100 50-26-814 <text:s text:c="15"/>-1шт</text:p>
          </table:table-cell>
          <table:table-cell office:value-type="string">
            <text:p>50-26-814</text:p>
          </table:table-cell>
          <table:table-cell table:number-columns-repeated="2"/>
          <table:table-cell office:value-type="string">
            <text:p>50-26-814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Распылитель 14-69-107сп <text:s text:c="26"/>-40шт</text:p>
          </table:table-cell>
          <table:table-cell office:value-type="string">
            <text:p>14-69-107сп</text:p>
          </table:table-cell>
          <table:table-cell/>
          <table:table-cell table:number-columns-repeated="2" office:value-type="string">
            <text:p>14-69-107-1СП</text:p>
          </table:table-cell>
          <table:table-cell office:value-type="string">
            <text:p>Распылитель</text:p>
          </table:table-cell>
        </table:table-row>
        <table:table-row table:style-name="ro1">
          <table:table-cell office:value-type="string">
            <text:p>Палец гусеницы замыкающий 24-22-7 <text:s text:c="6"/>-4шт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</table:table-row>
        <table:table-row table:style-name="ro1">
          <table:table-cell office:value-type="string">
            <text:p>Рукав резиновый 46834 <text:s text:c="34"/>-10шт</text:p>
          </table:table-cell>
          <table:table-cell office:value-type="float" office:value="46834">
            <text:p>46834</text:p>
          </table:table-cell>
          <table:table-cell/>
          <table:table-cell table:number-columns-repeated="2" office:value-type="string">
            <text:p>46834</text:p>
          </table:table-cell>
          <table:table-cell office:value-type="string">
            <text:p>ШЛАНГ 46834</text:p>
          </table:table-cell>
        </table:table-row>
        <table:table-row table:style-name="ro1">
          <table:table-cell office:value-type="string">
            <text:p>Гайка 700-30-2047 <text:s text:c="34"/>-50шт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Втулка 18-19-19 <text:s text:c="44"/>-50шт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Болт бендикса СМД-8-1994 (700-28-2584-1) <text:s text:c="4"/>-20шт</text:p>
          </table:table-cell>
          <table:table-cell office:value-type="string">
            <text:p>700-28-2584-1</text:p>
          </table:table-cell>
          <table:table-cell/>
          <table:table-cell table:number-columns-repeated="2" office:value-type="string">
            <text:p>700-28-2584-01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Шпилька 700-28-2369 <text:s text:c="34"/>-50шт</text:p>
          </table:table-cell>
          <table:table-cell office:value-type="string">
            <text:p>700-28-2369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3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38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1-09-279СП</text:p>
          </table:table-cell>
          <table:table-cell table:number-columns-repeated="2"/>
          <table:table-cell office:value-type="string">
            <text:p>51-09-279СП</text:p>
          </table:table-cell>
          <table:table-cell office:value-type="string">
            <text:p>Насос масляны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12315КМ</text:p>
          </table:table-cell>
          <table:table-cell table:number-columns-repeated="2"/>
          <table:table-cell office:value-type="string">
            <text:p>70-12315КМ</text:p>
          </table:table-cell>
          <table:table-cell office:value-type="string">
            <text:p>ПОДШИПНИК 70-12315К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42612КМ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Элемент фильтрующий Т-170 51-70-146СП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</text:p>
          </table:table-cell>
          <table:table-cell table:number-columns-repeated="2"/>
        </table:table-row>
        <table:table-row table:style-name="ro1">
          <table:table-cell office:value-type="string">
            <text:p>Фильтр гидросистемы Т-170 50-26-490СП</text:p>
          </table:table-cell>
          <table:table-cell office:value-type="string">
            <text:p>50-26-490СП</text:p>
          </table:table-cell>
          <table:table-cell/>
          <table:table-cell office:value-type="string">
            <text:p>Р-635-1.06</text:p>
          </table:table-cell>
          <table:table-cell table:number-columns-repeated="2"/>
        </table:table-row>
        <table:table-row table:style-name="ro1">
          <table:table-cell office:value-type="string">
            <text:p>Стартер пускового двигателя Т-170 СТ230Е-3708 000-Т</text:p>
          </table:table-cell>
          <table:table-cell office:value-type="string">
            <text:p>СТ230Е-3708 000-Т</text:p>
          </table:table-cell>
          <table:table-cell table:number-columns-repeated="4"/>
        </table:table-row>
        <table:table-row table:style-name="ro1">
          <table:table-cell office:value-type="string">
            <text:p>Муфта сцепления пуск. двигателя Т-170 17-73-3СП</text:p>
          </table:table-cell>
          <table:table-cell office:value-type="string">
            <text:p>17-73-3СП</text:p>
          </table:table-cell>
          <table:table-cell/>
          <table:table-cell table:number-columns-repeated="2" office:value-type="string">
            <text:p>17-73-7СП</text:p>
          </table:table-cell>
          <table:table-cell office:value-type="string">
            <text:p>Муфта сцепления</text:p>
          </table:table-cell>
        </table:table-row>
        <table:table-row table:style-name="ro1">
          <table:table-cell office:value-type="string">
            <text:p>Турбокомпрессор Т-170 ТКР-111Н-3 92.000-06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</table:table-row>
        <table:table-row table:style-name="ro1">
          <table:table-cell office:value-type="string">
            <text:p>Тяга управления двигателем Т-170 51-74-134СП</text:p>
          </table:table-cell>
          <table:table-cell office:value-type="string">
            <text:p>51-74-134СП</text:p>
          </table:table-cell>
          <table:table-cell/>
          <table:table-cell table:number-columns-repeated="2" office:value-type="string">
            <text:p>51-74-133СП</text:p>
          </table:table-cell>
          <table:table-cell office:value-type="string">
            <text:p>Тяга</text:p>
          </table:table-cell>
        </table:table-row>
        <table:table-row table:style-name="ro1">
          <table:table-cell office:value-type="string">
            <text:p>Тяга управления двигателем Т-170 16-74-189СП</text:p>
          </table:table-cell>
          <table:table-cell office:value-type="string">
            <text:p>16-74-189СП</text:p>
          </table:table-cell>
          <table:table-cell table:number-columns-repeated="2"/>
          <table:table-cell office:value-type="string">
            <text:p>16-74-189СП</text:p>
          </table:table-cell>
          <table:table-cell office:value-type="string">
            <text:p>Тяга</text:p>
          </table:table-cell>
        </table:table-row>
        <table:table-row table:style-name="ro1">
          <table:table-cell office:value-type="string">
            <text:p>Карбюратор К-125Л</text:p>
          </table:table-cell>
          <table:table-cell office:value-type="string">
            <text:p>К-125Л</text:p>
          </table:table-cell>
          <table:table-cell table:number-columns-repeated="4"/>
        </table:table-row>
        <table:table-row table:style-name="ro1">
          <table:table-cell office:value-type="string">
            <text:p>Фильтр-патрон Д-160 (к-т) 51-05-310/А-41</text:p>
          </table:table-cell>
          <table:table-cell office:value-type="string">
            <text:p>А-41</text:p>
          </table:table-cell>
          <table:table-cell/>
          <table:table-cell office:value-type="string">
            <text:p>А41.10.000-02</text:p>
          </table:table-cell>
          <table:table-cell table:number-columns-repeated="2"/>
        </table:table-row>
        <table:table-row table:style-name="ro1">
          <table:table-cell office:value-type="string">
            <text:p>Ремень 16х11-1650 вентилятора</text:p>
          </table:table-cell>
          <table:table-cell office:value-type="string">
            <text:p>16х11-1650</text:p>
          </table:table-cell>
          <table:table-cell/>
          <table:table-cell office:value-type="string">
            <text:p>11-16х11-1650</text:p>
          </table:table-cell>
          <table:table-cell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string">
            <text:p>Насос НШ-32У-3Л (левый)</text:p>
          </table:table-cell>
          <table:table-cell office:value-type="string">
            <text:p>НШ-32У-3Л</text:p>
          </table:table-cell>
          <table:table-cell table:number-columns-repeated="4"/>
        </table:table-row>
        <table:table-row table:style-name="ro1">
          <table:table-cell office:value-type="string">
            <text:p>РВД Ф-16 L-1110 Н.036.85.77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ВД Ф-16 L-1500 Н.036.85.8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Труба 18-56-113СП 18-56-113СП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РВД Ф-25 L-2510 Н.036.88.7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L=390 мм. D 60 4270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укав 700-46-2180</text:p>
          </table:table-cell>
          <table:table-cell office:value-type="string">
            <text:p>700-46-2180</text:p>
          </table:table-cell>
          <table:table-cell table:number-columns-repeated="2"/>
          <table:table-cell office:value-type="string">
            <text:p>700-46-2180</text:p>
          </table:table-cell>
          <table:table-cell office:value-type="string">
            <text:p>ШЛАНГ(РУКАВ) 700-46-2180</text:p>
          </table:table-cell>
        </table:table-row>
        <table:table-row table:style-name="ro1">
          <table:table-cell office:value-type="string">
            <text:p>Сапун 17463СП</text:p>
          </table:table-cell>
          <table:table-cell office:value-type="string">
            <text:p>17463СП</text:p>
          </table:table-cell>
          <table:table-cell/>
          <table:table-cell office:value-type="string">
            <text:p>уточнить номер</text:p>
          </table:table-cell>
          <table:table-cell table:number-columns-repeated="2"/>
        </table:table-row>
        <table:table-row table:style-name="ro1">
          <table:table-cell office:value-type="string">
            <text:p>Замок 50-59-567СП</text:p>
          </table:table-cell>
          <table:table-cell office:value-type="string">
            <text:p>50-59-567СП</text:p>
          </table:table-cell>
          <table:table-cell/>
          <table:table-cell office:value-type="string">
            <text:p>уточнить номер</text:p>
          </table:table-cell>
          <table:table-cell table:number-columns-repeated="2"/>
        </table:table-row>
        <table:table-row table:style-name="ro1">
          <table:table-cell office:value-type="string">
            <text:p>Стекло двери Т-170 50-59-860СП</text:p>
          </table:table-cell>
          <table:table-cell office:value-type="string">
            <text:p>50-59-860СП</text:p>
          </table:table-cell>
          <table:table-cell/>
          <table:table-cell table:number-columns-repeated="2" office:value-type="string">
            <text:p>50-59-860(1106Х657)</text:p>
          </table:table-cell>
          <table:table-cell office:value-type="string">
            <text:p>СТЕКЛО ПЛОСКОЕ ЗАКАЛЕННОЕ 50-59-860(1106Х657)6ММ</text:p>
          </table:table-cell>
        </table:table-row>
        <table:table-row table:style-name="ro1">
          <table:table-cell office:value-type="string">
            <text:p>Уплотнитель стекла Т-170 24-59-222</text:p>
          </table:table-cell>
          <table:table-cell office:value-type="string">
            <text:p>24-59-222</text:p>
          </table:table-cell>
          <table:table-cell table:number-columns-repeated="4"/>
        </table:table-row>
        <table:table-row table:style-name="ro1">
          <table:table-cell office:value-type="string">
            <text:p>Валик 16-74-101СП</text:p>
          </table:table-cell>
          <table:table-cell office:value-type="string">
            <text:p>16-74-101СП</text:p>
          </table:table-cell>
          <table:table-cell table:number-columns-repeated="2"/>
          <table:table-cell office:value-type="string">
            <text:p>16-74-101СП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Блок кл-х выключательей Т-170 53.3710-02.17</text:p>
          </table:table-cell>
          <table:table-cell office:value-type="string">
            <text:p>53.3710-02.17</text:p>
          </table:table-cell>
          <table:table-cell table:number-columns-repeated="2"/>
          <table:table-cell office:value-type="string">
            <text:p>53.3710-02.17</text:p>
          </table:table-cell>
          <table:table-cell office:value-type="string">
            <text:p>ВЫКЛЮЧАТЕЛЬ ВК-53.3710-02.17</text:p>
          </table:table-cell>
        </table:table-row>
        <table:table-row table:style-name="ro1">
          <table:table-cell office:value-type="string">
            <text:p>Счетчик моточасов СВН-2-02</text:p>
          </table:table-cell>
          <table:table-cell office:value-type="string">
            <text:p>СВН-2-02</text:p>
          </table:table-cell>
          <table:table-cell table:number-columns-repeated="2"/>
          <table:table-cell office:value-type="string">
            <text:p>СВН-2-02</text:p>
          </table:table-cell>
          <table:table-cell office:value-type="string">
            <text:p>СЧЕТЧИК ВРЕМЕНИ СВН-2-02</text:p>
          </table:table-cell>
        </table:table-row>
        <table:table-row table:style-name="ro1">
          <table:table-cell office:value-type="string">
            <text:p>Магнето двухискровой Т-130,Т-170 М 149 А</text:p>
          </table:table-cell>
          <table:table-cell office:value-type="string">
            <text:p>М 149 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Свеча зажигания <text:s/>ф18 М8Т1</text:p>
          </table:table-cell>
          <table:table-cell office:value-type="string">
            <text:p>М8Т1</text:p>
          </table:table-cell>
          <table:table-cell table:number-columns-repeated="4"/>
        </table:table-row>
        <table:table-row table:style-name="ro1">
          <table:table-cell office:value-type="string">
            <text:p>Провод в/в Т-170 10663СП</text:p>
          </table:table-cell>
          <table:table-cell office:value-type="string">
            <text:p>10663СП</text:p>
          </table:table-cell>
          <table:table-cell table:number-columns-repeated="2"/>
          <table:table-cell office:value-type="string">
            <text:p>10663СП</text:p>
          </table:table-cell>
          <table:table-cell office:value-type="string">
            <text:p>ПРОВОД 10663СП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орпус <text:s/>тормоза переднего хода <text:s/>(64-12-134 СП)</text:p>
          </table:table-cell>
          <table:table-cell office:value-type="string">
            <text:p>64-12-134 СП</text:p>
          </table:table-cell>
          <table:table-cell/>
          <table:table-cell table:number-columns-repeated="2" office:value-type="string">
            <text:p>64-12-137СП</text:p>
          </table:table-cell>
          <table:table-cell office:value-type="string">
            <text:p>Корпус тормоза переднего хода.Комплект.</text:p>
          </table:table-cell>
        </table:table-row>
        <table:table-row table:style-name="ro1">
          <table:table-cell office:value-type="string">
            <text:p>Корпус (64-12-86) </text:p>
          </table:table-cell>
          <table:table-cell office:value-type="string">
            <text:p>64-12-86</text:p>
          </table:table-cell>
          <table:table-cell table:number-columns-repeated="2"/>
          <table:table-cell office:value-type="string">
            <text:p>64-12-86</text:p>
          </table:table-cell>
          <table:table-cell office:value-type="string">
            <text:p>Корпус</text:p>
          </table:table-cell>
        </table:table-row>
        <table:table-row table:style-name="ro1">
          <table:table-cell office:value-type="string">
            <text:p>Подшипник <text:s/>(12210К1) </text:p>
          </table:table-cell>
          <table:table-cell office:value-type="string">
            <text:p>12210К1</text:p>
          </table:table-cell>
          <table:table-cell table:number-columns-repeated="4"/>
        </table:table-row>
        <table:table-row table:style-name="ro1">
          <table:table-cell office:value-type="string">
            <text:p>Штифт (700-32-2196)</text:p>
          </table:table-cell>
          <table:table-cell office:value-type="string">
            <text:p>700-32-2196</text:p>
          </table:table-cell>
          <table:table-cell table:number-columns-repeated="2"/>
          <table:table-cell office:value-type="string">
            <text:p>700-32-2196</text:p>
          </table:table-cell>
          <table:table-cell office:value-type="string">
            <text:p>Штифт 2.8х20 ГОСТ 3128-70</text:p>
          </table:table-cell>
        </table:table-row>
        <table:table-row table:style-name="ro1">
          <table:table-cell office:value-type="string">
            <text:p>Кольцо стопорное (12313)</text:p>
          </table:table-cell>
          <table:table-cell office:value-type="string">
            <text:p>12313</text:p>
          </table:table-cell>
          <table:table-cell table:number-columns-repeated="2"/>
          <table:table-cell office:value-type="string">
            <text:p>12313</text:p>
          </table:table-cell>
          <table:table-cell office:value-type="string">
            <text:p>Кольцо замковое</text:p>
          </table:table-cell>
        </table:table-row>
        <table:table-row table:style-name="ro1">
          <table:table-cell office:value-type="string">
            <text:p>блок реверса (64-12-202СП)</text:p>
          </table:table-cell>
          <table:table-cell office:value-type="string">
            <text:p>64-12-202СП</text:p>
          </table:table-cell>
          <table:table-cell table:number-columns-repeated="2"/>
          <table:table-cell office:value-type="string">
            <text:p>64-12-202СП</text:p>
          </table:table-cell>
          <table:table-cell office:value-type="string">
            <text:p>Блок реверса</text:p>
          </table:table-cell>
        </table:table-row>
        <table:table-row table:style-name="ro1">
          <table:table-cell office:value-type="string">
            <text:p>плита (64-12-201СП)</text:p>
          </table:table-cell>
          <table:table-cell office:value-type="string">
            <text:p>64-12-201СП</text:p>
          </table:table-cell>
          <table:table-cell table:number-columns-repeated="2"/>
          <table:table-cell office:value-type="string">
            <text:p>64-12-201СП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блок передач <text:s/>(64-12-200СП)</text:p>
          </table:table-cell>
          <table:table-cell office:value-type="string">
            <text:p>64-12-200СП</text:p>
          </table:table-cell>
          <table:table-cell table:number-columns-repeated="2"/>
          <table:table-cell office:value-type="string">
            <text:p>64-12-200СП</text:p>
          </table:table-cell>
          <table:table-cell office:value-type="string">
            <text:p>Блок передач</text:p>
          </table:table-cell>
        </table:table-row>
        <table:table-row table:style-name="ro1">
          <table:table-cell office:value-type="string">
            <text:p>блок клапанов (64-12-203СП)</text:p>
          </table:table-cell>
          <table:table-cell office:value-type="string">
            <text:p>64-12-203СП</text:p>
          </table:table-cell>
          <table:table-cell table:number-columns-repeated="2"/>
          <table:table-cell office:value-type="string">
            <text:p>64-12-203СП</text:p>
          </table:table-cell>
          <table:table-cell office:value-type="string">
            <text:p>Блок клапанов</text:p>
          </table:table-cell>
        </table:table-row>
        <table:table-row table:style-name="ro1">
          <table:table-cell office:value-type="string">
            <text:p>Кольцо (40932)</text:p>
          </table:table-cell>
          <table:table-cell office:value-type="string">
            <text:p>40932</text:p>
          </table:table-cell>
          <table:table-cell table:number-columns-repeated="2"/>
          <table:table-cell office:value-type="string">
            <text:p>40932</text:p>
          </table:table-cell>
          <table:table-cell office:value-type="string">
            <text:p>КОЛЬЦО 40932</text:p>
          </table:table-cell>
        </table:table-row>
        <table:table-row table:style-name="ro1">
          <table:table-cell office:value-type="string">
            <text:p>Кольцо <text:s/>(46764)</text:p>
          </table:table-cell>
          <table:table-cell office:value-type="string">
            <text:p>46764</text:p>
          </table:table-cell>
          <table:table-cell table:number-columns-repeated="2"/>
          <table:table-cell office:value-type="string">
            <text:p>46764</text:p>
          </table:table-cell>
          <table:table-cell office:value-type="string">
            <text:p>КОЛЬЦО 46764</text:p>
          </table:table-cell>
        </table:table-row>
        <table:table-row table:style-name="ro1">
          <table:table-cell office:value-type="string">
            <text:p>Кольцо (018-022-25-2-5)</text:p>
          </table:table-cell>
          <table:table-cell office:value-type="string">
            <text:p>018-022-25-2-5</text:p>
          </table:table-cell>
          <table:table-cell table:number-columns-repeated="2"/>
          <table:table-cell office:value-type="string">
            <text:p>018-022-25-2-5</text:p>
          </table:table-cell>
          <table:table-cell office:value-type="string">
            <text:p>КОЛЬЦО 018-022-25-2-5</text:p>
          </table:table-cell>
        </table:table-row>
        <table:table-row table:style-name="ro1">
          <table:table-cell office:value-type="string">
            <text:p>Кольцо ( 022-028-36-2-2)</text:p>
          </table:table-cell>
          <table:table-cell office:value-type="string">
            <text:p>022-028-36-2-2</text:p>
          </table:table-cell>
          <table:table-cell table:number-columns-repeated="2"/>
          <table:table-cell office:value-type="string">
            <text:p>022-028-36-2-2</text:p>
          </table:table-cell>
          <table:table-cell office:value-type="string">
            <text:p>КОЛЬЦО 022-028-36-2-2</text:p>
          </table:table-cell>
        </table:table-row>
        <table:table-row table:style-name="ro1">
          <table:table-cell office:value-type="string">
            <text:p>Кольцо (027-032-30-2-2)</text:p>
          </table:table-cell>
          <table:table-cell office:value-type="string">
            <text:p>027-032-30-2-2</text:p>
          </table:table-cell>
          <table:table-cell table:number-columns-repeated="2"/>
          <table:table-cell office:value-type="string">
            <text:p>027-032-30-2-2</text:p>
          </table:table-cell>
          <table:table-cell office:value-type="string">
            <text:p>КОЛЬЦО 027-032-30-2-2</text:p>
          </table:table-cell>
        </table:table-row>
        <table:table-row table:style-name="ro1">
          <table:table-cell office:value-type="string">
            <text:p>Кольцо (035-043-46-2-5)</text:p>
          </table:table-cell>
          <table:table-cell office:value-type="string">
            <text:p>035-043-46-2-5</text:p>
          </table:table-cell>
          <table:table-cell table:number-columns-repeated="2"/>
          <table:table-cell office:value-type="string">
            <text:p>035-043-46-2-5</text:p>
          </table:table-cell>
          <table:table-cell office:value-type="string">
            <text:p>КОЛЬЦО 035-043-46-2-5</text:p>
          </table:table-cell>
        </table:table-row>
        <table:table-row table:style-name="ro1">
          <table:table-cell office:value-type="string">
            <text:p>прокладка (700-40-7267)</text:p>
          </table:table-cell>
          <table:table-cell office:value-type="string">
            <text:p>700-40-7267</text:p>
          </table:table-cell>
          <table:table-cell table:number-columns-repeated="2"/>
          <table:table-cell office:value-type="string">
            <text:p>700-40-7267</text:p>
          </table:table-cell>
          <table:table-cell office:value-type="string">
            <text:p>ПРОКЛАДКА 700-40-7267</text:p>
          </table:table-cell>
        </table:table-row>
        <table:table-row table:style-name="ro1">
          <table:table-cell office:value-type="string">
            <text:p>Прокладка (700-40-7263)</text:p>
          </table:table-cell>
          <table:table-cell office:value-type="string">
            <text:p>700-40-7263</text:p>
          </table:table-cell>
          <table:table-cell table:number-columns-repeated="2"/>
          <table:table-cell office:value-type="string">
            <text:p>700-40-7263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(700-40-7270)</text:p>
          </table:table-cell>
          <table:table-cell office:value-type="string">
            <text:p>700-40-7270</text:p>
          </table:table-cell>
          <table:table-cell table:number-columns-repeated="2"/>
          <table:table-cell office:value-type="string">
            <text:p>700-40-7270</text:p>
          </table:table-cell>
          <table:table-cell office:value-type="string">
            <text:p>ПРОКЛАДКА 700-40-7270</text:p>
          </table:table-cell>
        </table:table-row>
        <table:table-row table:style-name="ro1">
          <table:table-cell office:value-type="string">
            <text:p>Прокладка (700-40-7265)</text:p>
          </table:table-cell>
          <table:table-cell office:value-type="string">
            <text:p>700-40-7265</text:p>
          </table:table-cell>
          <table:table-cell table:number-columns-repeated="2"/>
          <table:table-cell office:value-type="string">
            <text:p>700-40-7265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(700-40-7264)</text:p>
          </table:table-cell>
          <table:table-cell office:value-type="string">
            <text:p>700-40-7264</text:p>
          </table:table-cell>
          <table:table-cell table:number-columns-repeated="2"/>
          <table:table-cell office:value-type="string">
            <text:p>700-40-7264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(700-40-7280)</text:p>
          </table:table-cell>
          <table:table-cell office:value-type="string">
            <text:p>700-40-7280</text:p>
          </table:table-cell>
          <table:table-cell table:number-columns-repeated="2"/>
          <table:table-cell office:value-type="string">
            <text:p>700-40-7280</text:p>
          </table:table-cell>
          <table:table-cell office:value-type="string">
            <text:p>ПРОКЛАДКА 700-40-7280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Гусеница (4766132757, 4766131146) 2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 или 24-22-1СБ или ГМ-10-08СП</text:p>
          </table:table-cell>
          <table:table-cell table:number-columns-repeated="2"/>
        </table:table-row>
        <table:table-row table:style-name="ro1">
          <table:table-cell office:value-type="string">
            <text:p>ТКР 8.5 с-3 <text:s text:c="42"/>1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Болт 28582 <text:s text:c="41"/>16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20Х70.109.019</text:p>
          </table:table-cell>
          <table:table-cell office:value-type="string">
            <text:p>БОЛТ М20Х70.109.019</text:p>
          </table:table-cell>
        </table:table-row>
        <table:table-row table:style-name="ro1">
          <table:table-cell office:value-type="string">
            <text:p>Фильтр воздушный <text:s text:c="27"/>10 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2"/>
        </table:table-row>
        <table:table-row table:style-name="ro1">
          <table:table-cell office:value-type="string">
            <text:p>Колесо натяжное (правое) 50-21-306-05сп 1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306-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Каток поддерживающий Б-10м <text:s text:c="7"/>4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416СП</text:p>
          </table:table-cell>
          <table:table-cell table:number-columns-repeated="2"/>
        </table:table-row>
        <table:table-row table:style-name="ro1">
          <table:table-cell office:value-type="string">
            <text:p>Каток опорный двухбортые <text:s text:c="13"/>6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а подшипниках 24-21-170СП или на втулках КАТ-21-170СП</text:p>
          </table:table-cell>
          <table:table-cell table:number-columns-repeated="2"/>
        </table:table-row>
        <table:table-row table:style-name="ro1">
          <table:table-cell office:value-type="string">
            <text:p>Кольцо резин. под форсунки (700-40-2241) 12 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2241</text:p>
          </table:table-cell>
          <table:table-cell office:value-type="string">
            <text:p>КОЛЬЦО 700-40-2241</text:p>
          </table:table-cell>
        </table:table-row>
        <table:table-row table:style-name="ro1">
          <table:table-cell office:value-type="string">
            <text:p>Гидрошланги 10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ВД d16, L1110(S32)</text:p>
          </table:table-cell>
          <table:table-cell table:number-columns-repeated="2"/>
        </table:table-row>
        <table:table-row table:style-name="ro1">
          <table:table-cell office:value-type="string">
            <text:p>Планка(502142) 8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21-265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string">
            <text:p>Втулка (21193) 1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1-19-3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Насос НШ-100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Прокладка (700-40-4092)6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700-40-4092</text:p>
          </table:table-cell>
          <table:table-cell table:number-columns-repeated="2"/>
        </table:table-row>
        <table:table-row table:style-name="ro1">
          <table:table-cell office:value-type="string">
            <text:p>Прокладка поддона (51-01-22) 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00-40-4947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(46906) 6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6</text:p>
          </table:table-cell>
          <table:table-cell office:value-type="string">
            <text:p>ПРОКЛАДКА 46906</text:p>
          </table:table-cell>
        </table:table-row>
        <table:table-row table:style-name="ro1">
          <table:table-cell office:value-type="string">
            <text:p>Диск сцепления П.Д. (738-4сп) 2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7-73-139СП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Бендикс в сборе П.Д. (72-116) 4шт.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</table:table-row>
        <table:table-row table:style-name="ro1">
          <table:table-cell office:value-type="string">
            <text:p>Механизм натяжения (50,21,134) 3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50-21-134СП</text:p>
          </table:table-cell>
          <table:table-cell table:number-columns-repeated="2"/>
        </table:table-row>
        <table:table-row table:style-name="ro1">
          <table:table-cell office:value-type="string">
            <text:p>Гидротолкатель 1шт.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160 3/1-111</text:p>
          </table:table-cell>
          <table:table-cell table:number-columns-repeated="2"/>
        </table:table-row>
        <table:table-row table:style-name="ro1">
          <table:table-cell office:value-type="string">
            <text:p>Магнето М149а 3шт.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На коробку передач от Т-170: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Крышка <text:s/>18-12-18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150СП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Втулка <text:s/>18-12-6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2"/>
        </table:table-row>
        <table:table-row table:style-name="ro1">
          <table:table-cell office:value-type="string">
            <text:p>Маслоотражатель <text:s/>18-12-5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59</text:p>
          </table:table-cell>
          <table:table-cell office:value-type="string">
            <text:p>Маслоотражатель</text:p>
          </table:table-cell>
        </table:table-row>
        <table:table-row table:style-name="ro1">
          <table:table-cell office:value-type="string">
            <text:p>Валик <text:s/>50-15-1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42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Рычаг <text:s/>50-15-5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51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Стакан <text:s/>50-15-166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5-166СП</text:p>
          </table:table-cell>
          <table:table-cell office:value-type="string">
            <text:p>Стакан</text:p>
          </table:table-cell>
        </table:table-row>
        <table:table-row table:style-name="ro1">
          <table:table-cell office:value-type="string">
            <text:p>А41.10.000-02СП <text:s/>ФИЛЬТР-ПАТРОН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41.10.000-02</text:p>
          </table:table-cell>
          <table:table-cell table:number-columns-repeated="2"/>
        </table:table-row>
        <table:table-row table:style-name="ro1">
          <table:table-cell office:value-type="string">
            <text:p>ЭФТ-75АМ <text:s/>ЭЛЕМЕНТ ФИЛЬТРУЮЩИЙ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АМ</text:p>
          </table:table-cell>
          <table:table-cell table:number-columns-repeated="2"/>
        </table:table-row>
        <table:table-row table:style-name="ro1">
          <table:table-cell office:value-type="string">
            <text:p>Р-635-1.06(БК02.04)(50-26-490)фильтроэлемент мас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-635-1.06</text:p>
          </table:table-cell>
          <table:table-cell table:number-columns-repeated="2"/>
        </table:table-row>
        <table:table-row table:style-name="ro1">
          <table:table-cell office:value-type="string">
            <text:p>Турбина на Б10М        1шт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Лента гусеничная 20-22-3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48-22-7СБ</text:p>
          </table:table-cell>
          <table:table-cell table:number-columns-repeated="2"/>
        </table:table-row>
        <table:table-row table:style-name="ro1">
          <table:table-cell office:value-type="string">
            <text:p>Турбокомпрессор 51-54-1-01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Каток опорный 21-169СП-Б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69СП-Б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аток опорный 21-170СП-Б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КАТ-21-170СП-Б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Фрикцион 24-16-101-01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24-16-101-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Подогреватель (дизель, 30кВт, Трактор Т10М, ДЭТ-320) ПЖД30Е-1015006-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ПЖД30Ж-1015006-40(ПЖД-30Ж-1015006-50)</text:p>
          </table:table-cell>
          <table:table-cell office:value-type="string">
            <text:p>ПОДОГРЕВАТЕЛЬ ПЖД30Ж-1015006-40(ПЖД30Ж-1015006-50)</text:p>
          </table:table-cell>
        </table:table-row>
        <table:table-row table:style-name="ro1">
          <table:table-cell office:value-type="string">
            <text:p>Лента тормозная 50-18-116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360-01</text:p>
          </table:table-cell>
          <table:table-cell table:number-columns-repeated="2"/>
        </table:table-row>
        <table:table-row table:style-name="ro1">
          <table:table-cell office:value-type="string">
            <text:p>Магнето М 149 А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Карбюратор 17-05-185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7-05-185СП</text:p>
          </table:table-cell>
          <table:table-cell table:number-columns-repeated="2"/>
        </table:table-row>
        <table:table-row table:style-name="ro1">
          <table:table-cell office:value-type="string">
            <text:p>Стартер 12В СТ230Е-3708000-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СТ230Е</text:p>
          </table:table-cell>
          <table:table-cell table:number-columns-repeated="2"/>
        </table:table-row>
        <table:table-row table:style-name="ro1">
          <table:table-cell office:value-type="string">
            <text:p>Генератор 50-10-374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966.3701</text:p>
          </table:table-cell>
          <table:table-cell table:number-columns-repeated="2"/>
        </table:table-row>
        <table:table-row table:style-name="ro1">
          <table:table-cell office:value-type="string">
            <text:p>Муфта сцепления 20-14-2СП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-14-2СБ</text:p>
          </table:table-cell>
          <table:table-cell table:number-columns-repeated="2"/>
        </table:table-row>
        <table:table-row table:style-name="ro1">
          <table:table-cell office:value-type="string">
            <text:p>Отопитель кабины 50-47-3СП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Пусковой двигатель ПД-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</table:table-row>
        <table:table-row table:style-name="ro1">
          <table:table-cell office:value-type="string">
            <text:p>Редуктор бортовой 20-19-118СП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Корпус КПП 18-12-156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2-156СП</text:p>
          </table:table-cell>
          <table:table-cell office:value-type="string">
            <text:p>Корпус</text:p>
          </table:table-cell>
        </table:table-row>
        <table:table-row table:style-name="ro1">
          <table:table-cell office:value-type="string">
            <text:p>ТНВД (топливный насос высокого давления) 51-67-24СП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атки поддерживающие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number-columns-repeated="2"/>
        </table:table-row>
        <table:table-row table:style-name="ro1">
          <table:table-cell office:value-type="string">
            <text:p>катки однобортные</text:p>
          </table:table-cell>
          <table:table-cell office:value-type="string">
            <text:p>24-21-169СП</text:p>
          </table:table-cell>
          <table:table-cell/>
          <table:table-cell office:value-type="string">
            <text:p>ЧД-21-169СБ</text:p>
          </table:table-cell>
          <table:table-cell table:number-columns-repeated="2"/>
        </table:table-row>
        <table:table-row table:style-name="ro1">
          <table:table-cell office:value-type="string">
            <text:p>катки двубортные</text:p>
          </table:table-cell>
          <table:table-cell office:value-type="string">
            <text:p>24-21-170СП</text:p>
          </table:table-cell>
          <table:table-cell/>
          <table:table-cell office:value-type="string">
            <text:p>ЧД-21-170СБ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4">
          <table:table-cell office:value-type="string">
            <text:p>интересует на Б-11 фрикцион правый в сборе, </text:p>
            <text:p>сервомеханизм большой ,</text:p>
            <text:p><text:s/>все подшипники на бортовую, </text:p>
            <text:p>ремкомплект(все резинки, кольца, манжеты, прокладки и т.п)</text:p>
          </table:table-cell>
          <table:table-cell office:value-type="string">
            <text:p>18360-0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подшипники на бортовую правую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315КМ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70-32612КМ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42312ЛМ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1000932Л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34Л</text:p>
          </table:table-cell>
          <table:table-cell office:value-type="string">
            <text:p>ПОДШИПНИК 134Л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36Л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236Л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рем.комплект (в главную передачу к бортовому фрикциону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46905</text:p>
          </table:table-cell>
          <table:table-cell office:value-type="string">
            <text:p>КОЛЬЦО 4690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8135</text:p>
          </table:table-cell>
          <table:table-cell office:value-type="string">
            <text:p>КОЛЬЦО 700-40-813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107СП</text:p>
          </table:table-cell>
          <table:table-cell office:value-type="string">
            <text:p>ПРОКЛАДКА 28-16-107СП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4</text:p>
          </table:table-cell>
          <table:table-cell office:value-type="string">
            <text:p>ПРОКЛАДКА 28-16-2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28-16-25</text:p>
          </table:table-cell>
          <table:table-cell office:value-type="string">
            <text:p>ПРОКЛАДКА 28-16-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26</text:p>
          </table:table-cell>
          <table:table-cell office:value-type="string">
            <text:p>КОЛЬЦО <text:s/>700-40-942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</text:p>
          </table:table-cell>
          <table:table-cell office:value-type="string">
            <text:p>Прокладка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64-19-62-01</text:p>
          </table:table-cell>
          <table:table-cell office:value-type="string">
            <text:p>Прокладка регулировочная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54010415 ZS</text:p>
          </table:table-cell>
          <table:table-cell office:value-type="string">
            <text:p>РЕЗИН.МЕТАЛЛ.УПЛОТНЕНИЕ 54010415 Z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75-36-25</text:p>
          </table:table-cell>
          <table:table-cell office:value-type="string">
            <text:p>КОЛЬЦО 775-36-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40-9454</text:p>
          </table:table-cell>
          <table:table-cell office:value-type="string">
            <text:p>ПРОКЛАДКА 700-40-94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-02</text:p>
          </table:table-cell>
          <table:table-cell office:value-type="string">
            <text:p>КОЛЬЦО 714-15-56-0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53</text:p>
          </table:table-cell>
          <table:table-cell office:value-type="string">
            <text:p>Кольцо В160 ГОСТ 13940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39-492</text:p>
          </table:table-cell>
          <table:table-cell office:value-type="string">
            <text:p>Кольцо В130 ГОСТ 13941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23</text:p>
          </table:table-cell>
          <table:table-cell office:value-type="string">
            <text:p>Кольцо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00-58-2618</text:p>
          </table:table-cell>
          <table:table-cell office:value-type="string">
            <text:p>Кольцо В260 ГОСТ 13941-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714-15-56</text:p>
          </table:table-cell>
          <table:table-cell office:value-type="string">
            <text:p>КОЛЬЦО 714-15-56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Бортовая на Б 10 (подшипники, шестеренки, двойняшки)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4</text:p>
          </table:table-cell>
          <table:table-cell/>
          <table:table-cell table:number-columns-repeated="2" office:value-type="string">
            <text:p>50-19-144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6</text:p>
          </table:table-cell>
          <table:table-cell/>
          <table:table-cell table:number-columns-repeated="2" office:value-type="string">
            <text:p>50-19-146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7</text:p>
          </table:table-cell>
          <table:table-cell/>
          <table:table-cell table:number-columns-repeated="2" office:value-type="string">
            <text:p>50-19-147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1</text:p>
          </table:table-cell>
          <table:table-cell/>
          <table:table-cell table:number-columns-repeated="2" office:value-type="string">
            <text:p>50-19-151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3</text:p>
          </table:table-cell>
          <table:table-cell/>
          <table:table-cell table:number-columns-repeated="2" office:value-type="string">
            <text:p>50-19-153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4</text:p>
          </table:table-cell>
          <table:table-cell/>
          <table:table-cell table:number-columns-repeated="2" office:value-type="string">
            <text:p>50-19-154</text:p>
          </table:table-cell>
          <table:table-cell office:value-type="string">
            <text:p>Фиксато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5</text:p>
          </table:table-cell>
          <table:table-cell/>
          <table:table-cell table:number-columns-repeated="2" office:value-type="string">
            <text:p>50-19-155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77</text:p>
          </table:table-cell>
          <table:table-cell/>
          <table:table-cell table:number-columns-repeated="2" office:value-type="string">
            <text:p>50-19-177</text:p>
          </table:table-cell>
          <table:table-cell office:value-type="string">
            <text:p>Фиксато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40</text:p>
          </table:table-cell>
          <table:table-cell/>
          <table:table-cell table:number-columns-repeated="2" office:value-type="string">
            <text:p>60-19-40</text:p>
          </table:table-cell>
          <table:table-cell office:value-type="string">
            <text:p>ФИКСАТОР 60-19-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0-2301</text:p>
          </table:table-cell>
          <table:table-cell/>
          <table:table-cell table:number-columns-repeated="2" office:value-type="string">
            <text:p>700-30-2301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498</text:p>
          </table:table-cell>
          <table:table-cell/>
          <table:table-cell table:number-columns-repeated="2" office:value-type="string">
            <text:p>700-31-2498</text:p>
          </table:table-cell>
          <table:table-cell office:value-type="string">
            <text:p>ПЛАСТИНА 700-31-24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499</text:p>
          </table:table-cell>
          <table:table-cell/>
          <table:table-cell table:number-columns-repeated="2" office:value-type="string">
            <text:p>700-31-2499</text:p>
          </table:table-cell>
          <table:table-cell office:value-type="string">
            <text:p>ПЛАСТИНА 700-31-24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7108</text:p>
          </table:table-cell>
          <table:table-cell/>
          <table:table-cell table:number-columns-repeated="2" office:value-type="string">
            <text:p>700-40-7108</text:p>
          </table:table-cell>
          <table:table-cell office:value-type="string">
            <text:p>КОЛЬЦО 700-40-71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7116</text:p>
          </table:table-cell>
          <table:table-cell/>
          <table:table-cell table:number-columns-repeated="2" office:value-type="string">
            <text:p>700-40-7116</text:p>
          </table:table-cell>
          <table:table-cell office:value-type="string">
            <text:p>ПРОКЛАДКА 700-40-71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6-6Gх35.88.019</text:p>
          </table:table-cell>
          <table:table-cell/>
          <table:table-cell office:value-type="string">
            <text:p>М16-6Gх35.88.019</text:p>
          </table:table-cell>
          <table:table-cell office:value-type="string">
            <text:p>М16-6GХ35.88.019</text:p>
          </table:table-cell>
          <table:table-cell office:value-type="string">
            <text:p>БОЛТ М16-6GХ35.8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8х16.58.019</text:p>
          </table:table-cell>
          <table:table-cell/>
          <table:table-cell table:number-columns-repeated="2" office:value-type="string">
            <text:p>М8-6GХ16.88.019</text:p>
          </table:table-cell>
          <table:table-cell office:value-type="string">
            <text:p>БОЛТ М8-6GХ16.8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8х20.58.019</text:p>
          </table:table-cell>
          <table:table-cell/>
          <table:table-cell table:number-columns-repeated="2" office:value-type="string">
            <text:p>М8-6GХ20.88.35.01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0-6Gх25.58.019</text:p>
          </table:table-cell>
          <table:table-cell/>
          <table:table-cell office:value-type="string">
            <text:p>М10-6Gх25.58.019</text:p>
          </table:table-cell>
          <table:table-cell office:value-type="string">
            <text:p>М10-6GХ25.58.019</text:p>
          </table:table-cell>
          <table:table-cell office:value-type="string">
            <text:p>БОЛТ М10-6GХ25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2-6Gх25.58.019</text:p>
          </table:table-cell>
          <table:table-cell/>
          <table:table-cell office:value-type="string">
            <text:p>М12-6Gх25.58.019</text:p>
          </table:table-cell>
          <table:table-cell office:value-type="string">
            <text:p>М12-6GХ25.58.019</text:p>
          </table:table-cell>
          <table:table-cell office:value-type="string">
            <text:p>БОЛТ М12-6GХ25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2-6Gх45.58.019</text:p>
          </table:table-cell>
          <table:table-cell/>
          <table:table-cell office:value-type="string">
            <text:p>М12-6Gх45.58.019</text:p>
          </table:table-cell>
          <table:table-cell office:value-type="string">
            <text:p>М12-6GХ45.58.019</text:p>
          </table:table-cell>
          <table:table-cell office:value-type="string">
            <text:p>БОЛТ М12-6GХ45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40-150-58-2-2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.2-100х125-2</text:p>
          </table:table-cell>
          <table:table-cell/>
          <table:table-cell office:value-type="string">
            <text:p>2.2-100х125-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315</text:p>
          </table:table-cell>
          <table:table-cell/>
          <table:table-cell table:number-columns-repeated="2" office:value-type="string">
            <text:p>70-32315К1М(КМ)</text:p>
          </table:table-cell>
          <table:table-cell office:value-type="string">
            <text:p>ПОДШИПНИК 70-32315К1М(КМ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18</text:p>
          </table:table-cell>
          <table:table-cell/>
          <table:table-cell office:value-type="string">
            <text:p>118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7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5</text:p>
          </table:table-cell>
          <table:table-cell/>
          <table:table-cell table:number-columns-repeated="2" office:value-type="string">
            <text:p>50-19-145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2</text:p>
          </table:table-cell>
          <table:table-cell/>
          <table:table-cell table:number-columns-repeated="2" office:value-type="string">
            <text:p>50-19-152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6</text:p>
          </table:table-cell>
          <table:table-cell/>
          <table:table-cell table:number-columns-repeated="2" office:value-type="string">
            <text:p>50-19-156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7</text:p>
          </table:table-cell>
          <table:table-cell/>
          <table:table-cell table:number-columns-repeated="2" office:value-type="string">
            <text:p>50-19-157</text:p>
          </table:table-cell>
          <table:table-cell office:value-type="string">
            <text:p>Стержень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51</text:p>
          </table:table-cell>
          <table:table-cell/>
          <table:table-cell table:number-columns-repeated="2" office:value-type="string">
            <text:p>60-19-51</text:p>
          </table:table-cell>
          <table:table-cell office:value-type="string">
            <text:p>Фиксато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0-2327</text:p>
          </table:table-cell>
          <table:table-cell/>
          <table:table-cell table:number-columns-repeated="2" office:value-type="string">
            <text:p>700-30-2327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550</text:p>
          </table:table-cell>
          <table:table-cell/>
          <table:table-cell table:number-columns-repeated="2" office:value-type="string">
            <text:p>700-31-2550</text:p>
          </table:table-cell>
          <table:table-cell office:value-type="string">
            <text:p>ШАЙБА 700-31-25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581</text:p>
          </table:table-cell>
          <table:table-cell/>
          <table:table-cell table:number-columns-repeated="2" office:value-type="string">
            <text:p>700-31-2581</text:p>
          </table:table-cell>
          <table:table-cell office:value-type="string">
            <text:p>Пластина стопорна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2-2200</text:p>
          </table:table-cell>
          <table:table-cell/>
          <table:table-cell table:number-columns-repeated="2" office:value-type="string">
            <text:p>700-32-2200</text:p>
          </table:table-cell>
          <table:table-cell office:value-type="string">
            <text:p>Штиф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0х25.58.019</text:p>
          </table:table-cell>
          <table:table-cell/>
          <table:table-cell table:number-columns-repeated="2" office:value-type="string">
            <text:p>М10-6GХ25.58.019</text:p>
          </table:table-cell>
          <table:table-cell office:value-type="string">
            <text:p>БОЛТ М10-6GХ25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40-150-58-2-2</text:p>
          </table:table-cell>
          <table:table-cell/>
          <table:table-cell table:number-columns-repeated="2" office:value-type="string">
            <text:p>140-150-58-2-2</text:p>
          </table:table-cell>
          <table:table-cell office:value-type="string">
            <text:p>КОЛЬЦО 140-150-58-2-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417М</text:p>
          </table:table-cell>
          <table:table-cell/>
          <table:table-cell table:number-columns-repeated="2" office:value-type="string">
            <text:p>70-32417М</text:p>
          </table:table-cell>
          <table:table-cell office:value-type="string">
            <text:p>ПОДШИПНИК 70-32417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32612К</text:p>
          </table:table-cell>
          <table:table-cell/>
          <table:table-cell table:number-columns-repeated="2" office:value-type="string">
            <text:p>70-32612К1М(70-32612КМ)</text:p>
          </table:table-cell>
          <table:table-cell office:value-type="string">
            <text:p>ПОДШИПНИК 70-32612К1М(70-32612КМ,70-32612М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13</text:p>
          </table:table-cell>
          <table:table-cell/>
          <table:table-cell office:value-type="string">
            <text:p>213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5СП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9289СП</text:p>
          </table:table-cell>
          <table:table-cell/>
          <table:table-cell table:number-columns-repeated="2" office:value-type="string">
            <text:p>19289СП</text:p>
          </table:table-cell>
          <table:table-cell office:value-type="string">
            <text:p>Проб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8-19-33-1</text:p>
          </table:table-cell>
          <table:table-cell/>
          <table:table-cell table:number-columns-repeated="2" office:value-type="string">
            <text:p>18-19-33-1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34</text:p>
          </table:table-cell>
          <table:table-cell/>
          <table:table-cell table:number-columns-repeated="2" office:value-type="string">
            <text:p>24-19-34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-19-22</text:p>
          </table:table-cell>
          <table:table-cell/>
          <table:table-cell table:number-columns-repeated="2" office:value-type="string">
            <text:p>20-19-22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37</text:p>
          </table:table-cell>
          <table:table-cell/>
          <table:table-cell table:number-columns-repeated="2" office:value-type="string">
            <text:p>24-19-37-01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29</text:p>
          </table:table-cell>
          <table:table-cell/>
          <table:table-cell table:number-columns-repeated="2" office:value-type="string">
            <text:p>50-19-129-1</text:p>
          </table:table-cell>
          <table:table-cell office:value-type="string">
            <text:p>План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1</text:p>
          </table:table-cell>
          <table:table-cell/>
          <table:table-cell table:number-columns-repeated="2" office:value-type="string">
            <text:p>50-19-141</text:p>
          </table:table-cell>
          <table:table-cell office:value-type="string">
            <text:p>Кожух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43-1</text:p>
          </table:table-cell>
          <table:table-cell/>
          <table:table-cell table:number-columns-repeated="2" office:value-type="string">
            <text:p>50-19-143-1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1</text:p>
          </table:table-cell>
          <table:table-cell/>
          <table:table-cell table:number-columns-repeated="2"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2</text:p>
          </table:table-cell>
          <table:table-cell/>
          <table:table-cell table:number-columns-repeated="2"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8</text:p>
          </table:table-cell>
          <table:table-cell/>
          <table:table-cell table:number-columns-repeated="2" office:value-type="string">
            <text:p>60-21-8</text:p>
          </table:table-cell>
          <table:table-cell office:value-type="string">
            <text:p>Стопо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173</text:p>
          </table:table-cell>
          <table:table-cell/>
          <table:table-cell table:number-columns-repeated="2" office:value-type="string">
            <text:p>700-28-2173 М12Х1,25Х35.019</text:p>
          </table:table-cell>
          <table:table-cell office:value-type="string">
            <text:p>БОЛТ 700-28-2173 М12Х1,25Х35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320</text:p>
          </table:table-cell>
          <table:table-cell/>
          <table:table-cell table:number-columns-repeated="2" office:value-type="string">
            <text:p>700-28-2320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546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0-2318</text:p>
          </table:table-cell>
          <table:table-cell/>
          <table:table-cell table:number-columns-repeated="2" office:value-type="string">
            <text:p>700-30-2318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262</text:p>
          </table:table-cell>
          <table:table-cell/>
          <table:table-cell table:number-columns-repeated="2" office:value-type="string">
            <text:p>700-31-2262</text:p>
          </table:table-cell>
          <table:table-cell office:value-type="string">
            <text:p>ПЛАСТИНА 700-31-2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1-2440</text:p>
          </table:table-cell>
          <table:table-cell/>
          <table:table-cell table:number-columns-repeated="2" office:value-type="string">
            <text:p>700-31-2440</text:p>
          </table:table-cell>
          <table:table-cell office:value-type="string">
            <text:p>ПЛАСТИНА 700-31-24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2-2203</text:p>
          </table:table-cell>
          <table:table-cell/>
          <table:table-cell table:number-columns-repeated="2" office:value-type="string">
            <text:p>700-32-2203</text:p>
          </table:table-cell>
          <table:table-cell office:value-type="string">
            <text:p>Штиф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2-2210</text:p>
          </table:table-cell>
          <table:table-cell/>
          <table:table-cell table:number-columns-repeated="2" office:value-type="string">
            <text:p>700-32-2210</text:p>
          </table:table-cell>
          <table:table-cell office:value-type="string">
            <text:p>Штифт 2.20х45 ГОСТ 3128-7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4-2047</text:p>
          </table:table-cell>
          <table:table-cell/>
          <table:table-cell table:number-columns-repeated="2" office:value-type="string">
            <text:p>700-34-2047</text:p>
          </table:table-cell>
          <table:table-cell office:value-type="string">
            <text:p>Шпонка призматическая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4092</text:p>
          </table:table-cell>
          <table:table-cell/>
          <table:table-cell office:value-type="string">
            <text:p>700-40-409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7109</text:p>
          </table:table-cell>
          <table:table-cell/>
          <table:table-cell office:value-type="string">
            <text:p>700-40-7109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58-2341</text:p>
          </table:table-cell>
          <table:table-cell/>
          <table:table-cell table:number-columns-repeated="2" office:value-type="string">
            <text:p>700-58-2341</text:p>
          </table:table-cell>
          <table:table-cell office:value-type="string">
            <text:p>Кольцо замков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9404</text:p>
          </table:table-cell>
          <table:table-cell/>
          <table:table-cell table:number-columns-repeated="2" office:value-type="string">
            <text:p>19404</text:p>
          </table:table-cell>
          <table:table-cell office:value-type="string">
            <text:p>Кольцо пружинн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9463</text:p>
          </table:table-cell>
          <table:table-cell/>
          <table:table-cell table:number-columns-repeated="2" office:value-type="string">
            <text:p>19463</text:p>
          </table:table-cell>
          <table:table-cell office:value-type="string">
            <text:p>Кольцо замково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37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417</text:p>
          </table:table-cell>
          <table:table-cell/>
          <table:table-cell table:number-columns-repeated="2" office:value-type="string">
            <text:p>М16Х1,5-6GХ75.109.019</text:p>
          </table:table-cell>
          <table:table-cell office:value-type="string">
            <text:p>БОЛТ М16Х1,5-6GХ75.109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014</text:p>
          </table:table-cell>
          <table:table-cell/>
          <table:table-cell table:number-columns-repeated="2" office:value-type="string">
            <text:p>М20Х1,5-7Н.6.019</text:p>
          </table:table-cell>
          <table:table-cell office:value-type="string">
            <text:p>ГАЙКА М20Х1,5-7Н.6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0246</text:p>
          </table:table-cell>
          <table:table-cell/>
          <table:table-cell table:number-columns-repeated="2" office:value-type="string">
            <text:p>М16Х1,5-7Н.6.019</text:p>
          </table:table-cell>
          <table:table-cell office:value-type="string">
            <text:p>ГАЙКА М16Х1,5-7Н.6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2-6Gх50.58.019</text:p>
          </table:table-cell>
          <table:table-cell/>
          <table:table-cell office:value-type="string">
            <text:p>М12-6Gх50.58.019</text:p>
          </table:table-cell>
          <table:table-cell office:value-type="string">
            <text:p>М12-6GХ50.58.019</text:p>
          </table:table-cell>
          <table:table-cell office:value-type="string">
            <text:p>БОЛТ М12-6GХ50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ОТ65Г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14-018-25-2-2</text:p>
          </table:table-cell>
          <table:table-cell/>
          <table:table-cell table:number-columns-repeated="2" office:value-type="string">
            <text:p>014-018-25-2-2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224КМ</text:p>
          </table:table-cell>
          <table:table-cell/>
          <table:table-cell table:number-columns-repeated="2" office:value-type="string">
            <text:p>2224КМ</text:p>
          </table:table-cell>
          <table:table-cell office:value-type="string">
            <text:p>ПОДШИПНИК 2224К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-2228КМ</text:p>
          </table:table-cell>
          <table:table-cell/>
          <table:table-cell table:number-columns-repeated="2" office:value-type="string">
            <text:p>70-2228КМ</text:p>
          </table:table-cell>
          <table:table-cell office:value-type="string">
            <text:p>ПОДШИПНИК 70-2228КМ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28А</text:p>
          </table:table-cell>
          <table:table-cell/>
          <table:table-cell office:value-type="string">
            <text:p>228А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-19-123СП</text:p>
          </table:table-cell>
          <table:table-cell/>
          <table:table-cell table:number-columns-repeated="2"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1-19-103СП</text:p>
          </table:table-cell>
          <table:table-cell/>
          <table:table-cell table:number-columns-repeated="2" office:value-type="string">
            <text:p>21-19-103СП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103СП</text:p>
          </table:table-cell>
          <table:table-cell/>
          <table:table-cell table:number-columns-repeated="2" office:value-type="string">
            <text:p>60-19-103СП</text:p>
          </table:table-cell>
          <table:table-cell office:value-type="string">
            <text:p>Стопо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104СП</text:p>
          </table:table-cell>
          <table:table-cell/>
          <table:table-cell table:number-columns-repeated="2" office:value-type="string">
            <text:p>60-19-104СП</text:p>
          </table:table-cell>
          <table:table-cell office:value-type="string">
            <text:p>Фиксатор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5-19-15</text:p>
          </table:table-cell>
          <table:table-cell/>
          <table:table-cell table:number-columns-repeated="2" office:value-type="string">
            <text:p>15-19-15</text:p>
          </table:table-cell>
          <table:table-cell office:value-type="string">
            <text:p>Козырек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5-19-30</text:p>
          </table:table-cell>
          <table:table-cell/>
          <table:table-cell table:number-columns-repeated="2" office:value-type="string">
            <text:p>15-19-30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1-19-3</text:p>
          </table:table-cell>
          <table:table-cell/>
          <table:table-cell table:number-columns-repeated="2" office:value-type="string">
            <text:p>21-19-3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61</text:p>
          </table:table-cell>
          <table:table-cell/>
          <table:table-cell table:number-columns-repeated="2" office:value-type="string">
            <text:p>50-19-161</text:p>
          </table:table-cell>
          <table:table-cell office:value-type="string">
            <text:p>Щиток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21-42</text:p>
          </table:table-cell>
          <table:table-cell/>
          <table:table-cell office:value-type="string">
            <text:p>50-21-4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0-19-9</text:p>
          </table:table-cell>
          <table:table-cell/>
          <table:table-cell table:number-columns-repeated="2" office:value-type="string">
            <text:p>60-19-9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527-01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30-2017</text:p>
          </table:table-cell>
          <table:table-cell/>
          <table:table-cell office:value-type="string">
            <text:p>700-30-201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2165</text:p>
          </table:table-cell>
          <table:table-cell/>
          <table:table-cell table:number-columns-repeated="2" office:value-type="string">
            <text:p>700-40-2165</text:p>
          </table:table-cell>
          <table:table-cell office:value-type="string">
            <text:p>ПРОКЛАДКА 700-40-21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9457</text:p>
          </table:table-cell>
          <table:table-cell/>
          <table:table-cell office:value-type="string">
            <text:p>1945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6458</text:p>
          </table:table-cell>
          <table:table-cell/>
          <table:table-cell table:number-columns-repeated="2" office:value-type="string">
            <text:p>19458</text:p>
          </table:table-cell>
          <table:table-cell office:value-type="string">
            <text:p>ПРОКЛАДКА 194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8579</text:p>
          </table:table-cell>
          <table:table-cell/>
          <table:table-cell table:number-columns-repeated="2" office:value-type="string">
            <text:p>М12-6GХ40.88.019</text:p>
          </table:table-cell>
          <table:table-cell office:value-type="string">
            <text:p>Болт М12х40 ТУ 14-4-1005-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01016</text:p>
          </table:table-cell>
          <table:table-cell/>
          <table:table-cell table:number-columns-repeated="2" office:value-type="string">
            <text:p>401016</text:p>
          </table:table-cell>
          <table:table-cell office:value-type="string">
            <text:p>КОЛЬЦО 4010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2х25.58.019</text:p>
          </table:table-cell>
          <table:table-cell/>
          <table:table-cell table:number-columns-repeated="2" office:value-type="string">
            <text:p>М12-6GХ25.58.019</text:p>
          </table:table-cell>
          <table:table-cell office:value-type="string">
            <text:p>БОЛТ М12-6GХ25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6х30.58.019</text:p>
          </table:table-cell>
          <table:table-cell/>
          <table:table-cell office:value-type="string">
            <text:p>М16х30.58.019</text:p>
          </table:table-cell>
          <table:table-cell office:value-type="string">
            <text:p>М16Х30.58.019</text:p>
          </table:table-cell>
          <table:table-cell office:value-type="string">
            <text:p>БОЛТ М16Х30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6ОТ65Г09</text:p>
          </table:table-cell>
          <table:table-cell/>
          <table:table-cell table:number-columns-repeated="2" office:value-type="string">
            <text:p>16ОТ65Г09</text:p>
          </table:table-cell>
          <table:table-cell office:value-type="string">
            <text:p>ШАЙБА ПРУЖИННАЯ 16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0ОТ65Г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95-101-36-2-2</text:p>
          </table:table-cell>
          <table:table-cell/>
          <table:table-cell table:number-columns-repeated="2" office:value-type="string">
            <text:p>095-101-36-2-2</text:p>
          </table:table-cell>
          <table:table-cell office:value-type="string">
            <text:p>КОЛЬЦО 095-101-36-2-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.2-90х120-2</text:p>
          </table:table-cell>
          <table:table-cell/>
          <table:table-cell office:value-type="string">
            <text:p>2.2-90х120-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,3Ц6</text:p>
          </table:table-cell>
          <table:table-cell/>
          <table:table-cell office:value-type="string">
            <text:p>1,3Ц6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119СП</text:p>
          </table:table-cell>
          <table:table-cell/>
          <table:table-cell table:number-columns-repeated="2"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6СП</text:p>
          </table:table-cell>
          <table:table-cell/>
          <table:table-cell table:number-columns-repeated="2" office:value-type="string">
            <text:p>50-19-156СП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4-19-47</text:p>
          </table:table-cell>
          <table:table-cell/>
          <table:table-cell table:number-columns-repeated="2" office:value-type="string">
            <text:p>24-19-47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8</text:p>
          </table:table-cell>
          <table:table-cell/>
          <table:table-cell table:number-columns-repeated="2" office:value-type="string">
            <text:p>50-19-158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0-19-159</text:p>
          </table:table-cell>
          <table:table-cell/>
          <table:table-cell table:number-columns-repeated="2" office:value-type="string">
            <text:p>50-19-159</text:p>
          </table:table-cell>
          <table:table-cell office:value-type="string">
            <text:p>Проставка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320-01</text:p>
          </table:table-cell>
          <table:table-cell/>
          <table:table-cell table:number-columns-repeated="2" office:value-type="string">
            <text:p>700-28-2320-01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8-2379</text:p>
          </table:table-cell>
          <table:table-cell/>
          <table:table-cell table:number-columns-repeated="2" office:value-type="string">
            <text:p>700-28-237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29-2262</text:p>
          </table:table-cell>
          <table:table-cell/>
          <table:table-cell table:number-columns-repeated="2" office:value-type="string">
            <text:p>700-29-2262</text:p>
          </table:table-cell>
          <table:table-cell office:value-type="string">
            <text:p>Шпилька М12х1,75-3n/1,25-6gх65.66.016 ГОСТ 22034-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00-40-2733</text:p>
          </table:table-cell>
          <table:table-cell/>
          <table:table-cell table:number-columns-repeated="2" office:value-type="string">
            <text:p>700-40-2733</text:p>
          </table:table-cell>
          <table:table-cell office:value-type="string">
            <text:p>КОЛЬЦО 700-40-27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010</text:p>
          </table:table-cell>
          <table:table-cell/>
          <table:table-cell office:value-type="string">
            <text:p>301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014</text:p>
          </table:table-cell>
          <table:table-cell/>
          <table:table-cell table:number-columns-repeated="2" office:value-type="string">
            <text:p>М20Х1,5-7Н.6.019</text:p>
          </table:table-cell>
          <table:table-cell office:value-type="string">
            <text:p>ГАЙКА М20Х1,5-7Н.6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М10х40.58.019</text:p>
          </table:table-cell>
          <table:table-cell/>
          <table:table-cell table:number-columns-repeated="2" office:value-type="string">
            <text:p>М10-6GХ40.58.019</text:p>
          </table:table-cell>
          <table:table-cell office:value-type="string">
            <text:p>БОЛТ М10-6GХ40.58.0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0ОТ65Г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2ОТ65Г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7ОТ65Г09</text:p>
          </table:table-cell>
          <table:table-cell/>
          <table:table-cell office:value-type="string">
            <text:p>27ОТ65Г09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64-14-15</text:p>
          </table:table-cell>
          <table:table-cell office:value-type="string">
            <text:p>Колесо зубчатое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Стартер СТ-230А-3808000</text:p>
          </table:table-cell>
          <table:table-cell office:value-type="string">
            <text:p>СТ230А-3708000</text:p>
          </table:table-cell>
          <table:table-cell/>
          <table:table-cell office:value-type="string">
            <text:p>42.3708.000(СТ230Е)</text:p>
          </table:table-cell>
          <table:table-cell table:number-columns-repeated="2"/>
        </table:table-row>
        <table:table-row table:style-name="ro1">
          <table:table-cell office:value-type="string">
            <text:p>Вал коленчатый Т-170 16-03-112СП</text:p>
          </table:table-cell>
          <table:table-cell office:value-type="string">
            <text:p>16-03-112СП</text:p>
          </table:table-cell>
          <table:table-cell table:number-columns-repeated="2"/>
          <table:table-cell office:value-type="string">
            <text:p>16-03-112СП</text:p>
          </table:table-cell>
          <table:table-cell office:value-type="string">
            <text:p>Вал коленчатый</text:p>
          </table:table-cell>
        </table:table-row>
        <table:table-row table:style-name="ro1">
          <table:table-cell office:value-type="string">
            <text:p>Гусеница болотная Т-170 48-22-7СП</text:p>
          </table:table-cell>
          <table:table-cell office:value-type="string">
            <text:p>48-22-7СП</text:p>
          </table:table-cell>
          <table:table-cell/>
          <table:table-cell office:value-type="string">
            <text:p>48-22-7СБ/ГМ-10-07СП</text:p>
          </table:table-cell>
          <table:table-cell table:number-columns-repeated="2"/>
        </table:table-row>
        <table:table-row table:style-name="ro1">
          <table:table-cell office:value-type="string">
            <text:p>Двигатель Д-160</text:p>
          </table:table-cell>
          <table:table-cell table:number-columns-repeated="2"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</table:table-row>
        <table:table-row table:style-name="ro1">
          <table:table-cell office:value-type="string">
            <text:p>Двигатель Д-180 65-14-023СП</text:p>
          </table:table-cell>
          <table:table-cell office:value-type="string">
            <text:p>65-14-023СП</text:p>
          </table:table-cell>
          <table:table-cell/>
          <table:table-cell office:value-type="string">
            <text:p>65-14-029сп</text:p>
          </table:table-cell>
          <table:table-cell office:value-type="string">
            <text:p>65-14-029СП</text:p>
          </table:table-cell>
          <table:table-cell office:value-type="string">
            <text:p>Дизель Д180.101-4</text:p>
          </table:table-cell>
        </table:table-row>
        <table:table-row table:style-name="ro1">
          <table:table-cell office:value-type="string">
            <text:p>Каток двубортный 24-21-170СП (Т-170)</text:p>
          </table:table-cell>
          <table:table-cell office:value-type="string">
            <text:p>24-21-170СП (Т-170)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Каток однобортный 24-21-169СП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оробка КПП Т-170</text:p>
          </table:table-cell>
          <table:table-cell table:number-columns-repeated="2"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</table:table-row>
        <table:table-row table:style-name="ro1">
          <table:table-cell office:value-type="string">
            <text:p>Турбокомпрессор <text:s/>Т-130/Т-170 ТКР-11 НЗ</text:p>
          </table:table-cell>
          <table:table-cell office:value-type="string">
            <text:p>ТКР-11 НЗ</text:p>
          </table:table-cell>
          <table:table-cell/>
          <table:table-cell table:number-columns-repeated="2" office:value-type="string">
            <text:p>92.000-06</text:p>
          </table:table-cell>
          <table:table-cell office:value-type="string">
            <text:p>Турбокомпрессор ТКР11Н-3</text:p>
          </table:table-cell>
        </table:table-row>
        <table:table-row table:style-name="ro1">
          <table:table-cell office:value-type="string">
            <text:p>Гидрораспределитель Р-80 3/1 222</text:p>
          </table:table-cell>
          <table:table-cell office:value-type="string">
            <text:p>Р-80 3/1 222</text:p>
          </table:table-cell>
          <table:table-cell/>
          <table:table-cell office:value-type="string">
            <text:p>снят с производства, не связываться</text:p>
          </table:table-cell>
          <table:table-cell table:number-columns-repeated="2"/>
        </table:table-row>
        <table:table-row table:style-name="ro1">
          <table:table-cell office:value-type="string">
            <text:p>Распределитель <text:s/>Р80-3.1.444</text:p>
          </table:table-cell>
          <table:table-cell office:value-type="string">
            <text:p><text:s/>Р80-3.1.444</text:p>
          </table:table-cell>
          <table:table-cell/>
          <table:table-cell office:value-type="string">
            <text:p>снят с производства, не связываться</text:p>
          </table:table-cell>
          <table:table-cell table:number-columns-repeated="2"/>
        </table:table-row>
        <table:table-row table:style-name="ro1">
          <table:table-cell office:value-type="string">
            <text:p>Стартер напряжение 12В для трактора 24.3708</text:p>
          </table:table-cell>
          <table:table-cell office:value-type="string">
            <text:p>74.3708</text:p>
          </table:table-cell>
          <table:table-cell/>
          <table:table-cell office:value-type="string">
            <text:p>24.3708</text:p>
          </table:table-cell>
          <table:table-cell table:number-columns-repeated="2"/>
        </table:table-row>
        <table:table-row table:style-name="ro1">
          <table:table-cell office:value-type="string">
            <text:p>Ступица Т-170 50-19-145СП</text:p>
          </table:table-cell>
          <table:table-cell office:value-type="string">
            <text:p>50-19-145СП</text:p>
          </table:table-cell>
          <table:table-cell table:number-columns-repeated="2"/>
          <table:table-cell office:value-type="string">
            <text:p>50-19-145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Муфта сцепления сер. 18-14-4СП</text:p>
          </table:table-cell>
          <table:table-cell office:value-type="string">
            <text:p>18-14-4СП</text:p>
          </table:table-cell>
          <table:table-cell table:number-columns-repeated="2"/>
          <table:table-cell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Пусковой двигатель ПД-23</text:p>
          </table:table-cell>
          <table:table-cell office:value-type="string">
            <text:p>ПД-23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</table:table-row>
        <table:table-row table:style-name="ro1">
          <table:table-cell office:value-type="string">
            <text:p>Тележка гусеницы Т-170 20-21-107/108</text:p>
          </table:table-cell>
          <table:table-cell office:value-type="string">
            <text:p>20-21-107/108</text:p>
          </table:table-cell>
          <table:table-cell/>
          <table:table-cell table:number-columns-repeated="2" office:value-type="string">
            <text:p>48-21-113СП</text:p>
          </table:table-cell>
          <table:table-cell office:value-type="string">
            <text:p>Тележка</text:p>
          </table:table-cell>
        </table:table-row>
        <table:table-row table:style-name="ro1">
          <table:table-cell office:value-type="string">
            <text:p>Гидроцилиндр отвала ДЗ-171 18-26-270СП</text:p>
          </table:table-cell>
          <table:table-cell office:value-type="string">
            <text:p>18-26-270СП</text:p>
          </table:table-cell>
          <table:table-cell/>
          <table:table-cell table:number-columns-repeated="2" office:value-type="string">
            <text:p>50-26-570СП</text:p>
          </table:table-cell>
          <table:table-cell office:value-type="string">
            <text:p>Гидроцилиндр</text:p>
          </table:table-cell>
        </table:table-row>
        <table:table-row table:style-name="ro1">
          <table:table-cell office:value-type="string">
            <text:p>Гусеница 50-22-6сп</text:p>
          </table:table-cell>
          <table:table-cell office:value-type="string">
            <text:p>50-22-6сп</text:p>
          </table:table-cell>
          <table:table-cell/>
          <table:table-cell office:value-type="string">
            <text:p>50-22-6СП/ГМ-10-01СП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700-30-2195</text:p>
          </table:table-cell>
          <table:table-cell table:number-columns-repeated="2"/>
          <table:table-cell office:value-type="string">
            <text:p>700-30-2195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Палец 161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127</text:p>
          </table:table-cell>
          <table:table-cell office:value-type="string">
            <text:p>Палец пружины</text:p>
          </table:table-cell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Д515С.02.067</text:p>
          </table:table-cell>
          <table:table-cell/>
          <table:table-cell office:value-type="string">
            <text:p>от прямого поворотного отвала завода Колющенко</text:p>
          </table:table-cell>
          <table:table-cell table:number-columns-repeated="2"/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ДЗ-27С.01.004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2"/>
        </table:table-row>
        <table:table-row table:style-name="ro1">
          <table:table-cell office:value-type="string">
            <text:p>Палец</text:p>
          </table:table-cell>
          <table:table-cell office:value-type="string">
            <text:p>ДЗ-110АХЛ.01.008</text:p>
          </table:table-cell>
          <table:table-cell/>
          <table:table-cell office:value-type="string">
            <text:p>от отвала завода Колющенко</text:p>
          </table:table-cell>
          <table:table-cell table:number-columns-repeated="2"/>
        </table:table-row>
        <table:table-row table:style-name="ro1">
          <table:table-cell office:value-type="string">
            <text:p>Болт СМД 8-1994(М8-6gх12)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8-6GХ12.88.35.01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2"/>
        </table:table-row>
        <table:table-row table:style-name="ro1"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4</text:p>
          </table:table-cell>
          <table:table-cell/>
          <table:table-cell office:value-type="string">
            <text:p>комплектующие гидроциллиндра, отдельно не поставляются. 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37-26-133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Сухарь</text:p>
          </table:table-cell>
          <table:table-cell office:value-type="float" office:value="26866">
            <text:p>2686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Сфера</text:p>
          </table:table-cell>
          <table:table-cell office:value-type="float" office:value="26865">
            <text:p>26865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Болт М10-6gx75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Упор </text:p>
          </table:table-cell>
          <table:table-cell office:value-type="string">
            <text:p>37-26-126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рышка</text:p>
          </table:table-cell>
          <table:table-cell office:value-type="float" office:value="26859">
            <text:p>26859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37-26-207СП</text:p>
          </table:table-cell>
          <table:table-cell/>
          <table:table-cell office:value-type="string">
            <text:p>комплектующие гидроциллиндра, отдельно не поставляю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Установка вентилятора</text:p>
          </table:table-cell>
          <table:table-cell office:value-type="string">
            <text:p>16-07-5СП</text:p>
          </table:table-cell>
          <table:table-cell/>
          <table:table-cell office:value-type="string">
            <text:p>расценка данной позиции прилагается ниже</text:p>
          </table:table-cell>
          <table:table-cell table:number-columns-repeated="2"/>
        </table:table-row>
        <table:table-row table:style-name="ro1">
          <table:table-cell office:value-type="string">
            <text:p>Установка шторки</text:p>
          </table:table-cell>
          <table:table-cell office:value-type="string">
            <text:p>18-08-18СП</text:p>
          </table:table-cell>
          <table:table-cell/>
          <table:table-cell office:value-type="string">
            <text:p>давно снято с производства</text:p>
          </table:table-cell>
          <table:table-cell table:number-columns-repeated="2"/>
        </table:table-row>
        <table:table-row table:style-name="ro1">
          <table:table-cell office:value-type="string">
            <text:p>Стяжка</text:p>
          </table:table-cell>
          <table:table-cell office:value-type="string">
            <text:p>50-20-32</text:p>
          </table:table-cell>
          <table:table-cell/>
          <table:table-cell office:value-type="string">
            <text:p>50-19-49</text:p>
          </table:table-cell>
          <table:table-cell table:number-columns-repeated="2"/>
        </table:table-row>
        <table:table-row table:style-name="ro1">
          <table:table-cell office:value-type="string">
            <text:p>Болт М10-6gх80.58.01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М10-6gх80.58.019</text:p>
          </table:table-cell>
          <table:table-cell office:value-type="string">
            <text:p>М10-6GХ80.58.019</text:p>
          </table:table-cell>
          <table:table-cell office:value-type="string">
            <text:p>БОЛТ М10-6GХ80.58.019</text:p>
          </table:table-cell>
        </table:table-row>
        <table:table-row table:style-name="ro1">
          <table:table-cell office:value-type="string">
            <text:p>Кран</text:p>
          </table:table-cell>
          <table:table-cell office:value-type="string">
            <text:p>48-26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Кран</text:p>
          </table:table-cell>
          <table:table-cell office:value-type="string">
            <text:p>18-26-290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50-56-121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18-56-113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21-09-115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Труба</text:p>
          </table:table-cell>
          <table:table-cell office:value-type="string">
            <text:p>50-60-202СП</text:p>
          </table:table-cell>
          <table:table-cell/>
          <table:table-cell office:value-type="string">
            <text:p>деталь давно не производят. Устанавливалась на старую гидросистему, которая давно изменена. 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3106</text:p>
          </table:table-cell>
          <table:table-cell/>
          <table:table-cell table:number-columns-repeated="2" office:value-type="string">
            <text:p>700-40-7221</text:p>
          </table:table-cell>
          <table:table-cell office:value-type="string">
            <text:p>УПЛОТНИТЕЛЬ 700-40-7221</text:p>
          </table:table-cell>
        </table:table-row>
        <table:table-row table:style-name="ro1">
          <table:table-cell office:value-type="string">
            <text:p>Шайба <text:s/>48.02.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от 50-26-570СП отдельно не поставляется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261255">
            <text:p>261255</text:p>
          </table:table-cell>
          <table:table-cell/>
          <table:table-cell office:value-type="string">
            <text:p>номер не известный</text:p>
          </table:table-cell>
          <table:table-cell table:number-columns-repeated="2"/>
        </table:table-row>
        <table:table-row table:style-name="ro1">
          <table:table-cell office:value-type="string">
            <text:p>Поршень</text:p>
          </table:table-cell>
          <table:table-cell office:value-type="string">
            <text:p>37-26-208СП</text:p>
          </table:table-cell>
          <table:table-cell/>
          <table:table-cell office:value-type="string">
            <text:p>на гидроциллиндр подъема отвала 18-26-270СП. Отдельно не поставляетсяПредлагать гидроциллиндр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40-6082(700-40-6093)</text:p>
          </table:table-cell>
          <table:table-cell/>
          <table:table-cell office:value-type="string">
            <text:p>номера не известны</text:p>
          </table:table-cell>
          <table:table-cell table:number-columns-repeated="2"/>
        </table:table-row>
        <table:table-row table:style-name="ro1">
          <table:table-cell office:value-type="string">
            <text:p>Плита маслораспределительная</text:p>
          </table:table-cell>
          <table:table-cell office:value-type="string">
            <text:p><text:s text:c="22"/>16-09-135 (снята с производства вместо нее 51-09-195 (под ПД-23У + под фильтр масляный 65-09-123СП)</text:p>
          </table:table-cell>
          <table:table-cell/>
          <table:table-cell table:number-columns-repeated="2" office:value-type="string">
            <text:p>51-09-195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Болт М10х55.58.01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</table:table-row>
        <table:table-row table:style-name="ro1">
          <table:table-cell office:value-type="string">
            <text:p>16-07-5СП (старого образца)</text:p>
          </table:table-cell>
          <table:table-cell office:value-type="string">
            <text:p>Установка вентилятора(ниже расценка)</text:p>
          </table:table-cell>
          <table:table-cell table:number-columns-repeated="4"/>
        </table:table-row>
        <table:table-row table:style-name="ro1">
          <table:table-cell office:value-type="string">
            <text:p>крестовина</text:p>
          </table:table-cell>
          <table:table-cell office:value-type="string">
            <text:p>65-07-103СП</text:p>
          </table:table-cell>
          <table:table-cell table:number-columns-repeated="2"/>
          <table:table-cell office:value-type="string">
            <text:p>65-07-103СП</text:p>
          </table:table-cell>
          <table:table-cell office:value-type="string">
            <text:p>Крестовина</text:p>
          </table:table-cell>
        </table:table-row>
        <table:table-row table:style-name="ro1">
          <table:table-cell office:value-type="string">
            <text:p>механизм натяжения</text:p>
          </table:table-cell>
          <table:table-cell office:value-type="string">
            <text:p>51-07-103СП</text:p>
          </table:table-cell>
          <table:table-cell table:number-columns-repeated="2"/>
          <table:table-cell office:value-type="string">
            <text:p>51-07-103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кольцо (входит в шкив 65-07-112СП)</text:p>
          </table:table-cell>
          <table:table-cell office:value-type="string">
            <text:p>16-03-03</text:p>
          </table:table-cell>
          <table:table-cell table:number-columns-repeated="4"/>
        </table:table-row>
        <table:table-row table:style-name="ro1">
          <table:table-cell office:value-type="string">
            <text:p>проставка (входит в шкив 65-07-112СП)</text:p>
          </table:table-cell>
          <table:table-cell office:value-type="string">
            <text:p>65-07-6</text:p>
          </table:table-cell>
          <table:table-cell table:number-columns-repeated="2"/>
          <table:table-cell office:value-type="string">
            <text:p>65-07-6</text:p>
          </table:table-cell>
          <table:table-cell office:value-type="string">
            <text:p>Проставка</text:p>
          </table:table-cell>
        </table:table-row>
        <table:table-row table:style-name="ro1">
          <table:table-cell office:value-type="string">
            <text:p>крышка (входит в шкив 65-07-112СП)</text:p>
          </table:table-cell>
          <table:table-cell office:value-type="string">
            <text:p>65-07-46</text:p>
          </table:table-cell>
          <table:table-cell table:number-columns-repeated="2"/>
          <table:table-cell office:value-type="string">
            <text:p>65-07-46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прокладка (входит в шкив 65-07-112СП)</text:p>
          </table:table-cell>
          <table:table-cell office:value-type="string">
            <text:p>700-40-9226</text:p>
          </table:table-cell>
          <table:table-cell table:number-columns-repeated="2"/>
          <table:table-cell office:value-type="string">
            <text:p>700-40-9226</text:p>
          </table:table-cell>
          <table:table-cell office:value-type="string">
            <text:p>ПРОКЛАДКА 700-40-9226</text:p>
          </table:table-cell>
        </table:table-row>
        <table:table-row table:style-name="ro1">
          <table:table-cell office:value-type="string">
            <text:p>пластина (входит в шкив 65-07-112СП)</text:p>
          </table:table-cell>
          <table:table-cell office:value-type="string">
            <text:p>31324</text:p>
          </table:table-cell>
          <table:table-cell table:number-columns-repeated="2"/>
          <table:table-cell office:value-type="string">
            <text:p>31324</text:p>
          </table:table-cell>
          <table:table-cell office:value-type="string">
            <text:p>ПЛАСТИНА СТОПОРНАЯ 31324</text:p>
          </table:table-cell>
        </table:table-row>
        <table:table-row table:style-name="ro1">
          <table:table-cell office:value-type="string">
            <text:p>Шайба (входит в шкив 65-07-112СП)</text:p>
          </table:table-cell>
          <table:table-cell office:value-type="string">
            <text:p>07105</text:p>
          </table:table-cell>
          <table:table-cell table:number-columns-repeated="2"/>
          <table:table-cell office:value-type="string">
            <text:p>07105</text:p>
          </table:table-cell>
          <table:table-cell office:value-type="string">
            <text:p>Шайба</text:p>
          </table:table-cell>
        </table:table-row>
        <table:table-row table:style-name="ro1">
          <table:table-cell office:value-type="string">
            <text:p>кольцо (входит в шкив 65-07-112СП)</text:p>
          </table:table-cell>
          <table:table-cell office:value-type="string">
            <text:p>700-39-506</text:p>
          </table:table-cell>
          <table:table-cell table:number-columns-repeated="2"/>
          <table:table-cell office:value-type="string">
            <text:p>700-39-506</text:p>
          </table:table-cell>
          <table:table-cell office:value-type="string">
            <text:p>Кольцо В72 ГОСТ 13941-86</text:p>
          </table:table-cell>
        </table:table-row>
        <table:table-row table:style-name="ro1">
          <table:table-cell office:value-type="string">
            <text:p>подшипник (входит в шкив 65-07-112СП)</text:p>
          </table:table-cell>
          <table:table-cell office:value-type="string">
            <text:p>306</text:p>
          </table:table-cell>
          <table:table-cell table:number-columns-repeated="4"/>
        </table:table-row>
        <table:table-row table:style-name="ro1">
          <table:table-cell office:value-type="string">
            <text:p>втулка (входит в шкив 65-07-112СП)</text:p>
          </table:table-cell>
          <table:table-cell office:value-type="string">
            <text:p>65-07-45</text:p>
          </table:table-cell>
          <table:table-cell table:number-columns-repeated="2"/>
          <table:table-cell office:value-type="string">
            <text:p>65-07-45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шкив (входит в шкив 65-07-112СП)</text:p>
          </table:table-cell>
          <table:table-cell office:value-type="string">
            <text:p>65-07-48</text:p>
          </table:table-cell>
          <table:table-cell table:number-columns-repeated="2"/>
          <table:table-cell office:value-type="string">
            <text:p>65-07-48</text:p>
          </table:table-cell>
          <table:table-cell office:value-type="string">
            <text:p>Шкив</text:p>
          </table:table-cell>
        </table:table-row>
        <table:table-row table:style-name="ro1">
          <table:table-cell office:value-type="string">
            <text:p>втулка (входит в шкив 65-07-112СП)</text:p>
          </table:table-cell>
          <table:table-cell office:value-type="string">
            <text:p>65-07-47</text:p>
          </table:table-cell>
          <table:table-cell table:number-columns-repeated="2"/>
          <table:table-cell office:value-type="string">
            <text:p>65-07-47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манжета (входит в шкив 65-07-112СП)</text:p>
          </table:table-cell>
          <table:table-cell office:value-type="string">
            <text:p>720-15-126СП</text:p>
          </table:table-cell>
          <table:table-cell table:number-columns-repeated="2"/>
          <table:table-cell office:value-type="string">
            <text:p>720-15-126СП</text:p>
          </table:table-cell>
          <table:table-cell office:value-type="string">
            <text:p>МАНЖЕТА 720-15-126СП</text:p>
          </table:table-cell>
        </table:table-row>
        <table:table-row table:style-name="ro1">
          <table:table-cell office:value-type="string">
            <text:p>пружина (входит в шкив 65-07-112СП)</text:p>
          </table:table-cell>
          <table:table-cell office:value-type="string">
            <text:p>700-38-5354</text:p>
          </table:table-cell>
          <table:table-cell table:number-columns-repeated="4"/>
        </table:table-row>
        <table:table-row table:style-name="ro1">
          <table:table-cell office:value-type="string">
            <text:p>кронштейн</text:p>
          </table:table-cell>
          <table:table-cell office:value-type="string">
            <text:p>51-07-102СП</text:p>
          </table:table-cell>
          <table:table-cell table:number-columns-repeated="2"/>
          <table:table-cell office:value-type="string">
            <text:p>51-07-102СП</text:p>
          </table:table-cell>
          <table:table-cell office:value-type="string">
            <text:p>Кронштейн</text:p>
          </table:table-cell>
        </table:table-row>
        <table:table-row table:style-name="ro1">
          <table:table-cell office:value-type="string">
            <text:p>масленка</text:p>
          </table:table-cell>
          <table:table-cell office:value-type="string">
            <text:p>1,3 Ц6</text:p>
          </table:table-cell>
          <table:table-cell table:number-columns-repeated="4"/>
        </table:table-row>
        <table:table-row table:style-name="ro1">
          <table:table-cell office:value-type="string">
            <text:p>штуцер</text:p>
          </table:table-cell>
          <table:table-cell office:value-type="string">
            <text:p>411155</text:p>
          </table:table-cell>
          <table:table-cell table:number-columns-repeated="2"/>
          <table:table-cell office:value-type="string">
            <text:p>411155</text:p>
          </table:table-cell>
          <table:table-cell office:value-type="string">
            <text:p>Штуцер</text:p>
          </table:table-cell>
        </table:table-row>
        <table:table-row table:style-name="ro1">
          <table:table-cell office:value-type="string">
            <text:p>лапа</text:p>
          </table:table-cell>
          <table:table-cell office:value-type="string">
            <text:p>51-07-48</text:p>
          </table:table-cell>
          <table:table-cell table:number-columns-repeated="2"/>
          <table:table-cell office:value-type="string">
            <text:p>51-07-48</text:p>
          </table:table-cell>
          <table:table-cell office:value-type="string">
            <text:p>Лапа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х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х45.58.019</text:p>
          </table:table-cell>
          <table:table-cell/>
          <table:table-cell table:number-columns-repeated="2" office:value-type="string">
            <text:p>М10-6GХ45.58.019</text:p>
          </table:table-cell>
          <table:table-cell office:value-type="string">
            <text:p>БОЛТ М10-6GХ45.58.01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0ОТ65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8-6Gх20.88.35.019</text:p>
          </table:table-cell>
          <table:table-cell table:number-columns-repeated="2"/>
          <table:table-cell office:value-type="string">
            <text:p>М8-6GХ20.88.35.01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8ОТ65Г09</text:p>
          </table:table-cell>
          <table:table-cell/>
          <table:table-cell table:number-columns-repeated="2" office:value-type="string">
            <text:p>8Т65Г09</text:p>
          </table:table-cell>
          <table:table-cell office:value-type="string">
            <text:p>ШАЙБА ПРУЖИННАЯ 8Т65Г0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8х25.88.35.019</text:p>
          </table:table-cell>
          <table:table-cell/>
          <table:table-cell table:number-columns-repeated="2" office:value-type="string">
            <text:p>М8-6GХ25.88.35.019</text:p>
          </table:table-cell>
          <table:table-cell office:value-type="string">
            <text:p>БОЛТ М8-6GХ25.88.35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2х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2ОТ65Г09</text:p>
          </table:table-cell>
          <table:table-cell table:number-columns-repeated="2"/>
          <table:table-cell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string">
            <text:p>шпилька</text:p>
          </table:table-cell>
          <table:table-cell office:value-type="string">
            <text:p>29311</text:p>
          </table:table-cell>
          <table:table-cell table:number-columns-repeated="2"/>
          <table:table-cell office:value-type="string">
            <text:p>29311</text:p>
          </table:table-cell>
          <table:table-cell office:value-type="string">
            <text:p>Шпилька М12х1,75-3n/1,25-6gх38.66.016 ГОСТ 22034-76</text:p>
          </table:table-cell>
        </table:table-row>
        <table:table-row table:style-name="ro1">
          <table:table-cell office:value-type="string">
            <text:p>гайка М12х1,25</text:p>
          </table:table-cell>
          <table:table-cell office:value-type="string">
            <text:p>700-30-2046</text:p>
          </table:table-cell>
          <table:table-cell table:number-columns-repeated="2"/>
          <table:table-cell office:value-type="string">
            <text:p>700-30-2046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на Б 11 шестерня, которая на Т-170 идет 150 -я, а на Т-130 29 -я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счет на з\ч Т-130 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Коленвал 1шт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6-03-112СП</text:p>
          </table:table-cell>
          <table:table-cell office:value-type="string">
            <text:p>Вал коленчатый</text:p>
          </table:table-cell>
        </table:table-row>
        <table:table-row table:style-name="ro1">
          <table:table-cell office:value-type="string">
            <text:p>Вкладыши к валу - 2 к-та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А23.01.103-160СБН1</text:p>
          </table:table-cell>
          <table:table-cell office:value-type="string">
            <text:p>ВКЛАДЫШ КОРЕННОЙ А23.01.103-160сб.Н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А23.01.100-160СБН1</text:p>
          </table:table-cell>
          <table:table-cell office:value-type="string">
            <text:p>ВКЛАДЫШ ШАТУННЫЙ А23.01.100-160сб.Н1</text:p>
          </table:table-cell>
        </table:table-row>
        <table:table-row table:style-name="ro1">
          <table:table-cell office:value-type="string">
            <text:p>Шатун - 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12СП</text:p>
          </table:table-cell>
          <table:table-cell office:value-type="string">
            <text:p>Шатун</text:p>
          </table:table-cell>
        </table:table-row>
        <table:table-row table:style-name="ro1">
          <table:table-cell office:value-type="string">
            <text:p>Кольца поршневые 1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1-03-115СП</text:p>
          </table:table-cell>
          <table:table-cell office:value-type="string">
            <text:p>КОЛЬЦО ПОРШНЕВОЕ СТ-51-03-115СП</text:p>
          </table:table-cell>
        </table:table-row>
        <table:table-row table:style-name="ro1">
          <table:table-cell office:value-type="string">
            <text:p>Прокладки к двигателю - все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</text:p>
          </table:table-cell>
          <table:table-cell table:number-columns-repeated="2"/>
        </table:table-row>
        <table:table-row table:style-name="ro1">
          <table:table-cell office:value-type="string">
            <text:p>Венец маховика - 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03618-1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Муфта - 1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Вал - к-т. 50-14-113С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8-14-77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18-14-126</text:p>
          </table:table-cell>
          <table:table-cell table:number-columns-repeated="2"/>
        </table:table-row>
        <table:table-row table:style-name="ro1">
          <table:table-cell office:value-type="string">
            <text:p>Пробка радиатора - 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А21.05-480СБ</text:p>
          </table:table-cell>
          <table:table-cell table:number-columns-repeated="2"/>
        </table:table-row>
        <table:table-row table:style-name="ro1">
          <table:table-cell office:value-type="string">
            <text:p>Фильтр топливный -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Т-75</text:p>
          </table:table-cell>
          <table:table-cell table:number-columns-repeated="2"/>
        </table:table-row>
        <table:table-row table:style-name="ro1">
          <table:table-cell office:value-type="string">
            <text:p>Фильтр топливный ХБ - 2шт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ЭФ-01-00СБ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Двигатель</text:p>
          </table:table-cell>
          <table:table-cell office:value-type="string">
            <text:p>Д-160.01Б-04</text:p>
          </table:table-cell>
          <table:table-cell/>
          <table:table-cell table:number-columns-repeated="2" office:value-type="string">
            <text:p>65-14-029СП</text:p>
          </table:table-cell>
          <table:table-cell office:value-type="string">
            <text:p>Дизель Д180.101-4</text:p>
          </table:table-cell>
        </table:table-row>
        <table:table-row table:style-name="ro1">
          <table:table-cell office:value-type="string">
            <text:p>Рама тележки болот. левая</text:p>
          </table:table-cell>
          <table:table-cell office:value-type="string">
            <text:p>48-21-111 (20-21-127)</text:p>
          </table:table-cell>
          <table:table-cell/>
          <table:table-cell table:number-columns-repeated="2" office:value-type="string">
            <text:p>48-21-111-01СП</text:p>
          </table:table-cell>
          <table:table-cell office:value-type="string">
            <text:p>Рама тележки</text:p>
          </table:table-cell>
        </table:table-row>
        <table:table-row table:style-name="ro1">
          <table:table-cell office:value-type="string">
            <text:p>Рама тележки болот. правая</text:p>
          </table:table-cell>
          <table:table-cell office:value-type="string">
            <text:p>48-21-112 (20-21-126)</text:p>
          </table:table-cell>
          <table:table-cell/>
          <table:table-cell table:number-columns-repeated="2" office:value-type="string">
            <text:p>48-21-112-01СП</text:p>
          </table:table-cell>
          <table:table-cell office:value-type="string">
            <text:p>Рама тележки</text:p>
          </table:table-cell>
        </table:table-row>
        <table:table-row table:style-name="ro1">
          <table:table-cell office:value-type="string">
            <text:p>Нож средний (9отв*2) с наплавкой</text:p>
          </table:table-cell>
          <table:table-cell office:value-type="string">
            <text:p>067.55.11.004-02/80-52-61</text:p>
          </table:table-cell>
          <table:table-cell/>
          <table:table-cell table:number-columns-repeated="2" office:value-type="string">
            <text:p>80-52-61</text:p>
          </table:table-cell>
          <table:table-cell office:value-type="string">
            <text:p>Нож средний</text:p>
          </table:table-cell>
        </table:table-row>
        <table:table-row table:style-name="ro1">
          <table:table-cell office:value-type="string">
            <text:p>Нож боковой левый-8д.</text:p>
          </table:table-cell>
          <table:table-cell office:value-type="string">
            <text:p>80-52-59</text:p>
          </table:table-cell>
          <table:table-cell table:number-columns-repeated="4"/>
        </table:table-row>
        <table:table-row table:style-name="ro1">
          <table:table-cell office:value-type="string">
            <text:p>Нож боковой правый-8д.</text:p>
          </table:table-cell>
          <table:table-cell office:value-type="string">
            <text:p>80-52-60</text:p>
          </table:table-cell>
          <table:table-cell table:number-columns-repeated="4"/>
        </table:table-row>
        <table:table-row table:style-name="ro1">
          <table:table-cell office:value-type="string">
            <text:p>Нож боковой правый-12д.</text:p>
          </table:table-cell>
          <table:table-cell office:value-type="string">
            <text:p>Д661-02.001.02</text:p>
          </table:table-cell>
          <table:table-cell/>
          <table:table-cell table:number-columns-repeated="2" office:value-type="string">
            <text:p>80-52-111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Нож боковой левый-12д.</text:p>
          </table:table-cell>
          <table:table-cell office:value-type="string">
            <text:p>Д661-02.002.02</text:p>
          </table:table-cell>
          <table:table-cell/>
          <table:table-cell office:value-type="string">
            <text:p>80-52-111-01</text:p>
          </table:table-cell>
          <table:table-cell table:number-columns-repeated="2"/>
        </table:table-row>
        <table:table-row table:style-name="ro1">
          <table:table-cell office:value-type="string">
            <text:p>Уплотнени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24-19-29</text:p>
          </table:table-cell>
          <table:table-cell table:number-columns-repeated="2"/>
          <table:table-cell office:value-type="string">
            <text:p>24-19-29</text:p>
          </table:table-cell>
          <table:table-cell office:value-type="string">
            <text:p>Шестерня ведущая</text:p>
          </table:table-cell>
        </table:table-row>
        <table:table-row table:style-name="ro1">
          <table:table-cell office:value-type="string">
            <text:p>Шестерня двойная</text:p>
          </table:table-cell>
          <table:table-cell office:value-type="string">
            <text:p>20-19-24</text:p>
          </table:table-cell>
          <table:table-cell table:number-columns-repeated="2"/>
          <table:table-cell office:value-type="string">
            <text:p>20-19-24</text:p>
          </table:table-cell>
          <table:table-cell office:value-type="string">
            <text:p>Шестерня двойная</text:p>
          </table:table-cell>
        </table:table-row>
        <table:table-row table:style-name="ro1">
          <table:table-cell office:value-type="string">
            <text:p>Лабиринт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string">
            <text:p>Лента тормоза</text:p>
          </table:table-cell>
          <table:table-cell office:value-type="string">
            <text:p>18360-01</text:p>
          </table:table-cell>
          <table:table-cell table:number-columns-repeated="4"/>
        </table:table-row>
        <table:table-row table:style-name="ro1">
          <table:table-cell office:value-type="string">
            <text:p>Шпилька (черн.)</text:p>
          </table:table-cell>
          <table:table-cell office:value-type="string">
            <text:p>700-29-2369</text:p>
          </table:table-cell>
          <table:table-cell table:number-columns-repeated="2"/>
          <table:table-cell office:value-type="string">
            <text:p>700-29-2369</text:p>
          </table:table-cell>
          <table:table-cell office:value-type="string">
            <text:p>Шпилька</text:p>
          </table:table-cell>
        </table:table-row>
        <table:table-row table:style-name="ro1">
          <table:table-cell office:value-type="string">
            <text:p>Втулка (черн.)</text:p>
          </table:table-cell>
          <table:table-cell office:value-type="string">
            <text:p>18-19-19</text:p>
          </table:table-cell>
          <table:table-cell table:number-columns-repeated="2"/>
          <table:table-cell office:value-type="string">
            <text:p>18-19-19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Гайка (черн.)</text:p>
          </table:table-cell>
          <table:table-cell office:value-type="string">
            <text:p>700-30-2047</text:p>
          </table:table-cell>
          <table:table-cell table:number-columns-repeated="2"/>
          <table:table-cell office:value-type="string">
            <text:p>700-30-2047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float" office:value="19216">
            <text:p>19216</text:p>
          </table:table-cell>
          <table:table-cell/>
          <table:table-cell table:number-columns-repeated="2" office:value-type="string">
            <text:p>19216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Тормозок</text:p>
          </table:table-cell>
          <table:table-cell office:value-type="string">
            <text:p>18-14-140</text:p>
          </table:table-cell>
          <table:table-cell/>
          <table:table-cell table:number-columns-repeated="2" office:value-type="string">
            <text:p>18-14-140-1СП</text:p>
          </table:table-cell>
          <table:table-cell office:value-type="string">
            <text:p>Тормозок</text:p>
          </table:table-cell>
        </table:table-row>
        <table:table-row table:style-name="ro1">
          <table:table-cell office:value-type="string">
            <text:p>Пластина</text:p>
          </table:table-cell>
          <table:table-cell office:value-type="string">
            <text:p>18-14-122</text:p>
          </table:table-cell>
          <table:table-cell table:number-columns-repeated="4"/>
        </table:table-row>
        <table:table-row table:style-name="ro1">
          <table:table-cell office:value-type="string">
            <text:p>Болт (М12*25.58.019) муфты сцепл.</text:p>
          </table:table-cell>
          <table:table-cell office:value-type="string">
            <text:p>М12*25</text:p>
          </table:table-cell>
          <table:table-cell/>
          <table:table-cell table:number-columns-repeated="2" office:value-type="string">
            <text:p>М12-6GХ25.58.019</text:p>
          </table:table-cell>
          <table:table-cell office:value-type="string">
            <text:p>БОЛТ М12-6GХ25.58.01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2 ОТ65Г09</text:p>
          </table:table-cell>
          <table:table-cell table:number-columns-repeated="4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58-2412</text:p>
          </table:table-cell>
          <table:table-cell table:number-columns-repeated="2"/>
          <table:table-cell office:value-type="string">
            <text:p>700-58-2412</text:p>
          </table:table-cell>
          <table:table-cell office:value-type="string">
            <text:p>Кольцо В50 ГОСТ 13940-86</text:p>
          </table:table-cell>
        </table:table-row>
        <table:table-row table:style-name="ro1"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Вал-комплект</text:p>
          </table:table-cell>
          <table:table-cell office:value-type="string">
            <text:p>48-14-101</text:p>
          </table:table-cell>
          <table:table-cell table:number-columns-repeated="4"/>
        </table:table-row>
        <table:table-row table:style-name="ro1">
          <table:table-cell office:value-type="string">
            <text:p>Кольцо</text:p>
          </table:table-cell>
          <table:table-cell office:value-type="float" office:value="46812">
            <text:p>46812</text:p>
          </table:table-cell>
          <table:table-cell/>
          <table:table-cell table:number-columns-repeated="2" office:value-type="string">
            <text:p>46812</text:p>
          </table:table-cell>
          <table:table-cell office:value-type="string">
            <text:p>КОЛЬЦО 46812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float" office:value="12304">
            <text:p>12304</text:p>
          </table:table-cell>
          <table:table-cell/>
          <table:table-cell table:number-columns-repeated="2" office:value-type="string">
            <text:p>12304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Пластина</text:p>
          </table:table-cell>
          <table:table-cell office:value-type="float" office:value="31545">
            <text:p>31545</text:p>
          </table:table-cell>
          <table:table-cell/>
          <table:table-cell table:number-columns-repeated="2" office:value-type="string">
            <text:p>31545</text:p>
          </table:table-cell>
          <table:table-cell office:value-type="string">
            <text:p>ПЛАСТИНА 31545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700-58-2520</text:p>
          </table:table-cell>
          <table:table-cell table:number-columns-repeated="2"/>
          <table:table-cell office:value-type="string">
            <text:p>700-58-2520</text:p>
          </table:table-cell>
          <table:table-cell office:value-type="string">
            <text:p>Кольцо пружинное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float" office:value="21363">
            <text:p>21363</text:p>
          </table:table-cell>
          <table:table-cell/>
          <table:table-cell table:number-columns-repeated="2" office:value-type="string">
            <text:p>21363</text:p>
          </table:table-cell>
          <table:table-cell office:value-type="string">
            <text:p>КОЛЬЦО 21363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5259</text:p>
          </table:table-cell>
          <table:table-cell table:number-columns-repeated="4"/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18-14-125</text:p>
          </table:table-cell>
          <table:table-cell table:number-columns-repeated="2"/>
          <table:table-cell office:value-type="string">
            <text:p>18-14-125</text:p>
          </table:table-cell>
          <table:table-cell office:value-type="string">
            <text:p>Крышка</text:p>
          </table:table-cell>
        </table:table-row>
        <table:table-row table:style-name="ro1">
          <table:table-cell office:value-type="string">
            <text:p>Крышка</text:p>
          </table:table-cell>
          <table:table-cell office:value-type="string">
            <text:p>20-14-22</text:p>
          </table:table-cell>
          <table:table-cell table:number-columns-repeated="4"/>
        </table:table-row>
        <table:table-row table:style-name="ro1">
          <table:table-cell office:value-type="string">
            <text:p>Вал-комплект</text:p>
          </table:table-cell>
          <table:table-cell office:value-type="string">
            <text:p>50-14-113</text:p>
          </table:table-cell>
          <table:table-cell/>
          <table:table-cell office:value-type="string">
            <text:p>50-14-113СБ</text:p>
          </table:table-cell>
          <table:table-cell table:number-columns-repeated="2"/>
        </table:table-row>
        <table:table-row table:style-name="ro1">
          <table:table-cell office:value-type="string">
            <text:p>Цепь гусеничная </text:p>
          </table:table-cell>
          <table:table-cell office:value-type="string">
            <text:p>ЧД-50-22-103СБ</text:p>
          </table:table-cell>
          <table:table-cell/>
          <table:table-cell office:value-type="string">
            <text:p>ЧД-50-22-103СБ</text:p>
          </table:table-cell>
          <table:table-cell table:number-columns-repeated="2"/>
        </table:table-row>
        <table:table-row table:style-name="ro1">
          <table:table-cell office:value-type="string">
            <text:p>Болт башмака </text:p>
          </table:table-cell>
          <table:table-cell office:value-type="string">
            <text:p>700-28-2352</text:p>
          </table:table-cell>
          <table:table-cell/>
          <table:table-cell office:value-type="string">
            <text:p>М20х1,5х62</text:p>
          </table:table-cell>
          <table:table-cell office:value-type="string">
            <text:p>М20Х1,5Х62</text:p>
          </table:table-cell>
          <table:table-cell office:value-type="string">
            <text:p>БОЛТ М20Х1,5Х62</text:p>
          </table:table-cell>
        </table:table-row>
        <table:table-row table:style-name="ro1">
          <table:table-cell office:value-type="string">
            <text:p>Гайка </text:p>
          </table:table-cell>
          <table:table-cell office:value-type="string">
            <text:p>30326-2</text:p>
          </table:table-cell>
          <table:table-cell table:number-columns-repeated="4"/>
        </table:table-row>
        <table:table-row table:style-name="ro1">
          <table:table-cell office:value-type="string">
            <text:p>Каток опорный о/б</text:p>
          </table:table-cell>
          <table:table-cell office:value-type="string">
            <text:p>ЧД-21-169СБ</text:p>
          </table:table-cell>
          <table:table-cell table:number-columns-repeated="4"/>
        </table:table-row>
        <table:table-row table:style-name="ro1">
          <table:table-cell office:value-type="string">
            <text:p>Каток опорный д/б</text:p>
          </table:table-cell>
          <table:table-cell office:value-type="string">
            <text:p>ЧД-21-170СБ</text:p>
          </table:table-cell>
          <table:table-cell table:number-columns-repeated="4"/>
        </table:table-row>
        <table:table-row table:style-name="ro1">
          <table:table-cell office:value-type="string">
            <text:p>Уплотнение большое</text:p>
          </table:table-cell>
          <table:table-cell office:value-type="string">
            <text:p>24-19-119СП</text:p>
          </table:table-cell>
          <table:table-cell table:number-columns-repeated="2"/>
          <table:table-cell office:value-type="string">
            <text:p>24-19-119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малое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Шестерня (венец)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50-19-148</text:p>
          </table:table-cell>
          <table:table-cell table:number-columns-repeated="2"/>
          <table:table-cell office:value-type="string">
            <text:p>50-19-148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50-19-149</text:p>
          </table:table-cell>
          <table:table-cell table:number-columns-repeated="2"/>
          <table:table-cell office:value-type="string">
            <text:p>50-19-149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Корпус подшипника</text:p>
          </table:table-cell>
          <table:table-cell office:value-type="string">
            <text:p>50-19-145</text:p>
          </table:table-cell>
          <table:table-cell table:number-columns-repeated="2"/>
          <table:table-cell office:value-type="string">
            <text:p>50-19-145</text:p>
          </table:table-cell>
          <table:table-cell office:value-type="string">
            <text:p>Корпус подшипника</text:p>
          </table:table-cell>
        </table:table-row>
        <table:table-row table:style-name="ro1">
          <table:table-cell office:value-type="string">
            <text:p>Трубка</text:p>
          </table:table-cell>
          <table:table-cell office:value-type="float" office:value="16348">
            <text:p>16348</text:p>
          </table:table-cell>
          <table:table-cell/>
          <table:table-cell table:number-columns-repeated="2" office:value-type="string">
            <text:p>16348СП</text:p>
          </table:table-cell>
          <table:table-cell office:value-type="string">
            <text:p>Трубка</text:p>
          </table:table-cell>
        </table:table-row>
        <table:table-row table:style-name="ro1">
          <table:table-cell office:value-type="string">
            <text:p>Палец</text:p>
          </table:table-cell>
          <table:table-cell office:value-type="float" office:value="16136">
            <text:p>16136</text:p>
          </table:table-cell>
          <table:table-cell/>
          <table:table-cell table:number-columns-repeated="2" office:value-type="string">
            <text:p>16136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Палец</text:p>
          </table:table-cell>
          <table:table-cell office:value-type="float" office:value="16350">
            <text:p>16350</text:p>
          </table:table-cell>
          <table:table-cell/>
          <table:table-cell table:number-columns-repeated="2" office:value-type="string">
            <text:p>16350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Болт М16*50</text:p>
          </table:table-cell>
          <table:table-cell office:value-type="string">
            <text:p>28431(700-28-2621)</text:p>
          </table:table-cell>
          <table:table-cell/>
          <table:table-cell table:number-columns-repeated="2" office:value-type="string">
            <text:p>М16-6GХ35.88.019</text:p>
          </table:table-cell>
          <table:table-cell office:value-type="string">
            <text:p>БОЛТ М16-6GХ35.88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09 (16137)</text:p>
          </table:table-cell>
          <table:table-cell/>
          <table:table-cell table:number-columns-repeated="2" office:value-type="string">
            <text:p>700-28-250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Колесо ведущее (с мехобработкой)</text:p>
          </table:table-cell>
          <table:table-cell office:value-type="string">
            <text:p>50-19-99</text:p>
          </table:table-cell>
          <table:table-cell table:number-columns-repeated="2"/>
          <table:table-cell office:value-type="string">
            <text:p>50-19-99</text:p>
          </table:table-cell>
          <table:table-cell office:value-type="string">
            <text:p>Колесо ведущее</text:p>
          </table:table-cell>
        </table:table-row>
        <table:table-row table:style-name="ro1">
          <table:table-cell office:value-type="string">
            <text:p>Колесо ведущее (с мехобработкой)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</table:table-row>
        <table:table-row table:style-name="ro1">
          <table:table-cell office:value-type="string">
            <text:p>Колесо натяжное (с мехобработкой)</text:p>
          </table:table-cell>
          <table:table-cell office:value-type="string">
            <text:p>50-21-212</text:p>
          </table:table-cell>
          <table:table-cell table:number-columns-repeated="2"/>
          <table:table-cell office:value-type="string">
            <text:p>50-21-212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Колесо натяжное левое</text:p>
          </table:table-cell>
          <table:table-cell office:value-type="string">
            <text:p>50-21-305СБ</text:p>
          </table:table-cell>
          <table:table-cell table:number-columns-repeated="4"/>
        </table:table-row>
        <table:table-row table:style-name="ro1">
          <table:table-cell office:value-type="string">
            <text:p>Колесо натяжное правое</text:p>
          </table:table-cell>
          <table:table-cell office:value-type="string">
            <text:p>50-21-306СБ</text:p>
          </table:table-cell>
          <table:table-cell table:number-columns-repeated="4"/>
        </table:table-row>
        <table:table-row table:style-name="ro1">
          <table:table-cell office:value-type="string">
            <text:p>Опора колеса натяжного левая</text:p>
          </table:table-cell>
          <table:table-cell office:value-type="string">
            <text:p>24-21-149 СБ</text:p>
          </table:table-cell>
          <table:table-cell table:number-columns-repeated="4"/>
        </table:table-row>
        <table:table-row table:style-name="ro1">
          <table:table-cell office:value-type="string">
            <text:p>Опора колеса натяжного правая</text:p>
          </table:table-cell>
          <table:table-cell office:value-type="string">
            <text:p>24-21-148 СБ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Опора    </text:p>
          </table:table-cell>
          <table:table-cell office:value-type="string">
            <text:p>50-21-423сп</text:p>
          </table:table-cell>
          <table:table-cell table:number-columns-repeated="2"/>
          <table:table-cell office:value-type="string">
            <text:p>50-21-423СП</text:p>
          </table:table-cell>
          <table:table-cell office:value-type="string">
            <text:p>Опора</text:p>
          </table:table-cell>
        </table:table-row>
        <table:table-row table:style-name="ro1">
          <table:table-cell office:value-type="string">
            <text:p>Опора    </text:p>
          </table:table-cell>
          <table:table-cell office:value-type="string">
            <text:p>50-21-424сп</text:p>
          </table:table-cell>
          <table:table-cell table:number-columns-repeated="2"/>
          <table:table-cell office:value-type="string">
            <text:p>50-21-424СП</text:p>
          </table:table-cell>
          <table:table-cell office:value-type="string">
            <text:p>Опора</text:p>
          </table:table-cell>
        </table:table-row>
        <table:table-row table:style-name="ro1">
          <table:table-cell office:value-type="string">
            <text:p>Гусеница    </text:p>
          </table:table-cell>
          <table:table-cell office:value-type="string">
            <text:p>50-22-9сп</text:p>
          </table:table-cell>
          <table:table-cell/>
          <table:table-cell office:value-type="string">
            <text:p>ЧД-50-22-9СБ</text:p>
          </table:table-cell>
          <table:table-cell table:number-columns-repeated="2"/>
        </table:table-row>
        <table:table-row table:style-name="ro1">
          <table:table-cell office:value-type="string">
            <text:p>Ремкомплект турбокомпрессора   ткр 11н-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лент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50-22-9СБ или 24-22-1СБ</text:p>
          </table:table-cell>
          <table:table-cell table:number-columns-repeated="2"/>
        </table:table-row>
        <table:table-row table:style-name="ro1">
          <table:table-cell office:value-type="string">
            <text:p>катки одноборт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21-169СП</text:p>
          </table:table-cell>
          <table:table-cell table:number-columns-repeated="2"/>
        </table:table-row>
        <table:table-row table:style-name="ro1">
          <table:table-cell office:value-type="string">
            <text:p>катки двубортные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21-170СБ</text:p>
          </table:table-cell>
          <table:table-cell table:number-columns-repeated="2"/>
        </table:table-row>
        <table:table-row table:style-name="ro1">
          <table:table-cell office:value-type="string">
            <text:p>сегменты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50-19-201</text:p>
          </table:table-cell>
          <table:table-cell office:value-type="string">
            <text:p>Сегмент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4-12-203СП</text:p>
          </table:table-cell>
          <table:table-cell table:number-columns-repeated="2"/>
          <table:table-cell office:value-type="string">
            <text:p>64-12-203СП</text:p>
          </table:table-cell>
          <table:table-cell office:value-type="string">
            <text:p>Блок клапанов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гусеница для обычных условий, сухой шарни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ЧД-48-22-7СБ</text:p>
          </table:table-cell>
          <table:table-cell table:number-columns-repeated="2"/>
        </table:table-row>
        <table:table-row table:style-name="ro1">
          <table:table-cell office:value-type="string">
            <text:p>гусеница шарнир со смазкой 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string">
            <text:p>ГМ-10-07СП</text:p>
          </table:table-cell>
          <table:table-cell office:value-type="string">
            <text:p>Гусеница</text:p>
          </table:table-cell>
        </table:table-row>
        <table:table-row table:style-name="ro1">
          <table:table-cell office:value-type="string">
            <text:p>гусеница сухой шарнир</text:p>
          </table:table-cell>
          <table:table-cell office:value-type="float" office:value="0">
            <text:p>0</text:p>
          </table:table-cell>
          <table:table-cell/>
          <table:table-cell office:value-type="string">
            <text:p>48-22-4СП</text:p>
          </table:table-cell>
          <table:table-cell table:number-columns-repeated="2"/>
        </table:table-row>
        <table:table-row table:style-name="ro1">
          <table:table-cell office:value-type="string">
            <text:p>колесо натяжное бульдозер 170М1.01ЕН</text:p>
          </table:table-cell>
          <table:table-cell office:value-type="string">
            <text:p>24-21-146СП</text:p>
          </table:table-cell>
          <table:table-cell/>
          <table:table-cell table:number-columns-repeated="2" office:value-type="string">
            <text:p>50-21-306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 table:number-columns-repeated="4"/>
        </table:table-row>
        <table:table-row table:style-name="ro1">
          <table:table-cell office:value-type="string">
            <text:p>Каток опорный (однобортный)</text:p>
          </table:table-cell>
          <table:table-cell office:value-type="string">
            <text:p>24-21-169СП</text:p>
          </table:table-cell>
          <table:table-cell table:number-columns-repeated="2"/>
          <table:table-cell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аток опорный (двубортный)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Цепь</text:p>
          </table:table-cell>
          <table:table-cell office:value-type="string">
            <text:p>50-22-103СП</text:p>
          </table:table-cell>
          <table:table-cell/>
          <table:table-cell office:value-type="string">
            <text:p>ЧД-50-22-103СБ</text:p>
          </table:table-cell>
          <table:table-cell table:number-columns-repeated="2"/>
        </table:table-row>
        <table:table-row table:style-name="ro1">
          <table:table-cell office:value-type="string">
            <text:p>Цепь</text:p>
          </table:table-cell>
          <table:table-cell office:value-type="string">
            <text:p>50-22-127-02</text:p>
          </table:table-cell>
          <table:table-cell/>
          <table:table-cell office:value-type="string">
            <text:p>ЧД-50-22-103-02СБ</text:p>
          </table:table-cell>
          <table:table-cell table:number-columns-repeated="2"/>
        </table:table-row>
        <table:table-row table:style-name="ro1">
          <table:table-cell office:value-type="string">
            <text:p>Палец замыкающий</text:p>
          </table:table-cell>
          <table:table-cell office:value-type="string">
            <text:p>24-22-7,гм-1-2-01</text:p>
          </table:table-cell>
          <table:table-cell table:number-columns-repeated="4"/>
        </table:table-row>
        <table:table-row table:style-name="ro1">
          <table:table-cell office:value-type="string">
            <text:p>Конус <text:s/>стопорный</text:p>
          </table:table-cell>
          <table:table-cell office:value-type="float" office:value="22109">
            <text:p>22109</text:p>
          </table:table-cell>
          <table:table-cell/>
          <table:table-cell table:number-columns-repeated="2" office:value-type="string">
            <text:p>22109</text:p>
          </table:table-cell>
          <table:table-cell office:value-type="string">
            <text:p>Конус стопорный</text:p>
          </table:table-cell>
        </table:table-row>
        <table:table-row table:style-name="ro1">
          <table:table-cell office:value-type="string">
            <text:p>Колесо натяжное <text:s/>(левое)</text:p>
          </table:table-cell>
          <table:table-cell office:value-type="string">
            <text:p>50-21-305-05СП</text:p>
          </table:table-cell>
          <table:table-cell table:number-columns-repeated="2"/>
          <table:table-cell office:value-type="string">
            <text:p>50-21-305-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Колесо натяжное <text:s/>(правое)</text:p>
          </table:table-cell>
          <table:table-cell office:value-type="string">
            <text:p>50-21-306-05СП</text:p>
          </table:table-cell>
          <table:table-cell table:number-columns-repeated="2"/>
          <table:table-cell office:value-type="string">
            <text:p>50-21-306-05СП</text:p>
          </table:table-cell>
          <table:table-cell office:value-type="string">
            <text:p>Колесо натяжное</text:p>
          </table:table-cell>
        </table:table-row>
        <table:table-row table:style-name="ro1">
          <table:table-cell office:value-type="string">
            <text:p>Механизм натяжения (цилиндр)</text:p>
          </table:table-cell>
          <table:table-cell office:value-type="string">
            <text:p>50-21-136 СП</text:p>
          </table:table-cell>
          <table:table-cell/>
          <table:table-cell table:number-columns-repeated="2" office:value-type="string">
            <text:p>50-21-136СП</text:p>
          </table:table-cell>
          <table:table-cell office:value-type="string">
            <text:p>Цилиндр</text:p>
          </table:table-cell>
        </table:table-row>
        <table:table-row table:style-name="ro1">
          <table:table-cell office:value-type="string">
            <text:p>Генератор</text:p>
          </table:table-cell>
          <table:table-cell office:value-type="string">
            <text:p>50-1037 СП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</table:table-row>
        <table:table-row table:style-name="ro1">
          <table:table-cell office:value-type="string">
            <text:p>Стартер</text:p>
          </table:table-cell>
          <table:table-cell office:value-type="string">
            <text:p>42. 3708.000</text:p>
          </table:table-cell>
          <table:table-cell/>
          <table:table-cell table:number-columns-repeated="2" office:value-type="string">
            <text:p>42.3708.000</text:p>
          </table:table-cell>
          <table:table-cell office:value-type="string">
            <text:p>СТАРТЕР 42.3708.000</text:p>
          </table:table-cell>
        </table:table-row>
        <table:table-row table:style-name="ro1">
          <table:table-cell office:value-type="string">
            <text:p>Фильтр маслянный</text:p>
          </table:table-cell>
          <table:table-cell office:value-type="string">
            <text:p>65-09-123 СП</text:p>
          </table:table-cell>
          <table:table-cell/>
          <table:table-cell office:value-type="string">
            <text:p>Р-635-1.06</text:p>
          </table:table-cell>
          <table:table-cell table:number-columns-repeated="2"/>
        </table:table-row>
        <table:table-row table:style-name="ro1">
          <table:table-cell office:value-type="string">
            <text:p>Фильтр топливный ( грубой )</text:p>
          </table:table-cell>
          <table:table-cell office:value-type="string">
            <text:p>51-70-148СП</text:p>
          </table:table-cell>
          <table:table-cell/>
          <table:table-cell table:number-columns-repeated="2" office:value-type="string">
            <text:p>51-70-142СП</text:p>
          </table:table-cell>
          <table:table-cell office:value-type="string">
            <text:p>Отражатель</text:p>
          </table:table-cell>
        </table:table-row>
        <table:table-row table:style-name="ro1">
          <table:table-cell office:value-type="string">
            <text:p>Фильтр топливный ( тонкой )</text:p>
          </table:table-cell>
          <table:table-cell office:value-type="string">
            <text:p>51-70-137СП</text:p>
          </table:table-cell>
          <table:table-cell/>
          <table:table-cell office:value-type="string">
            <text:p>ЭФТ-75А</text:p>
          </table:table-cell>
          <table:table-cell table:number-columns-repeated="2"/>
        </table:table-row>
        <table:table-row table:style-name="ro1">
          <table:table-cell office:value-type="string">
            <text:p>Фильтр-патрон</text:p>
          </table:table-cell>
          <table:table-cell office:value-type="string">
            <text:p>А41 10.000-02</text:p>
          </table:table-cell>
          <table:table-cell table:number-columns-repeated="4"/>
        </table:table-row>
        <table:table-row table:style-name="ro1">
          <table:table-cell office:value-type="string">
            <text:p>Фильтр-патрон</text:p>
          </table:table-cell>
          <table:table-cell office:value-type="string">
            <text:p>А41 20.000-01</text:p>
          </table:table-cell>
          <table:table-cell/>
          <table:table-cell office:value-type="string">
            <text:p>в сборе с предыдущим</text:p>
          </table:table-cell>
          <table:table-cell table:number-columns-repeated="2"/>
        </table:table-row>
        <table:table-row table:style-name="ro1">
          <table:table-cell office:value-type="string">
            <text:p>Элемент фильтр</text:p>
          </table:table-cell>
          <table:table-cell office:value-type="string">
            <text:p>ЭФМ-011</text:p>
          </table:table-cell>
          <table:table-cell/>
          <table:table-cell office:value-type="string">
            <text:p>Р-635-1.06</text:p>
          </table:table-cell>
          <table:table-cell table:number-columns-repeated="2"/>
        </table:table-row>
        <table:table-row table:style-name="ro1">
          <table:table-cell office:value-type="string">
            <text:p>Кассета</text:p>
          </table:table-cell>
          <table:table-cell office:value-type="string">
            <text:p>17-05-176 СП</text:p>
          </table:table-cell>
          <table:table-cell/>
          <table:table-cell table:number-columns-repeated="2" office:value-type="string">
            <text:p>17-05-176СП</text:p>
          </table:table-cell>
          <table:table-cell office:value-type="string">
            <text:p>Кассета</text:p>
          </table:table-cell>
        </table:table-row>
        <table:table-row table:style-name="ro1">
          <table:table-cell office:value-type="string">
            <text:p>Топливный насос</text:p>
          </table:table-cell>
          <table:table-cell office:value-type="string">
            <text:p>51-67-24СП</text:p>
          </table:table-cell>
          <table:table-cell/>
          <table:table-cell table:number-columns-repeated="2" office:value-type="string">
            <text:p>51-67-24-01СП</text:p>
          </table:table-cell>
          <table:table-cell office:value-type="string">
            <text:p>Насос топливный</text:p>
          </table:table-cell>
        </table:table-row>
        <table:table-row table:style-name="ro1">
          <table:table-cell office:value-type="string">
            <text:p>Секция топливного насоса</text:p>
          </table:table-cell>
          <table:table-cell office:value-type="string">
            <text:p>51-67-154 СП</text:p>
          </table:table-cell>
          <table:table-cell/>
          <table:table-cell table:number-columns-repeated="2" office:value-type="string">
            <text:p>51-67-154СП</text:p>
          </table:table-cell>
          <table:table-cell office:value-type="string">
            <text:p>Секция топливного насоса</text:p>
          </table:table-cell>
        </table:table-row>
        <table:table-row table:style-name="ro1"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</table:table-row>
        <table:table-row table:style-name="ro1">
          <table:table-cell office:value-type="string">
            <text:p>Распылитель форсунки</text:p>
          </table:table-cell>
          <table:table-cell office:value-type="string">
            <text:p>14-69-107-1СП</text:p>
          </table:table-cell>
          <table:table-cell table:number-columns-repeated="2"/>
          <table:table-cell office:value-type="string">
            <text:p>14-69-107-1СП</text:p>
          </table:table-cell>
          <table:table-cell office:value-type="string">
            <text:p>Распылитель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16-08-140СП</text:p>
          </table:table-cell>
          <table:table-cell table:number-columns-repeated="2"/>
          <table:table-cell office:value-type="string">
            <text:p>16-08-140СП</text:p>
          </table:table-cell>
          <table:table-cell office:value-type="string">
            <text:p>Насос</text:p>
          </table:table-cell>
        </table:table-row>
        <table:table-row table:style-name="ro1">
          <table:table-cell office:value-type="string">
            <text:p>Ремень генератора</text:p>
          </table:table-cell>
          <table:table-cell office:value-type="string">
            <text:p>(12.5*9*1090)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office:value-type="string">
            <text:p>Ремень вентилятора</text:p>
          </table:table-cell>
          <table:table-cell office:value-type="string">
            <text:p>(16*11*1650)</text:p>
          </table:table-cell>
          <table:table-cell/>
          <table:table-cell table:number-columns-repeated="2" office:value-type="string">
            <text:p>11-16Х11-1650</text:p>
          </table:table-cell>
          <table:table-cell office:value-type="string">
            <text:p>РЕМЕНЬ ВЕНТИЛЯТОРНЫЙ 11-16Х11-1650</text:p>
          </table:table-cell>
        </table:table-row>
        <table:table-row table:style-name="ro1">
          <table:table-cell office:value-type="string">
            <text:p>Муфта сцепления</text:p>
          </table:table-cell>
          <table:table-cell office:value-type="string">
            <text:p>50-14-600 <text:s/>СП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Муфта сцепления</text:p>
          </table:table-cell>
          <table:table-cell office:value-type="string">
            <text:p>48-14-600 <text:s/>СП</text:p>
          </table:table-cell>
          <table:table-cell/>
          <table:table-cell table:number-columns-repeated="2" office:value-type="string">
            <text:p>20-14-2СП</text:p>
          </table:table-cell>
          <table:table-cell office:value-type="string">
            <text:p>МУФТА СЦЕПЛЕНИЯ(БОЛОТНАЯ) 20-14-2СБ(СП)</text:p>
          </table:table-cell>
        </table:table-row>
        <table:table-row table:style-name="ro1">
          <table:table-cell office:value-type="string">
            <text:p>Диск ведомый</text:p>
          </table:table-cell>
          <table:table-cell office:value-type="string">
            <text:p>18-14-135 СП</text:p>
          </table:table-cell>
          <table:table-cell/>
          <table:table-cell table:number-columns-repeated="2" office:value-type="string">
            <text:p>18-14-135СП</text:p>
          </table:table-cell>
          <table:table-cell office:value-type="string">
            <text:p>Диск ведомый</text:p>
          </table:table-cell>
        </table:table-row>
        <table:table-row table:style-name="ro1">
          <table:table-cell office:value-type="string">
            <text:p>Диск ведущий</text:p>
          </table:table-cell>
          <table:table-cell office:value-type="string">
            <text:p>18-14-44</text:p>
          </table:table-cell>
          <table:table-cell table:number-columns-repeated="2"/>
          <table:table-cell office:value-type="string">
            <text:p>18-14-44</text:p>
          </table:table-cell>
          <table:table-cell office:value-type="string">
            <text:p>Диск ведущий</text:p>
          </table:table-cell>
        </table:table-row>
        <table:table-row table:style-name="ro1">
          <table:table-cell office:value-type="string">
            <text:p>Вал</text:p>
          </table:table-cell>
          <table:table-cell office:value-type="string">
            <text:p>20-14-24</text:p>
          </table:table-cell>
          <table:table-cell table:number-columns-repeated="2"/>
          <table:table-cell office:value-type="string">
            <text:p>20-14-24</text:p>
          </table:table-cell>
          <table:table-cell office:value-type="string">
            <text:p>Вал карданный</text:p>
          </table:table-cell>
        </table:table-row>
        <table:table-row table:style-name="ro1">
          <table:table-cell office:value-type="string">
            <text:p>Сервомеханизм</text:p>
          </table:table-cell>
          <table:table-cell office:value-type="string">
            <text:p>50-15-118 СП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Сервомеханизм управления поворотом</text:p>
          </table:table-cell>
          <table:table-cell office:value-type="string">
            <text:p>64-17-2СП</text:p>
          </table:table-cell>
          <table:table-cell table:number-columns-repeated="2"/>
          <table:table-cell office:value-type="string">
            <text:p>64-17-2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Лента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string">
            <text:p>Полуось</text:p>
          </table:table-cell>
          <table:table-cell office:value-type="string">
            <text:p>20-19-20</text:p>
          </table:table-cell>
          <table:table-cell table:number-columns-repeated="2"/>
          <table:table-cell office:value-type="string">
            <text:p>20-19-20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string">
            <text:p>Полуось</text:p>
          </table:table-cell>
          <table:table-cell office:value-type="string">
            <text:p>20-19-4-01СП</text:p>
          </table:table-cell>
          <table:table-cell/>
          <table:table-cell table:number-columns-repeated="2" office:value-type="string">
            <text:p>20-19-20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46-01</text:p>
          </table:table-cell>
          <table:table-cell/>
          <table:table-cell table:number-columns-repeated="2" office:value-type="string">
            <text:p>700-28-2546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173</text:p>
          </table:table-cell>
          <table:table-cell/>
          <table:table-cell table:number-columns-repeated="2" office:value-type="string">
            <text:p>700-28-2173 М12Х1,25Х35.019</text:p>
          </table:table-cell>
          <table:table-cell office:value-type="string">
            <text:p>БОЛТ 700-28-2173 М12Х1,25Х35.019</text:p>
          </table:table-cell>
        </table:table-row>
        <table:table-row table:style-name="ro1">
          <table:table-cell office:value-type="string">
            <text:p>Пластина стопорная</text:p>
          </table:table-cell>
          <table:table-cell office:value-type="string">
            <text:p>700-31-2440</text:p>
          </table:table-cell>
          <table:table-cell table:number-columns-repeated="2"/>
          <table:table-cell office:value-type="string">
            <text:p>700-31-2440</text:p>
          </table:table-cell>
          <table:table-cell office:value-type="string">
            <text:p>ПЛАСТИНА 700-31-2440</text:p>
          </table:table-cell>
        </table:table-row>
        <table:table-row table:style-name="ro1">
          <table:table-cell office:value-type="string">
            <text:p>Стакан</text:p>
          </table:table-cell>
          <table:table-cell office:value-type="string">
            <text:p>50-14-63</text:p>
          </table:table-cell>
          <table:table-cell table:number-columns-repeated="2"/>
          <table:table-cell office:value-type="string">
            <text:p>50-14-63</text:p>
          </table:table-cell>
          <table:table-cell office:value-type="string">
            <text:p>Стакан</text:p>
          </table:table-cell>
        </table:table-row>
        <table:table-row table:style-name="ro1">
          <table:table-cell office:value-type="string">
            <text:p>Турбокомпрессор</text:p>
          </table:table-cell>
          <table:table-cell office:value-type="string">
            <text:p>51-54-1-01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Рукав</text:p>
          </table:table-cell>
          <table:table-cell office:value-type="string">
            <text:p>700-40-5967</text:p>
          </table:table-cell>
          <table:table-cell table:number-columns-repeated="2"/>
          <table:table-cell office:value-type="string">
            <text:p>700-40-5967</text:p>
          </table:table-cell>
          <table:table-cell office:value-type="string">
            <text:p>ШЛАНГ 700-40-5967</text:p>
          </table:table-cell>
        </table:table-row>
        <table:table-row table:style-name="ro1">
          <table:table-cell office:value-type="string">
            <text:p>Рукав <text:s text:c="2"/>16</text:p>
          </table:table-cell>
          <table:table-cell office:value-type="string">
            <text:p>50-26-485-08 <text:s/>С</text:p>
          </table:table-cell>
          <table:table-cell/>
          <table:table-cell table:number-columns-repeated="2" office:value-type="string">
            <text:p>50-26-485-08СП</text:p>
          </table:table-cell>
          <table:table-cell office:value-type="string">
            <text:p>РВД Ф16 L-1410 50-26-485-08СП</text:p>
          </table:table-cell>
        </table:table-row>
        <table:table-row table:style-name="ro1">
          <table:table-cell office:value-type="string">
            <text:p>Рукав с <text:s/>защитой</text:p>
          </table:table-cell>
          <table:table-cell office:value-type="string">
            <text:p>64-26-27СП</text:p>
          </table:table-cell>
          <table:table-cell/>
          <table:table-cell office:value-type="string">
            <text:p>длина, диаметр?</text:p>
          </table:table-cell>
          <table:table-cell table:number-columns-repeated="2"/>
        </table:table-row>
        <table:table-row table:style-name="ro1">
          <table:table-cell office:value-type="string">
            <text:p>Рукав 16</text:p>
          </table:table-cell>
          <table:table-cell office:value-type="string">
            <text:p>50-26-485-04С</text:p>
          </table:table-cell>
          <table:table-cell/>
          <table:table-cell table:number-columns-repeated="2" office:value-type="string">
            <text:p>50-26-485-04СП</text:p>
          </table:table-cell>
          <table:table-cell office:value-type="string">
            <text:p>РВД Ф16 L-910 50-26-485-04СП</text:p>
          </table:table-cell>
        </table:table-row>
        <table:table-row table:style-name="ro1">
          <table:table-cell office:value-type="string">
            <text:p>Рукав <text:s/>20</text:p>
          </table:table-cell>
          <table:table-cell office:value-type="string">
            <text:p>50-26-486-20 СП</text:p>
          </table:table-cell>
          <table:table-cell/>
          <table:table-cell table:number-columns-repeated="2" office:value-type="string">
            <text:p>50-26-486-20СП</text:p>
          </table:table-cell>
          <table:table-cell office:value-type="string">
            <text:p>РВД Ф20 L-2300 50-26-486-20СП</text:p>
          </table:table-cell>
        </table:table-row>
        <table:table-row table:style-name="ro1">
          <table:table-cell office:value-type="string">
            <text:p>Рукав</text:p>
          </table:table-cell>
          <table:table-cell office:value-type="string">
            <text:p>64-26-27-06 СП</text:p>
          </table:table-cell>
          <table:table-cell/>
          <table:table-cell table:number-columns-repeated="2" office:value-type="string">
            <text:p>64-26-27-06СП</text:p>
          </table:table-cell>
          <table:table-cell office:value-type="string">
            <text:p>РВД Ф16-28-1110 М27Х1,5-У ПРУЖИНА 64-26-27-06СП</text:p>
          </table:table-cell>
        </table:table-row>
        <table:table-row table:style-name="ro1">
          <table:table-cell office:value-type="string">
            <text:p>Рукав 16</text:p>
          </table:table-cell>
          <table:table-cell office:value-type="string">
            <text:p>50-26-485-10 СП</text:p>
          </table:table-cell>
          <table:table-cell/>
          <table:table-cell table:number-columns-repeated="2" office:value-type="string">
            <text:p>50-26-485-10СП</text:p>
          </table:table-cell>
          <table:table-cell office:value-type="string">
            <text:p>РВД Ф16 L-1710 50-26-485-10СП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 <text:s text:c="2"/>10У-3Л</text:p>
          </table:table-cell>
          <table:table-cell/>
          <table:table-cell office:value-type="string">
            <text:p>НШ 10У-3Л 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51-02-32-В</text:p>
          </table:table-cell>
          <table:table-cell table:number-columns-repeated="4"/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2108</text:p>
          </table:table-cell>
          <table:table-cell table:number-columns-repeated="2"/>
          <table:table-cell office:value-type="string">
            <text:p>700-40-2108</text:p>
          </table:table-cell>
          <table:table-cell office:value-type="string">
            <text:p>ПРОКЛАДКА 700-40-2108</text:p>
          </table:table-cell>
        </table:table-row>
        <table:table-row table:style-name="ro1">
          <table:table-cell office:value-type="string">
            <text:p>Магнето</text:p>
          </table:table-cell>
          <table:table-cell office:value-type="string">
            <text:p>М-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/>
          <table:table-cell table:number-columns-repeated="2" office:value-type="string">
            <text:p>А-11-1 БЕЗ ГАЙКИ</text:p>
          </table:table-cell>
          <table:table-cell office:value-type="string">
            <text:p>СВЕЧА ЗАЖИГАНИЯ А-11-1 БЕЗ ГАЙКИ</text:p>
          </table:table-cell>
        </table:table-row>
        <table:table-row table:style-name="ro1">
          <table:table-cell office:value-type="string">
            <text:p>АКБ</text:p>
          </table:table-cell>
          <table:table-cell office:value-type="string">
            <text:p>6СТ – 75 А/Ч.</text:p>
          </table:table-cell>
          <table:table-cell table:number-columns-repeated="4"/>
        </table:table-row>
        <table:table-row table:style-name="ro1">
          <table:table-cell office:value-type="string">
            <text:p>Лампа</text:p>
          </table:table-cell>
          <table:table-cell office:value-type="string">
            <text:p>А <text:s/>24-2</text:p>
          </table:table-cell>
          <table:table-cell table:number-columns-repeated="4"/>
        </table:table-row>
        <table:table-row table:style-name="ro1">
          <table:table-cell office:value-type="string">
            <text:p>Лампа</text:p>
          </table:table-cell>
          <table:table-cell office:value-type="string">
            <text:p>А 24-21 -3</text:p>
          </table:table-cell>
          <table:table-cell table:number-columns-repeated="4"/>
        </table:table-row>
        <table:table-row table:style-name="ro1">
          <table:table-cell office:value-type="string">
            <text:p>Рем.комплект <text:s/>блока <text:s/>перед.</text:p>
          </table:table-cell>
          <table:table-cell office:value-type="string">
            <text:p>64-12-200 СП</text:p>
          </table:table-cell>
          <table:table-cell/>
          <table:table-cell table:number-columns-repeated="2" office:value-type="string">
            <text:p>64-12-200СП</text:p>
          </table:table-cell>
          <table:table-cell office:value-type="string">
            <text:p>Блок передач</text:p>
          </table:table-cell>
        </table:table-row>
        <table:table-row table:style-name="ro1">
          <table:table-cell office:value-type="string">
            <text:p>Рем.комплект <text:s/>блока <text:s text:c="2"/>клап.</text:p>
          </table:table-cell>
          <table:table-cell office:value-type="string">
            <text:p>64-12-200</text:p>
          </table:table-cell>
          <table:table-cell/>
          <table:table-cell table:number-columns-repeated="2" office:value-type="string">
            <text:p>64-12-203СП</text:p>
          </table:table-cell>
          <table:table-cell office:value-type="string">
            <text:p>Блок клапанов</text:p>
          </table:table-cell>
        </table:table-row>
        <table:table-row table:style-name="ro1">
          <table:table-cell office:value-type="string">
            <text:p>Ступица</text:p>
          </table:table-cell>
          <table:table-cell office:value-type="string">
            <text:p>50-19-145 СП</text:p>
          </table:table-cell>
          <table:table-cell/>
          <table:table-cell table:number-columns-repeated="2" office:value-type="string">
            <text:p>50-19-145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Ступица</text:p>
          </table:table-cell>
          <table:table-cell office:value-type="string">
            <text:p>48-19-146СП</text:p>
          </table:table-cell>
          <table:table-cell table:number-columns-repeated="2"/>
          <table:table-cell office:value-type="string">
            <text:p>48-19-146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60-19-1</text:p>
          </table:table-cell>
          <table:table-cell table:number-columns-repeated="2"/>
          <table:table-cell office:value-type="string">
            <text:p>60-19-1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Венец</text:p>
          </table:table-cell>
          <table:table-cell office:value-type="string">
            <text:p>60-19-2</text:p>
          </table:table-cell>
          <table:table-cell table:number-columns-repeated="2"/>
          <table:table-cell office:value-type="string">
            <text:p>60-19-2</text:p>
          </table:table-cell>
          <table:table-cell office:value-type="string">
            <text:p>Венец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70-2228КМ</text:p>
          </table:table-cell>
          <table:table-cell table:number-columns-repeated="2"/>
          <table:table-cell office:value-type="string">
            <text:p>70-2228КМ</text:p>
          </table:table-cell>
          <table:table-cell office:value-type="string">
            <text:p>ПОДШИПНИК 70-2228КМ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2224КМ</text:p>
          </table:table-cell>
          <table:table-cell table:number-columns-repeated="2"/>
          <table:table-cell office:value-type="string">
            <text:p>2224КМ</text:p>
          </table:table-cell>
          <table:table-cell office:value-type="string">
            <text:p>ПОДШИПНИК 2224КМ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59-19-148</text:p>
          </table:table-cell>
          <table:table-cell/>
          <table:table-cell table:number-columns-repeated="2" office:value-type="string">
            <text:p>50-19-148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Шестерня</text:p>
          </table:table-cell>
          <table:table-cell office:value-type="string">
            <text:p>59-19-149</text:p>
          </table:table-cell>
          <table:table-cell/>
          <table:table-cell table:number-columns-repeated="2" office:value-type="string">
            <text:p>50-19-149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70-32417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70-32612К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string">
            <text:p>Фланец</text:p>
          </table:table-cell>
          <table:table-cell office:value-type="string">
            <text:p>50-19-158</text:p>
          </table:table-cell>
          <table:table-cell table:number-columns-repeated="2"/>
          <table:table-cell office:value-type="string">
            <text:p>50-19-158</text:p>
          </table:table-cell>
          <table:table-cell office:value-type="string">
            <text:p>Фланец</text:p>
          </table:table-cell>
        </table:table-row>
        <table:table-row table:style-name="ro1">
          <table:table-cell office:value-type="string">
            <text:p>Сегмент .</text:p>
          </table:table-cell>
          <table:table-cell office:value-type="string">
            <text:p>50-19-201</text:p>
          </table:table-cell>
          <table:table-cell table:number-columns-repeated="2"/>
          <table:table-cell office:value-type="string">
            <text:p>50-19-201</text:p>
          </table:table-cell>
          <table:table-cell office:value-type="string">
            <text:p>Сегмен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20*1.5*62</text:p>
          </table:table-cell>
          <table:table-cell table:number-columns-repeated="4"/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4"/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379</text:p>
          </table:table-cell>
          <table:table-cell table:number-columns-repeated="2"/>
          <table:table-cell office:value-type="string">
            <text:p>700-28-237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320-01</text:p>
          </table:table-cell>
          <table:table-cell table:number-columns-repeated="2"/>
          <table:table-cell office:value-type="string">
            <text:p>700-28-2320-01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*30.58.019</text:p>
          </table:table-cell>
          <table:table-cell table:number-columns-repeated="2"/>
          <table:table-cell office:value-type="string">
            <text:p>М10-6GХ130.58.019</text:p>
          </table:table-cell>
          <table:table-cell office:value-type="string">
            <text:p>БОЛТ М10-6GХ130.58.019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4"/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27Т65Г 09</text:p>
          </table:table-cell>
          <table:table-cell/>
          <table:table-cell table:number-columns-repeated="2" office:value-type="string">
            <text:p>27Т65Г09</text:p>
          </table:table-cell>
          <table:table-cell office:value-type="string">
            <text:p>ШАЙБА ПРУЖИННАЯ 27Т65Г0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20 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2 ОТ 65Г 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625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700-30-2017</text:p>
          </table:table-cell>
          <table:table-cell table:number-columns-repeated="4"/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625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string">
            <text:p>Фрикцион бортовой(левый)</text:p>
          </table:table-cell>
          <table:table-cell office:value-type="string">
            <text:p>24-16-102-01 СП</text:p>
          </table:table-cell>
          <table:table-cell/>
          <table:table-cell table:number-columns-repeated="2"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Подшипник концевой</text:p>
          </table:table-cell>
          <table:table-cell office:value-type="string">
            <text:p>21-19-194 СП</text:p>
          </table:table-cell>
          <table:table-cell/>
          <table:table-cell table:number-columns-repeated="2" office:value-type="string">
            <text:p>21-19-103СП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string">
            <text:p>Подшипник концевой</text:p>
          </table:table-cell>
          <table:table-cell office:value-type="string">
            <text:p>21-19-194 СП</text:p>
          </table:table-cell>
          <table:table-cell/>
          <table:table-cell table:number-columns-repeated="2" office:value-type="string">
            <text:p>21-19-104СП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string">
            <text:p>Комплект <text:s/>уплотнений</text:p>
          </table:table-cell>
          <table:table-cell office:value-type="string">
            <text:p>20-19-124</text:p>
          </table:table-cell>
          <table:table-cell/>
          <table:table-cell table:number-columns-repeated="2" office:value-type="string">
            <text:p>20-19-124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Головка блока цилиндров</text:p>
          </table:table-cell>
          <table:table-cell office:value-type="string">
            <text:p>51-02-3СП</text:p>
          </table:table-cell>
          <table:table-cell table:number-columns-repeated="2"/>
          <table:table-cell office:value-type="string">
            <text:p>51-02-3СП</text:p>
          </table:table-cell>
          <table:table-cell office:value-type="string">
            <text:p>Головка цилиндров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51-02-С13</text:p>
          </table:table-cell>
          <table:table-cell/>
          <table:table-cell office:value-type="string">
            <text:p>51-02-107СП (медная)</text:p>
          </table:table-cell>
          <table:table-cell table:number-columns-repeated="2"/>
        </table:table-row>
        <table:table-row table:style-name="ro1">
          <table:table-cell office:value-type="string">
            <text:p>Манжета</text:p>
          </table:table-cell>
          <table:table-cell office:value-type="string">
            <text:p>Кат-40-5378</text:p>
          </table:table-cell>
          <table:table-cell/>
          <table:table-cell office:value-type="string">
            <text:p>КАТ-40-5378 манжета на каток со втулкой</text:p>
          </table:table-cell>
          <table:table-cell table:number-columns-repeated="2"/>
        </table:table-row>
        <table:table-row table:style-name="ro1">
          <table:table-cell office:value-type="string">
            <text:p>Пружина</text:p>
          </table:table-cell>
          <table:table-cell office:value-type="string">
            <text:p>700-38-2752</text:p>
          </table:table-cell>
          <table:table-cell table:number-columns-repeated="2"/>
          <table:table-cell office:value-type="string">
            <text:p>700-38-2752</text:p>
          </table:table-cell>
          <table:table-cell office:value-type="string">
            <text:p>Пружина</text:p>
          </table:table-cell>
        </table:table-row>
        <table:table-row table:style-name="ro1">
          <table:table-cell office:value-type="string">
            <text:p>Кольцо пружинное</text:p>
          </table:table-cell>
          <table:table-cell office:value-type="string">
            <text:p>700-58-2158-01</text:p>
          </table:table-cell>
          <table:table-cell table:number-columns-repeated="2"/>
          <table:table-cell office:value-type="string">
            <text:p>700-58-2158-01</text:p>
          </table:table-cell>
          <table:table-cell office:value-type="string">
            <text:p>Кольцо пружинное</text:p>
          </table:table-cell>
        </table:table-row>
        <table:table-row table:style-name="ro1">
          <table:table-cell office:value-type="string">
            <text:p>Обойма</text:p>
          </table:table-cell>
          <table:table-cell office:value-type="float" office:value="211220">
            <text:p>211220</text:p>
          </table:table-cell>
          <table:table-cell/>
          <table:table-cell table:number-columns-repeated="2" office:value-type="string">
            <text:p>211220</text:p>
          </table:table-cell>
          <table:table-cell office:value-type="string">
            <text:p>Обойма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24-21-155</text:p>
          </table:table-cell>
          <table:table-cell table:number-columns-repeated="2"/>
          <table:table-cell office:value-type="string">
            <text:p>24-21-155</text:p>
          </table:table-cell>
          <table:table-cell office:value-type="string">
            <text:p>КОЛЬЦО 24-21-155</text:p>
          </table:table-cell>
        </table:table-row>
        <table:table-row table:style-name="ro1">
          <table:table-cell office:value-type="string">
            <text:p>Кольцо .</text:p>
          </table:table-cell>
          <table:table-cell office:value-type="string">
            <text:p>24-21-156</text:p>
          </table:table-cell>
          <table:table-cell table:number-columns-repeated="2"/>
          <table:table-cell office:value-type="string">
            <text:p>24-21-156</text:p>
          </table:table-cell>
          <table:table-cell office:value-type="string">
            <text:p>КОЛЬЦО 24-21-156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float" office:value="2816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12 ОТ65 Г 09</text:p>
          </table:table-cell>
          <table:table-cell/>
          <table:table-cell table:number-columns-repeated="2" office:value-type="string">
            <text:p>12ОТ65Г09</text:p>
          </table:table-cell>
          <table:table-cell office:value-type="string">
            <text:p>ШАЙБА ПРУЖИННАЯ 12ОТ65Г09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Кат-21-60-03</text:p>
          </table:table-cell>
          <table:table-cell/>
          <table:table-cell office:value-type="string">
            <text:p>КАТ-21-60-05 кольцо на каток со втулкой</text:p>
          </table:table-cell>
          <table:table-cell table:number-columns-repeated="2"/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21443">
            <text:p>21443</text:p>
          </table:table-cell>
          <table:table-cell/>
          <table:table-cell table:number-columns-repeated="2" office:value-type="string">
            <text:p>21443</text:p>
          </table:table-cell>
          <table:table-cell office:value-type="string">
            <text:p>ПРОКЛАДКА 21443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21-21-8</text:p>
          </table:table-cell>
          <table:table-cell table:number-columns-repeated="2"/>
          <table:table-cell office:value-type="string">
            <text:p>21-21-8</text:p>
          </table:table-cell>
          <table:table-cell office:value-type="string">
            <text:p>ПРОКЛАДКА 21-21-8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float" office:value="211238">
            <text:p>211238</text:p>
          </table:table-cell>
          <table:table-cell/>
          <table:table-cell table:number-columns-repeated="2" office:value-type="string">
            <text:p>211238</text:p>
          </table:table-cell>
          <table:table-cell office:value-type="string">
            <text:p>Шайба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954712К8</text:p>
          </table:table-cell>
          <table:table-cell table:number-columns-repeated="2"/>
          <table:table-cell office:value-type="string">
            <text:p>954712К8</text:p>
          </table:table-cell>
          <table:table-cell office:value-type="string">
            <text:p>ПОДШИПНИК 954712К8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Кат-40-5377</text:p>
          </table:table-cell>
          <table:table-cell table:number-columns-repeated="4"/>
        </table:table-row>
        <table:table-row table:style-name="ro1">
          <table:table-cell office:value-type="string">
            <text:p>Втулка</text:p>
          </table:table-cell>
          <table:table-cell office:value-type="string">
            <text:p>50-21-395</text:p>
          </table:table-cell>
          <table:table-cell/>
          <table:table-cell table:number-columns-repeated="2" office:value-type="string">
            <text:p>50-21-434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float" office:value="21442">
            <text:p>21442</text:p>
          </table:table-cell>
          <table:table-cell/>
          <table:table-cell table:number-columns-repeated="2" office:value-type="string">
            <text:p>700-58-2610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string">
            <text:p>Ось</text:p>
          </table:table-cell>
          <table:table-cell office:value-type="float" office:value="211236">
            <text:p>211236</text:p>
          </table:table-cell>
          <table:table-cell/>
          <table:table-cell table:number-columns-repeated="2" office:value-type="string">
            <text:p>211236</text:p>
          </table:table-cell>
          <table:table-cell office:value-type="string">
            <text:p>Ось</text:p>
          </table:table-cell>
        </table:table-row>
        <table:table-row table:style-name="ro1">
          <table:table-cell office:value-type="string">
            <text:p>Гидроцилиндр</text:p>
          </table:table-cell>
          <table:table-cell office:value-type="string">
            <text:p>131-26-108-02 СП</text:p>
          </table:table-cell>
          <table:table-cell/>
          <table:table-cell table:number-columns-repeated="2" office:value-type="string">
            <text:p>131-26-108-02СП</text:p>
          </table:table-cell>
          <table:table-cell office:value-type="string">
            <text:p>Гидроцилиндр</text:p>
          </table:table-cell>
        </table:table-row>
        <table:table-row table:style-name="ro1">
          <table:table-cell office:value-type="string">
            <text:p>Кольцо пружинное</text:p>
          </table:table-cell>
          <table:table-cell office:value-type="string">
            <text:p>700-58-2571</text:p>
          </table:table-cell>
          <table:table-cell table:number-columns-repeated="4"/>
        </table:table-row>
        <table:table-row table:style-name="ro1">
          <table:table-cell office:value-type="string">
            <text:p>Втулка</text:p>
          </table:table-cell>
          <table:table-cell office:value-type="string">
            <text:p>50-26-876</text:p>
          </table:table-cell>
          <table:table-cell table:number-columns-repeated="4"/>
        </table:table-row>
        <table:table-row table:style-name="ro1">
          <table:table-cell office:value-type="string">
            <text:p>Поршень</text:p>
          </table:table-cell>
          <table:table-cell office:value-type="string">
            <text:p>50-26-87</text:p>
          </table:table-cell>
          <table:table-cell table:number-columns-repeated="4"/>
        </table:table-row>
        <table:table-row table:style-name="ro1">
          <table:table-cell office:value-type="string">
            <text:p>Пружина</text:p>
          </table:table-cell>
          <table:table-cell office:value-type="string">
            <text:p>700-38-2879</text:p>
          </table:table-cell>
          <table:table-cell table:number-columns-repeated="4"/>
        </table:table-row>
        <table:table-row table:style-name="ro1">
          <table:table-cell office:value-type="string">
            <text:p>Проставка</text:p>
          </table:table-cell>
          <table:table-cell office:value-type="string">
            <text:p>50-26-875</text:p>
          </table:table-cell>
          <table:table-cell table:number-columns-repeated="4"/>
        </table:table-row>
        <table:table-row table:style-name="ro1">
          <table:table-cell office:value-type="string">
            <text:p>Винт</text:p>
          </table:table-cell>
          <table:table-cell office:value-type="string">
            <text:p>700-35-2177</text:p>
          </table:table-cell>
          <table:table-cell table:number-columns-repeated="4"/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50-50-245</text:p>
          </table:table-cell>
          <table:table-cell/>
          <table:table-cell office:value-type="string">
            <text:p>входит в 50-26-507СП</text:p>
          </table:table-cell>
          <table:table-cell table:number-columns-repeated="2"/>
        </table:table-row>
        <table:table-row table:style-name="ro1">
          <table:table-cell office:value-type="string">
            <text:p>Втулка</text:p>
          </table:table-cell>
          <table:table-cell office:value-type="string">
            <text:p>50-26-724</text:p>
          </table:table-cell>
          <table:table-cell/>
          <table:table-cell office:value-type="string">
            <text:p>входит в 50-26-507СП</text:p>
          </table:table-cell>
          <table:table-cell table:number-columns-repeated="2"/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50-26-507СП</text:p>
          </table:table-cell>
          <table:table-cell table:number-columns-repeated="2"/>
          <table:table-cell office:value-type="string">
            <text:p>50-26-507СП</text:p>
          </table:table-cell>
          <table:table-cell office:value-type="string">
            <text:p>Клапан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700-41-3663</text:p>
          </table:table-cell>
          <table:table-cell table:number-columns-repeated="4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024-030-36-2-2</text:p>
          </table:table-cell>
          <table:table-cell/>
          <table:table-cell office:value-type="string">
            <text:p>входит в р/к</text:p>
          </table:table-cell>
          <table:table-cell table:number-columns-repeated="2"/>
        </table:table-row>
        <table:table-row table:style-name="ro1">
          <table:table-cell office:value-type="string">
            <text:p>Уплотнение</text:p>
          </table:table-cell>
          <table:table-cell office:value-type="string">
            <text:p>Е13М-100-5</text:p>
          </table:table-cell>
          <table:table-cell/>
          <table:table-cell office:value-type="string">
            <text:p>входит в р/к</text:p>
          </table:table-cell>
          <table:table-cell table:number-columns-repeated="2"/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Е21-100-12-3.0</text:p>
          </table:table-cell>
          <table:table-cell/>
          <table:table-cell table:number-columns-repeated="2" office:value-type="string">
            <text:p>Е21-100-12-3,0</text:p>
          </table:table-cell>
          <table:table-cell office:value-type="string">
            <text:p>ЭЛЕМЕНТ ОПОРНО-УПЛОТНИТЕЛЬНЫЙ Е21-100-12-3,0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045-050-30-2-2 т</text:p>
          </table:table-cell>
          <table:table-cell/>
          <table:table-cell office:value-type="string">
            <text:p>входит в р/к</text:p>
          </table:table-cell>
          <table:table-cell table:number-columns-repeated="2"/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-6g*75.58.019</text:p>
          </table:table-cell>
          <table:table-cell table:number-columns-repeated="4"/>
        </table:table-row>
        <table:table-row table:style-name="ro1">
          <table:table-cell office:value-type="string">
            <text:p>Шайба .</text:p>
          </table:table-cell>
          <table:table-cell office:value-type="string">
            <text:p>10 ОТ 65Г 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М10-6Н.6.019</text:p>
          </table:table-cell>
          <table:table-cell/>
          <table:table-cell table:number-columns-repeated="2" office:value-type="string">
            <text:p>М10-7Н.6.019</text:p>
          </table:table-cell>
          <table:table-cell office:value-type="string">
            <text:p>ГАЙКА М10-7Н.6.019</text:p>
          </table:table-cell>
        </table:table-row>
        <table:table-row table:style-name="ro1">
          <table:table-cell office:value-type="string">
            <text:p>Шкив</text:p>
          </table:table-cell>
          <table:table-cell office:value-type="string">
            <text:p>65 07 48</text:p>
          </table:table-cell>
          <table:table-cell/>
          <table:table-cell table:number-columns-repeated="2" office:value-type="string">
            <text:p>65-07-48</text:p>
          </table:table-cell>
          <table:table-cell office:value-type="string">
            <text:p>Шкив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string">
            <text:p>Манжета</text:p>
          </table:table-cell>
          <table:table-cell office:value-type="string">
            <text:p>720-15-126 СП</text:p>
          </table:table-cell>
          <table:table-cell/>
          <table:table-cell table:number-columns-repeated="2" office:value-type="string">
            <text:p>720-15-126СП</text:p>
          </table:table-cell>
          <table:table-cell office:value-type="string">
            <text:p>МАНЖЕТА 720-15-126СП</text:p>
          </table:table-cell>
        </table:table-row>
        <table:table-row table:style-name="ro1">
          <table:table-cell office:value-type="string">
            <text:p>Манжета</text:p>
          </table:table-cell>
          <table:table-cell office:value-type="string">
            <text:p>2.2-50*70-1</text:p>
          </table:table-cell>
          <table:table-cell table:number-columns-repeated="2"/>
          <table:table-cell office:value-type="string">
            <text:p>2.2-50Х70-1</text:p>
          </table:table-cell>
          <table:table-cell office:value-type="string">
            <text:p>МАНЖЕТА 2.2-50Х70-1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М10Т 65Г <text:s/>09</text:p>
          </table:table-cell>
          <table:table-cell/>
          <table:table-cell table:number-columns-repeated="2" office:value-type="string">
            <text:p>10ОТ65Г09</text:p>
          </table:table-cell>
          <table:table-cell office:value-type="string">
            <text:p>ШАЙБА ПРУЖИННАЯ 10ОТ65Г0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*50.58.019</text:p>
          </table:table-cell>
          <table:table-cell/>
          <table:table-cell table:number-columns-repeated="2" office:value-type="string">
            <text:p>М10-6GХ55.58.019</text:p>
          </table:table-cell>
          <table:table-cell office:value-type="string">
            <text:p>БОЛТ М10-6GХ55.58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0*30.58.019</text:p>
          </table:table-cell>
          <table:table-cell/>
          <table:table-cell table:number-columns-repeated="2" office:value-type="string">
            <text:p>М10-6GХ30.58.019</text:p>
          </table:table-cell>
          <table:table-cell office:value-type="string">
            <text:p>БОЛТ М10-6GХ30.58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8-6g *20.88.35.019</text:p>
          </table:table-cell>
          <table:table-cell/>
          <table:table-cell table:number-columns-repeated="2" office:value-type="string">
            <text:p>М8-6GХ20.88.35.019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8*25.88.35.019</text:p>
          </table:table-cell>
          <table:table-cell table:number-columns-repeated="2"/>
          <table:table-cell office:value-type="string">
            <text:p>М8-6GХ25.88.35.019</text:p>
          </table:table-cell>
          <table:table-cell office:value-type="string">
            <text:p>БОЛТ М8-6GХ25.88.35.019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12*35.58.019</text:p>
          </table:table-cell>
          <table:table-cell/>
          <table:table-cell table:number-columns-repeated="2" office:value-type="string">
            <text:p>М12-6GХ35.88.019</text:p>
          </table:table-cell>
          <table:table-cell office:value-type="string">
            <text:p>БОЛТ М12-6GХ35 88.019</text:p>
          </table:table-cell>
        </table:table-row>
        <table:table-row table:style-name="ro1">
          <table:table-cell office:value-type="string">
            <text:p>Термостат</text:p>
          </table:table-cell>
          <table:table-cell office:value-type="string">
            <text:p>ТС <text:s/>107 -1306100-01</text:p>
          </table:table-cell>
          <table:table-cell table:number-columns-repeated="4"/>
        </table:table-row>
        <table:table-row table:style-name="ro1">
          <table:table-cell office:value-type="string">
            <text:p>Датчик указателя температуры</text:p>
          </table:table-cell>
          <table:table-cell office:value-type="string">
            <text:p>ТМ100-В</text:p>
          </table:table-cell>
          <table:table-cell/>
          <table:table-cell table:number-columns-repeated="2" office:value-type="string">
            <text:p>ТМ100В-3808000</text:p>
          </table:table-cell>
          <table:table-cell office:value-type="string">
            <text:p>ДАТЧИК ТМ 100В-3808000</text:p>
          </table:table-cell>
        </table:table-row>
        <table:table-row table:style-name="ro1">
          <table:table-cell office:value-type="string">
            <text:p>Датчик сигнализатор</text:p>
          </table:table-cell>
          <table:table-cell office:value-type="string">
            <text:p>65-09-132СП</text:p>
          </table:table-cell>
          <table:table-cell table:number-columns-repeated="2"/>
          <table:table-cell office:value-type="string">
            <text:p>65-09-132СП</text:p>
          </table:table-cell>
          <table:table-cell office:value-type="string">
            <text:p>Датчик сигнализатора</text:p>
          </table:table-cell>
        </table:table-row>
        <table:table-row table:style-name="ro1">
          <table:table-cell office:value-type="string">
            <text:p>Насос маслянный</text:p>
          </table:table-cell>
          <table:table-cell office:value-type="string">
            <text:p>51-09-217СП</text:p>
          </table:table-cell>
          <table:table-cell table:number-columns-repeated="2"/>
          <table:table-cell office:value-type="string">
            <text:p>51-09-217СП</text:p>
          </table:table-cell>
          <table:table-cell office:value-type="string">
            <text:p>Насос масляный</text:p>
          </table:table-cell>
        </table:table-row>
        <table:table-row table:style-name="ro1">
          <table:table-cell office:value-type="string">
            <text:p>Валик привода мас.насоса.</text:p>
          </table:table-cell>
          <table:table-cell office:value-type="string">
            <text:p>51-09-226СП</text:p>
          </table:table-cell>
          <table:table-cell table:number-columns-repeated="2"/>
          <table:table-cell office:value-type="string">
            <text:p>51-09-226СП</text:p>
          </table:table-cell>
          <table:table-cell office:value-type="string">
            <text:p>Валик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022-028-36-2-2</text:p>
          </table:table-cell>
          <table:table-cell table:number-columns-repeated="2"/>
          <table:table-cell office:value-type="string">
            <text:p>022-028-36-2-2</text:p>
          </table:table-cell>
          <table:table-cell office:value-type="string">
            <text:p>КОЛЬЦО 022-028-36-2-2</text:p>
          </table:table-cell>
        </table:table-row>
        <table:table-row table:style-name="ro1">
          <table:table-cell office:value-type="string">
            <text:p>Кольцо</text:p>
          </table:table-cell>
          <table:table-cell office:value-type="string">
            <text:p>018-022-25-2-5</text:p>
          </table:table-cell>
          <table:table-cell/>
          <table:table-cell table:number-columns-repeated="2" office:value-type="string">
            <text:p>018-022-25-2-2</text:p>
          </table:table-cell>
          <table:table-cell office:value-type="string">
            <text:p>КОЛЬЦО 018-022-25-2-2</text:p>
          </table:table-cell>
        </table:table-row>
        <table:table-row table:style-name="ro1">
          <table:table-cell office:value-type="string">
            <text:p>Золотник</text:p>
          </table:table-cell>
          <table:table-cell office:value-type="string">
            <text:p>64-12-355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Золотник</text:p>
          </table:table-cell>
          <table:table-cell office:value-type="string">
            <text:p>64-12-352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Клапан</text:p>
          </table:table-cell>
          <table:table-cell office:value-type="string">
            <text:p>62-12-509</text:p>
          </table:table-cell>
          <table:table-cell/>
          <table:table-cell office:value-type="string">
            <text:p>В сборе с нижеслед.</text:p>
          </table:table-cell>
          <table:table-cell table:number-columns-repeated="2"/>
        </table:table-row>
        <table:table-row table:style-name="ro1">
          <table:table-cell office:value-type="string">
            <text:p>Клапан предохранит.</text:p>
          </table:table-cell>
          <table:table-cell office:value-type="string">
            <text:p>62-14-204СП</text:p>
          </table:table-cell>
          <table:table-cell/>
          <table:table-cell table:number-columns-repeated="2" office:value-type="string">
            <text:p>64-12-201СП</text:p>
          </table:table-cell>
          <table:table-cell office:value-type="string">
            <text:p>Плита</text:p>
          </table:table-cell>
        </table:table-row>
        <table:table-row table:style-name="ro1">
          <table:table-cell office:value-type="string">
            <text:p>Вал верхний в сборе</text:p>
          </table:table-cell>
          <table:table-cell office:value-type="string">
            <text:p>50-12-246 СП</text:p>
          </table:table-cell>
          <table:table-cell/>
          <table:table-cell table:number-columns-repeated="2" office:value-type="string">
            <text:p>50-12-246СП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Вал промежуточный в сборе</text:p>
          </table:table-cell>
          <table:table-cell office:value-type="string">
            <text:p>50-12-230 СП</text:p>
          </table:table-cell>
          <table:table-cell/>
          <table:table-cell table:number-columns-repeated="2" office:value-type="string">
            <text:p>50-12-230СП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Вал второй промежуточный в сборе</text:p>
          </table:table-cell>
          <table:table-cell office:value-type="string">
            <text:p>50-12-247 СП</text:p>
          </table:table-cell>
          <table:table-cell/>
          <table:table-cell table:number-columns-repeated="2" office:value-type="string">
            <text:p>50-12-247СП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Вал нижний</text:p>
          </table:table-cell>
          <table:table-cell office:value-type="string">
            <text:p>50-12-224СП</text:p>
          </table:table-cell>
          <table:table-cell/>
          <table:table-cell table:number-columns-repeated="2" office:value-type="string">
            <text:p>64-12-275СП</text:p>
          </table:table-cell>
          <table:table-cell office:value-type="string">
            <text:p>Нижний вал в сборе с конической шестерней. Комплект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string">
            <text:p>Корпус подшипника</text:p>
          </table:table-cell>
          <table:table-cell office:value-type="string">
            <text:p>18-12-187-1</text:p>
          </table:table-cell>
          <table:table-cell table:number-columns-repeated="2"/>
          <table:table-cell office:value-type="string">
            <text:p>18-12-187-1</text:p>
          </table:table-cell>
          <table:table-cell office:value-type="string">
            <text:p>Корпус</text:p>
          </table:table-cell>
        </table:table-row>
        <table:table-row table:style-name="ro1">
          <table:table-cell office:value-type="string">
            <text:p>Корпус подшипника</text:p>
          </table:table-cell>
          <table:table-cell office:value-type="string">
            <text:p>18-12-188-1</text:p>
          </table:table-cell>
          <table:table-cell table:number-columns-repeated="2"/>
          <table:table-cell office:value-type="string">
            <text:p>18-12-188-1</text:p>
          </table:table-cell>
          <table:table-cell office:value-type="string">
            <text:p>Корпус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311А</text:p>
          </table:table-cell>
          <table:table-cell table:number-columns-repeated="4"/>
        </table:table-row>
        <table:table-row table:style-name="ro1">
          <table:table-cell office:value-type="string">
            <text:p>Корпус подшипника</text:p>
          </table:table-cell>
          <table:table-cell office:value-type="string">
            <text:p>18-12-190-1</text:p>
          </table:table-cell>
          <table:table-cell table:number-columns-repeated="2"/>
          <table:table-cell office:value-type="string">
            <text:p>18-12-190-1</text:p>
          </table:table-cell>
          <table:table-cell office:value-type="string">
            <text:p>Корпус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50-12-278СП</text:p>
          </table:table-cell>
          <table:table-cell/>
          <table:table-cell office:value-type="string">
            <text:p>170311А1 + штифт 700-32-2226</text:p>
          </table:table-cell>
          <table:table-cell table:number-columns-repeated="2"/>
        </table:table-row>
        <table:table-row table:style-name="ro1">
          <table:table-cell office:value-type="string">
            <text:p>Вилки переключения передач:</text:p>
          </table:table-cell>
          <table:table-cell office:value-type="string">
            <text:p>50-12-563</text:p>
          </table:table-cell>
          <table:table-cell table:number-columns-repeated="2"/>
          <table:table-cell office:value-type="string">
            <text:p>50-12-563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string">
            <text:p>Вилки переключения передач:</text:p>
          </table:table-cell>
          <table:table-cell office:value-type="string">
            <text:p>50-12-562</text:p>
          </table:table-cell>
          <table:table-cell table:number-columns-repeated="2"/>
          <table:table-cell office:value-type="string">
            <text:p>50-12-562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string">
            <text:p>Вилки переключения передач:</text:p>
          </table:table-cell>
          <table:table-cell office:value-type="string">
            <text:p>50-12-581</text:p>
          </table:table-cell>
          <table:table-cell table:number-columns-repeated="2"/>
          <table:table-cell office:value-type="string">
            <text:p>50-12-581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string">
            <text:p>Вилки переключения передач:</text:p>
          </table:table-cell>
          <table:table-cell office:value-type="string">
            <text:p>50-12-565</text:p>
          </table:table-cell>
          <table:table-cell table:number-columns-repeated="2"/>
          <table:table-cell office:value-type="string">
            <text:p>50-12-565</text:p>
          </table:table-cell>
          <table:table-cell office:value-type="string">
            <text:p>Вилка</text:p>
          </table:table-cell>
        </table:table-row>
        <table:table-row table:style-name="ro1">
          <table:table-cell office:value-type="string">
            <text:p>Манжета</text:p>
          </table:table-cell>
          <table:table-cell office:value-type="string">
            <text:p>2.2-90*120-2</text:p>
          </table:table-cell>
          <table:table-cell table:number-columns-repeated="4"/>
        </table:table-row>
        <table:table-row table:style-name="ro1">
          <table:table-cell office:value-type="string">
            <text:p>Манжета</text:p>
          </table:table-cell>
          <table:table-cell office:value-type="string">
            <text:p>2.2-90*120-1</text:p>
          </table:table-cell>
          <table:table-cell table:number-columns-repeated="2"/>
          <table:table-cell office:value-type="string">
            <text:p>2.2-90Х120-1</text:p>
          </table:table-cell>
          <table:table-cell office:value-type="string">
            <text:p>МАНЖЕТА С ПРУЖИНОЙ 2.2-90Х120-1</text:p>
          </table:table-cell>
        </table:table-row>
        <table:table-row table:style-name="ro1">
          <table:table-cell office:value-type="string">
            <text:p>Масленка</text:p>
          </table:table-cell>
          <table:table-cell office:value-type="string">
            <text:p>1.3. Ц6</text:p>
          </table:table-cell>
          <table:table-cell/>
          <table:table-cell table:number-columns-repeated="2" office:value-type="string">
            <text:p>1.3.Ц6</text:p>
          </table:table-cell>
          <table:table-cell office:value-type="string">
            <text:p>ПРЕСС-МАСЛЕНКА 1.3Ц6 (864006)</text:p>
          </table:table-cell>
        </table:table-row>
        <table:table-row table:style-name="ro1">
          <table:table-cell office:value-type="string">
            <text:p>Шпилька</text:p>
          </table:table-cell>
          <table:table-cell office:value-type="float" office:value="29338">
            <text:p>29338</text:p>
          </table:table-cell>
          <table:table-cell/>
          <table:table-cell table:number-columns-repeated="2" office:value-type="string">
            <text:p>29338</text:p>
          </table:table-cell>
          <table:table-cell office:value-type="string">
            <text:p>Шпилька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float" office:value="30230">
            <text:p>30230</text:p>
          </table:table-cell>
          <table:table-cell/>
          <table:table-cell table:number-columns-repeated="2" office:value-type="string">
            <text:p>30230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30 65Г 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float" office:value="30230">
            <text:p>30230</text:p>
          </table:table-cell>
          <table:table-cell/>
          <table:table-cell table:number-columns-repeated="2" office:value-type="string">
            <text:p>30230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518</text:p>
          </table:table-cell>
          <table:table-cell table:number-columns-repeated="2"/>
          <table:table-cell office:value-type="string">
            <text:p>700-28-2518</text:p>
          </table:table-cell>
          <table:table-cell office:value-type="string">
            <text:p>Болт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30 <text:s/>65Г <text:s/>09</text:p>
          </table:table-cell>
          <table:table-cell/>
          <table:table-cell table:number-columns-repeated="2" office:value-type="string">
            <text:p>30Н65Г09</text:p>
          </table:table-cell>
          <table:table-cell office:value-type="string">
            <text:p>ШАЙБА ПРУЖИННАЯ 30Н65Г09</text:p>
          </table:table-cell>
        </table:table-row>
        <table:table-row table:style-name="ro1"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Головка блока цилиндров</text:p>
          </table:table-cell>
          <table:table-cell office:value-type="string">
            <text:p>02240-01</text:p>
          </table:table-cell>
          <table:table-cell table:number-columns-repeated="2"/>
          <table:table-cell office:value-type="string">
            <text:p>02240-01</text:p>
          </table:table-cell>
          <table:table-cell office:value-type="string">
            <text:p>Головка цилиндров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20006СП</text:p>
          </table:table-cell>
          <table:table-cell/>
          <table:table-cell office:value-type="string">
            <text:p>40944СП (медная)</text:p>
          </table:table-cell>
          <table:table-cell table:number-columns-repeated="2"/>
        </table:table-row>
        <table:table-row table:style-name="ro1">
          <table:table-cell office:value-type="string">
            <text:p>Поршень</text:p>
          </table:table-cell>
          <table:table-cell office:value-type="float" office:value="46463">
            <text:p>46463</text:p>
          </table:table-cell>
          <table:table-cell/>
          <table:table-cell table:number-columns-repeated="2" office:value-type="string">
            <text:p>17-03-27</text:p>
          </table:table-cell>
          <table:table-cell office:value-type="string">
            <text:p>ПОРШЕНЬ 17-03-27 К ДВИГАТЕЛЮ П23У</text:p>
          </table:table-cell>
        </table:table-row>
        <table:table-row table:style-name="ro1">
          <table:table-cell office:value-type="string">
            <text:p>Кольцо поршневое</text:p>
          </table:table-cell>
          <table:table-cell office:value-type="string">
            <text:p>СТ-03350</text:p>
          </table:table-cell>
          <table:table-cell/>
          <table:table-cell office:value-type="string">
            <text:p>03712СП</text:p>
          </table:table-cell>
          <table:table-cell table:number-columns-repeated="2"/>
        </table:table-row>
        <table:table-row table:style-name="ro1">
          <table:table-cell office:value-type="string">
            <text:p>Кольцо поршневое</text:p>
          </table:table-cell>
          <table:table-cell office:value-type="string">
            <text:p>СТ-03351</text:p>
          </table:table-cell>
          <table:table-cell/>
          <table:table-cell office:value-type="string">
            <text:p>входит <text:s/>в предыдущий</text:p>
          </table:table-cell>
          <table:table-cell table:number-columns-repeated="2"/>
        </table:table-row>
        <table:table-row table:style-name="ro1">
          <table:table-cell office:value-type="string">
            <text:p>Палец</text:p>
          </table:table-cell>
          <table:table-cell office:value-type="float" office:value="3158">
            <text:p>3158</text:p>
          </table:table-cell>
          <table:table-cell/>
          <table:table-cell table:number-columns-repeated="2" office:value-type="string">
            <text:p>03158-1</text:p>
          </table:table-cell>
          <table:table-cell office:value-type="string">
            <text:p>Палец поршневой</text:p>
          </table:table-cell>
        </table:table-row>
        <table:table-row table:style-name="ro1">
          <table:table-cell office:value-type="string">
            <text:p>Вал коленчатый</text:p>
          </table:table-cell>
          <table:table-cell office:value-type="float" office:value="3341">
            <text:p>3341</text:p>
          </table:table-cell>
          <table:table-cell/>
          <table:table-cell table:number-columns-repeated="2" office:value-type="string">
            <text:p>17-03-26СП</text:p>
          </table:table-cell>
          <table:table-cell office:value-type="string">
            <text:p>Вал коленчатый. Комплект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211 АК</text:p>
          </table:table-cell>
          <table:table-cell/>
          <table:table-cell table:number-columns-repeated="2" office:value-type="string">
            <text:p>6-211(211АК)</text:p>
          </table:table-cell>
          <table:table-cell office:value-type="string">
            <text:p>ПОДШИПНИК 6-211(211АК)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3К20*34*24.3,3Е</text:p>
          </table:table-cell>
          <table:table-cell/>
          <table:table-cell table:number-columns-repeated="2" office:value-type="string">
            <text:p>3К20Х34Х24,3Е</text:p>
          </table:table-cell>
          <table:table-cell office:value-type="string">
            <text:p>ПОДШИПНИК 3К20Х34Х24,3Е</text:p>
          </table:table-cell>
        </table:table-row>
        <table:table-row table:style-name="ro1">
          <table:table-cell office:value-type="string">
            <text:p>Подшипник</text:p>
          </table:table-cell>
          <table:table-cell office:value-type="float" office:value="45804">
            <text:p>45804</text:p>
          </table:table-cell>
          <table:table-cell table:number-columns-repeated="4"/>
        </table:table-row>
        <table:table-row table:style-name="ro1">
          <table:table-cell office:value-type="string">
            <text:p>Подшипник</text:p>
          </table:table-cell>
          <table:table-cell office:value-type="string">
            <text:p>210 АК</text:p>
          </table:table-cell>
          <table:table-cell/>
          <table:table-cell table:number-columns-repeated="2" office:value-type="string">
            <text:p>210(210АК,210А,6-210)</text:p>
          </table:table-cell>
          <table:table-cell office:value-type="string">
            <text:p>ПОДШИПНИК 210АК(210А,6-210,210)</text:p>
          </table:table-cell>
        </table:table-row>
        <table:table-row table:style-name="ro1">
          <table:table-cell office:value-type="string">
            <text:p>Гайка</text:p>
          </table:table-cell>
          <table:table-cell office:value-type="float" office:value="3013">
            <text:p>3013</text:p>
          </table:table-cell>
          <table:table-cell/>
          <table:table-cell office:value-type="string">
            <text:p>входит в нижеследующую</text:p>
          </table:table-cell>
          <table:table-cell table:number-columns-repeated="2"/>
        </table:table-row>
        <table:table-row table:style-name="ro1">
          <table:table-cell office:value-type="string">
            <text:p>Болт</text:p>
          </table:table-cell>
          <table:table-cell office:value-type="string">
            <text:p>700-28-2486</text:p>
          </table:table-cell>
          <table:table-cell/>
          <table:table-cell table:number-columns-repeated="2" office:value-type="string">
            <text:p>М16-6GХ140.88.019</text:p>
          </table:table-cell>
          <table:table-cell office:value-type="string">
            <text:p>БОЛТ М16-6GХ140.88.019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8750СП</text:p>
          </table:table-cell>
          <table:table-cell table:number-columns-repeated="2"/>
          <table:table-cell office:value-type="string">
            <text:p>700-40-8750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46160">
            <text:p>46160</text:p>
          </table:table-cell>
          <table:table-cell/>
          <table:table-cell table:number-columns-repeated="2" office:value-type="string">
            <text:p>46160</text:p>
          </table:table-cell>
          <table:table-cell office:value-type="string">
            <text:p>ПРОКЛАДКА 46160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float" office:value="46238">
            <text:p>46238</text:p>
          </table:table-cell>
          <table:table-cell/>
          <table:table-cell table:number-columns-repeated="2" office:value-type="string">
            <text:p>46238</text:p>
          </table:table-cell>
          <table:table-cell office:value-type="string">
            <text:p>ПРОКЛАДКА 46238</text:p>
          </table:table-cell>
        </table:table-row>
        <table:table-row table:style-name="ro1">
          <table:table-cell office:value-type="string">
            <text:p>Прокладка</text:p>
          </table:table-cell>
          <table:table-cell office:value-type="string">
            <text:p>700-40-2049</text:p>
          </table:table-cell>
          <table:table-cell table:number-columns-repeated="2"/>
          <table:table-cell office:value-type="string">
            <text:p>700-40-2049</text:p>
          </table:table-cell>
          <table:table-cell office:value-type="string">
            <text:p>ПРОКЛАДКА 700-40-2049</text:p>
          </table:table-cell>
        </table:table-row>
        <table:table-row table:style-name="ro1">
          <table:table-cell office:value-type="string">
            <text:p>Карбюратор</text:p>
          </table:table-cell>
          <table:table-cell office:value-type="string">
            <text:p>17-05-188 СП</text:p>
          </table:table-cell>
          <table:table-cell/>
          <table:table-cell office:value-type="string">
            <text:p>17-05-185СП</text:p>
          </table:table-cell>
          <table:table-cell table:number-columns-repeated="2"/>
        </table:table-row>
        <table:table-row table:style-name="ro1">
          <table:table-cell office:value-type="string">
            <text:p>Гидроцилиндр</text:p>
          </table:table-cell>
          <table:table-cell office:value-type="string">
            <text:p>131-26-108-02 СП</text:p>
          </table:table-cell>
          <table:table-cell/>
          <table:table-cell table:number-columns-repeated="2" office:value-type="string">
            <text:p>131-26-108-02СП</text:p>
          </table:table-cell>
          <table:table-cell office:value-type="string">
            <text:p>Гидроцилиндр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Болт</text:p>
          </table:table-cell>
          <table:table-cell office:value-type="string">
            <text:p>М 20х1.5х62</text:p>
          </table:table-cell>
          <table:table-cell table:number-columns-repeated="4"/>
        </table:table-row>
        <table:table-row table:style-name="ro1">
          <table:table-cell office:value-type="string">
            <text:p>Вык.карданный </text:p>
          </table:table-cell>
          <table:table-cell office:value-type="string">
            <text:p>18-14-77</text:p>
          </table:table-cell>
          <table:table-cell table:number-columns-repeated="4"/>
        </table:table-row>
        <table:table-row table:style-name="ro1">
          <table:table-cell office:value-type="string">
            <text:p>Гайка</text:p>
          </table:table-cell>
          <table:table-cell office:value-type="string">
            <text:p>30326-1</text:p>
          </table:table-cell>
          <table:table-cell table:number-columns-repeated="4"/>
        </table:table-row>
        <table:table-row table:style-name="ro1">
          <table:table-cell office:value-type="string">
            <text:p>Генератор</text:p>
          </table:table-cell>
          <table:table-cell office:value-type="string">
            <text:p>5201,3771-10</text:p>
          </table:table-cell>
          <table:table-cell/>
          <table:table-cell table:number-columns-repeated="2" office:value-type="string">
            <text:p>5201.3771-10</text:p>
          </table:table-cell>
          <table:table-cell office:value-type="string">
            <text:p>ГЕНЕРАТОР 5201.3771-10</text:p>
          </table:table-cell>
        </table:table-row>
        <table:table-row table:style-name="ro1">
          <table:table-cell office:value-type="string">
            <text:p>Датчик оборотов индуктивный</text:p>
          </table:table-cell>
          <table:table-cell office:value-type="string">
            <text:p>IDR 18/20-L400 50MN</text:p>
          </table:table-cell>
          <table:table-cell/>
          <table:table-cell office:value-type="string">
            <text:p>не на технику чтз</text:p>
          </table:table-cell>
          <table:table-cell table:number-columns-repeated="2"/>
        </table:table-row>
        <table:table-row table:style-name="ro1">
          <table:table-cell office:value-type="string">
            <text:p>Джойстик электронный</text:p>
          </table:table-cell>
          <table:table-cell office:value-type="string">
            <text:p>HG 405 GB /11-S</text:p>
          </table:table-cell>
          <table:table-cell/>
          <table:table-cell office:value-type="string">
            <text:p>не на технику чтз</text:p>
          </table:table-cell>
          <table:table-cell table:number-columns-repeated="2"/>
        </table:table-row>
        <table:table-row table:style-name="ro1">
          <table:table-cell office:value-type="string">
            <text:p>Диск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Диск</text:p>
          </table:table-cell>
          <table:table-cell office:value-type="float" office:value="16121">
            <text:p>16121</text:p>
          </table:table-cell>
          <table:table-cell/>
          <table:table-cell table:number-columns-repeated="2" office:value-type="string">
            <text:p>16121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Диск</text:p>
          </table:table-cell>
          <table:table-cell office:value-type="string">
            <text:p>50-16-111СП</text:p>
          </table:table-cell>
          <table:table-cell/>
          <table:table-cell office:value-type="string">
            <text:p>металлокерамический диск на бортфрикцион. Есть в програаме у заводчан</text:p>
          </table:table-cell>
          <table:table-cell table:number-columns-repeated="2"/>
        </table:table-row>
        <table:table-row table:style-name="ro1">
          <table:table-cell office:value-type="string">
            <text:p>Диск</text:p>
          </table:table-cell>
          <table:table-cell office:value-type="string">
            <text:p>50-16-7-02</text:p>
          </table:table-cell>
          <table:table-cell table:number-columns-repeated="2"/>
          <table:table-cell office:value-type="string">
            <text:p>50-16-7-02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Дроссельный потенциометр</text:p>
          </table:table-cell>
          <table:table-cell office:value-type="string">
            <text:p>WS-1 T90/10</text:p>
          </table:table-cell>
          <table:table-cell/>
          <table:table-cell office:value-type="string">
            <text:p>не на технику чтз (на автомобиль управление воздушной заслонкой)</text:p>
          </table:table-cell>
          <table:table-cell table:number-columns-repeated="2"/>
        </table:table-row>
        <table:table-row table:style-name="ro1">
          <table:table-cell office:value-type="string">
            <text:p>Карбюратор</text:p>
          </table:table-cell>
          <table:table-cell office:value-type="string">
            <text:p>К125Л</text:p>
          </table:table-cell>
          <table:table-cell table:number-columns-repeated="2"/>
          <table:table-cell office:value-type="string">
            <text:p>К125Л</text:p>
          </table:table-cell>
          <table:table-cell office:value-type="string">
            <text:p>КАРБЮРАТОР К125Л</text:p>
          </table:table-cell>
        </table:table-row>
        <table:table-row table:style-name="ro1">
          <table:table-cell office:value-type="string">
            <text:p>Каток двубортный</text:p>
          </table:table-cell>
          <table:table-cell office:value-type="string">
            <text:p>24-21-170-01</text:p>
          </table:table-cell>
          <table:table-cell/>
          <table:table-cell table:number-columns-repeated="2"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Каток двубортный</text:p>
          </table:table-cell>
          <table:table-cell office:value-type="string">
            <text:p>Кат-21-170СП-Б</text:p>
          </table:table-cell>
          <table:table-cell table:number-columns-repeated="2"/>
          <table:table-cell office:value-type="string">
            <text:p>КАТ-21-170СП-Б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Каток однобортный</text:p>
          </table:table-cell>
          <table:table-cell office:value-type="string">
            <text:p>24-21-169-01</text:p>
          </table:table-cell>
          <table:table-cell/>
          <table:table-cell table:number-columns-repeated="2" office:value-type="string">
            <text:p>24-21-169СП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аток однобортный</text:p>
          </table:table-cell>
          <table:table-cell office:value-type="string">
            <text:p>Кат-21-169СП-Б</text:p>
          </table:table-cell>
          <table:table-cell table:number-columns-repeated="2"/>
          <table:table-cell office:value-type="string">
            <text:p>КАТ-21-169СП-Б</text:p>
          </table:table-cell>
          <table:table-cell office:value-type="string">
            <text:p>Каток однобортный</text:p>
          </table:table-cell>
        </table:table-row>
        <table:table-row table:style-name="ro1">
          <table:table-cell office:value-type="string">
            <text:p>Каток поддерживающий</text:p>
          </table:table-cell>
          <table:table-cell office:value-type="string">
            <text:p>50-21-416СП</text:p>
          </table:table-cell>
          <table:table-cell/>
          <table:table-cell office:value-type="string">
            <text:p>КАТ-41-416СП</text:p>
          </table:table-cell>
          <table:table-cell table:number-columns-repeated="2"/>
        </table:table-row>
        <table:table-row table:style-name="ro1">
          <table:table-cell office:value-type="string">
            <text:p>Колесо натяжное (левое)</text:p>
          </table:table-cell>
          <table:table-cell office:value-type="string">
            <text:p>50-21-305-05СП</text:p>
          </table:table-cell>
          <table:table-cell/>
          <table:table-cell office:value-type="string">
            <text:p>уточнить: действительно ли нужно с цельнолитой опорой</text:p>
          </table:table-cell>
          <table:table-cell table:number-columns-repeated="2"/>
        </table:table-row>
        <table:table-row table:style-name="ro1">
          <table:table-cell office:value-type="string">
            <text:p>Колесо натяжное (правое)</text:p>
          </table:table-cell>
          <table:table-cell office:value-type="string">
            <text:p>50-21-306-05СП</text:p>
          </table:table-cell>
          <table:table-cell/>
          <table:table-cell office:value-type="string">
            <text:p>уточнить: действительно ли нужно с цельнолитой опорой</text:p>
          </table:table-cell>
          <table:table-cell table:number-columns-repeated="2"/>
        </table:table-row>
        <table:table-row table:style-name="ro1">
          <table:table-cell office:value-type="string">
            <text:p>Котел подогревателя</text:p>
          </table:table-cell>
          <table:table-cell office:value-type="string">
            <text:p>ПЖД30Е</text:p>
          </table:table-cell>
          <table:table-cell/>
          <table:table-cell office:value-type="string">
            <text:p>ПЖД30-1015010-01</text:p>
          </table:table-cell>
          <table:table-cell table:number-columns-repeated="2"/>
        </table:table-row>
        <table:table-row table:style-name="ro1">
          <table:table-cell office:value-type="string">
            <text:p>Лента</text:p>
          </table:table-cell>
          <table:table-cell office:value-type="string">
            <text:p>50-18-116СП</text:p>
          </table:table-cell>
          <table:table-cell/>
          <table:table-cell office:value-type="string">
            <text:p>18360-01</text:p>
          </table:table-cell>
          <table:table-cell table:number-columns-repeated="2"/>
        </table:table-row>
        <table:table-row table:style-name="ro1">
          <table:table-cell office:value-type="string">
            <text:p>Магнето</text:p>
          </table:table-cell>
          <table:table-cell office:value-type="string">
            <text:p>М149А1-3728 000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Муфта</text:p>
          </table:table-cell>
          <table:table-cell office:value-type="string">
            <text:p>20-14-21</text:p>
          </table:table-cell>
          <table:table-cell table:number-columns-repeated="2"/>
          <table:table-cell office:value-type="string">
            <text:p>20-14-21</text:p>
          </table:table-cell>
          <table:table-cell office:value-type="string">
            <text:p>Муфта</text:p>
          </table:table-cell>
        </table:table-row>
        <table:table-row table:style-name="ro1">
          <table:table-cell office:value-type="string">
            <text:p>Муфта </text:p>
          </table:table-cell>
          <table:table-cell office:value-type="string">
            <text:p>20-14-23</text:p>
          </table:table-cell>
          <table:table-cell/>
          <table:table-cell office:value-type="string">
            <text:p>Возможно 20-14-2СБ (болотня)</text:p>
          </table:table-cell>
          <table:table-cell table:number-columns-repeated="2"/>
        </table:table-row>
        <table:table-row table:style-name="ro1">
          <table:table-cell office:value-type="string">
            <text:p>Муфта механизма включения</text:p>
          </table:table-cell>
          <table:table-cell office:value-type="string">
            <text:p>17-76-36</text:p>
          </table:table-cell>
          <table:table-cell/>
          <table:table-cell table:number-columns-repeated="2" office:value-type="string">
            <text:p>72118СП</text:p>
          </table:table-cell>
          <table:table-cell office:value-type="string">
            <text:p>Муфта механизма включения</text:p>
          </table:table-cell>
        </table:table-row>
        <table:table-row table:style-name="ro1">
          <table:table-cell office:value-type="string">
            <text:p>Муфта сцепления </text:p>
          </table:table-cell>
          <table:table-cell office:value-type="string">
            <text:p>18-14-4</text:p>
          </table:table-cell>
          <table:table-cell/>
          <table:table-cell table:number-columns-repeated="2" office:value-type="string">
            <text:p>18-14-4СП</text:p>
          </table:table-cell>
          <table:table-cell office:value-type="string">
            <text:p>МУФТА СЦЕПЛЕНИЯ 18-14-4СБ(СП)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 100А-3Л</text:p>
          </table:table-cell>
          <table:table-cell table:number-columns-repeated="2"/>
          <table:table-cell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МШ-25-00-00</text:p>
          </table:table-cell>
          <table:table-cell/>
          <table:table-cell table:number-columns-repeated="2" office:value-type="string">
            <text:p>НМШ 25 Б</text:p>
          </table:table-cell>
          <table:table-cell office:value-type="string">
            <text:p>НАСОС НМШ 25Б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 32У-3Л</text:p>
          </table:table-cell>
          <table:table-cell/>
          <table:table-cell table:number-columns-repeated="2" office:value-type="string">
            <text:p>НШ 32М-3Л</text:p>
          </table:table-cell>
          <table:table-cell office:value-type="string">
            <text:p>НАСОС НШ 32М-3Л(MASTER)</text:p>
          </table:table-cell>
        </table:table-row>
        <table:table-row table:style-name="ro1">
          <table:table-cell office:value-type="string">
            <text:p>Насос</text:p>
          </table:table-cell>
          <table:table-cell office:value-type="string">
            <text:p>НШ 50А-3</text:p>
          </table:table-cell>
          <table:table-cell/>
          <table:table-cell office:value-type="string">
            <text:p>НШ50М-3</text:p>
          </table:table-cell>
          <table:table-cell table:number-columns-repeated="2"/>
        </table:table-row>
        <table:table-row table:style-name="ro1">
          <table:table-cell office:value-type="string">
            <text:p>Приемник указателя давления</text:p>
          </table:table-cell>
          <table:table-cell office:value-type="string">
            <text:p>УК 144 А</text:p>
          </table:table-cell>
          <table:table-cell/>
          <table:table-cell table:number-columns-repeated="2" office:value-type="string">
            <text:p>УК140Б-3810010</text:p>
          </table:table-cell>
          <table:table-cell office:value-type="string">
            <text:p>ПРИЕМНИК УКАЗАТЕЛЯ ДАВЛЕНИЯ УК140Б-3810010</text:p>
          </table:table-cell>
        </table:table-row>
        <table:table-row table:style-name="ro1">
          <table:table-cell office:value-type="string">
            <text:p>РВД</text:p>
          </table:table-cell>
          <table:table-cell office:value-type="string">
            <text:p>d 20 L 1,8 кл.36</text:p>
          </table:table-cell>
          <table:table-cell/>
          <table:table-cell table:number-columns-repeated="2" office:value-type="string">
            <text:p>50-26-486-22СП</text:p>
          </table:table-cell>
          <table:table-cell office:value-type="string">
            <text:p>РВД Ф20-33-1800 М30Х2-У 50-26-486-22СП</text:p>
          </table:table-cell>
        </table:table-row>
        <table:table-row table:style-name="ro1">
          <table:table-cell office:value-type="string">
            <text:p>РВД</text:p>
          </table:table-cell>
          <table:table-cell office:value-type="string">
            <text:p>d 20 L 1,8 кл.41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d 20 L 2,0 кл.36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d 20 L 2,0 кл.41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d 20 L1,5 кл.36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d 20 L1,5 кл.41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d 25 L -1.0x2,0 кл.50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d 25 L-1,5 х 2,0 кл.50</text:p>
          </table:table-cell>
          <table:table-cell table:number-columns-repeated="4"/>
        </table:table-row>
        <table:table-row table:style-name="ro1">
          <table:table-cell office:value-type="string">
            <text:p>РВД</text:p>
          </table:table-cell>
          <table:table-cell office:value-type="string">
            <text:p>Н.036.85.070 рукав d-16</text:p>
          </table:table-cell>
          <table:table-cell table:number-columns-repeated="4"/>
        </table:table-row>
        <table:table-row table:style-name="ro1">
          <table:table-cell office:value-type="string">
            <text:p>РВД d 25 L=2,5</text:p>
          </table:table-cell>
          <table:table-cell office:value-type="string">
            <text:p>50-26-487-09СП</text:p>
          </table:table-cell>
          <table:table-cell table:number-columns-repeated="4"/>
        </table:table-row>
        <table:table-row table:style-name="ro1">
          <table:table-cell office:value-type="string">
            <text:p>РВД выс.давления</text:p>
          </table:table-cell>
          <table:table-cell office:value-type="string">
            <text:p>d 25 L=2,5</text:p>
          </table:table-cell>
          <table:table-cell table:number-columns-repeated="4"/>
        </table:table-row>
        <table:table-row table:style-name="ro1">
          <table:table-cell office:value-type="string">
            <text:p>Редуктор (ПД с муфтой )</text:p>
          </table:table-cell>
          <table:table-cell office:value-type="string">
            <text:p>17-76-10СП</text:p>
          </table:table-cell>
          <table:table-cell table:number-columns-repeated="2"/>
          <table:table-cell office:value-type="string">
            <text:p>17-76-10СП</text:p>
          </table:table-cell>
          <table:table-cell office:value-type="string">
            <text:p>Редуктор пускового двигателя</text:p>
          </table:table-cell>
        </table:table-row>
        <table:table-row table:style-name="ro1">
          <table:table-cell office:value-type="string">
            <text:p>Редуктор (ПД)</text:p>
          </table:table-cell>
          <table:table-cell office:value-type="string">
            <text:p>17-76-8СП</text:p>
          </table:table-cell>
          <table:table-cell/>
          <table:table-cell table:number-columns-repeated="2" office:value-type="string">
            <text:p>17-76-10СП</text:p>
          </table:table-cell>
          <table:table-cell office:value-type="string">
            <text:p>Редуктор пускового двигателя</text:p>
          </table:table-cell>
        </table:table-row>
        <table:table-row table:style-name="ro1">
          <table:table-cell office:value-type="string">
            <text:p>Реле регулятора</text:p>
          </table:table-cell>
          <table:table-cell office:value-type="string">
            <text:p>14В <text:s/>2402.3702</text:p>
          </table:table-cell>
          <table:table-cell table:number-columns-repeated="4"/>
        </table:table-row>
        <table:table-row table:style-name="ro1">
          <table:table-cell office:value-type="string">
            <text:p>Реле регулятора</text:p>
          </table:table-cell>
          <table:table-cell office:value-type="string">
            <text:p>28В <text:s/>2412.3702</text:p>
          </table:table-cell>
          <table:table-cell table:number-columns-repeated="4"/>
        </table:table-row>
        <table:table-row table:style-name="ro1">
          <table:table-cell office:value-type="string">
            <text:p>Рычаг</text:p>
          </table:table-cell>
          <table:table-cell office:value-type="string">
            <text:p>24-13-101СП</text:p>
          </table:table-cell>
          <table:table-cell table:number-columns-repeated="2"/>
          <table:table-cell office:value-type="string">
            <text:p>24-13-101СП</text:p>
          </table:table-cell>
          <table:table-cell office:value-type="string">
            <text:p>Рычаг</text:p>
          </table:table-cell>
        </table:table-row>
        <table:table-row table:style-name="ro1">
          <table:table-cell office:value-type="string">
            <text:p>Сальник</text:p>
          </table:table-cell>
          <table:table-cell office:value-type="string">
            <text:p>1,2-200*240-14</text:p>
          </table:table-cell>
          <table:table-cell/>
          <table:table-cell office:value-type="string">
            <text:p>1.2-200х240</text:p>
          </table:table-cell>
          <table:table-cell table:number-columns-repeated="2"/>
        </table:table-row>
        <table:table-row table:style-name="ro1">
          <table:table-cell office:value-type="string">
            <text:p>Сальник</text:p>
          </table:table-cell>
          <table:table-cell office:value-type="string">
            <text:p>1.2-55*80-1</text:p>
          </table:table-cell>
          <table:table-cell table:number-columns-repeated="2"/>
          <table:table-cell office:value-type="string">
            <text:p>1.2-55Х80-1</text:p>
          </table:table-cell>
          <table:table-cell office:value-type="string">
            <text:p>МАНЖЕТА 1.2-55Х80-1</text:p>
          </table:table-cell>
        </table:table-row>
        <table:table-row table:style-name="ro1">
          <table:table-cell office:value-type="string">
            <text:p>Сальник</text:p>
          </table:table-cell>
          <table:table-cell office:value-type="string">
            <text:p>35-21-40</text:p>
          </table:table-cell>
          <table:table-cell table:number-columns-repeated="2"/>
          <table:table-cell office:value-type="string">
            <text:p>35-21-40</text:p>
          </table:table-cell>
          <table:table-cell office:value-type="string">
            <text:p>САЛЬНИК 35-21-40</text:p>
          </table:table-cell>
        </table:table-row>
        <table:table-row table:style-name="ro1">
          <table:table-cell office:value-type="string">
            <text:p>Сальник</text:p>
          </table:table-cell>
          <table:table-cell office:value-type="float" office:value="40257">
            <text:p>40257</text:p>
          </table:table-cell>
          <table:table-cell table:number-columns-repeated="4"/>
        </table:table-row>
        <table:table-row table:style-name="ro1">
          <table:table-cell office:value-type="string">
            <text:p>Сальник</text:p>
          </table:table-cell>
          <table:table-cell office:value-type="float" office:value="40263">
            <text:p>40263</text:p>
          </table:table-cell>
          <table:table-cell table:number-columns-repeated="4"/>
        </table:table-row>
        <table:table-row table:style-name="ro1">
          <table:table-cell office:value-type="string">
            <text:p>Сальник</text:p>
          </table:table-cell>
          <table:table-cell office:value-type="float" office:value="40967">
            <text:p>40967</text:p>
          </table:table-cell>
          <table:table-cell table:number-columns-repeated="4"/>
        </table:table-row>
        <table:table-row table:style-name="ro1">
          <table:table-cell office:value-type="string">
            <text:p>Сальник</text:p>
          </table:table-cell>
          <table:table-cell office:value-type="float" office:value="40976">
            <text:p>40976</text:p>
          </table:table-cell>
          <table:table-cell table:number-columns-repeated="4"/>
        </table:table-row>
        <table:table-row table:style-name="ro1">
          <table:table-cell office:value-type="string">
            <text:p>Сальник</text:p>
          </table:table-cell>
          <table:table-cell office:value-type="string">
            <text:p>710-14-126</text:p>
          </table:table-cell>
          <table:table-cell table:number-columns-repeated="2"/>
          <table:table-cell office:value-type="string">
            <text:p>710-14-126</text:p>
          </table:table-cell>
          <table:table-cell office:value-type="string">
            <text:p>САЛЬНИК 710-14-126</text:p>
          </table:table-cell>
        </table:table-row>
        <table:table-row table:style-name="ro1">
          <table:table-cell office:value-type="string">
            <text:p>Сальник</text:p>
          </table:table-cell>
          <table:table-cell office:value-type="string">
            <text:p>90*120</text:p>
          </table:table-cell>
          <table:table-cell/>
          <table:table-cell office:value-type="string">
            <text:p>2.2-90х120-2</text:p>
          </table:table-cell>
          <table:table-cell table:number-columns-repeated="2"/>
        </table:table-row>
        <table:table-row table:style-name="ro1">
          <table:table-cell office:value-type="string">
            <text:p>Сальник <text:s/>(декомпрессора)</text:p>
          </table:table-cell>
          <table:table-cell office:value-type="float" office:value="40857">
            <text:p>40857</text:p>
          </table:table-cell>
          <table:table-cell table:number-columns-repeated="4"/>
        </table:table-row>
        <table:table-row table:style-name="ro1">
          <table:table-cell office:value-type="string">
            <text:p>Сальник <text:s/>(на вентилятор)</text:p>
          </table:table-cell>
          <table:table-cell office:value-type="float" office:value="40805">
            <text:p>40805</text:p>
          </table:table-cell>
          <table:table-cell table:number-columns-repeated="4"/>
        </table:table-row>
        <table:table-row table:style-name="ro1">
          <table:table-cell office:value-type="string">
            <text:p>Сальник <text:s/>коленвала железный</text:p>
          </table:table-cell>
          <table:table-cell office:value-type="string">
            <text:p>40831СП</text:p>
          </table:table-cell>
          <table:table-cell table:number-columns-repeated="4"/>
        </table:table-row>
        <table:table-row table:style-name="ro1">
          <table:table-cell office:value-type="string">
            <text:p>Сальник (бортового редуктора)</text:p>
          </table:table-cell>
          <table:table-cell office:value-type="string">
            <text:p>2,2-100*125-2</text:p>
          </table:table-cell>
          <table:table-cell/>
          <table:table-cell table:number-columns-repeated="2" office:value-type="string">
            <text:p>2.2-100Х125-1</text:p>
          </table:table-cell>
          <table:table-cell office:value-type="string">
            <text:p>МАНЖЕТА 2.2-100Х125-1</text:p>
          </table:table-cell>
        </table:table-row>
        <table:table-row table:style-name="ro1">
          <table:table-cell office:value-type="string">
            <text:p>Сальник (коленвала)</text:p>
          </table:table-cell>
          <table:table-cell office:value-type="string">
            <text:p>40831СП</text:p>
          </table:table-cell>
          <table:table-cell table:number-columns-repeated="4"/>
        </table:table-row>
        <table:table-row table:style-name="ro1">
          <table:table-cell office:value-type="string">
            <text:p>Свеча зажигания</text:p>
          </table:table-cell>
          <table:table-cell office:value-type="string">
            <text:p>А 11-3</text:p>
          </table:table-cell>
          <table:table-cell table:number-columns-repeated="4"/>
        </table:table-row>
        <table:table-row table:style-name="ro1">
          <table:table-cell office:value-type="string">
            <text:p>Сервомеханизм</text:p>
          </table:table-cell>
          <table:table-cell office:value-type="string">
            <text:p>24-15-118</text:p>
          </table:table-cell>
          <table:table-cell/>
          <table:table-cell table:number-columns-repeated="2" office:value-type="string">
            <text:p>50-15-118СП</text:p>
          </table:table-cell>
          <table:table-cell office:value-type="string">
            <text:p>Сервомеханизм</text:p>
          </table:table-cell>
        </table:table-row>
        <table:table-row table:style-name="ro1">
          <table:table-cell office:value-type="string">
            <text:p>Стартер</text:p>
          </table:table-cell>
          <table:table-cell office:value-type="string">
            <text:p>251.3708.000</text:p>
          </table:table-cell>
          <table:table-cell/>
          <table:table-cell table:number-columns-repeated="2" office:value-type="string">
            <text:p>2516.3708.000</text:p>
          </table:table-cell>
          <table:table-cell office:value-type="string">
            <text:p>СТАРТЕР 2516.3708.000</text:p>
          </table:table-cell>
        </table:table-row>
        <table:table-row table:style-name="ro1">
          <table:table-cell office:value-type="string">
            <text:p>Стартер</text:p>
          </table:table-cell>
          <table:table-cell office:value-type="string">
            <text:p>42.3708.000</text:p>
          </table:table-cell>
          <table:table-cell/>
          <table:table-cell office:value-type="string">
            <text:p>42.3708.000(СТ230Е)</text:p>
          </table:table-cell>
          <table:table-cell table:number-columns-repeated="2"/>
        </table:table-row>
        <table:table-row table:style-name="ro1">
          <table:table-cell office:value-type="string">
            <text:p>Стеклоочиститель</text:p>
          </table:table-cell>
          <table:table-cell office:value-type="float" office:value="6713.5205">
            <text:p>6713,5205</text:p>
          </table:table-cell>
          <table:table-cell/>
          <table:table-cell office:value-type="string">
            <text:p>6713.5205</text:p>
          </table:table-cell>
          <table:table-cell table:number-columns-repeated="2"/>
        </table:table-row>
        <table:table-row table:style-name="ro1">
          <table:table-cell office:value-type="string">
            <text:p>Турбокомперссор ТКР 8.5С</text:p>
          </table:table-cell>
          <table:table-cell office:value-type="string">
            <text:p>51-54-1-01СП</text:p>
          </table:table-cell>
          <table:table-cell/>
          <table:table-cell table:number-columns-repeated="2"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Турбокомперссор ТКР 8.5С</text:p>
          </table:table-cell>
          <table:table-cell office:value-type="string">
            <text:p>92.000-06</text:p>
          </table:table-cell>
          <table:table-cell table:number-columns-repeated="2"/>
          <table:table-cell office:value-type="string">
            <text:p>92.000-06</text:p>
          </table:table-cell>
          <table:table-cell office:value-type="string">
            <text:p>Турбокомпрессор ТКР11Н-3</text:p>
          </table:table-cell>
        </table:table-row>
        <table:table-row table:style-name="ro1">
          <table:table-cell office:value-type="string">
            <text:p>Указатель тока</text:p>
          </table:table-cell>
          <table:table-cell office:value-type="string">
            <text:p>АП 111 - Б</text:p>
          </table:table-cell>
          <table:table-cell table:number-columns-repeated="4"/>
        </table:table-row>
        <table:table-row table:style-name="ro1">
          <table:table-cell office:value-type="string">
            <text:p>Фара</text:p>
          </table:table-cell>
          <table:table-cell office:value-type="float" office:value="761.3711">
            <text:p>761,3711</text:p>
          </table:table-cell>
          <table:table-cell/>
          <table:table-cell office:value-type="string">
            <text:p>ФАРА ФГ-318 (ФГ761.3711)</text:p>
          </table:table-cell>
          <table:table-cell table:number-columns-repeated="2"/>
        </table:table-row>
        <table:table-row table:style-name="ro1">
          <table:table-cell office:value-type="string">
            <text:p>Фильтр гидравлики</text:p>
          </table:table-cell>
          <table:table-cell office:value-type="string">
            <text:p>64-26-250СП</text:p>
          </table:table-cell>
          <table:table-cell table:number-columns-repeated="2"/>
          <table:table-cell office:value-type="string">
            <text:p>64-26-250СП</text:p>
          </table:table-cell>
          <table:table-cell office:value-type="string">
            <text:p>Фильтр</text:p>
          </table:table-cell>
        </table:table-row>
        <table:table-row table:style-name="ro1">
          <table:table-cell office:value-type="string">
            <text:p>Форсунка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</table:table-row>
        <table:table-row table:style-name="ro1">
          <table:table-cell office:value-type="string">
            <text:p>Шайба</text:p>
          </table:table-cell>
          <table:table-cell office:value-type="string">
            <text:p>20ОТ 65Г 09</text:p>
          </table:table-cell>
          <table:table-cell/>
          <table:table-cell table:number-columns-repeated="2" office:value-type="string">
            <text:p>20ОТ65Г09</text:p>
          </table:table-cell>
          <table:table-cell office:value-type="string">
            <text:p>ШАЙБА ПРУЖИННАЯ 20ОТ65Г09</text:p>
          </table:table-cell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Коробка перемены передачК-700, Т-100, 130, 170</text:p>
          </table:table-cell>
          <table:table-cell office:value-type="string">
            <text:p>24-12-1СП</text:p>
          </table:table-cell>
          <table:table-cell/>
          <table:table-cell table:number-columns-repeated="2" office:value-type="string">
            <text:p>50-12-12СП</text:p>
          </table:table-cell>
          <table:table-cell office:value-type="string">
            <text:p>Коробка передач</text:p>
          </table:table-cell>
        </table:table-row>
        <table:table-row table:style-name="ro1">
          <table:table-cell office:value-type="string">
            <text:p>Электродвигатель отопителяТ-170</text:p>
          </table:table-cell>
          <table:table-cell office:value-type="string">
            <text:p>97.12.3730</text:p>
          </table:table-cell>
          <table:table-cell table:number-columns-repeated="4"/>
        </table:table-row>
        <table:table-row table:style-name="ro1">
          <table:table-cell office:value-type="string">
            <text:p>ТурбокомпрессорТ-130, Т-170</text:p>
          </table:table-cell>
          <table:table-cell office:value-type="string">
            <text:p>51-54-1СП</text:p>
          </table:table-cell>
          <table:table-cell table:number-columns-repeated="2"/>
          <table:table-cell office:value-type="string">
            <text:p>51-54-1СП</text:p>
          </table:table-cell>
          <table:table-cell office:value-type="string">
            <text:p>Турбокомпрессор ТКР8,5С</text:p>
          </table:table-cell>
        </table:table-row>
        <table:table-row table:style-name="ro1">
          <table:table-cell office:value-type="string">
            <text:p>Двигатель пусковой- </text:p>
          </table:table-cell>
          <table:table-cell office:value-type="string">
            <text:p>ПД-10УД</text:p>
          </table:table-cell>
          <table:table-cell table:number-columns-repeated="4"/>
        </table:table-row>
        <table:table-row table:style-name="ro1">
          <table:table-cell office:value-type="string">
            <text:p>Двигатель пусковойТ-130, Т-170</text:p>
          </table:table-cell>
          <table:table-cell office:value-type="string">
            <text:p>ПД-25</text:p>
          </table:table-cell>
          <table:table-cell/>
          <table:table-cell table:number-columns-repeated="2" office:value-type="string">
            <text:p>17-23СП</text:p>
          </table:table-cell>
          <table:table-cell office:value-type="string">
            <text:p>Пусковой двигатель П-23У</text:p>
          </table:table-cell>
        </table:table-row>
        <table:table-row table:style-name="ro1">
          <table:table-cell office:value-type="string">
            <text:p>Прокладка коллектораТ-130</text:p>
          </table:table-cell>
          <table:table-cell office:value-type="string">
            <text:p>700-40-3880СП</text:p>
          </table:table-cell>
          <table:table-cell table:number-columns-repeated="2"/>
          <table:table-cell office:value-type="string">
            <text:p>700-40-3880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головки цилиндраТ-170</text:p>
          </table:table-cell>
          <table:table-cell office:value-type="string">
            <text:p>51-02-107-01СП</text:p>
          </table:table-cell>
          <table:table-cell table:number-columns-repeated="2"/>
          <table:table-cell office:value-type="string">
            <text:p>51-02-107-01СП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Насос топливный высокого давленияТ-170</text:p>
          </table:table-cell>
          <table:table-cell office:value-type="string">
            <text:p>51-67-24-01СП</text:p>
          </table:table-cell>
          <table:table-cell table:number-columns-repeated="2"/>
          <table:table-cell office:value-type="string">
            <text:p>51-67-24-01СП</text:p>
          </table:table-cell>
          <table:table-cell office:value-type="string">
            <text:p>Насос топливный</text:p>
          </table:table-cell>
        </table:table-row>
        <table:table-row table:style-name="ro1">
          <table:table-cell office:value-type="string">
            <text:p>Барабан наружныйТ-130, Т-170</text:p>
          </table:table-cell>
          <table:table-cell office:value-type="string">
            <text:p>28-16-15</text:p>
          </table:table-cell>
          <table:table-cell table:number-columns-repeated="2"/>
          <table:table-cell office:value-type="string">
            <text:p>28-16-15</text:p>
          </table:table-cell>
          <table:table-cell office:value-type="string">
            <text:p>Барабан наружный</text:p>
          </table:table-cell>
        </table:table-row>
        <table:table-row table:style-name="ro1">
          <table:table-cell office:value-type="string">
            <text:p>Диск ведомый муфты сцепленияТ-130, Т-170</text:p>
          </table:table-cell>
          <table:table-cell office:value-type="string">
            <text:p>17-73-139СП</text:p>
          </table:table-cell>
          <table:table-cell table:number-columns-repeated="2"/>
          <table:table-cell office:value-type="string">
            <text:p>17-73-139СП</text:p>
          </table:table-cell>
          <table:table-cell office:value-type="string">
            <text:p>Диск</text:p>
          </table:table-cell>
        </table:table-row>
        <table:table-row table:style-name="ro1">
          <table:table-cell office:value-type="string">
            <text:p>Вал муфты сцепленияТ-130, Т-170</text:p>
          </table:table-cell>
          <table:table-cell office:value-type="float" office:value="735">
            <text:p>735</text:p>
          </table:table-cell>
          <table:table-cell/>
          <table:table-cell table:number-columns-repeated="2" office:value-type="string">
            <text:p>7324-01СП</text:p>
          </table:table-cell>
          <table:table-cell office:value-type="string">
            <text:p>Вал</text:p>
          </table:table-cell>
        </table:table-row>
        <table:table-row table:style-name="ro1">
          <table:table-cell office:value-type="string">
            <text:p>Муфта механического включенияП-23, Т-130</text:p>
          </table:table-cell>
          <table:table-cell office:value-type="string">
            <text:p>72118СП</text:p>
          </table:table-cell>
          <table:table-cell table:number-columns-repeated="2"/>
          <table:table-cell office:value-type="string">
            <text:p>72118СП</text:p>
          </table:table-cell>
          <table:table-cell office:value-type="string">
            <text:p>Муфта механизма включения</text:p>
          </table:table-cell>
        </table:table-row>
        <table:table-row table:style-name="ro1">
          <table:table-cell office:value-type="string">
            <text:p>ГенераторТ-170</text:p>
          </table:table-cell>
          <table:table-cell office:value-type="string">
            <text:p>7006.3701.000</text:p>
          </table:table-cell>
          <table:table-cell table:number-columns-repeated="4"/>
        </table:table-row>
        <table:table-row table:style-name="ro1">
          <table:table-cell office:value-type="string">
            <text:p>Ремкомплект водяного насосаТ-130</text:p>
          </table:table-cell>
          <table:table-cell office:value-type="string">
            <text:p>16-08-141РК</text:p>
          </table:table-cell>
          <table:table-cell/>
          <table:table-cell office:value-type="string">
            <text:p>Р/К 16-08-140</text:p>
          </table:table-cell>
          <table:table-cell table:number-columns-repeated="2"/>
        </table:table-row>
        <table:table-row table:style-name="ro1">
          <table:table-cell office:value-type="string">
            <text:p>Ремень генератораТ-130,Т-170</text:p>
          </table:table-cell>
          <table:table-cell office:value-type="string">
            <text:p>11-12.5Х9-1090</text:p>
          </table:table-cell>
          <table:table-cell/>
          <table:table-cell office:value-type="string">
            <text:p>11-12,5х9-1090</text:p>
          </table:table-cell>
          <table:table-cell office:value-type="string">
            <text:p>11-12,5Х9-1090</text:p>
          </table:table-cell>
          <table:table-cell office:value-type="string">
            <text:p>РЕМЕНЬ ВЕНТИЛЯТОРНЫЙ 11-12,5Х9-1090</text:p>
          </table:table-cell>
        </table:table-row>
        <table:table-row table:style-name="ro1">
          <table:table-cell office:value-type="string">
            <text:p>ФорсункаТ-130, Т-170</text:p>
          </table:table-cell>
          <table:table-cell office:value-type="string">
            <text:p>14-69-117-1СП</text:p>
          </table:table-cell>
          <table:table-cell table:number-columns-repeated="2"/>
          <table:table-cell office:value-type="string">
            <text:p>14-69-117-1СП</text:p>
          </table:table-cell>
          <table:table-cell office:value-type="string">
            <text:p>Форсунка</text:p>
          </table:table-cell>
        </table:table-row>
        <table:table-row table:style-name="ro1">
          <table:table-cell office:value-type="string">
            <text:p>Редуктор бортовой левыйТ-130, Т-170</text:p>
          </table:table-cell>
          <table:table-cell office:value-type="string">
            <text:p>24-19-115СП</text:p>
          </table:table-cell>
          <table:table-cell/>
          <table:table-cell office:value-type="string">
            <text:p>расписывается</text:p>
          </table:table-cell>
          <table:table-cell table:number-columns-repeated="2"/>
        </table:table-row>
        <table:table-row table:style-name="ro1">
          <table:table-cell office:value-type="string">
            <text:p>ПолуосьТ-130, Т-170</text:p>
          </table:table-cell>
          <table:table-cell office:value-type="string">
            <text:p>24-16-4</text:p>
          </table:table-cell>
          <table:table-cell table:number-columns-repeated="2"/>
          <table:table-cell office:value-type="string">
            <text:p>24-16-4</text:p>
          </table:table-cell>
          <table:table-cell office:value-type="string">
            <text:p>Полуось</text:p>
          </table:table-cell>
        </table:table-row>
        <table:table-row table:style-name="ro1">
          <table:table-cell office:value-type="string">
            <text:p>Подшипник концевой бортового редуктора</text:p>
          </table:table-cell>
          <table:table-cell office:value-type="string">
            <text:p>21-19-1</text:p>
          </table:table-cell>
          <table:table-cell table:number-columns-repeated="2"/>
          <table:table-cell office:value-type="string">
            <text:p>21-19-1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string">
            <text:p>Подшипник концевой бортового редуктора</text:p>
          </table:table-cell>
          <table:table-cell office:value-type="string">
            <text:p>21-19-2</text:p>
          </table:table-cell>
          <table:table-cell table:number-columns-repeated="2"/>
          <table:table-cell office:value-type="string">
            <text:p>21-19-2</text:p>
          </table:table-cell>
          <table:table-cell office:value-type="string">
            <text:p>Подшипник концевой</text:p>
          </table:table-cell>
        </table:table-row>
        <table:table-row table:style-name="ro1">
          <table:table-cell office:value-type="string">
            <text:p>Вал карданныйТ-170</text:p>
          </table:table-cell>
          <table:table-cell office:value-type="string">
            <text:p>50-14-23</text:p>
          </table:table-cell>
          <table:table-cell/>
          <table:table-cell office:value-type="string">
            <text:p>18-14-77</text:p>
          </table:table-cell>
          <table:table-cell table:number-columns-repeated="2"/>
        </table:table-row>
        <table:table-row table:style-name="ro1">
          <table:table-cell office:value-type="string">
            <text:p>Венец ведущего колесаТ-130, Т-170</text:p>
          </table:table-cell>
          <table:table-cell office:value-type="string">
            <text:p>50-19-160-1</text:p>
          </table:table-cell>
          <table:table-cell table:number-columns-repeated="2"/>
          <table:table-cell office:value-type="string">
            <text:p>50-19-160-1</text:p>
          </table:table-cell>
          <table:table-cell office:value-type="string">
            <text:p>Венец ведущего колеса</text:p>
          </table:table-cell>
        </table:table-row>
        <table:table-row table:style-name="ro1">
          <table:table-cell office:value-type="string">
            <text:p>Шестерня двойнаяТ-170</text:p>
          </table:table-cell>
          <table:table-cell office:value-type="string">
            <text:p>50-19-144СП</text:p>
          </table:table-cell>
          <table:table-cell/>
          <table:table-cell table:number-columns-repeated="2" office:value-type="string">
            <text:p>50-19-174СП</text:p>
          </table:table-cell>
          <table:table-cell office:value-type="string">
            <text:p>Шестерня двойная. Комплект</text:p>
          </table:table-cell>
        </table:table-row>
        <table:table-row table:style-name="ro1">
          <table:table-cell office:value-type="string">
            <text:p>ШестерняТ-130, Т-170</text:p>
          </table:table-cell>
          <table:table-cell office:value-type="string">
            <text:p>50-19-150</text:p>
          </table:table-cell>
          <table:table-cell table:number-columns-repeated="2"/>
          <table:table-cell office:value-type="string">
            <text:p>50-19-150</text:p>
          </table:table-cell>
          <table:table-cell office:value-type="string">
            <text:p>Шестерня</text:p>
          </table:table-cell>
        </table:table-row>
        <table:table-row table:style-name="ro1">
          <table:table-cell office:value-type="string">
            <text:p>Фрикцион бортовойТ-130, Т-170</text:p>
          </table:table-cell>
          <table:table-cell office:value-type="string">
            <text:p>24-16-101СП</text:p>
          </table:table-cell>
          <table:table-cell table:number-columns-repeated="2"/>
          <table:table-cell office:value-type="string">
            <text:p>24-16-101СП</text:p>
          </table:table-cell>
          <table:table-cell office:value-type="string">
            <text:p>Фрикцион бортовой правый</text:p>
          </table:table-cell>
        </table:table-row>
        <table:table-row table:style-name="ro1">
          <table:table-cell office:value-type="string">
            <text:p>Фрикцион бортовойТ-130, Т-170</text:p>
          </table:table-cell>
          <table:table-cell office:value-type="string">
            <text:p>24-16-102СП</text:p>
          </table:table-cell>
          <table:table-cell table:number-columns-repeated="2"/>
          <table:table-cell office:value-type="string">
            <text:p>24-16-102СП</text:p>
          </table:table-cell>
          <table:table-cell office:value-type="string">
            <text:p>Фрикцион бортовой левый</text:p>
          </table:table-cell>
        </table:table-row>
        <table:table-row table:style-name="ro1">
          <table:table-cell office:value-type="string">
            <text:p>Уплотнение на фрикцион бортовойТ170</text:p>
          </table:table-cell>
          <table:table-cell office:value-type="string">
            <text:p>24-19-114СП</text:p>
          </table:table-cell>
          <table:table-cell table:number-columns-repeated="2"/>
          <table:table-cell office:value-type="string">
            <text:p>24-19-114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на фрикцион бортовойТ170</text:p>
          </table:table-cell>
          <table:table-cell office:value-type="string">
            <text:p>20-19-124СП</text:p>
          </table:table-cell>
          <table:table-cell table:number-columns-repeated="2"/>
          <table:table-cell office:value-type="string">
            <text:p>20-19-124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Уплотнение на фрикцион бортовойТ170</text:p>
          </table:table-cell>
          <table:table-cell office:value-type="string">
            <text:p>20-19-123СП</text:p>
          </table:table-cell>
          <table:table-cell table:number-columns-repeated="2"/>
          <table:table-cell office:value-type="string">
            <text:p>20-19-123СП</text:p>
          </table:table-cell>
          <table:table-cell office:value-type="string">
            <text:p>Уплотнение</text:p>
          </table:table-cell>
        </table:table-row>
        <table:table-row table:style-name="ro1">
          <table:table-cell office:value-type="string">
            <text:p>Лабиринт бортового редуктораТ-170</text:p>
          </table:table-cell>
          <table:table-cell office:value-type="string">
            <text:p>50-19-156СП</text:p>
          </table:table-cell>
          <table:table-cell table:number-columns-repeated="2"/>
          <table:table-cell office:value-type="string">
            <text:p>50-19-156СП</text:p>
          </table:table-cell>
          <table:table-cell office:value-type="string">
            <text:p>Лабиринт</text:p>
          </table:table-cell>
        </table:table-row>
        <table:table-row table:style-name="ro1">
          <table:table-cell office:value-type="string">
            <text:p>Полуось бортового редуктораТ-100МГ,Т-170,Т-130</text:p>
          </table:table-cell>
          <table:table-cell office:value-type="string">
            <text:p>20-19-4СП</text:p>
          </table:table-cell>
          <table:table-cell/>
          <table:table-cell office:value-type="string">
            <text:p>указан номер болотной. Серийная 24-19-37.</text:p>
          </table:table-cell>
          <table:table-cell table:number-columns-repeated="2"/>
        </table:table-row>
        <table:table-row table:style-name="ro1">
          <table:table-cell office:value-type="string">
            <text:p>КозырекТ-130, Т-170</text:p>
          </table:table-cell>
          <table:table-cell office:value-type="string">
            <text:p>15-19-15</text:p>
          </table:table-cell>
          <table:table-cell table:number-columns-repeated="2"/>
          <table:table-cell office:value-type="string">
            <text:p>15-19-15</text:p>
          </table:table-cell>
          <table:table-cell office:value-type="string">
            <text:p>Козырек</text:p>
          </table:table-cell>
        </table:table-row>
        <table:table-row table:style-name="ro1">
          <table:table-cell office:value-type="string">
            <text:p>Манжета малого лабиринтаТ-170</text:p>
          </table:table-cell>
          <table:table-cell office:value-type="string">
            <text:p>700-40-2039СП</text:p>
          </table:table-cell>
          <table:table-cell/>
          <table:table-cell office:value-type="string">
            <text:p>указанный номер сальник коленвала, манжета малого лабиринта 700-40-2163</text:p>
          </table:table-cell>
          <table:table-cell table:number-columns-repeated="2"/>
        </table:table-row>
        <table:table-row table:style-name="ro1">
          <table:table-cell office:value-type="string">
            <text:p>Втулка бортового редуктораТ-100М3</text:p>
          </table:table-cell>
          <table:table-cell office:value-type="string">
            <text:p>20-19-18</text:p>
          </table:table-cell>
          <table:table-cell table:number-columns-repeated="2"/>
          <table:table-cell office:value-type="string">
            <text:p>20-19-18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Насос шестеренный левого вращения16 МПа 173,4 л/мин 1920 об/мин</text:p>
          </table:table-cell>
          <table:table-cell office:value-type="string">
            <text:p>НШ100А-3-Л НШ100А-3-Л-00</text:p>
          </table:table-cell>
          <table:table-cell/>
          <table:table-cell table:number-columns-repeated="2" office:value-type="string">
            <text:p>НШ 100А-3Л</text:p>
          </table:table-cell>
          <table:table-cell office:value-type="string">
            <text:p>НАСОС НШ 100А-3Л</text:p>
          </table:table-cell>
        </table:table-row>
        <table:table-row table:style-name="ro1">
          <table:table-cell office:value-type="string">
            <text:p>Рукав высокого давления резиновый 16Х1100Т-170</text:p>
          </table:table-cell>
          <table:table-cell office:value-type="string">
            <text:p>Н.036.85.770</text:p>
          </table:table-cell>
          <table:table-cell/>
          <table:table-cell office:value-type="string">
            <text:p>РВД Ф-16 L-1110 Н.036.85.770</text:p>
          </table:table-cell>
          <table:table-cell table:number-columns-repeated="2"/>
        </table:table-row>
        <table:table-row table:style-name="ro1">
          <table:table-cell office:value-type="string">
            <text:p>Рукав высокого давления резиновый 25Х2510-16,5МПА Т-130, Т-170</text:p>
          </table:table-cell>
          <table:table-cell office:value-type="string">
            <text:p>Н.036.88.750</text:p>
          </table:table-cell>
          <table:table-cell table:number-columns-repeated="4"/>
        </table:table-row>
        <table:table-row table:style-name="ro1">
          <table:table-cell office:value-type="string">
            <text:p>Фара основного света трактораТ-130</text:p>
          </table:table-cell>
          <table:table-cell office:value-type="string">
            <text:p>ФГ761.3711</text:p>
          </table:table-cell>
          <table:table-cell/>
          <table:table-cell office:value-type="string">
            <text:p>ФГ-318 (ФГ761.3711)</text:p>
          </table:table-cell>
          <table:table-cell table:number-columns-repeated="2"/>
        </table:table-row>
        <table:table-row table:style-name="ro1">
          <table:table-cell office:value-type="string">
            <text:p>Болт крепления ходовой частиТ-130, Т-170</text:p>
          </table:table-cell>
          <table:table-cell office:value-type="float" office:value="2816">
            <text:p>2816</text:p>
          </table:table-cell>
          <table:table-cell/>
          <table:table-cell table:number-columns-repeated="2" office:value-type="string">
            <text:p>М12-6GХ30.88.019</text:p>
          </table:table-cell>
          <table:table-cell office:value-type="string">
            <text:p>БОЛТ М12-6GХ30.88.019</text:p>
          </table:table-cell>
        </table:table-row>
        <table:table-row table:style-name="ro1">
          <table:table-cell office:value-type="string">
            <text:p>Вставка турбиныТ-130, Т-170</text:p>
          </table:table-cell>
          <table:table-cell office:value-type="float" office:value="92.203">
            <text:p>92,203</text:p>
          </table:table-cell>
          <table:table-cell/>
          <table:table-cell office:value-type="string">
            <text:p>номер указан старого образца, снят с производства. Новый номер 92.206 идет на ТКР-11Н3 (не подходит на старую турбину) нужно уточнить какая турбина тоит</text:p>
          </table:table-cell>
          <table:table-cell table:number-columns-repeated="2"/>
        </table:table-row>
        <table:table-row table:style-name="ro1">
          <table:table-cell office:value-type="string">
            <text:p>ГенераторТ-130, Т-170</text:p>
          </table:table-cell>
          <table:table-cell office:value-type="float" office:value="700.3701">
            <text:p>700,3701</text:p>
          </table:table-cell>
          <table:table-cell/>
          <table:table-cell office:value-type="string">
            <text:p>нужно уточнить 14В или 28В (возможно 966.3701)</text:p>
          </table:table-cell>
          <table:table-cell table:number-columns-repeated="2"/>
        </table:table-row>
        <table:table-row table:style-name="ro1">
          <table:table-cell office:value-type="string">
            <text:p>ГлушительТ-130МГ,Т-170.00,Т-130МБГ,Т-130М4Г,</text:p>
          </table:table-cell>
          <table:table-cell office:value-type="string">
            <text:p>51-05-192СП</text:p>
          </table:table-cell>
          <table:table-cell table:number-columns-repeated="2"/>
          <table:table-cell office:value-type="string">
            <text:p>51-05-192СП</text:p>
          </table:table-cell>
          <table:table-cell office:value-type="string">
            <text:p>Глушитель</text:p>
          </table:table-cell>
        </table:table-row>
        <table:table-row table:style-name="ro1">
          <table:table-cell office:value-type="string">
            <text:p>Стекло кабины трактораТ-130, Т-170</text:p>
          </table:table-cell>
          <table:table-cell office:value-type="string">
            <text:p>24-59-194</text:p>
          </table:table-cell>
          <table:table-cell/>
          <table:table-cell table:number-columns-repeated="2" office:value-type="string">
            <text:p>24-59-194(630Х505)</text:p>
          </table:table-cell>
          <table:table-cell office:value-type="string">
            <text:p>СТЕКЛО 24-59-194(630Х505)</text:p>
          </table:table-cell>
        </table:table-row>
        <table:table-row table:style-name="ro1">
          <table:table-cell office:value-type="string">
            <text:p>Стекло кабины трактораТ-130, Т-170</text:p>
          </table:table-cell>
          <table:table-cell office:value-type="string">
            <text:p>24-59-195</text:p>
          </table:table-cell>
          <table:table-cell/>
          <table:table-cell table:number-columns-repeated="2" office:value-type="string">
            <text:p>24-59-195(680Х505)</text:p>
          </table:table-cell>
          <table:table-cell office:value-type="string">
            <text:p>СТЕКЛО 24-59-195(680Х505)</text:p>
          </table:table-cell>
        </table:table-row>
        <table:table-row table:style-name="ro1">
          <table:table-cell office:value-type="string">
            <text:p>Стекло кабины трактораТ-130, Т-170</text:p>
          </table:table-cell>
          <table:table-cell office:value-type="string">
            <text:p>24-59-196</text:p>
          </table:table-cell>
          <table:table-cell/>
          <table:table-cell table:number-columns-repeated="2" office:value-type="string">
            <text:p>24-59-196(630Х280)</text:p>
          </table:table-cell>
          <table:table-cell office:value-type="string">
            <text:p>СТЕКЛО 24-59-196-1(630Х280)</text:p>
          </table:table-cell>
        </table:table-row>
        <table:table-row table:style-name="ro1">
          <table:table-cell office:value-type="string">
            <text:p>Стекло кабины трактораТ-130, Т-170</text:p>
          </table:table-cell>
          <table:table-cell office:value-type="string">
            <text:p>24-59-197</text:p>
          </table:table-cell>
          <table:table-cell/>
          <table:table-cell table:number-columns-repeated="2" office:value-type="string">
            <text:p>24-59-197(860Х450)</text:p>
          </table:table-cell>
          <table:table-cell office:value-type="string">
            <text:p>СТЕКЛО 24-59-197(860Х450)</text:p>
          </table:table-cell>
        </table:table-row>
        <table:table-row table:style-name="ro1">
          <table:table-cell office:value-type="string">
            <text:p>Стекло кабины трактораТ-130, Т-170</text:p>
          </table:table-cell>
          <table:table-cell office:value-type="string">
            <text:p>24-59-198</text:p>
          </table:table-cell>
          <table:table-cell/>
          <table:table-cell table:number-columns-repeated="2" office:value-type="string">
            <text:p>24-59-198(535Х480)</text:p>
          </table:table-cell>
          <table:table-cell office:value-type="string">
            <text:p>СТЕКЛО 24-59-198(535Х480)</text:p>
          </table:table-cell>
        </table:table-row>
        <table:table-row table:style-name="ro1">
          <table:table-cell office:value-type="string">
            <text:p>Бак топливныйТ-100МГ,Т-170,Т-130</text:p>
          </table:table-cell>
          <table:table-cell office:value-type="string">
            <text:p>50-25-16СП</text:p>
          </table:table-cell>
          <table:table-cell/>
          <table:table-cell table:number-columns-repeated="2" office:value-type="string">
            <text:p>50-25-182СП</text:p>
          </table:table-cell>
          <table:table-cell office:value-type="string">
            <text:p>Бак топливный</text:p>
          </table:table-cell>
        </table:table-row>
        <table:table-row table:style-name="ro1">
          <table:table-cell office:value-type="string">
            <text:p>Палец гусеницы трактораТ-130, Т-170</text:p>
          </table:table-cell>
          <table:table-cell office:value-type="string">
            <text:p>24-22-7</text:p>
          </table:table-cell>
          <table:table-cell/>
          <table:table-cell table:number-columns-repeated="2" office:value-type="string">
            <text:p>24-22-6</text:p>
          </table:table-cell>
          <table:table-cell office:value-type="string">
            <text:p>Палец</text:p>
          </table:table-cell>
        </table:table-row>
        <table:table-row table:style-name="ro1">
          <table:table-cell office:value-type="string">
            <text:p>Палец гусеницы трактора замыкающийТ-130</text:p>
          </table:table-cell>
          <table:table-cell office:value-type="string">
            <text:p>46-22-39</text:p>
          </table:table-cell>
          <table:table-cell/>
          <table:table-cell table:number-columns-repeated="2" office:value-type="string">
            <text:p>24-22-7</text:p>
          </table:table-cell>
          <table:table-cell office:value-type="string">
            <text:p>Палец замыкающий</text:p>
          </table:table-cell>
        </table:table-row>
        <table:table-row table:style-name="ro1">
          <table:table-cell office:value-type="string">
            <text:p>Прокладка крышки клапанаТ-130 Т-170</text:p>
          </table:table-cell>
          <table:table-cell office:value-type="string">
            <text:p>700-40-2108-1</text:p>
          </table:table-cell>
          <table:table-cell/>
          <table:table-cell table:number-columns-repeated="2" office:value-type="string">
            <text:p>700-40-2108</text:p>
          </table:table-cell>
          <table:table-cell office:value-type="string">
            <text:p>ПРОКЛАДКА 700-40-2108</text:p>
          </table:table-cell>
        </table:table-row>
        <table:table-row table:style-name="ro1">
          <table:table-cell office:value-type="string">
            <text:p>Прокладка уплотнительнаяТ-130, Т-170</text:p>
          </table:table-cell>
          <table:table-cell office:value-type="string">
            <text:p>700-40-5019</text:p>
          </table:table-cell>
          <table:table-cell table:number-columns-repeated="2"/>
          <table:table-cell office:value-type="string">
            <text:p>700-40-5019</text:p>
          </table:table-cell>
          <table:table-cell office:value-type="string">
            <text:p>ПРОКЛАДКА 700-40-5019</text:p>
          </table:table-cell>
        </table:table-row>
        <table:table-row table:style-name="ro1">
          <table:table-cell office:value-type="string">
            <text:p>Прокладка регулятора дизеляТ-130</text:p>
          </table:table-cell>
          <table:table-cell office:value-type="float" office:value="6577">
            <text:p>6577</text:p>
          </table:table-cell>
          <table:table-cell/>
          <table:table-cell table:number-columns-repeated="2" office:value-type="string">
            <text:p>06577</text:p>
          </table:table-cell>
          <table:table-cell office:value-type="string">
            <text:p>Прокладка</text:p>
          </table:table-cell>
        </table:table-row>
        <table:table-row table:style-name="ro1">
          <table:table-cell office:value-type="string">
            <text:p>Прокладка меднаяТ100,Т130,Т170, Д108, Д160</text:p>
          </table:table-cell>
          <table:table-cell office:value-type="string">
            <text:p>700-40-2253</text:p>
          </table:table-cell>
          <table:table-cell table:number-columns-repeated="4"/>
        </table:table-row>
        <table:table-row table:style-name="ro1">
          <table:table-cell office:value-type="string">
            <text:p>Рукав высокого давленияТ-130</text:p>
          </table:table-cell>
          <table:table-cell office:value-type="string">
            <text:p>16-1250КЛ32</text:p>
          </table:table-cell>
          <table:table-cell table:number-columns-repeated="4"/>
        </table:table-row>
        <table:table-row table:style-name="ro1">
          <table:table-cell office:value-type="string">
            <text:p>Рукав высокого давленияТ-130</text:p>
          </table:table-cell>
          <table:table-cell office:value-type="string">
            <text:p>25-1860</text:p>
          </table:table-cell>
          <table:table-cell table:number-columns-repeated="4"/>
        </table:table-row>
        <table:table-row table:style-name="ro1">
          <table:table-cell office:value-type="string">
            <text:p>Рукав высокого давления25Х630-25МПА М42Х2Т-130,170</text:p>
          </table:table-cell>
          <table:table-cell office:value-type="string">
            <text:p>25-25-630 4У</text:p>
          </table:table-cell>
          <table:table-cell table:number-columns-repeated="4"/>
        </table:table-row>
        <table:table-row table:style-name="ro1">
          <table:table-cell office:value-type="string">
            <text:p>РукавТ-130, Т-170</text:p>
          </table:table-cell>
          <table:table-cell office:value-type="float" office:value="46834">
            <text:p>46834</text:p>
          </table:table-cell>
          <table:table-cell/>
          <table:table-cell table:number-columns-repeated="2" office:value-type="string">
            <text:p>46834</text:p>
          </table:table-cell>
          <table:table-cell office:value-type="string">
            <text:p>ШЛАНГ 46834</text:p>
          </table:table-cell>
        </table:table-row>
        <table:table-row table:style-name="ro1">
          <table:table-cell office:value-type="string">
            <text:p>РукавТ-130, Т-170</text:p>
          </table:table-cell>
          <table:table-cell office:value-type="float" office:value="42701">
            <text:p>42701</text:p>
          </table:table-cell>
          <table:table-cell/>
          <table:table-cell table:number-columns-repeated="2" office:value-type="string">
            <text:p>42701</text:p>
          </table:table-cell>
          <table:table-cell office:value-type="string">
            <text:p>ШЛАНГ(РУКАВ) 42701</text:p>
          </table:table-cell>
        </table:table-row>
        <table:table-row table:style-name="ro1">
          <table:table-cell office:value-type="string">
            <text:p>Свеча зажигания Т-130,Т-170</text:p>
          </table:table-cell>
          <table:table-cell office:value-type="string">
            <text:p>М18Т-1</text:p>
          </table:table-cell>
          <table:table-cell table:number-columns-repeated="4"/>
        </table:table-row>
        <table:table-row table:style-name="ro1">
          <table:table-cell office:value-type="string">
            <text:p>Свеча зажигания искроваяТ-130, Т-170</text:p>
          </table:table-cell>
          <table:table-cell office:value-type="string">
            <text:p>А11-3</text:p>
          </table:table-cell>
          <table:table-cell table:number-columns-repeated="4"/>
        </table:table-row>
        <table:table-row table:style-name="ro1">
          <table:table-cell office:value-type="string">
            <text:p>Элемент фильтрующий топливныйТ-170,ДТ-75</text:p>
          </table:table-cell>
          <table:table-cell office:value-type="string">
            <text:p>НФ-307С</text:p>
          </table:table-cell>
          <table:table-cell/>
          <table:table-cell office:value-type="string">
            <text:p>ЭФТ-75</text:p>
          </table:table-cell>
          <table:table-cell table:number-columns-repeated="2"/>
        </table:table-row>
        <table:table-row table:style-name="ro1">
          <table:table-cell office:value-type="string">
            <text:p>наименование заказчика</text:p>
          </table:table-cell>
          <table:table-cell office:value-type="string">
            <text:p>чод заказчика</text:p>
          </table:table-cell>
          <table:table-cell/>
          <table:table-cell office:value-type="string">
            <text:p>ЧОД заказчика уточненный</text:p>
          </table:table-cell>
          <table:table-cell office:value-type="string">
            <text:p>Ч. О. Д. ЧТЗ</text:p>
          </table:table-cell>
          <table:table-cell office:value-type="string">
            <text:p>Наименование детали ЧТЗ</text:p>
          </table:table-cell>
        </table:table-row>
        <table:table-row table:style-name="ro1">
          <table:table-cell office:value-type="string">
            <text:p>Б-10МФильтр маслянный турбины </text:p>
          </table:table-cell>
          <table:table-cell office:value-type="float" office:value="2108">
            <text:p>2108</text:p>
          </table:table-cell>
          <table:table-cell/>
          <table:table-cell office:value-type="string">
            <text:p>указан чод на Жигули на Б10 17К28С9А</text:p>
          </table:table-cell>
          <table:table-cell table:number-columns-repeated="2"/>
        </table:table-row>
        <table:table-row table:style-name="ro1">
          <table:table-cell office:value-type="string">
            <text:p>Б-10МФильтр маслянный </text:p>
          </table:table-cell>
          <table:table-cell office:value-type="string">
            <text:p>Р635-1-06</text:p>
          </table:table-cell>
          <table:table-cell table:number-columns-repeated="4"/>
        </table:table-row>
        <table:table-row table:style-name="ro1">
          <table:table-cell office:value-type="string">
            <text:p>Б-10МФильтр тонкой очистки </text:p>
          </table:table-cell>
          <table:table-cell office:value-type="string">
            <text:p>ЭФ-01-00 СБ</text:p>
          </table:table-cell>
          <table:table-cell table:number-columns-repeated="4"/>
        </table:table-row>
        <table:table-row table:style-name="ro1">
          <table:table-cell office:value-type="string">
            <text:p>Б-10МФильтр </text:p>
          </table:table-cell>
          <table:table-cell office:value-type="string">
            <text:p>ФТ-75</text:p>
          </table:table-cell>
          <table:table-cell/>
          <table:table-cell office:value-type="string">
            <text:p>ЭФТ-75А</text:p>
          </table:table-cell>
          <table:table-cell table:number-columns-repeated="2"/>
        </table:table-row>
        <table:table-row table:style-name="ro1">
          <table:table-cell office:value-type="string">
            <text:p>Б-10МФильтрэлемент воздуш.</text:p>
          </table:table-cell>
          <table:table-cell office:value-type="string">
            <text:p>ФП 207(больш+малый) в сборе</text:p>
          </table:table-cell>
          <table:table-cell/>
          <table:table-cell office:value-type="string">
            <text:p>А41.10.000-02</text:p>
          </table:table-cell>
          <table:table-cell table:number-columns-repeated="2"/>
        </table:table-row>
        <table:table-row table:style-name="ro1">
          <table:table-cell office:value-type="string">
            <text:p>Б-10МЭлемент фильтрующий </text:p>
          </table:table-cell>
          <table:table-cell office:value-type="string">
            <text:p>51-70-146СП</text:p>
          </table:table-cell>
          <table:table-cell/>
          <table:table-cell office:value-type="string">
            <text:p>ЭФТ-75А</text:p>
          </table:table-cell>
          <table:table-cell table:number-columns-repeated="2"/>
        </table:table-row>
        <table:table-row table:style-name="ro1">
          <table:table-cell office:value-type="string">
            <text:p>Б-10МСвеча </text:p>
          </table:table-cell>
          <table:table-cell office:value-type="string">
            <text:p>М8Т</text:p>
          </table:table-cell>
          <table:table-cell table:number-columns-repeated="4"/>
        </table:table-row>
        <table:table-row table:style-name="ro1">
          <table:table-cell office:value-type="string">
            <text:p>Б-10МРем. комп. гидроцилиндра </text:p>
          </table:table-cell>
          <table:table-cell office:value-type="string">
            <text:p>50-26-570СП</text:p>
          </table:table-cell>
          <table:table-cell/>
          <table:table-cell office:value-type="string">
            <text:p>р/к 50-26-570СП</text:p>
          </table:table-cell>
          <table:table-cell table:number-columns-repeated="2"/>
        </table:table-row>
        <table:table-row table:style-name="ro1">
          <table:table-cell office:value-type="string">
            <text:p>Б-10МРем. комплект механизма натяжения </text:p>
          </table:table-cell>
          <table:table-cell office:value-type="string">
            <text:p>50-24-420СП</text:p>
          </table:table-cell>
          <table:table-cell/>
          <table:table-cell office:value-type="string">
            <text:p>р/к 50-24-420СП</text:p>
          </table:table-cell>
          <table:table-cell table:number-columns-repeated="2"/>
        </table:table-row>
        <table:table-row table:style-name="ro1">
          <table:table-cell office:value-type="string">
            <text:p>Б-10МРем. комплект бортового редуктора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бортредуктора</text:p>
          </table:table-cell>
          <table:table-cell table:number-columns-repeated="2"/>
        </table:table-row>
        <table:table-row table:style-name="ro1">
          <table:table-cell office:value-type="string">
            <text:p>Б-10МРем. комплект водяного насоса </text:p>
          </table:table-cell>
          <table:table-cell office:value-type="string">
            <text:p>16-08-140СП</text:p>
          </table:table-cell>
          <table:table-cell/>
          <table:table-cell office:value-type="string">
            <text:p>р/к 16-08-140СП</text:p>
          </table:table-cell>
          <table:table-cell table:number-columns-repeated="2"/>
        </table:table-row>
        <table:table-row table:style-name="ro1">
          <table:table-cell office:value-type="string">
            <text:p>Б-10МРем. комплект прокладок основного двигателя</text:p>
          </table:table-cell>
          <table:table-cell office:value-type="float" office:value="0">
            <text:p>0</text:p>
          </table:table-cell>
          <table:table-cell/>
          <table:table-cell office:value-type="string">
            <text:p>р/к Д160, Д180</text:p>
          </table:table-cell>
          <table:table-cell table:number-columns-repeated="2"/>
        </table:table-row>
        <table:table-row table:style-name="ro1">
          <table:table-cell office:value-type="string">
            <text:p>Б-10МУпор </text:p>
          </table:table-cell>
          <table:table-cell office:value-type="string">
            <text:p>50-50-42</text:p>
          </table:table-cell>
          <table:table-cell table:number-columns-repeated="2"/>
          <table:table-cell office:value-type="string">
            <text:p>50-50-42</text:p>
          </table:table-cell>
          <table:table-cell office:value-type="string">
            <text:p>Упор</text:p>
          </table:table-cell>
        </table:table-row>
        <table:table-row table:style-name="ro1">
          <table:table-cell office:value-type="string">
            <text:p>Б-10МФара </text:p>
          </table:table-cell>
          <table:table-cell office:value-type="string">
            <text:p>ФГ-318</text:p>
          </table:table-cell>
          <table:table-cell table:number-columns-repeated="4"/>
        </table:table-row>
        <table:table-row table:style-name="ro1">
          <table:table-cell office:value-type="string">
            <text:p>Б-10МКарбюратор</text:p>
          </table:table-cell>
          <table:table-cell office:value-type="string">
            <text:p>К-125Л </text:p>
          </table:table-cell>
          <table:table-cell/>
          <table:table-cell office:value-type="string">
            <text:p>Пикар Россия или Weber (Польша)</text:p>
          </table:table-cell>
          <table:table-cell table:number-columns-repeated="2"/>
        </table:table-row>
        <table:table-row table:style-name="ro1">
          <table:table-cell office:value-type="string">
            <text:p>Б-10МСтартер </text:p>
          </table:table-cell>
          <table:table-cell office:value-type="string">
            <text:p>42.3708.000</text:p>
          </table:table-cell>
          <table:table-cell/>
          <table:table-cell office:value-type="string">
            <text:p>Самара</text:p>
          </table:table-cell>
          <table:table-cell table:number-columns-repeated="2"/>
        </table:table-row>
        <table:table-row table:style-name="ro1">
          <table:table-cell office:value-type="string">
            <text:p>Б-10МГенератор </text:p>
          </table:table-cell>
          <table:table-cell office:value-type="string">
            <text:p>7006 3701 24В</text:p>
          </table:table-cell>
          <table:table-cell/>
          <table:table-cell office:value-type="string">
            <text:p>966.3701</text:p>
          </table:table-cell>
          <table:table-cell table:number-columns-repeated="2"/>
        </table:table-row>
        <table:table-row table:style-name="ro1">
          <table:table-cell office:value-type="string">
            <text:p>Б-10М Механизм натяжения</text:p>
          </table:table-cell>
          <table:table-cell office:value-type="string">
            <text:p>50-21-420СП</text:p>
          </table:table-cell>
          <table:table-cell table:number-columns-repeated="2"/>
          <table:table-cell office:value-type="string">
            <text:p>50-21-420СП</text:p>
          </table:table-cell>
          <table:table-cell office:value-type="string">
            <text:p>Механизм натяжения</text:p>
          </table:table-cell>
        </table:table-row>
        <table:table-row table:style-name="ro1">
          <table:table-cell office:value-type="string">
            <text:p>Б-10ММагнето <text:s/></text:p>
          </table:table-cell>
          <table:table-cell office:value-type="string">
            <text:p>М149 Самара</text:p>
          </table:table-cell>
          <table:table-cell/>
          <table:table-cell table:number-columns-repeated="2" office:value-type="string">
            <text:p>М-149А1-3728000</text:p>
          </table:table-cell>
          <table:table-cell office:value-type="string">
            <text:p>МАГНЕТО М-149А1-3728000</text:p>
          </table:table-cell>
        </table:table-row>
        <table:table-row table:style-name="ro1">
          <table:table-cell office:value-type="string">
            <text:p>Б-10МКаток двубортный </text:p>
          </table:table-cell>
          <table:table-cell office:value-type="string">
            <text:p>24-21-170СП</text:p>
          </table:table-cell>
          <table:table-cell table:number-columns-repeated="2"/>
          <table:table-cell office:value-type="string">
            <text:p>24-21-170СП</text:p>
          </table:table-cell>
          <table:table-cell office:value-type="string">
            <text:p>Каток двубортный</text:p>
          </table:table-cell>
        </table:table-row>
        <table:table-row table:style-name="ro1">
          <table:table-cell office:value-type="string">
            <text:p>Б-10МДатчик температуры воды</text:p>
          </table:table-cell>
          <table:table-cell office:value-type="string">
            <text:p>ТМ-100</text:p>
          </table:table-cell>
          <table:table-cell/>
          <table:table-cell office:value-type="string">
            <text:p>ТМ-100В</text:p>
          </table:table-cell>
          <table:table-cell table:number-columns-repeated="2"/>
        </table:table-row>
        <table:table-row table:style-name="ro1">
          <table:table-cell office:value-type="string">
            <text:p>Б-10МГидрораспределитель </text:p>
          </table:table-cell>
          <table:table-cell office:value-type="string">
            <text:p>Р-160-3/1-111</text:p>
          </table:table-cell>
          <table:table-cell table:number-columns-repeated="4"/>
        </table:table-row>
        <table:table-row table:style-name="ro1">
          <table:table-cell office:value-type="string">
            <text:p>Б-10МВтулка замыкающая </text:p>
          </table:table-cell>
          <table:table-cell office:value-type="string">
            <text:p>24-22-4</text:p>
          </table:table-cell>
          <table:table-cell table:number-columns-repeated="2"/>
          <table:table-cell office:value-type="string">
            <text:p>24-22-4</text:p>
          </table:table-cell>
          <table:table-cell office:value-type="string">
            <text:p>Втулка замыкающая</text:p>
          </table:table-cell>
        </table:table-row>
        <table:table-row table:style-name="ro1">
          <table:table-cell office:value-type="string">
            <text:p>Б-10МПалец замыкающий </text:p>
          </table:table-cell>
          <table:table-cell office:value-type="string">
            <text:p>24-22-7</text:p>
          </table:table-cell>
          <table:table-cell table:number-columns-repeated="2"/>
          <table:table-cell office:value-type="string">
            <text:p>24-22-7</text:p>
          </table:table-cell>
          <table:table-cell office:value-type="string">
            <text:p>Палец замыкающий</text:p>
          </table:table-cell>
        </table:table-row>
        <table:table-row table:style-name="ro1">
          <table:table-cell office:value-type="string">
            <text:p>Б-10МНож боковой левый </text:p>
          </table:table-cell>
          <table:table-cell office:value-type="string">
            <text:p>80-52-59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Б-10МНож боковой </text:p>
          </table:table-cell>
          <table:table-cell office:value-type="string">
            <text:p>80-52-60</text:p>
          </table:table-cell>
          <table:table-cell/>
          <table:table-cell table:number-columns-repeated="2" office:value-type="string">
            <text:p>80-52-59-02</text:p>
          </table:table-cell>
          <table:table-cell office:value-type="string">
            <text:p>Нож боковой</text:p>
          </table:table-cell>
        </table:table-row>
        <table:table-row table:style-name="ro1">
          <table:table-cell office:value-type="string">
            <text:p>Б-10МНож средний </text:p>
          </table:table-cell>
          <table:table-cell office:value-type="string">
            <text:p>80-52-61-01</text:p>
          </table:table-cell>
          <table:table-cell table:number-columns-repeated="4"/>
        </table:table-row>
        <table:table-row table:style-name="ro1">
          <table:table-cell office:value-type="string">
            <text:p>Б-10МБолт <text:s/>(средний нож)</text:p>
          </table:table-cell>
          <table:table-cell office:value-type="string">
            <text:p>700-28-2492</text:p>
          </table:table-cell>
          <table:table-cell/>
          <table:table-cell table:number-columns-repeated="2" office:value-type="string">
            <text:p>М16-6GХ50.109.019</text:p>
          </table:table-cell>
          <table:table-cell office:value-type="string">
            <text:p>БОЛТ М16-6GХ50.109.019(700-28-2492)</text:p>
          </table:table-cell>
        </table:table-row>
        <table:table-row table:style-name="ro1">
          <table:table-cell office:value-type="string">
            <text:p>Б-10МБолт (боковой нож)</text:p>
          </table:table-cell>
          <table:table-cell office:value-type="string">
            <text:p><text:s/>700-28-2517</text:p>
          </table:table-cell>
          <table:table-cell/>
          <table:table-cell table:number-columns-repeated="2" office:value-type="string">
            <text:p>М20-6GХ65.88.019</text:p>
          </table:table-cell>
          <table:table-cell office:value-type="string">
            <text:p>БОЛТ М20-6GХ65.88.019(700-28-2517)</text:p>
          </table:table-cell>
        </table:table-row>
        <table:table-row table:style-name="ro1">
          <table:table-cell office:value-type="string">
            <text:p>Б-10МБолт <text:s/>(катка)</text:p>
          </table:table-cell>
          <table:table-cell office:value-type="string">
            <text:p>700-28-2527</text:p>
          </table:table-cell>
          <table:table-cell/>
          <table:table-cell table:number-columns-repeated="2" office:value-type="string">
            <text:p>М20Х1,5-6GХ85.109.019</text:p>
          </table:table-cell>
          <table:table-cell office:value-type="string">
            <text:p>БОЛТ М20Х1,5-6GХ85.109.019</text:p>
          </table:table-cell>
        </table:table-row>
        <table:table-row table:style-name="ro1">
          <table:table-cell office:value-type="string">
            <text:p>Б-10МКлапан </text:p>
          </table:table-cell>
          <table:table-cell office:value-type="string">
            <text:p>50-21-177СП</text:p>
          </table:table-cell>
          <table:table-cell table:number-columns-repeated="2"/>
          <table:table-cell office:value-type="string">
            <text:p>50-21-177СП</text:p>
          </table:table-cell>
          <table:table-cell office:value-type="string">
            <text:p>Клапан</text:p>
          </table:table-cell>
        </table:table-row>
        <table:table-row table:style-name="ro1">
          <table:table-cell office:value-type="string">
            <text:p>Б-10МРадиатор </text:p>
          </table:table-cell>
          <table:table-cell office:value-type="string">
            <text:p>130У.13.010-1СП</text:p>
          </table:table-cell>
          <table:table-cell table:number-columns-repeated="2"/>
          <table:table-cell office:value-type="string">
            <text:p>130У.13.010-1СП</text:p>
          </table:table-cell>
          <table:table-cell office:value-type="string">
            <text:p>РАДИАТОР 130У.13.010-1СП(130У.13.010-1)БЕЗ ПРОБКИ</text:p>
          </table:table-cell>
        </table:table-row>
        <table:table-row table:style-name="ro1">
          <table:table-cell office:value-type="string">
            <text:p>Б-10МЛента тормозная </text:p>
          </table:table-cell>
          <table:table-cell office:value-type="string">
            <text:p>18360-01СП</text:p>
          </table:table-cell>
          <table:table-cell table:number-columns-repeated="2"/>
          <table:table-cell office:value-type="string">
            <text:p>18360-01СП</text:p>
          </table:table-cell>
          <table:table-cell office:value-type="string">
            <text:p>Лента тормоза</text:p>
          </table:table-cell>
        </table:table-row>
        <table:table-row table:style-name="ro1">
          <table:table-cell office:value-type="string">
            <text:p>Б-10МКольцо </text:p>
          </table:table-cell>
          <table:table-cell office:value-type="string">
            <text:p>64-14-6</text:p>
          </table:table-cell>
          <table:table-cell table:number-columns-repeated="2"/>
          <table:table-cell office:value-type="string">
            <text:p>64-14-6</text:p>
          </table:table-cell>
          <table:table-cell office:value-type="string">
            <text:p>Кольцо</text:p>
          </table:table-cell>
        </table:table-row>
        <table:table-row table:style-name="ro1">
          <table:table-cell office:value-type="string">
            <text:p>Б-10МПодшипник</text:p>
          </table:table-cell>
          <table:table-cell office:value-type="string">
            <text:p>176218Б3</text:p>
          </table:table-cell>
          <table:table-cell/>
          <table:table-cell office:value-type="string">
            <text:p>176218Б3Л (латунный сепаратор)</text:p>
          </table:table-cell>
          <table:table-cell table:number-columns-repeated="2"/>
        </table:table-row>
        <table:table-row table:style-name="ro1">
          <table:table-cell office:value-type="string">
            <text:p>Б-10МВтулка</text:p>
          </table:table-cell>
          <table:table-cell office:value-type="string">
            <text:p>64-14-48</text:p>
          </table:table-cell>
          <table:table-cell table:number-columns-repeated="2"/>
          <table:table-cell office:value-type="string">
            <text:p>64-14-48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Б-10МВтулка</text:p>
          </table:table-cell>
          <table:table-cell office:value-type="string">
            <text:p>64-14-35</text:p>
          </table:table-cell>
          <table:table-cell table:number-columns-repeated="2"/>
          <table:table-cell office:value-type="string">
            <text:p>64-14-35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Б-10МВтулка</text:p>
          </table:table-cell>
          <table:table-cell office:value-type="string">
            <text:p>64-14-49</text:p>
          </table:table-cell>
          <table:table-cell table:number-columns-repeated="2"/>
          <table:table-cell office:value-type="string">
            <text:p>64-14-49</text:p>
          </table:table-cell>
          <table:table-cell office:value-type="string">
            <text:p>Втулка</text:p>
          </table:table-cell>
        </table:table-row>
        <table:table-row table:style-name="ro1">
          <table:table-cell office:value-type="string">
            <text:p>Б-10МСтупица</text:p>
          </table:table-cell>
          <table:table-cell office:value-type="string">
            <text:p>64-14-108</text:p>
          </table:table-cell>
          <table:table-cell/>
          <table:table-cell table:number-columns-repeated="2" office:value-type="string">
            <text:p>64-14-108СП</text:p>
          </table:table-cell>
          <table:table-cell office:value-type="string">
            <text:p>Ступица</text:p>
          </table:table-cell>
        </table:table-row>
        <table:table-row table:style-name="ro1">
          <table:table-cell office:value-type="string">
            <text:p>Б-10МПластина</text:p>
          </table:table-cell>
          <table:table-cell office:value-type="string">
            <text:p>62-14-59</text:p>
          </table:table-cell>
          <table:table-cell table:number-columns-repeated="2"/>
          <table:table-cell office:value-type="string">
            <text:p>62-14-59</text:p>
          </table:table-cell>
          <table:table-cell office:value-type="string">
            <text:p>Пластина</text:p>
          </table:table-cell>
        </table:table-row>
        <table:table-row table:style-name="ro1">
          <table:table-cell office:value-type="string">
            <text:p>Б-10МГайка</text:p>
          </table:table-cell>
          <table:table-cell office:value-type="string">
            <text:p>700-30-2264</text:p>
          </table:table-cell>
          <table:table-cell table:number-columns-repeated="2"/>
          <table:table-cell office:value-type="string">
            <text:p>700-30-2264</text:p>
          </table:table-cell>
          <table:table-cell office:value-type="string">
            <text:p>Гайка</text:p>
          </table:table-cell>
        </table:table-row>
        <table:table-row table:style-name="ro1">
          <table:table-cell office:value-type="string">
            <text:p>Б-10МВинт</text:p>
          </table:table-cell>
          <table:table-cell office:value-type="string">
            <text:p>В.М8х16.14Н019</text:p>
          </table:table-cell>
          <table:table-cell table:number-columns-repeated="4"/>
        </table:table-row>
        <table:table-row table:style-name="ro1">
          <table:table-cell office:value-type="string">
            <text:p>Б-10ММанжета</text:p>
          </table:table-cell>
          <table:table-cell office:value-type="string">
            <text:p>2.1-100х125-4</text:p>
          </table:table-cell>
          <table:table-cell/>
          <table:table-cell office:value-type="string">
            <text:p>2.2-100х125-1</text:p>
          </table:table-cell>
          <table:table-cell office:value-type="string">
            <text:p>2.2-100Х125-1</text:p>
          </table:table-cell>
          <table:table-cell office:value-type="string">
            <text:p>МАНЖЕТА 2.2-100Х125-1</text:p>
          </table:table-cell>
        </table:table-row>
        <table:table-row table:style-name="ro1">
          <table:table-cell office:value-type="string">
            <text:p>подъем отвала</text:p>
          </table:table-cell>
          <table:table-cell table:number-columns-repeated="2"/>
          <table:table-cell office:value-type="string">
            <text:p>50-26-570СП</text:p>
          </table:table-cell>
          <table:table-cell table:number-columns-repeated="2"/>
        </table:table-row>
        <table:table-row table:style-name="ro1">
          <table:table-cell office:value-type="string">
            <text:p>перекос отвала</text:p>
          </table:table-cell>
          <table:table-cell table:number-columns-repeated="2"/>
          <table:table-cell office:value-type="string">
            <text:p>50-50-226</text:p>
          </table:table-cell>
          <table:table-cell table:number-columns-repeated="2"/>
        </table:table-row>
        <table:table-row table:style-name="ro1">
          <table:table-cell office:value-type="string">
            <text:p>подъем рыхлителя</text:p>
          </table:table-cell>
          <table:table-cell table:number-columns-repeated="2"/>
          <table:table-cell office:value-type="string">
            <text:p>50-50-225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Cyr" svg:font-family="'Arial Cyr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0" number:min-integer-digits="1" number:grouping="true"/>
      <number:text>    </number:text>
    </number:number-style>
    <number:number-style style:name="N107P1" style:volatile="true">
      <number:text>-</number:text>
      <number:number number:decimal-places="0" number:min-integer-digits="1" number:grouping="true"/>
      <number:text>    </number:text>
    </number:number-style>
    <number:number-style style:name="N107P2" style:volatile="true">
      <number:text> -</number:text>
      <number:number number: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ru" number:country="RU">
      <number:minutes number:style="long"/>
      <number:text>:</number:text>
      <number:seconds number:style="long"/>
    </number:time-style>
    <number:time-style style:name="N5125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ru" number:country="RU">
      <number:minutes number:style="long"/>
      <number:text>:</number:text>
      <number:seconds number:style="long" number:decimal-places="1"/>
    </number:time-style>
    <number:number-style style:name="N5127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.12.2014</text:date>, <text:time>16:41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16T16:11:30.17</meta:creation-date>
    <dc:date>2014-12-16T16:41:46.03</dc:date>
    <meta:editing-duration>PT15M4S</meta:editing-duration>
    <meta:editing-cycles>1</meta:editing-cycles>
    <meta:document-statistic meta:table-count="3" meta:cell-count="9029" meta:object-count="0"/>
    <meta:generator>OpenOffice.org/3.3$Win32 OpenOffice.org_project/330m20$Build-9567</meta:generator>
  </office:meta>
</office:document-meta>
</file>